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07in"/>
    </style:style>
    <style:style style:name="co2" style:family="table-column">
      <style:table-column-properties fo:break-before="auto" style:column-width="1.1272in"/>
    </style:style>
    <style:style style:name="co3" style:family="table-column">
      <style:table-column-properties fo:break-before="auto" style:column-width="1.4874in"/>
    </style:style>
    <style:style style:name="co4" style:family="table-column">
      <style:table-column-properties fo:break-before="auto" style:column-width="1.7165in"/>
    </style:style>
    <style:style style:name="co5" style:family="table-column">
      <style:table-column-properties fo:break-before="auto" style:column-width="1.4in"/>
    </style:style>
    <style:style style:name="co6" style:family="table-column">
      <style:table-column-properties fo:break-before="auto" style:column-width="1.1598in"/>
    </style:style>
    <style:style style:name="co7" style:family="table-column">
      <style:table-column-properties fo:break-before="auto" style:column-width="1.3563in"/>
    </style:style>
    <style:style style:name="co8" style:family="table-column">
      <style:table-column-properties fo:break-before="auto" style:column-width="1.4327in"/>
    </style:style>
    <style:style style:name="co10" style:family="table-column">
      <style:table-column-properties fo:break-before="auto" style:column-width="1.0071in"/>
    </style:style>
    <style:style style:name="co11" style:family="table-column">
      <style:table-column-properties fo:break-before="auto" style:column-width="1.8154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0.3492in"/>
    </style:style>
    <style:style style:name="co14" style:family="table-column">
      <style:table-column-properties fo:break-before="auto" style:column-width="0.3382in"/>
    </style:style>
    <style:style style:name="co15" style:family="table-column">
      <style:table-column-properties fo:break-before="auto" style:column-width="0.3055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0.4807in"/>
    </style:style>
    <style:style style:name="co18" style:family="table-column">
      <style:table-column-properties fo:break-before="auto" style:column-width="0.6008in"/>
    </style:style>
    <style:style style:name="co19" style:family="table-column">
      <style:table-column-properties fo:break-before="auto" style:column-width="0.4583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4366in"/>
    </style:style>
    <style:style style:name="co22" style:family="table-column">
      <style:table-column-properties fo:break-before="auto" style:column-width="0.622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138in solid #000000"/>
      <style:text-properties style:use-window-font-color="true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 style:data-style-name="N2">
      <style:table-cell-properties fo:border="0.0138in solid #000000"/>
      <style:text-properties style:use-window-font-color="true"/>
    </style:style>
    <style:style style:name="ce4" style:family="table-cell" style:parent-style-name="Default" style:data-style-name="N2">
      <style:table-cell-properties fo:background-color="#ff3333" fo:border="0.0138in solid #000000"/>
      <style:text-properties style:use-window-font-color="true"/>
    </style:style>
    <style:style style:name="ce5" style:family="table-cell" style:parent-style-name="Default" style:data-style-name="N118">
      <style:table-cell-properties fo:border="0.0138in solid #000000"/>
      <style:text-properties style:use-window-font-color="true"/>
    </style:style>
    <style:style style:name="ce6" style:family="table-cell" style:parent-style-name="Default" style:data-style-name="N1">
      <style:table-cell-properties fo:border="0.0138in solid #000000"/>
      <style:text-properties style:use-window-font-color="true"/>
    </style:style>
    <style:style style:name="ce7" style:family="table-cell" style:parent-style-name="Default" style:data-style-name="N1">
      <style:table-cell-properties fo:background-color="#ff3333" fo:border="0.0138in solid #000000"/>
      <style:text-properties style:use-window-font-color="true"/>
    </style:style>
    <style:style style:name="ce8" style:family="table-cell" style:parent-style-name="Default" style:data-style-name="N118">
      <style:table-cell-properties fo:background-color="#ff3333" fo:border="0.0138in solid #000000"/>
      <style:text-properties style:use-window-font-color="true"/>
    </style:style>
    <style:style style:name="ce9" style:family="table-cell" style:parent-style-name="Default">
      <style:text-properties fo:color="#ff0000"/>
    </style:style>
  </office:automatic-styles>
  <office:body>
    <office:spreadsheet>
      <table:table table:name="XError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>
            <text:p>metaSPSA</text:p>
          </table:table-cell>
          <table:table-cell office:value-type="string">
            <text:p>Compass</text:p>
          </table:table-cell>
          <table:table-cell office:value-type="string">
            <text:p>UnimodalCD</text:p>
          </table:table-cell>
          <table:table-cell office:value-type="string">
            <text:p>NelderMead</text:p>
          </table:table-cell>
          <table:table-cell office:value-type="string">
            <text:p>RestartedNelderMead</text:p>
          </table:table-cell>
          <table:table-cell office:value-type="string">
            <text:p>RestartedNelderMead100</text:p>
          </table:table-cell>
          <table:table-cell office:value-type="string">
            <text:p>SubgradientDescent</text:p>
          </table:table-cell>
          <table:table-cell office:value-type="string">
            <text:p>LBFGSMinimizeNW</text:p>
          </table:table-cell>
          <table:table-cell office:value-type="string">
            <text:p>LBFGSMinimize</text:p>
          </table:table-cell>
          <table:table-cell office:value-type="string">
            <text:p>LBFGSMinimizeMT</text:p>
          </table:table-cell>
          <table:table-cell office:value-type="string">
            <text:p>HybridLocalMinimize</text:p>
          </table:table-cell>
        </table:table-row>
        <table:table-row table:style-name="ro2">
          <table:table-cell office:value-type="string">
            <text:p>ExtendedRosenbrock2</text:p>
          </table:table-cell>
          <table:table-cell office:value-type="float" office:value="-8.82381809983248">
            <text:p>-8.8238180998</text:p>
          </table:table-cell>
          <table:table-cell office:value-type="float" office:value="-10.8558699197424">
            <text:p>-10.8558699197</text:p>
          </table:table-cell>
          <table:table-cell office:value-type="float" office:value="-13.9015113267076">
            <text:p>-13.9015113267</text:p>
          </table:table-cell>
          <table:table-cell office:value-type="float" office:value="-13.1566301264538">
            <text:p>-13.1566301265</text:p>
          </table:table-cell>
          <table:table-cell office:value-type="float" office:value="-13.4507990871338">
            <text:p>-13.4507990871</text:p>
          </table:table-cell>
          <table:table-cell office:value-type="float" office:value="-13.3840468303091">
            <text:p>-13.3840468303</text:p>
          </table:table-cell>
          <table:table-cell office:value-type="float" office:value="-0.742016434901453">
            <text:p>-0.7420164349</text:p>
          </table:table-cell>
          <table:table-cell office:value-type="float" office:value="-3.78810151051184">
            <text:p>-3.7881015105</text:p>
          </table:table-cell>
          <table:table-cell office:value-type="float" office:value="-7.77981073197214">
            <text:p>-7.779810732</text:p>
          </table:table-cell>
          <table:table-cell office:value-type="float" office:value="-7.97710908115655">
            <text:p>-7.9771090812</text:p>
          </table:table-cell>
          <table:table-cell office:value-type="float" office:value="-13.4055865081652">
            <text:p>-13.4055865082</text:p>
          </table:table-cell>
        </table:table-row>
        <table:table-row table:style-name="ro2">
          <table:table-cell office:value-type="string">
            <text:p>ExtendedPowellSingular4</text:p>
          </table:table-cell>
          <table:table-cell office:value-type="float" office:value="-2.41537623296588">
            <text:p>-2.415376233</text:p>
          </table:table-cell>
          <table:table-cell office:value-type="float" office:value="-2.44579376958146">
            <text:p>-2.4457937696</text:p>
          </table:table-cell>
          <table:table-cell office:value-type="float" office:value="-2.1111793631594">
            <text:p>-2.1111793632</text:p>
          </table:table-cell>
          <table:table-cell office:value-type="float" office:value="-6.9441729632716">
            <text:p>-6.9441729633</text:p>
          </table:table-cell>
          <table:table-cell office:value-type="float" office:value="-7.40221583580674">
            <text:p>-7.4022158358</text:p>
          </table:table-cell>
          <table:table-cell office:value-type="float" office:value="-7.20473773973223">
            <text:p>-7.2047377397</text:p>
          </table:table-cell>
          <table:table-cell office:value-type="float" office:value="-1.29789314328663">
            <text:p>-1.2978931433</text:p>
          </table:table-cell>
          <table:table-cell office:value-type="float" office:value="-2.29269459805791">
            <text:p>-2.2926945981</text:p>
          </table:table-cell>
          <table:table-cell office:value-type="float" office:value="-2.49538927290806">
            <text:p>-2.4953892729</text:p>
          </table:table-cell>
          <table:table-cell office:value-type="float" office:value="-3.21051293951832">
            <text:p>-3.2105129395</text:p>
          </table:table-cell>
          <table:table-cell office:value-type="float" office:value="-6.90769373475855">
            <text:p>-6.9076937348</text:p>
          </table:table-cell>
        </table:table-row>
        <table:table-row table:style-name="ro1">
          <table:table-cell office:value-type="string">
            <text:p>HelicalValley</text:p>
          </table:table-cell>
          <table:table-cell office:value-type="float" office:value="-12.2789947138043">
            <text:p>-12.2789947138</text:p>
          </table:table-cell>
          <table:table-cell office:value-type="float" office:value="-11.6053761168827">
            <text:p>-11.6053761169</text:p>
          </table:table-cell>
          <table:table-cell office:value-type="float" office:value="-11.3888290876721">
            <text:p>-11.3888290877</text:p>
          </table:table-cell>
          <table:table-cell office:value-type="float" office:value="-13.4474790894754">
            <text:p>-13.4474790895</text:p>
          </table:table-cell>
          <table:table-cell office:value-type="float" office:value="-13.7816932641394">
            <text:p>-13.7816932641</text:p>
          </table:table-cell>
          <table:table-cell office:value-type="float" office:value="-14.653559774527">
            <text:p>-14.6535597745</text:p>
          </table:table-cell>
          <table:table-cell office:value-type="float" office:value="-1.11407749925678">
            <text:p>-1.1140774993</text:p>
          </table:table-cell>
          <table:table-cell office:value-type="float" office:value="-4.8108921433427">
            <text:p>-4.8108921433</text:p>
          </table:table-cell>
          <table:table-cell office:value-type="float" office:value="-13.0521700599965">
            <text:p>-13.05217006</text:p>
          </table:table-cell>
          <table:table-cell office:value-type="float" office:value="-8.39240504675553">
            <text:p>-8.3924050468</text:p>
          </table:table-cell>
          <table:table-cell office:value-type="float" office:value="-14.0059901980331">
            <text:p>-14.005990198</text:p>
          </table:table-cell>
        </table:table-row>
        <table:table-row table:style-name="ro2">
          <table:table-cell office:value-type="string">
            <text:p>VariableDimensionF2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14.1692599351802">
            <text:p>-14.1692599352</text:p>
          </table:table-cell>
          <table:table-cell office:value-type="float" office:value="-13.5891017853001">
            <text:p>-13.5891017853</text:p>
          </table:table-cell>
          <table:table-cell office:value-type="float" office:value="-13.653559774527">
            <text:p>-13.6535597745</text:p>
          </table:table-cell>
          <table:table-cell office:value-type="float" office:value="-14.0972572737597">
            <text:p>-14.0972572738</text:p>
          </table:table-cell>
          <table:table-cell office:value-type="float" office:value="-1.4627764000371">
            <text:p>-1.4627764</text:p>
          </table:table-cell>
          <table:table-cell office:value-type="float" office:value="-12.8580273318169">
            <text:p>-12.8580273318</text:p>
          </table:table-cell>
          <table:table-cell office:value-type="float" office:value="-14.2643936901625">
            <text:p>-14.2643936902</text:p>
          </table:table-cell>
          <table:table-cell office:value-type="float" office:value="-14.6993172650877">
            <text:p>-14.6993172651</text:p>
          </table:table-cell>
          <table:table-cell office:value-type="float" office:value="-14.2643936901625">
            <text:p>-14.2643936902</text:p>
          </table:table-cell>
        </table:table-row>
        <table:table-row table:style-name="ro2">
          <table:table-cell office:value-type="string">
            <text:p>LinearFFullRank2</text:p>
          </table:table-cell>
          <table:table-cell office:value-type="float" office:value="-15.653559774527">
            <text:p>-15.6535597745</text:p>
          </table:table-cell>
          <table:table-cell office:value-type="float" office:value="-13.7962272780958">
            <text:p>-13.7962272781</text:p>
          </table:table-cell>
          <table:table-cell office:value-type="float" office:value="-14.5074317388488">
            <text:p>-14.5074317388</text:p>
          </table:table-cell>
          <table:table-cell office:value-type="float" office:value="-13.4717161865823">
            <text:p>-13.4717161866</text:p>
          </table:table-cell>
          <table:table-cell office:value-type="float" office:value="-13.6579245799295">
            <text:p>-13.6579245799</text:p>
          </table:table-cell>
          <table:table-cell office:value-type="float" office:value="-13.4774685154713">
            <text:p>-13.4774685155</text:p>
          </table:table-cell>
          <table:table-cell office:value-type="float" office:value="-1.10872717298558">
            <text:p>-1.108727173</text:p>
          </table:table-cell>
          <table:table-cell table:number-columns-repeated="4" office:value-type="float" office:value="-15.653559774527">
            <text:p>-15.6535597745</text:p>
          </table:table-cell>
        </table:table-row>
        <table:table-row table:style-name="ro1">
          <table:table-cell office:value-type="string">
            <text:p>BrownBadScaled</text:p>
          </table:table-cell>
          <table:table-cell office:value-type="float" office:value="-0.0010149677645777">
            <text:p>-0.0010149678</text:p>
          </table:table-cell>
          <table:table-cell office:value-type="float" office:value="-15.653559774527">
            <text:p>-15.6535597745</text:p>
          </table:table-cell>
          <table:table-cell office:value-type="float" office:value="-14.9339898569114">
            <text:p>-14.9339898569</text:p>
          </table:table-cell>
          <table:table-cell table:number-columns-repeated="3" office:value-type="float" office:value="-15.653559774527">
            <text:p>-15.6535597745</text:p>
          </table:table-cell>
          <table:table-cell office:value-type="float" office:value="-0.000319763238847609">
            <text:p>-0.0003197632</text:p>
          </table:table-cell>
          <table:table-cell office:value-type="float" office:value="-15.6329598612474">
            <text:p>-15.6329598612</text:p>
          </table:table-cell>
          <table:table-cell table:number-columns-repeated="3" office:value-type="float" office:value="-15.653559774527">
            <text:p>-15.6535597745</text:p>
          </table:table-cell>
        </table:table-row>
        <table:table-row table:style-name="ro1">
          <table:table-cell office:value-type="string">
            <text:p>Beale</text:p>
          </table:table-cell>
          <table:table-cell office:value-type="float" office:value="-11.2740246279977">
            <text:p>-11.274024628</text:p>
          </table:table-cell>
          <table:table-cell office:value-type="float" office:value="-12.7574011359692">
            <text:p>-12.757401136</text:p>
          </table:table-cell>
          <table:table-cell office:value-type="float" office:value="-12.6844546274685">
            <text:p>-12.6844546275</text:p>
          </table:table-cell>
          <table:table-cell office:value-type="float" office:value="-14.0372593440845">
            <text:p>-14.0372593441</text:p>
          </table:table-cell>
          <table:table-cell office:value-type="float" office:value="-13.9265610465908">
            <text:p>-13.9265610466</text:p>
          </table:table-cell>
          <table:table-cell office:value-type="float" office:value="-13.8002672558975">
            <text:p>-13.8002672559</text:p>
          </table:table-cell>
          <table:table-cell office:value-type="float" office:value="-0.975767677464384">
            <text:p>-0.9757676775</text:p>
          </table:table-cell>
          <table:table-cell office:value-type="float" office:value="-9.76672137695737">
            <text:p>-9.766721377</text:p>
          </table:table-cell>
          <table:table-cell office:value-type="float" office:value="-10.155580237889">
            <text:p>-10.1555802379</text:p>
          </table:table-cell>
          <table:table-cell office:value-type="float" office:value="-10.7411109730608">
            <text:p>-10.7411109731</text:p>
          </table:table-cell>
          <table:table-cell office:value-type="float" office:value="-13.9002321078684">
            <text:p>-13.9002321079</text:p>
          </table:table-cell>
        </table:table-row>
        <table:table-row table:style-name="ro2">
          <table:table-cell office:value-type="string">
            <text:p>BiggsExp6</text:p>
          </table:table-cell>
          <table:table-cell office:value-type="float" office:value="-0.826999390295038">
            <text:p>-0.8269993903</text:p>
          </table:table-cell>
          <table:table-cell office:value-type="float" office:value="-0.597531267648463">
            <text:p>-0.5975312676</text:p>
          </table:table-cell>
          <table:table-cell office:value-type="float" office:value="-0.597720091069695">
            <text:p>-0.5977200911</text:p>
          </table:table-cell>
          <table:table-cell office:value-type="float" office:value="-0.921371070314976">
            <text:p>-0.9213710703</text:p>
          </table:table-cell>
          <table:table-cell office:value-type="float" office:value="-0.594481174007108">
            <text:p>-0.594481174</text:p>
          </table:table-cell>
          <table:table-cell table:number-columns-repeated="2" office:value-type="float" office:value="0">
            <text:p>0</text:p>
          </table:table-cell>
          <table:table-cell office:value-type="float" office:value="-0.395614277222081">
            <text:p>-0.3956142772</text:p>
          </table:table-cell>
          <table:table-cell office:value-type="float" office:value="-0.492047866834749">
            <text:p>-0.4920478668</text:p>
          </table:table-cell>
          <table:table-cell office:value-type="float" office:value="-0.594480873242746">
            <text:p>-0.5944808732</text:p>
          </table:table-cell>
          <table:table-cell office:value-type="float" office:value="-0.522878745248125">
            <text:p>-0.5228787452</text:p>
          </table:table-cell>
        </table:table-row>
        <table:table-row table:style-name="ro2">
          <table:table-cell office:value-type="string">
            <text:p>ExtendedRosenbrock10</text:p>
          </table:table-cell>
          <table:table-cell office:value-type="float" office:value="0">
            <text:p>0</text:p>
          </table:table-cell>
          <table:table-cell office:value-type="float" office:value="-5.62942344308085">
            <text:p>-5.6294234431</text:p>
          </table:table-cell>
          <table:table-cell office:value-type="float" office:value="-1.74418526747365">
            <text:p>-1.7441852675</text:p>
          </table:table-cell>
          <table:table-cell office:value-type="float" office:value="-10.8218819253356">
            <text:p>-10.8218819253</text:p>
          </table:table-cell>
          <table:table-cell office:value-type="float" office:value="-13.0783719295994">
            <text:p>-13.0783719296</text:p>
          </table:table-cell>
          <table:table-cell office:value-type="float" office:value="-13.2017733390027">
            <text:p>-13.201773339</text:p>
          </table:table-cell>
          <table:table-cell office:value-type="float" office:value="-0.128366442331489">
            <text:p>-0.1283664423</text:p>
          </table:table-cell>
          <table:table-cell office:value-type="float" office:value="-4.01101778008186">
            <text:p>-4.0110177801</text:p>
          </table:table-cell>
          <table:table-cell office:value-type="float" office:value="-8.49672911960222">
            <text:p>-8.4967291196</text:p>
          </table:table-cell>
          <table:table-cell office:value-type="float" office:value="-9.17605216961881">
            <text:p>-9.1760521696</text:p>
          </table:table-cell>
          <table:table-cell office:value-type="float" office:value="-12.8938919298374">
            <text:p>-12.8938919298</text:p>
          </table:table-cell>
        </table:table-row>
        <table:table-row table:style-name="ro2">
          <table:table-cell office:value-type="string">
            <text:p>ExtendedPowellSingular12</text:p>
          </table:table-cell>
          <table:table-cell office:value-type="float" office:value="-1.5402483693376">
            <text:p>-1.5402483693</text:p>
          </table:table-cell>
          <table:table-cell office:value-type="float" office:value="-1.98218641818097">
            <text:p>-1.9821864182</text:p>
          </table:table-cell>
          <table:table-cell office:value-type="float" office:value="-1.85197336047424">
            <text:p>-1.8519733605</text:p>
          </table:table-cell>
          <table:table-cell office:value-type="float" office:value="-0.0879859552551696">
            <text:p>-0.0879859553</text:p>
          </table:table-cell>
          <table:table-cell office:value-type="float" office:value="-5.87217837870589">
            <text:p>-5.8721783787</text:p>
          </table:table-cell>
          <table:table-cell office:value-type="float" office:value="-5.64623452949414">
            <text:p>-5.6462345295</text:p>
          </table:table-cell>
          <table:table-cell office:value-type="float" office:value="-1.53764793911269">
            <text:p>-1.5376479391</text:p>
          </table:table-cell>
          <table:table-cell office:value-type="float" office:value="-2.32610435971389">
            <text:p>-2.3261043597</text:p>
          </table:table-cell>
          <table:table-cell office:value-type="float" office:value="-2.51074037342319">
            <text:p>-2.5107403734</text:p>
          </table:table-cell>
          <table:table-cell office:value-type="float" office:value="-2.76819441033946">
            <text:p>-2.7681944103</text:p>
          </table:table-cell>
          <table:table-cell office:value-type="float" office:value="-4.79107483166429">
            <text:p>-4.7910748317</text:p>
          </table:table-cell>
        </table:table-row>
        <table:table-row table:style-name="ro2">
          <table:table-cell office:value-type="string">
            <text:p>VariableDimensionF10</text:p>
          </table:table-cell>
          <table:table-cell office:value-type="float" office:value="0">
            <text:p>0</text:p>
          </table:table-cell>
          <table:table-cell office:value-type="float" office:value="-11.7308862066685">
            <text:p>-11.7308862067</text:p>
          </table:table-cell>
          <table:table-cell office:value-type="float" office:value="-11.8560152601653">
            <text:p>-11.8560152602</text:p>
          </table:table-cell>
          <table:table-cell office:value-type="float" office:value="-11.7624685480593">
            <text:p>-11.7624685481</text:p>
          </table:table-cell>
          <table:table-cell office:value-type="float" office:value="-13.3794019252633">
            <text:p>-13.3794019253</text:p>
          </table:table-cell>
          <table:table-cell office:value-type="float" office:value="-13.5743785284794">
            <text:p>-13.5743785285</text:p>
          </table:table-cell>
          <table:table-cell office:value-type="float" office:value="-0.972685871128969">
            <text:p>-0.9726858711</text:p>
          </table:table-cell>
          <table:table-cell office:value-type="float" office:value="-6.84829206390402">
            <text:p>-6.8482920639</text:p>
          </table:table-cell>
          <table:table-cell office:value-type="float" office:value="-13.4521626502066">
            <text:p>-13.4521626502</text:p>
          </table:table-cell>
          <table:table-cell office:value-type="float" office:value="-8.73347880967386">
            <text:p>-8.7334788097</text:p>
          </table:table-cell>
          <table:table-cell office:value-type="float" office:value="-13.7344816821509">
            <text:p>-13.7344816822</text:p>
          </table:table-cell>
        </table:table-row>
        <table:table-row table:style-name="ro2">
          <table:table-cell office:value-type="string">
            <text:p>LinearFFullRank10</text:p>
          </table:table-cell>
          <table:table-cell office:value-type="float" office:value="-15.653559774527">
            <text:p>-15.6535597745</text:p>
          </table:table-cell>
          <table:table-cell office:value-type="float" office:value="-13.8827077628849">
            <text:p>-13.8827077629</text:p>
          </table:table-cell>
          <table:table-cell office:value-type="float" office:value="-14.3111370937048">
            <text:p>-14.3111370937</text:p>
          </table:table-cell>
          <table:table-cell office:value-type="float" office:value="-13.074920564559">
            <text:p>-13.0749205646</text:p>
          </table:table-cell>
          <table:table-cell office:value-type="float" office:value="-13.653559774527">
            <text:p>-13.6535597745</text:p>
          </table:table-cell>
          <table:table-cell office:value-type="float" office:value="-13.5429700642278">
            <text:p>-13.5429700642</text:p>
          </table:table-cell>
          <table:table-cell office:value-type="float" office:value="-1.12181665552534">
            <text:p>-1.1218166555</text:p>
          </table:table-cell>
          <table:table-cell table:number-columns-repeated="4"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ExtendedRosenbrock30</text:p>
          </table:table-cell>
          <table:table-cell office:value-type="float" office:value="0">
            <text:p>0</text:p>
          </table:table-cell>
          <table:table-cell office:value-type="float" office:value="-0.794389861184289">
            <text:p>-0.7943898612</text:p>
          </table:table-cell>
          <table:table-cell office:value-type="float" office:value="-0.747450697468683">
            <text:p>-0.7474506975</text:p>
          </table:table-cell>
          <table:table-cell office:value-type="float" office:value="-0.492306683345412">
            <text:p>-0.4923066833</text:p>
          </table:table-cell>
          <table:table-cell office:value-type="float" office:value="-7.4107248345374">
            <text:p>-7.4107248345</text:p>
          </table:table-cell>
          <table:table-cell office:value-type="float" office:value="-11.811262640199">
            <text:p>-11.8112626402</text:p>
          </table:table-cell>
          <table:table-cell office:value-type="float" office:value="0">
            <text:p>0</text:p>
          </table:table-cell>
          <table:table-cell office:value-type="float" office:value="-4.54453084954845">
            <text:p>-4.5445308495</text:p>
          </table:table-cell>
          <table:table-cell office:value-type="float" office:value="-7.80539495406541">
            <text:p>-7.8053949541</text:p>
          </table:table-cell>
          <table:table-cell office:value-type="float" office:value="-8.88361646196001">
            <text:p>-8.883616462</text:p>
          </table:table-cell>
          <table:table-cell office:value-type="float" office:value="-10.9328465819983">
            <text:p>-10.932846582</text:p>
          </table:table-cell>
        </table:table-row>
        <table:table-row table:style-name="ro2">
          <table:table-cell office:value-type="string">
            <text:p>ExtendedPowellSingular32</text:p>
          </table:table-cell>
          <table:table-cell office:value-type="float" office:value="-1.28128682300422">
            <text:p>-1.281286823</text:p>
          </table:table-cell>
          <table:table-cell office:value-type="float" office:value="-1.55125583534097">
            <text:p>-1.5512558353</text:p>
          </table:table-cell>
          <table:table-cell office:value-type="float" office:value="-1.61733051626946">
            <text:p>-1.6173305163</text:p>
          </table:table-cell>
          <table:table-cell office:value-type="float" office:value="0">
            <text:p>0</text:p>
          </table:table-cell>
          <table:table-cell office:value-type="float" office:value="-2.86483236542867">
            <text:p>-2.8648323654</text:p>
          </table:table-cell>
          <table:table-cell office:value-type="float" office:value="-4.41344501326299">
            <text:p>-4.4134450133</text:p>
          </table:table-cell>
          <table:table-cell office:value-type="float" office:value="-1.71837246064384">
            <text:p>-1.7183724606</text:p>
          </table:table-cell>
          <table:table-cell office:value-type="float" office:value="-2.50272448452024">
            <text:p>-2.5027244845</text:p>
          </table:table-cell>
          <table:table-cell office:value-type="float" office:value="-2.61616513354497">
            <text:p>-2.6161651335</text:p>
          </table:table-cell>
          <table:table-cell office:value-type="float" office:value="-2.62033343208596">
            <text:p>-2.6203334321</text:p>
          </table:table-cell>
          <table:table-cell office:value-type="float" office:value="-3.82460861773646">
            <text:p>-3.8246086177</text:p>
          </table:table-cell>
        </table:table-row>
        <table:table-row table:style-name="ro2">
          <table:table-cell office:value-type="string">
            <text:p>VariableDimensionF30</text:p>
          </table:table-cell>
          <table:table-cell table:number-columns-repeated="4" office:value-type="float" office:value="0">
            <text:p>0</text:p>
          </table:table-cell>
          <table:table-cell office:value-type="float" office:value="-6.77072535367251">
            <text:p>-6.7707253537</text:p>
          </table:table-cell>
          <table:table-cell office:value-type="float" office:value="-12.4532565915454">
            <text:p>-12.4532565915</text:p>
          </table:table-cell>
          <table:table-cell office:value-type="float" office:value="-1.00691245822044">
            <text:p>-1.0069124582</text:p>
          </table:table-cell>
          <table:table-cell office:value-type="float" office:value="-6.18930372850298">
            <text:p>-6.1893037285</text:p>
          </table:table-cell>
          <table:table-cell office:value-type="float" office:value="-11.9490231990577">
            <text:p>-11.9490231991</text:p>
          </table:table-cell>
          <table:table-cell office:value-type="float" office:value="-8.09192989938065">
            <text:p>-8.0919298994</text:p>
          </table:table-cell>
          <table:table-cell office:value-type="float" office:value="-12.661669470591">
            <text:p>-12.6616694706</text:p>
          </table:table-cell>
        </table:table-row>
        <table:table-row table:style-name="ro2">
          <table:table-cell office:value-type="string">
            <text:p>LinearFFullRank30</text:p>
          </table:table-cell>
          <table:table-cell office:value-type="float" office:value="-15.352529778863">
            <text:p>-15.3525297789</text:p>
          </table:table-cell>
          <table:table-cell office:value-type="float" office:value="-13.7902369144066">
            <text:p>-13.7902369144</text:p>
          </table:table-cell>
          <table:table-cell office:value-type="float" office:value="-14.5743785284794">
            <text:p>-14.5743785285</text:p>
          </table:table-cell>
          <table:table-cell office:value-type="float" office:value="0">
            <text:p>0</text:p>
          </table:table-cell>
          <table:table-cell office:value-type="float" office:value="-11.6836315850989">
            <text:p>-11.6836315851</text:p>
          </table:table-cell>
          <table:table-cell office:value-type="float" office:value="-13.1233600763239">
            <text:p>-13.1233600763</text:p>
          </table:table-cell>
          <table:table-cell office:value-type="float" office:value="-1.13249935451856">
            <text:p>-1.1324993545</text:p>
          </table:table-cell>
          <table:table-cell table:number-columns-repeated="4"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ExtendedRosenbrock100</text:p>
          </table:table-cell>
          <table:table-cell office:value-type="float" office:value="0">
            <text:p>0</text:p>
          </table:table-cell>
          <table:table-cell office:value-type="float" office:value="-0.373833974281978">
            <text:p>-0.3738339743</text:p>
          </table:table-cell>
          <table:table-cell office:value-type="float" office:value="-0.464691574905725">
            <text:p>-0.4646915749</text:p>
          </table:table-cell>
          <table:table-cell office:value-type="float" office:value="-0.314350868014631">
            <text:p>-0.314350868</text:p>
          </table:table-cell>
          <table:table-cell office:value-type="float" office:value="-3.68797912631155">
            <text:p>-3.6879791263</text:p>
          </table:table-cell>
          <table:table-cell office:value-type="float" office:value="-5.10601057845662">
            <text:p>-5.1060105785</text:p>
          </table:table-cell>
          <table:table-cell office:value-type="float" office:value="-0.216580353120386">
            <text:p>-0.2165803531</text:p>
          </table:table-cell>
          <table:table-cell office:value-type="float" office:value="-4.67888555485461">
            <text:p>-4.6788855549</text:p>
          </table:table-cell>
          <table:table-cell office:value-type="float" office:value="-7.81304970741719">
            <text:p>-7.8130497074</text:p>
          </table:table-cell>
          <table:table-cell office:value-type="float" office:value="-11.9915578951371">
            <text:p>-11.9915578951</text:p>
          </table:table-cell>
          <table:table-cell office:value-type="float" office:value="-8.13416571463793">
            <text:p>-8.1341657146</text:p>
          </table:table-cell>
        </table:table-row>
        <table:table-row table:style-name="ro2">
          <table:table-cell office:value-type="string">
            <text:p>ExtendedPowellSingular100</text:p>
          </table:table-cell>
          <table:table-cell office:value-type="float" office:value="-0.898439162888495">
            <text:p>-0.8984391629</text:p>
          </table:table-cell>
          <table:table-cell office:value-type="float" office:value="-1.06314825516908">
            <text:p>-1.0631482552</text:p>
          </table:table-cell>
          <table:table-cell office:value-type="float" office:value="-1.33124482475224">
            <text:p>-1.3312448248</text:p>
          </table:table-cell>
          <table:table-cell office:value-type="float" office:value="0">
            <text:p>0</text:p>
          </table:table-cell>
          <table:table-cell office:value-type="float" office:value="-2.59313442906216">
            <text:p>-2.5931344291</text:p>
          </table:table-cell>
          <table:table-cell office:value-type="float" office:value="-2.28451923489436">
            <text:p>-2.2845192349</text:p>
          </table:table-cell>
          <table:table-cell office:value-type="float" office:value="-1.35879934909787">
            <text:p>-1.3587993491</text:p>
          </table:table-cell>
          <table:table-cell office:value-type="float" office:value="-2.56922635650557">
            <text:p>-2.5692263565</text:p>
          </table:table-cell>
          <table:table-cell office:value-type="float" office:value="-2.92832667454618">
            <text:p>-2.9283266745</text:p>
          </table:table-cell>
          <table:table-cell office:value-type="float" office:value="-3.13832365778847">
            <text:p>-3.1383236578</text:p>
          </table:table-cell>
          <table:table-cell office:value-type="float" office:value="-3.27328083107113">
            <text:p>-3.2732808311</text:p>
          </table:table-cell>
        </table:table-row>
        <table:table-row table:style-name="ro2">
          <table:table-cell office:value-type="string">
            <text:p>VariableDimensionF100</text:p>
          </table:table-cell>
          <table:table-cell table:number-columns-repeated="4" office:value-type="float" office:value="0">
            <text:p>0</text:p>
          </table:table-cell>
          <table:table-cell office:value-type="float" office:value="-1.92330527651943">
            <text:p>-1.9233052765</text:p>
          </table:table-cell>
          <table:table-cell office:value-type="float" office:value="-6.17672405340973">
            <text:p>-6.1767240534</text:p>
          </table:table-cell>
          <table:table-cell office:value-type="float" office:value="-0.878518619571104">
            <text:p>-0.8785186196</text:p>
          </table:table-cell>
          <table:table-cell office:value-type="float" office:value="-8.02666220968676">
            <text:p>-8.0266622097</text:p>
          </table:table-cell>
          <table:table-cell office:value-type="float" office:value="-9.45313667053561">
            <text:p>-9.4531366705</text:p>
          </table:table-cell>
          <table:table-cell office:value-type="float" office:value="-7.68422612496563">
            <text:p>-7.684226125</text:p>
          </table:table-cell>
          <table:table-cell office:value-type="float" office:value="-9.78004968259588">
            <text:p>-9.7800496826</text:p>
          </table:table-cell>
        </table:table-row>
        <table:table-row table:style-name="ro2">
          <table:table-cell office:value-type="string">
            <text:p>LinearFFullRank100</text:p>
          </table:table-cell>
          <table:table-cell office:value-type="float" office:value="-14.954589770191">
            <text:p>-14.9545897702</text:p>
          </table:table-cell>
          <table:table-cell office:value-type="float" office:value="-15.653559774527">
            <text:p>-15.6535597745</text:p>
          </table:table-cell>
          <table:table-cell office:value-type="float" office:value="-14.1692599351802">
            <text:p>-14.1692599352</text:p>
          </table:table-cell>
          <table:table-cell office:value-type="float" office:value="0">
            <text:p>0</text:p>
          </table:table-cell>
          <table:table-cell office:value-type="float" office:value="-10.5141939623333">
            <text:p>-10.5141939623</text:p>
          </table:table-cell>
          <table:table-cell office:value-type="float" office:value="-8.07231614819003">
            <text:p>-8.0723161482</text:p>
          </table:table-cell>
          <table:table-cell office:value-type="float" office:value="-1.0820374416371">
            <text:p>-1.0820374416</text:p>
          </table:table-cell>
          <table:table-cell table:number-columns-repeated="4" office:value-type="float" office:value="-15.653559774527">
            <text:p>-15.6535597745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formula="of:=VALUE(TRIM(INDIRECT(ADDRESS(2;2;4))))" office:value-type="float" office:value="-8.82381809983248">
            <text:p>-8.8238180998</text:p>
          </table:table-cell>
          <table:table-cell table:formula="of:=VALUE(TRIM(INDIRECT(ADDRESS(2;3;4))))" office:value-type="float" office:value="-10.8558699197424">
            <text:p>-10.8558699197</text:p>
          </table:table-cell>
          <table:table-cell table:formula="of:=VALUE(TRIM(INDIRECT(ADDRESS(2;4;4))))" office:value-type="float" office:value="-13.9015113267076">
            <text:p>-13.9015113267</text:p>
          </table:table-cell>
          <table:table-cell table:formula="of:=VALUE(TRIM(INDIRECT(ADDRESS(2;5;4))))" office:value-type="float" office:value="-13.1566301264538">
            <text:p>-13.1566301265</text:p>
          </table:table-cell>
          <table:table-cell table:formula="of:=VALUE(TRIM(INDIRECT(ADDRESS(2;6;4))))" office:value-type="float" office:value="-13.4507990871338">
            <text:p>-13.4507990871</text:p>
          </table:table-cell>
          <table:table-cell table:formula="of:=VALUE(TRIM(INDIRECT(ADDRESS(2;7;4))))" office:value-type="float" office:value="-13.3840468303091">
            <text:p>-13.3840468303</text:p>
          </table:table-cell>
          <table:table-cell table:formula="of:=VALUE(TRIM(INDIRECT(ADDRESS(2;8;4))))" office:value-type="float" office:value="-0.742016434901453">
            <text:p>-0.7420164349</text:p>
          </table:table-cell>
          <table:table-cell table:formula="of:=VALUE(TRIM(INDIRECT(ADDRESS(2;9;4))))" office:value-type="float" office:value="-3.78810151051184">
            <text:p>-3.7881015105</text:p>
          </table:table-cell>
          <table:table-cell table:formula="of:=VALUE(TRIM(INDIRECT(ADDRESS(2;10;4))))" office:value-type="float" office:value="-7.77981073197214">
            <text:p>-7.779810732</text:p>
          </table:table-cell>
          <table:table-cell table:formula="of:=VALUE(TRIM(INDIRECT(ADDRESS(2;11;4))))" office:value-type="float" office:value="-7.97710908115655">
            <text:p>-7.9771090812</text:p>
          </table:table-cell>
          <table:table-cell table:formula="of:=VALUE(TRIM(INDIRECT(ADDRESS(2;12;4))))" office:value-type="float" office:value="-13.4055865081652">
            <text:p>-13.4055865082</text:p>
          </table:table-cell>
        </table:table-row>
        <table:table-row table:style-name="ro2">
          <table:table-cell/>
          <table:table-cell table:formula="of:=VALUE(TRIM(INDIRECT(ADDRESS(3;2;4))))" office:value-type="float" office:value="-2.41537623296588">
            <text:p>-2.415376233</text:p>
          </table:table-cell>
          <table:table-cell table:formula="of:=VALUE(TRIM(INDIRECT(ADDRESS(3;3;4))))" office:value-type="float" office:value="-2.44579376958146">
            <text:p>-2.4457937696</text:p>
          </table:table-cell>
          <table:table-cell table:formula="of:=VALUE(TRIM(INDIRECT(ADDRESS(3;4;4))))" office:value-type="float" office:value="-2.1111793631594">
            <text:p>-2.1111793632</text:p>
          </table:table-cell>
          <table:table-cell table:formula="of:=VALUE(TRIM(INDIRECT(ADDRESS(3;5;4))))" office:value-type="float" office:value="-6.9441729632716">
            <text:p>-6.9441729633</text:p>
          </table:table-cell>
          <table:table-cell table:formula="of:=VALUE(TRIM(INDIRECT(ADDRESS(3;6;4))))" office:value-type="float" office:value="-7.40221583580674">
            <text:p>-7.4022158358</text:p>
          </table:table-cell>
          <table:table-cell table:formula="of:=VALUE(TRIM(INDIRECT(ADDRESS(3;7;4))))" office:value-type="float" office:value="-7.20473773973223">
            <text:p>-7.2047377397</text:p>
          </table:table-cell>
          <table:table-cell table:formula="of:=VALUE(TRIM(INDIRECT(ADDRESS(3;8;4))))" office:value-type="float" office:value="-1.29789314328663">
            <text:p>-1.2978931433</text:p>
          </table:table-cell>
          <table:table-cell table:formula="of:=VALUE(TRIM(INDIRECT(ADDRESS(3;9;4))))" office:value-type="float" office:value="-2.29269459805791">
            <text:p>-2.2926945981</text:p>
          </table:table-cell>
          <table:table-cell table:formula="of:=VALUE(TRIM(INDIRECT(ADDRESS(3;10;4))))" office:value-type="float" office:value="-2.49538927290806">
            <text:p>-2.4953892729</text:p>
          </table:table-cell>
          <table:table-cell table:formula="of:=VALUE(TRIM(INDIRECT(ADDRESS(3;11;4))))" office:value-type="float" office:value="-3.21051293951832">
            <text:p>-3.2105129395</text:p>
          </table:table-cell>
          <table:table-cell table:formula="of:=VALUE(TRIM(INDIRECT(ADDRESS(3;12;4))))" office:value-type="float" office:value="-6.90769373475855">
            <text:p>-6.9076937348</text:p>
          </table:table-cell>
        </table:table-row>
        <table:table-row table:style-name="ro2">
          <table:table-cell/>
          <table:table-cell table:formula="of:=VALUE(TRIM(INDIRECT(ADDRESS(4;2;4))))" office:value-type="float" office:value="-12.2789947138043">
            <text:p>-12.2789947138</text:p>
          </table:table-cell>
          <table:table-cell table:formula="of:=VALUE(TRIM(INDIRECT(ADDRESS(4;3;4))))" office:value-type="float" office:value="-11.6053761168827">
            <text:p>-11.6053761169</text:p>
          </table:table-cell>
          <table:table-cell table:formula="of:=VALUE(TRIM(INDIRECT(ADDRESS(4;4;4))))" office:value-type="float" office:value="-11.3888290876721">
            <text:p>-11.3888290877</text:p>
          </table:table-cell>
          <table:table-cell table:formula="of:=VALUE(TRIM(INDIRECT(ADDRESS(4;5;4))))" office:value-type="float" office:value="-13.4474790894754">
            <text:p>-13.4474790895</text:p>
          </table:table-cell>
          <table:table-cell table:formula="of:=VALUE(TRIM(INDIRECT(ADDRESS(4;6;4))))" office:value-type="float" office:value="-13.7816932641394">
            <text:p>-13.7816932641</text:p>
          </table:table-cell>
          <table:table-cell table:formula="of:=VALUE(TRIM(INDIRECT(ADDRESS(4;7;4))))" office:value-type="float" office:value="-14.653559774527">
            <text:p>-14.6535597745</text:p>
          </table:table-cell>
          <table:table-cell table:formula="of:=VALUE(TRIM(INDIRECT(ADDRESS(4;8;4))))" office:value-type="float" office:value="-1.11407749925678">
            <text:p>-1.1140774993</text:p>
          </table:table-cell>
          <table:table-cell table:formula="of:=VALUE(TRIM(INDIRECT(ADDRESS(4;9;4))))" office:value-type="float" office:value="-4.8108921433427">
            <text:p>-4.8108921433</text:p>
          </table:table-cell>
          <table:table-cell table:formula="of:=VALUE(TRIM(INDIRECT(ADDRESS(4;10;4))))" office:value-type="float" office:value="-13.0521700599965">
            <text:p>-13.05217006</text:p>
          </table:table-cell>
          <table:table-cell table:formula="of:=VALUE(TRIM(INDIRECT(ADDRESS(4;11;4))))" office:value-type="float" office:value="-8.39240504675553">
            <text:p>-8.3924050468</text:p>
          </table:table-cell>
          <table:table-cell table:formula="of:=VALUE(TRIM(INDIRECT(ADDRESS(4;12;4))))" office:value-type="float" office:value="-14.0059901980331">
            <text:p>-14.005990198</text:p>
          </table:table-cell>
        </table:table-row>
        <table:table-row table:style-name="ro2">
          <table:table-cell/>
          <table:table-cell table:formula="of:=VALUE(TRIM(INDIRECT(ADDRESS(5;2;4))))" office:value-type="float" office:value="-15.653559774527">
            <text:p>-15.6535597745</text:p>
          </table:table-cell>
          <table:table-cell table:formula="of:=VALUE(TRIM(INDIRECT(ADDRESS(5;3;4))))" office:value-type="float" office:value="-15.653559774527">
            <text:p>-15.6535597745</text:p>
          </table:table-cell>
          <table:table-cell table:formula="of:=VALUE(TRIM(INDIRECT(ADDRESS(5;4;4))))" office:value-type="float" office:value="-14.1692599351802">
            <text:p>-14.1692599352</text:p>
          </table:table-cell>
          <table:table-cell table:formula="of:=VALUE(TRIM(INDIRECT(ADDRESS(5;5;4))))" office:value-type="float" office:value="-13.5891017853001">
            <text:p>-13.5891017853</text:p>
          </table:table-cell>
          <table:table-cell table:formula="of:=VALUE(TRIM(INDIRECT(ADDRESS(5;6;4))))" office:value-type="float" office:value="-13.653559774527">
            <text:p>-13.6535597745</text:p>
          </table:table-cell>
          <table:table-cell table:formula="of:=VALUE(TRIM(INDIRECT(ADDRESS(5;7;4))))" office:value-type="float" office:value="-14.0972572737597">
            <text:p>-14.0972572738</text:p>
          </table:table-cell>
          <table:table-cell table:formula="of:=VALUE(TRIM(INDIRECT(ADDRESS(5;8;4))))" office:value-type="float" office:value="-1.4627764000371">
            <text:p>-1.4627764</text:p>
          </table:table-cell>
          <table:table-cell table:formula="of:=VALUE(TRIM(INDIRECT(ADDRESS(5;9;4))))" office:value-type="float" office:value="-12.8580273318169">
            <text:p>-12.8580273318</text:p>
          </table:table-cell>
          <table:table-cell table:formula="of:=VALUE(TRIM(INDIRECT(ADDRESS(5;10;4))))" office:value-type="float" office:value="-14.2643936901625">
            <text:p>-14.2643936902</text:p>
          </table:table-cell>
          <table:table-cell table:formula="of:=VALUE(TRIM(INDIRECT(ADDRESS(5;11;4))))" office:value-type="float" office:value="-14.6993172650877">
            <text:p>-14.6993172651</text:p>
          </table:table-cell>
          <table:table-cell table:formula="of:=VALUE(TRIM(INDIRECT(ADDRESS(5;12;4))))" office:value-type="float" office:value="-14.2643936901625">
            <text:p>-14.2643936902</text:p>
          </table:table-cell>
        </table:table-row>
        <table:table-row table:style-name="ro2">
          <table:table-cell/>
          <table:table-cell table:formula="of:=VALUE(TRIM(INDIRECT(ADDRESS(6;2;4))))" office:value-type="float" office:value="-15.653559774527">
            <text:p>-15.6535597745</text:p>
          </table:table-cell>
          <table:table-cell table:formula="of:=VALUE(TRIM(INDIRECT(ADDRESS(6;3;4))))" office:value-type="float" office:value="-13.7962272780958">
            <text:p>-13.7962272781</text:p>
          </table:table-cell>
          <table:table-cell table:formula="of:=VALUE(TRIM(INDIRECT(ADDRESS(6;4;4))))" office:value-type="float" office:value="-14.5074317388488">
            <text:p>-14.5074317388</text:p>
          </table:table-cell>
          <table:table-cell table:formula="of:=VALUE(TRIM(INDIRECT(ADDRESS(6;5;4))))" office:value-type="float" office:value="-13.4717161865823">
            <text:p>-13.4717161866</text:p>
          </table:table-cell>
          <table:table-cell table:formula="of:=VALUE(TRIM(INDIRECT(ADDRESS(6;6;4))))" office:value-type="float" office:value="-13.6579245799295">
            <text:p>-13.6579245799</text:p>
          </table:table-cell>
          <table:table-cell table:formula="of:=VALUE(TRIM(INDIRECT(ADDRESS(6;7;4))))" office:value-type="float" office:value="-13.4774685154713">
            <text:p>-13.4774685155</text:p>
          </table:table-cell>
          <table:table-cell table:formula="of:=VALUE(TRIM(INDIRECT(ADDRESS(6;8;4))))" office:value-type="float" office:value="-1.10872717298558">
            <text:p>-1.108727173</text:p>
          </table:table-cell>
          <table:table-cell table:formula="of:=VALUE(TRIM(INDIRECT(ADDRESS(6;9;4))))" office:value-type="float" office:value="-15.653559774527">
            <text:p>-15.6535597745</text:p>
          </table:table-cell>
          <table:table-cell table:formula="of:=VALUE(TRIM(INDIRECT(ADDRESS(6;10;4))))" office:value-type="float" office:value="-15.653559774527">
            <text:p>-15.6535597745</text:p>
          </table:table-cell>
          <table:table-cell table:formula="of:=VALUE(TRIM(INDIRECT(ADDRESS(6;11;4))))" office:value-type="float" office:value="-15.653559774527">
            <text:p>-15.6535597745</text:p>
          </table:table-cell>
          <table:table-cell table:formula="of:=VALUE(TRIM(INDIRECT(ADDRESS(6;12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7;2;4))))" office:value-type="float" office:value="-0.0010149677645777">
            <text:p>-0.0010149678</text:p>
          </table:table-cell>
          <table:table-cell table:formula="of:=VALUE(TRIM(INDIRECT(ADDRESS(7;3;4))))" office:value-type="float" office:value="-15.653559774527">
            <text:p>-15.6535597745</text:p>
          </table:table-cell>
          <table:table-cell table:formula="of:=VALUE(TRIM(INDIRECT(ADDRESS(7;4;4))))" office:value-type="float" office:value="-14.9339898569114">
            <text:p>-14.9339898569</text:p>
          </table:table-cell>
          <table:table-cell table:formula="of:=VALUE(TRIM(INDIRECT(ADDRESS(7;5;4))))" office:value-type="float" office:value="-15.653559774527">
            <text:p>-15.6535597745</text:p>
          </table:table-cell>
          <table:table-cell table:formula="of:=VALUE(TRIM(INDIRECT(ADDRESS(7;6;4))))" office:value-type="float" office:value="-15.653559774527">
            <text:p>-15.6535597745</text:p>
          </table:table-cell>
          <table:table-cell table:formula="of:=VALUE(TRIM(INDIRECT(ADDRESS(7;7;4))))" office:value-type="float" office:value="-15.653559774527">
            <text:p>-15.6535597745</text:p>
          </table:table-cell>
          <table:table-cell table:formula="of:=VALUE(TRIM(INDIRECT(ADDRESS(7;8;4))))" office:value-type="float" office:value="-0.000319763238847609">
            <text:p>-0.0003197632</text:p>
          </table:table-cell>
          <table:table-cell table:formula="of:=VALUE(TRIM(INDIRECT(ADDRESS(7;9;4))))" office:value-type="float" office:value="-15.6329598612474">
            <text:p>-15.6329598612</text:p>
          </table:table-cell>
          <table:table-cell table:formula="of:=VALUE(TRIM(INDIRECT(ADDRESS(7;10;4))))" office:value-type="float" office:value="-15.653559774527">
            <text:p>-15.6535597745</text:p>
          </table:table-cell>
          <table:table-cell table:formula="of:=VALUE(TRIM(INDIRECT(ADDRESS(7;11;4))))" office:value-type="float" office:value="-15.653559774527">
            <text:p>-15.6535597745</text:p>
          </table:table-cell>
          <table:table-cell table:formula="of:=VALUE(TRIM(INDIRECT(ADDRESS(7;12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8;2;4))))" office:value-type="float" office:value="-11.2740246279977">
            <text:p>-11.274024628</text:p>
          </table:table-cell>
          <table:table-cell table:formula="of:=VALUE(TRIM(INDIRECT(ADDRESS(8;3;4))))" office:value-type="float" office:value="-12.7574011359692">
            <text:p>-12.757401136</text:p>
          </table:table-cell>
          <table:table-cell table:formula="of:=VALUE(TRIM(INDIRECT(ADDRESS(8;4;4))))" office:value-type="float" office:value="-12.6844546274685">
            <text:p>-12.6844546275</text:p>
          </table:table-cell>
          <table:table-cell table:formula="of:=VALUE(TRIM(INDIRECT(ADDRESS(8;5;4))))" office:value-type="float" office:value="-14.0372593440845">
            <text:p>-14.0372593441</text:p>
          </table:table-cell>
          <table:table-cell table:formula="of:=VALUE(TRIM(INDIRECT(ADDRESS(8;6;4))))" office:value-type="float" office:value="-13.9265610465908">
            <text:p>-13.9265610466</text:p>
          </table:table-cell>
          <table:table-cell table:formula="of:=VALUE(TRIM(INDIRECT(ADDRESS(8;7;4))))" office:value-type="float" office:value="-13.8002672558975">
            <text:p>-13.8002672559</text:p>
          </table:table-cell>
          <table:table-cell table:formula="of:=VALUE(TRIM(INDIRECT(ADDRESS(8;8;4))))" office:value-type="float" office:value="-0.975767677464384">
            <text:p>-0.9757676775</text:p>
          </table:table-cell>
          <table:table-cell table:formula="of:=VALUE(TRIM(INDIRECT(ADDRESS(8;9;4))))" office:value-type="float" office:value="-9.76672137695737">
            <text:p>-9.766721377</text:p>
          </table:table-cell>
          <table:table-cell table:formula="of:=VALUE(TRIM(INDIRECT(ADDRESS(8;10;4))))" office:value-type="float" office:value="-10.155580237889">
            <text:p>-10.1555802379</text:p>
          </table:table-cell>
          <table:table-cell table:formula="of:=VALUE(TRIM(INDIRECT(ADDRESS(8;11;4))))" office:value-type="float" office:value="-10.7411109730608">
            <text:p>-10.7411109731</text:p>
          </table:table-cell>
          <table:table-cell table:formula="of:=VALUE(TRIM(INDIRECT(ADDRESS(8;12;4))))" office:value-type="float" office:value="-13.9002321078684">
            <text:p>-13.9002321079</text:p>
          </table:table-cell>
        </table:table-row>
        <table:table-row table:style-name="ro2">
          <table:table-cell/>
          <table:table-cell table:formula="of:=VALUE(TRIM(INDIRECT(ADDRESS(9;2;4))))" office:value-type="float" office:value="-0.826999390295038">
            <text:p>-0.8269993903</text:p>
          </table:table-cell>
          <table:table-cell table:formula="of:=VALUE(TRIM(INDIRECT(ADDRESS(9;3;4))))" office:value-type="float" office:value="-0.597531267648463">
            <text:p>-0.5975312676</text:p>
          </table:table-cell>
          <table:table-cell table:formula="of:=VALUE(TRIM(INDIRECT(ADDRESS(9;4;4))))" office:value-type="float" office:value="-0.597720091069695">
            <text:p>-0.5977200911</text:p>
          </table:table-cell>
          <table:table-cell table:formula="of:=VALUE(TRIM(INDIRECT(ADDRESS(9;5;4))))" office:value-type="float" office:value="-0.921371070314976">
            <text:p>-0.9213710703</text:p>
          </table:table-cell>
          <table:table-cell table:formula="of:=VALUE(TRIM(INDIRECT(ADDRESS(9;6;4))))" office:value-type="float" office:value="-0.594481174007108">
            <text:p>-0.594481174</text:p>
          </table:table-cell>
          <table:table-cell table:formula="of:=VALUE(TRIM(INDIRECT(ADDRESS(9;7;4))))" office:value-type="float" office:value="0">
            <text:p>0</text:p>
          </table:table-cell>
          <table:table-cell table:formula="of:=VALUE(TRIM(INDIRECT(ADDRESS(9;8;4))))" office:value-type="float" office:value="0">
            <text:p>0</text:p>
          </table:table-cell>
          <table:table-cell table:formula="of:=VALUE(TRIM(INDIRECT(ADDRESS(9;9;4))))" office:value-type="float" office:value="-0.395614277222081">
            <text:p>-0.3956142772</text:p>
          </table:table-cell>
          <table:table-cell table:formula="of:=VALUE(TRIM(INDIRECT(ADDRESS(9;10;4))))" office:value-type="float" office:value="-0.492047866834749">
            <text:p>-0.4920478668</text:p>
          </table:table-cell>
          <table:table-cell table:formula="of:=VALUE(TRIM(INDIRECT(ADDRESS(9;11;4))))" office:value-type="float" office:value="-0.594480873242746">
            <text:p>-0.5944808732</text:p>
          </table:table-cell>
          <table:table-cell table:formula="of:=VALUE(TRIM(INDIRECT(ADDRESS(9;12;4))))" office:value-type="float" office:value="-0.522878745248125">
            <text:p>-0.5228787452</text:p>
          </table:table-cell>
        </table:table-row>
        <table:table-row table:style-name="ro2">
          <table:table-cell/>
          <table:table-cell table:formula="of:=VALUE(TRIM(INDIRECT(ADDRESS(10;2;4))))" office:value-type="float" office:value="0">
            <text:p>0</text:p>
          </table:table-cell>
          <table:table-cell table:formula="of:=VALUE(TRIM(INDIRECT(ADDRESS(10;3;4))))" office:value-type="float" office:value="-5.62942344308085">
            <text:p>-5.6294234431</text:p>
          </table:table-cell>
          <table:table-cell table:formula="of:=VALUE(TRIM(INDIRECT(ADDRESS(10;4;4))))" office:value-type="float" office:value="-1.74418526747365">
            <text:p>-1.7441852675</text:p>
          </table:table-cell>
          <table:table-cell table:formula="of:=VALUE(TRIM(INDIRECT(ADDRESS(10;5;4))))" office:value-type="float" office:value="-10.8218819253356">
            <text:p>-10.8218819253</text:p>
          </table:table-cell>
          <table:table-cell table:formula="of:=VALUE(TRIM(INDIRECT(ADDRESS(10;6;4))))" office:value-type="float" office:value="-13.0783719295994">
            <text:p>-13.0783719296</text:p>
          </table:table-cell>
          <table:table-cell table:formula="of:=VALUE(TRIM(INDIRECT(ADDRESS(10;7;4))))" office:value-type="float" office:value="-13.2017733390027">
            <text:p>-13.201773339</text:p>
          </table:table-cell>
          <table:table-cell table:formula="of:=VALUE(TRIM(INDIRECT(ADDRESS(10;8;4))))" office:value-type="float" office:value="-0.128366442331489">
            <text:p>-0.1283664423</text:p>
          </table:table-cell>
          <table:table-cell table:formula="of:=VALUE(TRIM(INDIRECT(ADDRESS(10;9;4))))" office:value-type="float" office:value="-4.01101778008186">
            <text:p>-4.0110177801</text:p>
          </table:table-cell>
          <table:table-cell table:formula="of:=VALUE(TRIM(INDIRECT(ADDRESS(10;10;4))))" office:value-type="float" office:value="-8.49672911960222">
            <text:p>-8.4967291196</text:p>
          </table:table-cell>
          <table:table-cell table:formula="of:=VALUE(TRIM(INDIRECT(ADDRESS(10;11;4))))" office:value-type="float" office:value="-9.17605216961881">
            <text:p>-9.1760521696</text:p>
          </table:table-cell>
          <table:table-cell table:formula="of:=VALUE(TRIM(INDIRECT(ADDRESS(10;12;4))))" office:value-type="float" office:value="-12.8938919298374">
            <text:p>-12.8938919298</text:p>
          </table:table-cell>
        </table:table-row>
        <table:table-row table:style-name="ro2">
          <table:table-cell/>
          <table:table-cell table:formula="of:=VALUE(TRIM(INDIRECT(ADDRESS(11;2;4))))" office:value-type="float" office:value="-1.5402483693376">
            <text:p>-1.5402483693</text:p>
          </table:table-cell>
          <table:table-cell table:formula="of:=VALUE(TRIM(INDIRECT(ADDRESS(11;3;4))))" office:value-type="float" office:value="-1.98218641818097">
            <text:p>-1.9821864182</text:p>
          </table:table-cell>
          <table:table-cell table:formula="of:=VALUE(TRIM(INDIRECT(ADDRESS(11;4;4))))" office:value-type="float" office:value="-1.85197336047424">
            <text:p>-1.8519733605</text:p>
          </table:table-cell>
          <table:table-cell table:formula="of:=VALUE(TRIM(INDIRECT(ADDRESS(11;5;4))))" office:value-type="float" office:value="-0.0879859552551696">
            <text:p>-0.0879859553</text:p>
          </table:table-cell>
          <table:table-cell table:formula="of:=VALUE(TRIM(INDIRECT(ADDRESS(11;6;4))))" office:value-type="float" office:value="-5.87217837870589">
            <text:p>-5.8721783787</text:p>
          </table:table-cell>
          <table:table-cell table:formula="of:=VALUE(TRIM(INDIRECT(ADDRESS(11;7;4))))" office:value-type="float" office:value="-5.64623452949414">
            <text:p>-5.6462345295</text:p>
          </table:table-cell>
          <table:table-cell table:formula="of:=VALUE(TRIM(INDIRECT(ADDRESS(11;8;4))))" office:value-type="float" office:value="-1.53764793911269">
            <text:p>-1.5376479391</text:p>
          </table:table-cell>
          <table:table-cell table:formula="of:=VALUE(TRIM(INDIRECT(ADDRESS(11;9;4))))" office:value-type="float" office:value="-2.32610435971389">
            <text:p>-2.3261043597</text:p>
          </table:table-cell>
          <table:table-cell table:formula="of:=VALUE(TRIM(INDIRECT(ADDRESS(11;10;4))))" office:value-type="float" office:value="-2.51074037342319">
            <text:p>-2.5107403734</text:p>
          </table:table-cell>
          <table:table-cell table:formula="of:=VALUE(TRIM(INDIRECT(ADDRESS(11;11;4))))" office:value-type="float" office:value="-2.76819441033946">
            <text:p>-2.7681944103</text:p>
          </table:table-cell>
          <table:table-cell table:formula="of:=VALUE(TRIM(INDIRECT(ADDRESS(11;12;4))))" office:value-type="float" office:value="-4.79107483166429">
            <text:p>-4.7910748317</text:p>
          </table:table-cell>
        </table:table-row>
        <table:table-row table:style-name="ro2">
          <table:table-cell/>
          <table:table-cell table:formula="of:=VALUE(TRIM(INDIRECT(ADDRESS(12;2;4))))" office:value-type="float" office:value="0">
            <text:p>0</text:p>
          </table:table-cell>
          <table:table-cell table:formula="of:=VALUE(TRIM(INDIRECT(ADDRESS(12;3;4))))" office:value-type="float" office:value="-11.7308862066685">
            <text:p>-11.7308862067</text:p>
          </table:table-cell>
          <table:table-cell table:formula="of:=VALUE(TRIM(INDIRECT(ADDRESS(12;4;4))))" office:value-type="float" office:value="-11.8560152601653">
            <text:p>-11.8560152602</text:p>
          </table:table-cell>
          <table:table-cell table:formula="of:=VALUE(TRIM(INDIRECT(ADDRESS(12;5;4))))" office:value-type="float" office:value="-11.7624685480593">
            <text:p>-11.7624685481</text:p>
          </table:table-cell>
          <table:table-cell table:formula="of:=VALUE(TRIM(INDIRECT(ADDRESS(12;6;4))))" office:value-type="float" office:value="-13.3794019252633">
            <text:p>-13.3794019253</text:p>
          </table:table-cell>
          <table:table-cell table:formula="of:=VALUE(TRIM(INDIRECT(ADDRESS(12;7;4))))" office:value-type="float" office:value="-13.5743785284794">
            <text:p>-13.5743785285</text:p>
          </table:table-cell>
          <table:table-cell table:formula="of:=VALUE(TRIM(INDIRECT(ADDRESS(12;8;4))))" office:value-type="float" office:value="-0.972685871128969">
            <text:p>-0.9726858711</text:p>
          </table:table-cell>
          <table:table-cell table:formula="of:=VALUE(TRIM(INDIRECT(ADDRESS(12;9;4))))" office:value-type="float" office:value="-6.84829206390402">
            <text:p>-6.8482920639</text:p>
          </table:table-cell>
          <table:table-cell table:formula="of:=VALUE(TRIM(INDIRECT(ADDRESS(12;10;4))))" office:value-type="float" office:value="-13.4521626502066">
            <text:p>-13.4521626502</text:p>
          </table:table-cell>
          <table:table-cell table:formula="of:=VALUE(TRIM(INDIRECT(ADDRESS(12;11;4))))" office:value-type="float" office:value="-8.73347880967386">
            <text:p>-8.7334788097</text:p>
          </table:table-cell>
          <table:table-cell table:formula="of:=VALUE(TRIM(INDIRECT(ADDRESS(12;12;4))))" office:value-type="float" office:value="-13.7344816821509">
            <text:p>-13.7344816822</text:p>
          </table:table-cell>
        </table:table-row>
        <table:table-row table:style-name="ro2">
          <table:table-cell/>
          <table:table-cell table:formula="of:=VALUE(TRIM(INDIRECT(ADDRESS(13;2;4))))" office:value-type="float" office:value="-15.653559774527">
            <text:p>-15.6535597745</text:p>
          </table:table-cell>
          <table:table-cell table:formula="of:=VALUE(TRIM(INDIRECT(ADDRESS(13;3;4))))" office:value-type="float" office:value="-13.8827077628849">
            <text:p>-13.8827077629</text:p>
          </table:table-cell>
          <table:table-cell table:formula="of:=VALUE(TRIM(INDIRECT(ADDRESS(13;4;4))))" office:value-type="float" office:value="-14.3111370937048">
            <text:p>-14.3111370937</text:p>
          </table:table-cell>
          <table:table-cell table:formula="of:=VALUE(TRIM(INDIRECT(ADDRESS(13;5;4))))" office:value-type="float" office:value="-13.074920564559">
            <text:p>-13.0749205646</text:p>
          </table:table-cell>
          <table:table-cell table:formula="of:=VALUE(TRIM(INDIRECT(ADDRESS(13;6;4))))" office:value-type="float" office:value="-13.653559774527">
            <text:p>-13.6535597745</text:p>
          </table:table-cell>
          <table:table-cell table:formula="of:=VALUE(TRIM(INDIRECT(ADDRESS(13;7;4))))" office:value-type="float" office:value="-13.5429700642278">
            <text:p>-13.5429700642</text:p>
          </table:table-cell>
          <table:table-cell table:formula="of:=VALUE(TRIM(INDIRECT(ADDRESS(13;8;4))))" office:value-type="float" office:value="-1.12181665552534">
            <text:p>-1.1218166555</text:p>
          </table:table-cell>
          <table:table-cell table:formula="of:=VALUE(TRIM(INDIRECT(ADDRESS(13;9;4))))" office:value-type="float" office:value="-15.653559774527">
            <text:p>-15.6535597745</text:p>
          </table:table-cell>
          <table:table-cell table:formula="of:=VALUE(TRIM(INDIRECT(ADDRESS(13;10;4))))" office:value-type="float" office:value="-15.653559774527">
            <text:p>-15.6535597745</text:p>
          </table:table-cell>
          <table:table-cell table:formula="of:=VALUE(TRIM(INDIRECT(ADDRESS(13;11;4))))" office:value-type="float" office:value="-15.653559774527">
            <text:p>-15.6535597745</text:p>
          </table:table-cell>
          <table:table-cell table:formula="of:=VALUE(TRIM(INDIRECT(ADDRESS(13;12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14;2;4))))" office:value-type="float" office:value="0">
            <text:p>0</text:p>
          </table:table-cell>
          <table:table-cell table:formula="of:=VALUE(TRIM(INDIRECT(ADDRESS(14;3;4))))" office:value-type="float" office:value="-0.794389861184289">
            <text:p>-0.7943898612</text:p>
          </table:table-cell>
          <table:table-cell table:formula="of:=VALUE(TRIM(INDIRECT(ADDRESS(14;4;4))))" office:value-type="float" office:value="-0.747450697468683">
            <text:p>-0.7474506975</text:p>
          </table:table-cell>
          <table:table-cell table:formula="of:=VALUE(TRIM(INDIRECT(ADDRESS(14;5;4))))" office:value-type="float" office:value="-0.492306683345412">
            <text:p>-0.4923066833</text:p>
          </table:table-cell>
          <table:table-cell table:formula="of:=VALUE(TRIM(INDIRECT(ADDRESS(14;6;4))))" office:value-type="float" office:value="-7.4107248345374">
            <text:p>-7.4107248345</text:p>
          </table:table-cell>
          <table:table-cell table:formula="of:=VALUE(TRIM(INDIRECT(ADDRESS(14;7;4))))" office:value-type="float" office:value="-11.811262640199">
            <text:p>-11.8112626402</text:p>
          </table:table-cell>
          <table:table-cell table:formula="of:=VALUE(TRIM(INDIRECT(ADDRESS(14;8;4))))" office:value-type="float" office:value="0">
            <text:p>0</text:p>
          </table:table-cell>
          <table:table-cell table:formula="of:=VALUE(TRIM(INDIRECT(ADDRESS(14;9;4))))" office:value-type="float" office:value="-4.54453084954845">
            <text:p>-4.5445308495</text:p>
          </table:table-cell>
          <table:table-cell table:formula="of:=VALUE(TRIM(INDIRECT(ADDRESS(14;10;4))))" office:value-type="float" office:value="-7.80539495406541">
            <text:p>-7.8053949541</text:p>
          </table:table-cell>
          <table:table-cell table:formula="of:=VALUE(TRIM(INDIRECT(ADDRESS(14;11;4))))" office:value-type="float" office:value="-8.88361646196001">
            <text:p>-8.883616462</text:p>
          </table:table-cell>
          <table:table-cell table:formula="of:=VALUE(TRIM(INDIRECT(ADDRESS(14;12;4))))" office:value-type="float" office:value="-10.9328465819983">
            <text:p>-10.932846582</text:p>
          </table:table-cell>
        </table:table-row>
        <table:table-row table:style-name="ro2">
          <table:table-cell/>
          <table:table-cell table:formula="of:=VALUE(TRIM(INDIRECT(ADDRESS(15;2;4))))" office:value-type="float" office:value="-1.28128682300422">
            <text:p>-1.281286823</text:p>
          </table:table-cell>
          <table:table-cell table:formula="of:=VALUE(TRIM(INDIRECT(ADDRESS(15;3;4))))" office:value-type="float" office:value="-1.55125583534097">
            <text:p>-1.5512558353</text:p>
          </table:table-cell>
          <table:table-cell table:formula="of:=VALUE(TRIM(INDIRECT(ADDRESS(15;4;4))))" office:value-type="float" office:value="-1.61733051626946">
            <text:p>-1.6173305163</text:p>
          </table:table-cell>
          <table:table-cell table:formula="of:=VALUE(TRIM(INDIRECT(ADDRESS(15;5;4))))" office:value-type="float" office:value="0">
            <text:p>0</text:p>
          </table:table-cell>
          <table:table-cell table:formula="of:=VALUE(TRIM(INDIRECT(ADDRESS(15;6;4))))" office:value-type="float" office:value="-2.86483236542867">
            <text:p>-2.8648323654</text:p>
          </table:table-cell>
          <table:table-cell table:formula="of:=VALUE(TRIM(INDIRECT(ADDRESS(15;7;4))))" office:value-type="float" office:value="-4.41344501326299">
            <text:p>-4.4134450133</text:p>
          </table:table-cell>
          <table:table-cell table:formula="of:=VALUE(TRIM(INDIRECT(ADDRESS(15;8;4))))" office:value-type="float" office:value="-1.71837246064384">
            <text:p>-1.7183724606</text:p>
          </table:table-cell>
          <table:table-cell table:formula="of:=VALUE(TRIM(INDIRECT(ADDRESS(15;9;4))))" office:value-type="float" office:value="-2.50272448452024">
            <text:p>-2.5027244845</text:p>
          </table:table-cell>
          <table:table-cell table:formula="of:=VALUE(TRIM(INDIRECT(ADDRESS(15;10;4))))" office:value-type="float" office:value="-2.61616513354497">
            <text:p>-2.6161651335</text:p>
          </table:table-cell>
          <table:table-cell table:formula="of:=VALUE(TRIM(INDIRECT(ADDRESS(15;11;4))))" office:value-type="float" office:value="-2.62033343208596">
            <text:p>-2.6203334321</text:p>
          </table:table-cell>
          <table:table-cell table:formula="of:=VALUE(TRIM(INDIRECT(ADDRESS(15;12;4))))" office:value-type="float" office:value="-3.82460861773646">
            <text:p>-3.8246086177</text:p>
          </table:table-cell>
        </table:table-row>
        <table:table-row table:style-name="ro2">
          <table:table-cell/>
          <table:table-cell table:formula="of:=VALUE(TRIM(INDIRECT(ADDRESS(16;2;4))))" office:value-type="float" office:value="0">
            <text:p>0</text:p>
          </table:table-cell>
          <table:table-cell table:formula="of:=VALUE(TRIM(INDIRECT(ADDRESS(16;3;4))))" office:value-type="float" office:value="0">
            <text:p>0</text:p>
          </table:table-cell>
          <table:table-cell table:formula="of:=VALUE(TRIM(INDIRECT(ADDRESS(16;4;4))))" office:value-type="float" office:value="0">
            <text:p>0</text:p>
          </table:table-cell>
          <table:table-cell table:formula="of:=VALUE(TRIM(INDIRECT(ADDRESS(16;5;4))))" office:value-type="float" office:value="0">
            <text:p>0</text:p>
          </table:table-cell>
          <table:table-cell table:formula="of:=VALUE(TRIM(INDIRECT(ADDRESS(16;6;4))))" office:value-type="float" office:value="-6.77072535367251">
            <text:p>-6.7707253537</text:p>
          </table:table-cell>
          <table:table-cell table:formula="of:=VALUE(TRIM(INDIRECT(ADDRESS(16;7;4))))" office:value-type="float" office:value="-12.4532565915454">
            <text:p>-12.4532565915</text:p>
          </table:table-cell>
          <table:table-cell table:formula="of:=VALUE(TRIM(INDIRECT(ADDRESS(16;8;4))))" office:value-type="float" office:value="-1.00691245822044">
            <text:p>-1.0069124582</text:p>
          </table:table-cell>
          <table:table-cell table:formula="of:=VALUE(TRIM(INDIRECT(ADDRESS(16;9;4))))" office:value-type="float" office:value="-6.18930372850298">
            <text:p>-6.1893037285</text:p>
          </table:table-cell>
          <table:table-cell table:formula="of:=VALUE(TRIM(INDIRECT(ADDRESS(16;10;4))))" office:value-type="float" office:value="-11.9490231990577">
            <text:p>-11.9490231991</text:p>
          </table:table-cell>
          <table:table-cell table:formula="of:=VALUE(TRIM(INDIRECT(ADDRESS(16;11;4))))" office:value-type="float" office:value="-8.09192989938065">
            <text:p>-8.0919298994</text:p>
          </table:table-cell>
          <table:table-cell table:formula="of:=VALUE(TRIM(INDIRECT(ADDRESS(16;12;4))))" office:value-type="float" office:value="-12.661669470591">
            <text:p>-12.6616694706</text:p>
          </table:table-cell>
        </table:table-row>
        <table:table-row table:style-name="ro2">
          <table:table-cell/>
          <table:table-cell table:formula="of:=VALUE(TRIM(INDIRECT(ADDRESS(17;2;4))))" office:value-type="float" office:value="-15.352529778863">
            <text:p>-15.3525297789</text:p>
          </table:table-cell>
          <table:table-cell table:formula="of:=VALUE(TRIM(INDIRECT(ADDRESS(17;3;4))))" office:value-type="float" office:value="-13.7902369144066">
            <text:p>-13.7902369144</text:p>
          </table:table-cell>
          <table:table-cell table:formula="of:=VALUE(TRIM(INDIRECT(ADDRESS(17;4;4))))" office:value-type="float" office:value="-14.5743785284794">
            <text:p>-14.5743785285</text:p>
          </table:table-cell>
          <table:table-cell table:formula="of:=VALUE(TRIM(INDIRECT(ADDRESS(17;5;4))))" office:value-type="float" office:value="0">
            <text:p>0</text:p>
          </table:table-cell>
          <table:table-cell table:formula="of:=VALUE(TRIM(INDIRECT(ADDRESS(17;6;4))))" office:value-type="float" office:value="-11.6836315850989">
            <text:p>-11.6836315851</text:p>
          </table:table-cell>
          <table:table-cell table:formula="of:=VALUE(TRIM(INDIRECT(ADDRESS(17;7;4))))" office:value-type="float" office:value="-13.1233600763239">
            <text:p>-13.1233600763</text:p>
          </table:table-cell>
          <table:table-cell table:formula="of:=VALUE(TRIM(INDIRECT(ADDRESS(17;8;4))))" office:value-type="float" office:value="-1.13249935451856">
            <text:p>-1.1324993545</text:p>
          </table:table-cell>
          <table:table-cell table:formula="of:=VALUE(TRIM(INDIRECT(ADDRESS(17;9;4))))" office:value-type="float" office:value="-15.653559774527">
            <text:p>-15.6535597745</text:p>
          </table:table-cell>
          <table:table-cell table:formula="of:=VALUE(TRIM(INDIRECT(ADDRESS(17;10;4))))" office:value-type="float" office:value="-15.653559774527">
            <text:p>-15.6535597745</text:p>
          </table:table-cell>
          <table:table-cell table:formula="of:=VALUE(TRIM(INDIRECT(ADDRESS(17;11;4))))" office:value-type="float" office:value="-15.653559774527">
            <text:p>-15.6535597745</text:p>
          </table:table-cell>
          <table:table-cell table:formula="of:=VALUE(TRIM(INDIRECT(ADDRESS(17;12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18;2;4))))" office:value-type="float" office:value="0">
            <text:p>0</text:p>
          </table:table-cell>
          <table:table-cell table:formula="of:=VALUE(TRIM(INDIRECT(ADDRESS(18;3;4))))" office:value-type="float" office:value="-0.373833974281978">
            <text:p>-0.3738339743</text:p>
          </table:table-cell>
          <table:table-cell table:formula="of:=VALUE(TRIM(INDIRECT(ADDRESS(18;4;4))))" office:value-type="float" office:value="-0.464691574905725">
            <text:p>-0.4646915749</text:p>
          </table:table-cell>
          <table:table-cell table:formula="of:=VALUE(TRIM(INDIRECT(ADDRESS(18;5;4))))" office:value-type="float" office:value="-0.314350868014631">
            <text:p>-0.314350868</text:p>
          </table:table-cell>
          <table:table-cell table:formula="of:=VALUE(TRIM(INDIRECT(ADDRESS(18;6;4))))" office:value-type="float" office:value="-3.68797912631155">
            <text:p>-3.6879791263</text:p>
          </table:table-cell>
          <table:table-cell table:formula="of:=VALUE(TRIM(INDIRECT(ADDRESS(18;7;4))))" office:value-type="float" office:value="-5.10601057845662">
            <text:p>-5.1060105785</text:p>
          </table:table-cell>
          <table:table-cell table:formula="of:=VALUE(TRIM(INDIRECT(ADDRESS(18;8;4))))" office:value-type="float" office:value="-0.216580353120386">
            <text:p>-0.2165803531</text:p>
          </table:table-cell>
          <table:table-cell table:formula="of:=VALUE(TRIM(INDIRECT(ADDRESS(18;9;4))))" office:value-type="float" office:value="-4.67888555485461">
            <text:p>-4.6788855549</text:p>
          </table:table-cell>
          <table:table-cell table:formula="of:=VALUE(TRIM(INDIRECT(ADDRESS(18;10;4))))" office:value-type="float" office:value="-7.81304970741719">
            <text:p>-7.8130497074</text:p>
          </table:table-cell>
          <table:table-cell table:formula="of:=VALUE(TRIM(INDIRECT(ADDRESS(18;11;4))))" office:value-type="float" office:value="-11.9915578951371">
            <text:p>-11.9915578951</text:p>
          </table:table-cell>
          <table:table-cell table:formula="of:=VALUE(TRIM(INDIRECT(ADDRESS(18;12;4))))" office:value-type="float" office:value="-8.13416571463793">
            <text:p>-8.1341657146</text:p>
          </table:table-cell>
        </table:table-row>
        <table:table-row table:style-name="ro2">
          <table:table-cell/>
          <table:table-cell table:formula="of:=VALUE(TRIM(INDIRECT(ADDRESS(19;2;4))))" office:value-type="float" office:value="-0.898439162888495">
            <text:p>-0.8984391629</text:p>
          </table:table-cell>
          <table:table-cell table:formula="of:=VALUE(TRIM(INDIRECT(ADDRESS(19;3;4))))" office:value-type="float" office:value="-1.06314825516908">
            <text:p>-1.0631482552</text:p>
          </table:table-cell>
          <table:table-cell table:formula="of:=VALUE(TRIM(INDIRECT(ADDRESS(19;4;4))))" office:value-type="float" office:value="-1.33124482475224">
            <text:p>-1.3312448248</text:p>
          </table:table-cell>
          <table:table-cell table:formula="of:=VALUE(TRIM(INDIRECT(ADDRESS(19;5;4))))" office:value-type="float" office:value="0">
            <text:p>0</text:p>
          </table:table-cell>
          <table:table-cell table:formula="of:=VALUE(TRIM(INDIRECT(ADDRESS(19;6;4))))" office:value-type="float" office:value="-2.59313442906216">
            <text:p>-2.5931344291</text:p>
          </table:table-cell>
          <table:table-cell table:formula="of:=VALUE(TRIM(INDIRECT(ADDRESS(19;7;4))))" office:value-type="float" office:value="-2.28451923489436">
            <text:p>-2.2845192349</text:p>
          </table:table-cell>
          <table:table-cell table:formula="of:=VALUE(TRIM(INDIRECT(ADDRESS(19;8;4))))" office:value-type="float" office:value="-1.35879934909787">
            <text:p>-1.3587993491</text:p>
          </table:table-cell>
          <table:table-cell table:formula="of:=VALUE(TRIM(INDIRECT(ADDRESS(19;9;4))))" office:value-type="float" office:value="-2.56922635650557">
            <text:p>-2.5692263565</text:p>
          </table:table-cell>
          <table:table-cell table:formula="of:=VALUE(TRIM(INDIRECT(ADDRESS(19;10;4))))" office:value-type="float" office:value="-2.92832667454618">
            <text:p>-2.9283266745</text:p>
          </table:table-cell>
          <table:table-cell table:formula="of:=VALUE(TRIM(INDIRECT(ADDRESS(19;11;4))))" office:value-type="float" office:value="-3.13832365778847">
            <text:p>-3.1383236578</text:p>
          </table:table-cell>
          <table:table-cell table:formula="of:=VALUE(TRIM(INDIRECT(ADDRESS(19;12;4))))" office:value-type="float" office:value="-3.27328083107113">
            <text:p>-3.2732808311</text:p>
          </table:table-cell>
        </table:table-row>
        <table:table-row table:style-name="ro2">
          <table:table-cell/>
          <table:table-cell table:formula="of:=VALUE(TRIM(INDIRECT(ADDRESS(20;2;4))))" office:value-type="float" office:value="0">
            <text:p>0</text:p>
          </table:table-cell>
          <table:table-cell table:formula="of:=VALUE(TRIM(INDIRECT(ADDRESS(20;3;4))))" office:value-type="float" office:value="0">
            <text:p>0</text:p>
          </table:table-cell>
          <table:table-cell table:formula="of:=VALUE(TRIM(INDIRECT(ADDRESS(20;4;4))))" office:value-type="float" office:value="0">
            <text:p>0</text:p>
          </table:table-cell>
          <table:table-cell table:formula="of:=VALUE(TRIM(INDIRECT(ADDRESS(20;5;4))))" office:value-type="float" office:value="0">
            <text:p>0</text:p>
          </table:table-cell>
          <table:table-cell table:formula="of:=VALUE(TRIM(INDIRECT(ADDRESS(20;6;4))))" office:value-type="float" office:value="-1.92330527651943">
            <text:p>-1.9233052765</text:p>
          </table:table-cell>
          <table:table-cell table:formula="of:=VALUE(TRIM(INDIRECT(ADDRESS(20;7;4))))" office:value-type="float" office:value="-6.17672405340973">
            <text:p>-6.1767240534</text:p>
          </table:table-cell>
          <table:table-cell table:formula="of:=VALUE(TRIM(INDIRECT(ADDRESS(20;8;4))))" office:value-type="float" office:value="-0.878518619571104">
            <text:p>-0.8785186196</text:p>
          </table:table-cell>
          <table:table-cell table:formula="of:=VALUE(TRIM(INDIRECT(ADDRESS(20;9;4))))" office:value-type="float" office:value="-8.02666220968676">
            <text:p>-8.0266622097</text:p>
          </table:table-cell>
          <table:table-cell table:formula="of:=VALUE(TRIM(INDIRECT(ADDRESS(20;10;4))))" office:value-type="float" office:value="-9.45313667053561">
            <text:p>-9.4531366705</text:p>
          </table:table-cell>
          <table:table-cell table:formula="of:=VALUE(TRIM(INDIRECT(ADDRESS(20;11;4))))" office:value-type="float" office:value="-7.68422612496563">
            <text:p>-7.684226125</text:p>
          </table:table-cell>
          <table:table-cell table:formula="of:=VALUE(TRIM(INDIRECT(ADDRESS(20;12;4))))" office:value-type="float" office:value="-9.78004968259588">
            <text:p>-9.7800496826</text:p>
          </table:table-cell>
        </table:table-row>
        <table:table-row table:style-name="ro2">
          <table:table-cell/>
          <table:table-cell table:formula="of:=VALUE(TRIM(INDIRECT(ADDRESS(21;2;4))))" office:value-type="float" office:value="-14.954589770191">
            <text:p>-14.9545897702</text:p>
          </table:table-cell>
          <table:table-cell table:formula="of:=VALUE(TRIM(INDIRECT(ADDRESS(21;3;4))))" office:value-type="float" office:value="-15.653559774527">
            <text:p>-15.6535597745</text:p>
          </table:table-cell>
          <table:table-cell table:formula="of:=VALUE(TRIM(INDIRECT(ADDRESS(21;4;4))))" office:value-type="float" office:value="-14.1692599351802">
            <text:p>-14.1692599352</text:p>
          </table:table-cell>
          <table:table-cell table:formula="of:=VALUE(TRIM(INDIRECT(ADDRESS(21;5;4))))" office:value-type="float" office:value="0">
            <text:p>0</text:p>
          </table:table-cell>
          <table:table-cell table:formula="of:=VALUE(TRIM(INDIRECT(ADDRESS(21;6;4))))" office:value-type="float" office:value="-10.5141939623333">
            <text:p>-10.5141939623</text:p>
          </table:table-cell>
          <table:table-cell table:formula="of:=VALUE(TRIM(INDIRECT(ADDRESS(21;7;4))))" office:value-type="float" office:value="-8.07231614819003">
            <text:p>-8.0723161482</text:p>
          </table:table-cell>
          <table:table-cell table:formula="of:=VALUE(TRIM(INDIRECT(ADDRESS(21;8;4))))" office:value-type="float" office:value="-1.0820374416371">
            <text:p>-1.0820374416</text:p>
          </table:table-cell>
          <table:table-cell table:formula="of:=VALUE(TRIM(INDIRECT(ADDRESS(21;9;4))))" office:value-type="float" office:value="-15.653559774527">
            <text:p>-15.6535597745</text:p>
          </table:table-cell>
          <table:table-cell table:formula="of:=VALUE(TRIM(INDIRECT(ADDRESS(21;10;4))))" office:value-type="float" office:value="-15.653559774527">
            <text:p>-15.6535597745</text:p>
          </table:table-cell>
          <table:table-cell table:formula="of:=VALUE(TRIM(INDIRECT(ADDRESS(21;11;4))))" office:value-type="float" office:value="-15.653559774527">
            <text:p>-15.6535597745</text:p>
          </table:table-cell>
          <table:table-cell table:formula="of:=VALUE(TRIM(INDIRECT(ADDRESS(21;12;4))))" office:value-type="float" office:value="-15.653559774527">
            <text:p>-15.6535597745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formula="of:=RANK(INDIRECT(ADDRESS(23;2;4));INDIRECT(ADDRESS(23;2;4)):INDIRECT(ADDRESS(23;12;4));1)" office:value-type="float" office:value="7">
            <text:p>7</text:p>
          </table:table-cell>
          <table:table-cell table:formula="of:=RANK(INDIRECT(ADDRESS(23;3;4));INDIRECT(ADDRESS(23;2;4)):INDIRECT(ADDRESS(23;12;4));1)" office:value-type="float" office:value="6">
            <text:p>6</text:p>
          </table:table-cell>
          <table:table-cell table:formula="of:=RANK(INDIRECT(ADDRESS(23;4;4));INDIRECT(ADDRESS(23;2;4)):INDIRECT(ADDRESS(23;12;4));1)" office:value-type="float" office:value="1">
            <text:p>1</text:p>
          </table:table-cell>
          <table:table-cell table:formula="of:=RANK(INDIRECT(ADDRESS(23;5;4));INDIRECT(ADDRESS(23;2;4)):INDIRECT(ADDRESS(23;12;4));1)" office:value-type="float" office:value="5">
            <text:p>5</text:p>
          </table:table-cell>
          <table:table-cell table:formula="of:=RANK(INDIRECT(ADDRESS(23;6;4));INDIRECT(ADDRESS(23;2;4)):INDIRECT(ADDRESS(23;12;4));1)" office:value-type="float" office:value="2">
            <text:p>2</text:p>
          </table:table-cell>
          <table:table-cell table:formula="of:=RANK(INDIRECT(ADDRESS(23;7;4));INDIRECT(ADDRESS(23;2;4)):INDIRECT(ADDRESS(23;12;4));1)" office:value-type="float" office:value="4">
            <text:p>4</text:p>
          </table:table-cell>
          <table:table-cell table:formula="of:=RANK(INDIRECT(ADDRESS(23;8;4));INDIRECT(ADDRESS(23;2;4)):INDIRECT(ADDRESS(23;12;4));1)" office:value-type="float" office:value="11">
            <text:p>11</text:p>
          </table:table-cell>
          <table:table-cell table:formula="of:=RANK(INDIRECT(ADDRESS(23;9;4));INDIRECT(ADDRESS(23;2;4)):INDIRECT(ADDRESS(23;12;4));1)" office:value-type="float" office:value="10">
            <text:p>10</text:p>
          </table:table-cell>
          <table:table-cell table:formula="of:=RANK(INDIRECT(ADDRESS(23;10;4));INDIRECT(ADDRESS(23;2;4)):INDIRECT(ADDRESS(23;12;4));1)" office:value-type="float" office:value="9">
            <text:p>9</text:p>
          </table:table-cell>
          <table:table-cell table:formula="of:=RANK(INDIRECT(ADDRESS(23;11;4));INDIRECT(ADDRESS(23;2;4)):INDIRECT(ADDRESS(23;12;4));1)" office:value-type="float" office:value="8">
            <text:p>8</text:p>
          </table:table-cell>
          <table:table-cell table:formula="of:=RANK(INDIRECT(ADDRESS(23;12;4));INDIRECT(ADDRESS(23;2;4)):INDIRECT(ADDRESS(23;12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24;2;4));INDIRECT(ADDRESS(24;2;4)):INDIRECT(ADDRESS(24;12;4));1)" office:value-type="float" office:value="8">
            <text:p>8</text:p>
          </table:table-cell>
          <table:table-cell table:formula="of:=RANK(INDIRECT(ADDRESS(24;3;4));INDIRECT(ADDRESS(24;2;4)):INDIRECT(ADDRESS(24;12;4));1)" office:value-type="float" office:value="7">
            <text:p>7</text:p>
          </table:table-cell>
          <table:table-cell table:formula="of:=RANK(INDIRECT(ADDRESS(24;4;4));INDIRECT(ADDRESS(24;2;4)):INDIRECT(ADDRESS(24;12;4));1)" office:value-type="float" office:value="10">
            <text:p>10</text:p>
          </table:table-cell>
          <table:table-cell table:formula="of:=RANK(INDIRECT(ADDRESS(24;5;4));INDIRECT(ADDRESS(24;2;4)):INDIRECT(ADDRESS(24;12;4));1)" office:value-type="float" office:value="3">
            <text:p>3</text:p>
          </table:table-cell>
          <table:table-cell table:formula="of:=RANK(INDIRECT(ADDRESS(24;6;4));INDIRECT(ADDRESS(24;2;4)):INDIRECT(ADDRESS(24;12;4));1)" office:value-type="float" office:value="1">
            <text:p>1</text:p>
          </table:table-cell>
          <table:table-cell table:formula="of:=RANK(INDIRECT(ADDRESS(24;7;4));INDIRECT(ADDRESS(24;2;4)):INDIRECT(ADDRESS(24;12;4));1)" office:value-type="float" office:value="2">
            <text:p>2</text:p>
          </table:table-cell>
          <table:table-cell table:formula="of:=RANK(INDIRECT(ADDRESS(24;8;4));INDIRECT(ADDRESS(24;2;4)):INDIRECT(ADDRESS(24;12;4));1)" office:value-type="float" office:value="11">
            <text:p>11</text:p>
          </table:table-cell>
          <table:table-cell table:formula="of:=RANK(INDIRECT(ADDRESS(24;9;4));INDIRECT(ADDRESS(24;2;4)):INDIRECT(ADDRESS(24;12;4));1)" office:value-type="float" office:value="9">
            <text:p>9</text:p>
          </table:table-cell>
          <table:table-cell table:formula="of:=RANK(INDIRECT(ADDRESS(24;10;4));INDIRECT(ADDRESS(24;2;4)):INDIRECT(ADDRESS(24;12;4));1)" office:value-type="float" office:value="6">
            <text:p>6</text:p>
          </table:table-cell>
          <table:table-cell table:formula="of:=RANK(INDIRECT(ADDRESS(24;11;4));INDIRECT(ADDRESS(24;2;4)):INDIRECT(ADDRESS(24;12;4));1)" office:value-type="float" office:value="5">
            <text:p>5</text:p>
          </table:table-cell>
          <table:table-cell table:formula="of:=RANK(INDIRECT(ADDRESS(24;12;4));INDIRECT(ADDRESS(24;2;4)):INDIRECT(ADDRESS(24;12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25;2;4));INDIRECT(ADDRESS(25;2;4)):INDIRECT(ADDRESS(25;12;4));1)" office:value-type="float" office:value="6">
            <text:p>6</text:p>
          </table:table-cell>
          <table:table-cell table:formula="of:=RANK(INDIRECT(ADDRESS(25;3;4));INDIRECT(ADDRESS(25;2;4)):INDIRECT(ADDRESS(25;12;4));1)" office:value-type="float" office:value="7">
            <text:p>7</text:p>
          </table:table-cell>
          <table:table-cell table:formula="of:=RANK(INDIRECT(ADDRESS(25;4;4));INDIRECT(ADDRESS(25;2;4)):INDIRECT(ADDRESS(25;12;4));1)" office:value-type="float" office:value="8">
            <text:p>8</text:p>
          </table:table-cell>
          <table:table-cell table:formula="of:=RANK(INDIRECT(ADDRESS(25;5;4));INDIRECT(ADDRESS(25;2;4)):INDIRECT(ADDRESS(25;12;4));1)" office:value-type="float" office:value="4">
            <text:p>4</text:p>
          </table:table-cell>
          <table:table-cell table:formula="of:=RANK(INDIRECT(ADDRESS(25;6;4));INDIRECT(ADDRESS(25;2;4)):INDIRECT(ADDRESS(25;12;4));1)" office:value-type="float" office:value="3">
            <text:p>3</text:p>
          </table:table-cell>
          <table:table-cell table:formula="of:=RANK(INDIRECT(ADDRESS(25;7;4));INDIRECT(ADDRESS(25;2;4)):INDIRECT(ADDRESS(25;12;4));1)" office:value-type="float" office:value="1">
            <text:p>1</text:p>
          </table:table-cell>
          <table:table-cell table:formula="of:=RANK(INDIRECT(ADDRESS(25;8;4));INDIRECT(ADDRESS(25;2;4)):INDIRECT(ADDRESS(25;12;4));1)" office:value-type="float" office:value="11">
            <text:p>11</text:p>
          </table:table-cell>
          <table:table-cell table:formula="of:=RANK(INDIRECT(ADDRESS(25;9;4));INDIRECT(ADDRESS(25;2;4)):INDIRECT(ADDRESS(25;12;4));1)" office:value-type="float" office:value="10">
            <text:p>10</text:p>
          </table:table-cell>
          <table:table-cell table:formula="of:=RANK(INDIRECT(ADDRESS(25;10;4));INDIRECT(ADDRESS(25;2;4)):INDIRECT(ADDRESS(25;12;4));1)" office:value-type="float" office:value="5">
            <text:p>5</text:p>
          </table:table-cell>
          <table:table-cell table:formula="of:=RANK(INDIRECT(ADDRESS(25;11;4));INDIRECT(ADDRESS(25;2;4)):INDIRECT(ADDRESS(25;12;4));1)" office:value-type="float" office:value="9">
            <text:p>9</text:p>
          </table:table-cell>
          <table:table-cell table:formula="of:=RANK(INDIRECT(ADDRESS(25;12;4));INDIRECT(ADDRESS(25;2;4)):INDIRECT(ADDRESS(25;12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26;2;4));INDIRECT(ADDRESS(26;2;4)):INDIRECT(ADDRESS(26;12;4));1)" office:value-type="float" office:value="1">
            <text:p>1</text:p>
          </table:table-cell>
          <table:table-cell table:formula="of:=RANK(INDIRECT(ADDRESS(26;3;4));INDIRECT(ADDRESS(26;2;4)):INDIRECT(ADDRESS(26;12;4));1)" office:value-type="float" office:value="1">
            <text:p>1</text:p>
          </table:table-cell>
          <table:table-cell table:formula="of:=RANK(INDIRECT(ADDRESS(26;4;4));INDIRECT(ADDRESS(26;2;4)):INDIRECT(ADDRESS(26;12;4));1)" office:value-type="float" office:value="6">
            <text:p>6</text:p>
          </table:table-cell>
          <table:table-cell table:formula="of:=RANK(INDIRECT(ADDRESS(26;5;4));INDIRECT(ADDRESS(26;2;4)):INDIRECT(ADDRESS(26;12;4));1)" office:value-type="float" office:value="9">
            <text:p>9</text:p>
          </table:table-cell>
          <table:table-cell table:formula="of:=RANK(INDIRECT(ADDRESS(26;6;4));INDIRECT(ADDRESS(26;2;4)):INDIRECT(ADDRESS(26;12;4));1)" office:value-type="float" office:value="8">
            <text:p>8</text:p>
          </table:table-cell>
          <table:table-cell table:formula="of:=RANK(INDIRECT(ADDRESS(26;7;4));INDIRECT(ADDRESS(26;2;4)):INDIRECT(ADDRESS(26;12;4));1)" office:value-type="float" office:value="7">
            <text:p>7</text:p>
          </table:table-cell>
          <table:table-cell table:formula="of:=RANK(INDIRECT(ADDRESS(26;8;4));INDIRECT(ADDRESS(26;2;4)):INDIRECT(ADDRESS(26;12;4));1)" office:value-type="float" office:value="11">
            <text:p>11</text:p>
          </table:table-cell>
          <table:table-cell table:formula="of:=RANK(INDIRECT(ADDRESS(26;9;4));INDIRECT(ADDRESS(26;2;4)):INDIRECT(ADDRESS(26;12;4));1)" office:value-type="float" office:value="10">
            <text:p>10</text:p>
          </table:table-cell>
          <table:table-cell table:formula="of:=RANK(INDIRECT(ADDRESS(26;10;4));INDIRECT(ADDRESS(26;2;4)):INDIRECT(ADDRESS(26;12;4));1)" office:value-type="float" office:value="4">
            <text:p>4</text:p>
          </table:table-cell>
          <table:table-cell table:formula="of:=RANK(INDIRECT(ADDRESS(26;11;4));INDIRECT(ADDRESS(26;2;4)):INDIRECT(ADDRESS(26;12;4));1)" office:value-type="float" office:value="3">
            <text:p>3</text:p>
          </table:table-cell>
          <table:table-cell table:formula="of:=RANK(INDIRECT(ADDRESS(26;12;4));INDIRECT(ADDRESS(26;2;4)):INDIRECT(ADDRESS(26;12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27;2;4));INDIRECT(ADDRESS(27;2;4)):INDIRECT(ADDRESS(27;12;4));1)" office:value-type="float" office:value="1">
            <text:p>1</text:p>
          </table:table-cell>
          <table:table-cell table:formula="of:=RANK(INDIRECT(ADDRESS(27;3;4));INDIRECT(ADDRESS(27;2;4)):INDIRECT(ADDRESS(27;12;4));1)" office:value-type="float" office:value="7">
            <text:p>7</text:p>
          </table:table-cell>
          <table:table-cell table:formula="of:=RANK(INDIRECT(ADDRESS(27;4;4));INDIRECT(ADDRESS(27;2;4)):INDIRECT(ADDRESS(27;12;4));1)" office:value-type="float" office:value="6">
            <text:p>6</text:p>
          </table:table-cell>
          <table:table-cell table:formula="of:=RANK(INDIRECT(ADDRESS(27;5;4));INDIRECT(ADDRESS(27;2;4)):INDIRECT(ADDRESS(27;12;4));1)" office:value-type="float" office:value="10">
            <text:p>10</text:p>
          </table:table-cell>
          <table:table-cell table:formula="of:=RANK(INDIRECT(ADDRESS(27;6;4));INDIRECT(ADDRESS(27;2;4)):INDIRECT(ADDRESS(27;12;4));1)" office:value-type="float" office:value="8">
            <text:p>8</text:p>
          </table:table-cell>
          <table:table-cell table:formula="of:=RANK(INDIRECT(ADDRESS(27;7;4));INDIRECT(ADDRESS(27;2;4)):INDIRECT(ADDRESS(27;12;4));1)" office:value-type="float" office:value="9">
            <text:p>9</text:p>
          </table:table-cell>
          <table:table-cell table:formula="of:=RANK(INDIRECT(ADDRESS(27;8;4));INDIRECT(ADDRESS(27;2;4)):INDIRECT(ADDRESS(27;12;4));1)" office:value-type="float" office:value="11">
            <text:p>11</text:p>
          </table:table-cell>
          <table:table-cell table:formula="of:=RANK(INDIRECT(ADDRESS(27;9;4));INDIRECT(ADDRESS(27;2;4)):INDIRECT(ADDRESS(27;12;4));1)" office:value-type="float" office:value="1">
            <text:p>1</text:p>
          </table:table-cell>
          <table:table-cell table:formula="of:=RANK(INDIRECT(ADDRESS(27;10;4));INDIRECT(ADDRESS(27;2;4)):INDIRECT(ADDRESS(27;12;4));1)" office:value-type="float" office:value="1">
            <text:p>1</text:p>
          </table:table-cell>
          <table:table-cell table:formula="of:=RANK(INDIRECT(ADDRESS(27;11;4));INDIRECT(ADDRESS(27;2;4)):INDIRECT(ADDRESS(27;12;4));1)" office:value-type="float" office:value="1">
            <text:p>1</text:p>
          </table:table-cell>
          <table:table-cell table:formula="of:=RANK(INDIRECT(ADDRESS(27;12;4));INDIRECT(ADDRESS(27;2;4)):INDIRECT(ADDRESS(27;12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28;2;4));INDIRECT(ADDRESS(28;2;4)):INDIRECT(ADDRESS(28;12;4));1)" office:value-type="float" office:value="10">
            <text:p>10</text:p>
          </table:table-cell>
          <table:table-cell table:formula="of:=RANK(INDIRECT(ADDRESS(28;3;4));INDIRECT(ADDRESS(28;2;4)):INDIRECT(ADDRESS(28;12;4));1)" office:value-type="float" office:value="1">
            <text:p>1</text:p>
          </table:table-cell>
          <table:table-cell table:formula="of:=RANK(INDIRECT(ADDRESS(28;4;4));INDIRECT(ADDRESS(28;2;4)):INDIRECT(ADDRESS(28;12;4));1)" office:value-type="float" office:value="9">
            <text:p>9</text:p>
          </table:table-cell>
          <table:table-cell table:formula="of:=RANK(INDIRECT(ADDRESS(28;5;4));INDIRECT(ADDRESS(28;2;4)):INDIRECT(ADDRESS(28;12;4));1)" office:value-type="float" office:value="1">
            <text:p>1</text:p>
          </table:table-cell>
          <table:table-cell table:formula="of:=RANK(INDIRECT(ADDRESS(28;6;4));INDIRECT(ADDRESS(28;2;4)):INDIRECT(ADDRESS(28;12;4));1)" office:value-type="float" office:value="1">
            <text:p>1</text:p>
          </table:table-cell>
          <table:table-cell table:formula="of:=RANK(INDIRECT(ADDRESS(28;7;4));INDIRECT(ADDRESS(28;2;4)):INDIRECT(ADDRESS(28;12;4));1)" office:value-type="float" office:value="1">
            <text:p>1</text:p>
          </table:table-cell>
          <table:table-cell table:formula="of:=RANK(INDIRECT(ADDRESS(28;8;4));INDIRECT(ADDRESS(28;2;4)):INDIRECT(ADDRESS(28;12;4));1)" office:value-type="float" office:value="11">
            <text:p>11</text:p>
          </table:table-cell>
          <table:table-cell table:formula="of:=RANK(INDIRECT(ADDRESS(28;9;4));INDIRECT(ADDRESS(28;2;4)):INDIRECT(ADDRESS(28;12;4));1)" office:value-type="float" office:value="8">
            <text:p>8</text:p>
          </table:table-cell>
          <table:table-cell table:formula="of:=RANK(INDIRECT(ADDRESS(28;10;4));INDIRECT(ADDRESS(28;2;4)):INDIRECT(ADDRESS(28;12;4));1)" office:value-type="float" office:value="1">
            <text:p>1</text:p>
          </table:table-cell>
          <table:table-cell table:formula="of:=RANK(INDIRECT(ADDRESS(28;11;4));INDIRECT(ADDRESS(28;2;4)):INDIRECT(ADDRESS(28;12;4));1)" office:value-type="float" office:value="1">
            <text:p>1</text:p>
          </table:table-cell>
          <table:table-cell table:formula="of:=RANK(INDIRECT(ADDRESS(28;12;4));INDIRECT(ADDRESS(28;2;4)):INDIRECT(ADDRESS(28;12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29;2;4));INDIRECT(ADDRESS(29;2;4)):INDIRECT(ADDRESS(29;12;4));1)" office:value-type="float" office:value="7">
            <text:p>7</text:p>
          </table:table-cell>
          <table:table-cell table:formula="of:=RANK(INDIRECT(ADDRESS(29;3;4));INDIRECT(ADDRESS(29;2;4)):INDIRECT(ADDRESS(29;12;4));1)" office:value-type="float" office:value="5">
            <text:p>5</text:p>
          </table:table-cell>
          <table:table-cell table:formula="of:=RANK(INDIRECT(ADDRESS(29;4;4));INDIRECT(ADDRESS(29;2;4)):INDIRECT(ADDRESS(29;12;4));1)" office:value-type="float" office:value="6">
            <text:p>6</text:p>
          </table:table-cell>
          <table:table-cell table:formula="of:=RANK(INDIRECT(ADDRESS(29;5;4));INDIRECT(ADDRESS(29;2;4)):INDIRECT(ADDRESS(29;12;4));1)" office:value-type="float" office:value="1">
            <text:p>1</text:p>
          </table:table-cell>
          <table:table-cell table:formula="of:=RANK(INDIRECT(ADDRESS(29;6;4));INDIRECT(ADDRESS(29;2;4)):INDIRECT(ADDRESS(29;12;4));1)" office:value-type="float" office:value="2">
            <text:p>2</text:p>
          </table:table-cell>
          <table:table-cell table:formula="of:=RANK(INDIRECT(ADDRESS(29;7;4));INDIRECT(ADDRESS(29;2;4)):INDIRECT(ADDRESS(29;12;4));1)" office:value-type="float" office:value="4">
            <text:p>4</text:p>
          </table:table-cell>
          <table:table-cell table:formula="of:=RANK(INDIRECT(ADDRESS(29;8;4));INDIRECT(ADDRESS(29;2;4)):INDIRECT(ADDRESS(29;12;4));1)" office:value-type="float" office:value="11">
            <text:p>11</text:p>
          </table:table-cell>
          <table:table-cell table:formula="of:=RANK(INDIRECT(ADDRESS(29;9;4));INDIRECT(ADDRESS(29;2;4)):INDIRECT(ADDRESS(29;12;4));1)" office:value-type="float" office:value="10">
            <text:p>10</text:p>
          </table:table-cell>
          <table:table-cell table:formula="of:=RANK(INDIRECT(ADDRESS(29;10;4));INDIRECT(ADDRESS(29;2;4)):INDIRECT(ADDRESS(29;12;4));1)" office:value-type="float" office:value="9">
            <text:p>9</text:p>
          </table:table-cell>
          <table:table-cell table:formula="of:=RANK(INDIRECT(ADDRESS(29;11;4));INDIRECT(ADDRESS(29;2;4)):INDIRECT(ADDRESS(29;12;4));1)" office:value-type="float" office:value="8">
            <text:p>8</text:p>
          </table:table-cell>
          <table:table-cell table:formula="of:=RANK(INDIRECT(ADDRESS(29;12;4));INDIRECT(ADDRESS(29;2;4)):INDIRECT(ADDRESS(29;12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30;2;4));INDIRECT(ADDRESS(30;2;4)):INDIRECT(ADDRESS(30;12;4));1)" office:value-type="float" office:value="2">
            <text:p>2</text:p>
          </table:table-cell>
          <table:table-cell table:formula="of:=RANK(INDIRECT(ADDRESS(30;3;4));INDIRECT(ADDRESS(30;2;4)):INDIRECT(ADDRESS(30;12;4));1)" office:value-type="float" office:value="4">
            <text:p>4</text:p>
          </table:table-cell>
          <table:table-cell table:formula="of:=RANK(INDIRECT(ADDRESS(30;4;4));INDIRECT(ADDRESS(30;2;4)):INDIRECT(ADDRESS(30;12;4));1)" office:value-type="float" office:value="3">
            <text:p>3</text:p>
          </table:table-cell>
          <table:table-cell table:formula="of:=RANK(INDIRECT(ADDRESS(30;5;4));INDIRECT(ADDRESS(30;2;4)):INDIRECT(ADDRESS(30;12;4));1)" office:value-type="float" office:value="1">
            <text:p>1</text:p>
          </table:table-cell>
          <table:table-cell table:formula="of:=RANK(INDIRECT(ADDRESS(30;6;4));INDIRECT(ADDRESS(30;2;4)):INDIRECT(ADDRESS(30;12;4));1)" office:value-type="float" office:value="5">
            <text:p>5</text:p>
          </table:table-cell>
          <table:table-cell table:formula="of:=RANK(INDIRECT(ADDRESS(30;7;4));INDIRECT(ADDRESS(30;2;4)):INDIRECT(ADDRESS(30;12;4));1)" office:value-type="float" office:value="10">
            <text:p>10</text:p>
          </table:table-cell>
          <table:table-cell table:formula="of:=RANK(INDIRECT(ADDRESS(30;8;4));INDIRECT(ADDRESS(30;2;4)):INDIRECT(ADDRESS(30;12;4));1)" office:value-type="float" office:value="10">
            <text:p>10</text:p>
          </table:table-cell>
          <table:table-cell table:formula="of:=RANK(INDIRECT(ADDRESS(30;9;4));INDIRECT(ADDRESS(30;2;4)):INDIRECT(ADDRESS(30;12;4));1)" office:value-type="float" office:value="9">
            <text:p>9</text:p>
          </table:table-cell>
          <table:table-cell table:formula="of:=RANK(INDIRECT(ADDRESS(30;10;4));INDIRECT(ADDRESS(30;2;4)):INDIRECT(ADDRESS(30;12;4));1)" office:value-type="float" office:value="8">
            <text:p>8</text:p>
          </table:table-cell>
          <table:table-cell table:formula="of:=RANK(INDIRECT(ADDRESS(30;11;4));INDIRECT(ADDRESS(30;2;4)):INDIRECT(ADDRESS(30;12;4));1)" office:value-type="float" office:value="6">
            <text:p>6</text:p>
          </table:table-cell>
          <table:table-cell table:formula="of:=RANK(INDIRECT(ADDRESS(30;12;4));INDIRECT(ADDRESS(30;2;4)):INDIRECT(ADDRESS(30;12;4));1)" office:value-type="float" office:value="7">
            <text:p>7</text:p>
          </table:table-cell>
        </table:table-row>
        <table:table-row table:style-name="ro2">
          <table:table-cell/>
          <table:table-cell table:formula="of:=RANK(INDIRECT(ADDRESS(31;2;4));INDIRECT(ADDRESS(31;2;4)):INDIRECT(ADDRESS(31;12;4));1)" office:value-type="float" office:value="11">
            <text:p>11</text:p>
          </table:table-cell>
          <table:table-cell table:formula="of:=RANK(INDIRECT(ADDRESS(31;3;4));INDIRECT(ADDRESS(31;2;4)):INDIRECT(ADDRESS(31;12;4));1)" office:value-type="float" office:value="7">
            <text:p>7</text:p>
          </table:table-cell>
          <table:table-cell table:formula="of:=RANK(INDIRECT(ADDRESS(31;4;4));INDIRECT(ADDRESS(31;2;4)):INDIRECT(ADDRESS(31;12;4));1)" office:value-type="float" office:value="9">
            <text:p>9</text:p>
          </table:table-cell>
          <table:table-cell table:formula="of:=RANK(INDIRECT(ADDRESS(31;5;4));INDIRECT(ADDRESS(31;2;4)):INDIRECT(ADDRESS(31;12;4));1)" office:value-type="float" office:value="4">
            <text:p>4</text:p>
          </table:table-cell>
          <table:table-cell table:formula="of:=RANK(INDIRECT(ADDRESS(31;6;4));INDIRECT(ADDRESS(31;2;4)):INDIRECT(ADDRESS(31;12;4));1)" office:value-type="float" office:value="2">
            <text:p>2</text:p>
          </table:table-cell>
          <table:table-cell table:formula="of:=RANK(INDIRECT(ADDRESS(31;7;4));INDIRECT(ADDRESS(31;2;4)):INDIRECT(ADDRESS(31;12;4));1)" office:value-type="float" office:value="1">
            <text:p>1</text:p>
          </table:table-cell>
          <table:table-cell table:formula="of:=RANK(INDIRECT(ADDRESS(31;8;4));INDIRECT(ADDRESS(31;2;4)):INDIRECT(ADDRESS(31;12;4));1)" office:value-type="float" office:value="10">
            <text:p>10</text:p>
          </table:table-cell>
          <table:table-cell table:formula="of:=RANK(INDIRECT(ADDRESS(31;9;4));INDIRECT(ADDRESS(31;2;4)):INDIRECT(ADDRESS(31;12;4));1)" office:value-type="float" office:value="8">
            <text:p>8</text:p>
          </table:table-cell>
          <table:table-cell table:formula="of:=RANK(INDIRECT(ADDRESS(31;10;4));INDIRECT(ADDRESS(31;2;4)):INDIRECT(ADDRESS(31;12;4));1)" office:value-type="float" office:value="6">
            <text:p>6</text:p>
          </table:table-cell>
          <table:table-cell table:formula="of:=RANK(INDIRECT(ADDRESS(31;11;4));INDIRECT(ADDRESS(31;2;4)):INDIRECT(ADDRESS(31;12;4));1)" office:value-type="float" office:value="5">
            <text:p>5</text:p>
          </table:table-cell>
          <table:table-cell table:formula="of:=RANK(INDIRECT(ADDRESS(31;12;4));INDIRECT(ADDRESS(31;2;4)):INDIRECT(ADDRESS(31;12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32;2;4));INDIRECT(ADDRESS(32;2;4)):INDIRECT(ADDRESS(32;12;4));1)" office:value-type="float" office:value="9">
            <text:p>9</text:p>
          </table:table-cell>
          <table:table-cell table:formula="of:=RANK(INDIRECT(ADDRESS(32;3;4));INDIRECT(ADDRESS(32;2;4)):INDIRECT(ADDRESS(32;12;4));1)" office:value-type="float" office:value="7">
            <text:p>7</text:p>
          </table:table-cell>
          <table:table-cell table:formula="of:=RANK(INDIRECT(ADDRESS(32;4;4));INDIRECT(ADDRESS(32;2;4)):INDIRECT(ADDRESS(32;12;4));1)" office:value-type="float" office:value="8">
            <text:p>8</text:p>
          </table:table-cell>
          <table:table-cell table:formula="of:=RANK(INDIRECT(ADDRESS(32;5;4));INDIRECT(ADDRESS(32;2;4)):INDIRECT(ADDRESS(32;12;4));1)" office:value-type="float" office:value="11">
            <text:p>11</text:p>
          </table:table-cell>
          <table:table-cell table:formula="of:=RANK(INDIRECT(ADDRESS(32;6;4));INDIRECT(ADDRESS(32;2;4)):INDIRECT(ADDRESS(32;12;4));1)" office:value-type="float" office:value="1">
            <text:p>1</text:p>
          </table:table-cell>
          <table:table-cell table:formula="of:=RANK(INDIRECT(ADDRESS(32;7;4));INDIRECT(ADDRESS(32;2;4)):INDIRECT(ADDRESS(32;12;4));1)" office:value-type="float" office:value="2">
            <text:p>2</text:p>
          </table:table-cell>
          <table:table-cell table:formula="of:=RANK(INDIRECT(ADDRESS(32;8;4));INDIRECT(ADDRESS(32;2;4)):INDIRECT(ADDRESS(32;12;4));1)" office:value-type="float" office:value="10">
            <text:p>10</text:p>
          </table:table-cell>
          <table:table-cell table:formula="of:=RANK(INDIRECT(ADDRESS(32;9;4));INDIRECT(ADDRESS(32;2;4)):INDIRECT(ADDRESS(32;12;4));1)" office:value-type="float" office:value="6">
            <text:p>6</text:p>
          </table:table-cell>
          <table:table-cell table:formula="of:=RANK(INDIRECT(ADDRESS(32;10;4));INDIRECT(ADDRESS(32;2;4)):INDIRECT(ADDRESS(32;12;4));1)" office:value-type="float" office:value="5">
            <text:p>5</text:p>
          </table:table-cell>
          <table:table-cell table:formula="of:=RANK(INDIRECT(ADDRESS(32;11;4));INDIRECT(ADDRESS(32;2;4)):INDIRECT(ADDRESS(32;12;4));1)" office:value-type="float" office:value="4">
            <text:p>4</text:p>
          </table:table-cell>
          <table:table-cell table:formula="of:=RANK(INDIRECT(ADDRESS(32;12;4));INDIRECT(ADDRESS(32;2;4)):INDIRECT(ADDRESS(32;12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33;2;4));INDIRECT(ADDRESS(33;2;4)):INDIRECT(ADDRESS(33;12;4));1)" office:value-type="float" office:value="11">
            <text:p>11</text:p>
          </table:table-cell>
          <table:table-cell table:formula="of:=RANK(INDIRECT(ADDRESS(33;3;4));INDIRECT(ADDRESS(33;2;4)):INDIRECT(ADDRESS(33;12;4));1)" office:value-type="float" office:value="7">
            <text:p>7</text:p>
          </table:table-cell>
          <table:table-cell table:formula="of:=RANK(INDIRECT(ADDRESS(33;4;4));INDIRECT(ADDRESS(33;2;4)):INDIRECT(ADDRESS(33;12;4));1)" office:value-type="float" office:value="5">
            <text:p>5</text:p>
          </table:table-cell>
          <table:table-cell table:formula="of:=RANK(INDIRECT(ADDRESS(33;5;4));INDIRECT(ADDRESS(33;2;4)):INDIRECT(ADDRESS(33;12;4));1)" office:value-type="float" office:value="6">
            <text:p>6</text:p>
          </table:table-cell>
          <table:table-cell table:formula="of:=RANK(INDIRECT(ADDRESS(33;6;4));INDIRECT(ADDRESS(33;2;4)):INDIRECT(ADDRESS(33;12;4));1)" office:value-type="float" office:value="4">
            <text:p>4</text:p>
          </table:table-cell>
          <table:table-cell table:formula="of:=RANK(INDIRECT(ADDRESS(33;7;4));INDIRECT(ADDRESS(33;2;4)):INDIRECT(ADDRESS(33;12;4));1)" office:value-type="float" office:value="2">
            <text:p>2</text:p>
          </table:table-cell>
          <table:table-cell table:formula="of:=RANK(INDIRECT(ADDRESS(33;8;4));INDIRECT(ADDRESS(33;2;4)):INDIRECT(ADDRESS(33;12;4));1)" office:value-type="float" office:value="10">
            <text:p>10</text:p>
          </table:table-cell>
          <table:table-cell table:formula="of:=RANK(INDIRECT(ADDRESS(33;9;4));INDIRECT(ADDRESS(33;2;4)):INDIRECT(ADDRESS(33;12;4));1)" office:value-type="float" office:value="9">
            <text:p>9</text:p>
          </table:table-cell>
          <table:table-cell table:formula="of:=RANK(INDIRECT(ADDRESS(33;10;4));INDIRECT(ADDRESS(33;2;4)):INDIRECT(ADDRESS(33;12;4));1)" office:value-type="float" office:value="3">
            <text:p>3</text:p>
          </table:table-cell>
          <table:table-cell table:formula="of:=RANK(INDIRECT(ADDRESS(33;11;4));INDIRECT(ADDRESS(33;2;4)):INDIRECT(ADDRESS(33;12;4));1)" office:value-type="float" office:value="8">
            <text:p>8</text:p>
          </table:table-cell>
          <table:table-cell table:formula="of:=RANK(INDIRECT(ADDRESS(33;12;4));INDIRECT(ADDRESS(33;2;4)):INDIRECT(ADDRESS(33;12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34;2;4));INDIRECT(ADDRESS(34;2;4)):INDIRECT(ADDRESS(34;12;4));1)" office:value-type="float" office:value="1">
            <text:p>1</text:p>
          </table:table-cell>
          <table:table-cell table:formula="of:=RANK(INDIRECT(ADDRESS(34;3;4));INDIRECT(ADDRESS(34;2;4)):INDIRECT(ADDRESS(34;12;4));1)" office:value-type="float" office:value="7">
            <text:p>7</text:p>
          </table:table-cell>
          <table:table-cell table:formula="of:=RANK(INDIRECT(ADDRESS(34;4;4));INDIRECT(ADDRESS(34;2;4)):INDIRECT(ADDRESS(34;12;4));1)" office:value-type="float" office:value="6">
            <text:p>6</text:p>
          </table:table-cell>
          <table:table-cell table:formula="of:=RANK(INDIRECT(ADDRESS(34;5;4));INDIRECT(ADDRESS(34;2;4)):INDIRECT(ADDRESS(34;12;4));1)" office:value-type="float" office:value="10">
            <text:p>10</text:p>
          </table:table-cell>
          <table:table-cell table:formula="of:=RANK(INDIRECT(ADDRESS(34;6;4));INDIRECT(ADDRESS(34;2;4)):INDIRECT(ADDRESS(34;12;4));1)" office:value-type="float" office:value="8">
            <text:p>8</text:p>
          </table:table-cell>
          <table:table-cell table:formula="of:=RANK(INDIRECT(ADDRESS(34;7;4));INDIRECT(ADDRESS(34;2;4)):INDIRECT(ADDRESS(34;12;4));1)" office:value-type="float" office:value="9">
            <text:p>9</text:p>
          </table:table-cell>
          <table:table-cell table:formula="of:=RANK(INDIRECT(ADDRESS(34;8;4));INDIRECT(ADDRESS(34;2;4)):INDIRECT(ADDRESS(34;12;4));1)" office:value-type="float" office:value="11">
            <text:p>11</text:p>
          </table:table-cell>
          <table:table-cell table:formula="of:=RANK(INDIRECT(ADDRESS(34;9;4));INDIRECT(ADDRESS(34;2;4)):INDIRECT(ADDRESS(34;12;4));1)" office:value-type="float" office:value="1">
            <text:p>1</text:p>
          </table:table-cell>
          <table:table-cell table:formula="of:=RANK(INDIRECT(ADDRESS(34;10;4));INDIRECT(ADDRESS(34;2;4)):INDIRECT(ADDRESS(34;12;4));1)" office:value-type="float" office:value="1">
            <text:p>1</text:p>
          </table:table-cell>
          <table:table-cell table:formula="of:=RANK(INDIRECT(ADDRESS(34;11;4));INDIRECT(ADDRESS(34;2;4)):INDIRECT(ADDRESS(34;12;4));1)" office:value-type="float" office:value="1">
            <text:p>1</text:p>
          </table:table-cell>
          <table:table-cell table:formula="of:=RANK(INDIRECT(ADDRESS(34;12;4));INDIRECT(ADDRESS(34;2;4)):INDIRECT(ADDRESS(34;12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35;2;4));INDIRECT(ADDRESS(35;2;4)):INDIRECT(ADDRESS(35;12;4));1)" office:value-type="float" office:value="10">
            <text:p>10</text:p>
          </table:table-cell>
          <table:table-cell table:formula="of:=RANK(INDIRECT(ADDRESS(35;3;4));INDIRECT(ADDRESS(35;2;4)):INDIRECT(ADDRESS(35;12;4));1)" office:value-type="float" office:value="7">
            <text:p>7</text:p>
          </table:table-cell>
          <table:table-cell table:formula="of:=RANK(INDIRECT(ADDRESS(35;4;4));INDIRECT(ADDRESS(35;2;4)):INDIRECT(ADDRESS(35;12;4));1)" office:value-type="float" office:value="8">
            <text:p>8</text:p>
          </table:table-cell>
          <table:table-cell table:formula="of:=RANK(INDIRECT(ADDRESS(35;5;4));INDIRECT(ADDRESS(35;2;4)):INDIRECT(ADDRESS(35;12;4));1)" office:value-type="float" office:value="9">
            <text:p>9</text:p>
          </table:table-cell>
          <table:table-cell table:formula="of:=RANK(INDIRECT(ADDRESS(35;6;4));INDIRECT(ADDRESS(35;2;4)):INDIRECT(ADDRESS(35;12;4));1)" office:value-type="float" office:value="5">
            <text:p>5</text:p>
          </table:table-cell>
          <table:table-cell table:formula="of:=RANK(INDIRECT(ADDRESS(35;7;4));INDIRECT(ADDRESS(35;2;4)):INDIRECT(ADDRESS(35;12;4));1)" office:value-type="float" office:value="1">
            <text:p>1</text:p>
          </table:table-cell>
          <table:table-cell table:formula="of:=RANK(INDIRECT(ADDRESS(35;8;4));INDIRECT(ADDRESS(35;2;4)):INDIRECT(ADDRESS(35;12;4));1)" office:value-type="float" office:value="10">
            <text:p>10</text:p>
          </table:table-cell>
          <table:table-cell table:formula="of:=RANK(INDIRECT(ADDRESS(35;9;4));INDIRECT(ADDRESS(35;2;4)):INDIRECT(ADDRESS(35;12;4));1)" office:value-type="float" office:value="6">
            <text:p>6</text:p>
          </table:table-cell>
          <table:table-cell table:formula="of:=RANK(INDIRECT(ADDRESS(35;10;4));INDIRECT(ADDRESS(35;2;4)):INDIRECT(ADDRESS(35;12;4));1)" office:value-type="float" office:value="4">
            <text:p>4</text:p>
          </table:table-cell>
          <table:table-cell table:formula="of:=RANK(INDIRECT(ADDRESS(35;11;4));INDIRECT(ADDRESS(35;2;4)):INDIRECT(ADDRESS(35;12;4));1)" office:value-type="float" office:value="3">
            <text:p>3</text:p>
          </table:table-cell>
          <table:table-cell table:formula="of:=RANK(INDIRECT(ADDRESS(35;12;4));INDIRECT(ADDRESS(35;2;4)):INDIRECT(ADDRESS(35;12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36;2;4));INDIRECT(ADDRESS(36;2;4)):INDIRECT(ADDRESS(36;12;4));1)" office:value-type="float" office:value="10">
            <text:p>10</text:p>
          </table:table-cell>
          <table:table-cell table:formula="of:=RANK(INDIRECT(ADDRESS(36;3;4));INDIRECT(ADDRESS(36;2;4)):INDIRECT(ADDRESS(36;12;4));1)" office:value-type="float" office:value="9">
            <text:p>9</text:p>
          </table:table-cell>
          <table:table-cell table:formula="of:=RANK(INDIRECT(ADDRESS(36;4;4));INDIRECT(ADDRESS(36;2;4)):INDIRECT(ADDRESS(36;12;4));1)" office:value-type="float" office:value="8">
            <text:p>8</text:p>
          </table:table-cell>
          <table:table-cell table:formula="of:=RANK(INDIRECT(ADDRESS(36;5;4));INDIRECT(ADDRESS(36;2;4)):INDIRECT(ADDRESS(36;12;4));1)" office:value-type="float" office:value="11">
            <text:p>11</text:p>
          </table:table-cell>
          <table:table-cell table:formula="of:=RANK(INDIRECT(ADDRESS(36;6;4));INDIRECT(ADDRESS(36;2;4)):INDIRECT(ADDRESS(36;12;4));1)" office:value-type="float" office:value="3">
            <text:p>3</text:p>
          </table:table-cell>
          <table:table-cell table:formula="of:=RANK(INDIRECT(ADDRESS(36;7;4));INDIRECT(ADDRESS(36;2;4)):INDIRECT(ADDRESS(36;12;4));1)" office:value-type="float" office:value="1">
            <text:p>1</text:p>
          </table:table-cell>
          <table:table-cell table:formula="of:=RANK(INDIRECT(ADDRESS(36;8;4));INDIRECT(ADDRESS(36;2;4)):INDIRECT(ADDRESS(36;12;4));1)" office:value-type="float" office:value="7">
            <text:p>7</text:p>
          </table:table-cell>
          <table:table-cell table:formula="of:=RANK(INDIRECT(ADDRESS(36;9;4));INDIRECT(ADDRESS(36;2;4)):INDIRECT(ADDRESS(36;12;4));1)" office:value-type="float" office:value="6">
            <text:p>6</text:p>
          </table:table-cell>
          <table:table-cell table:formula="of:=RANK(INDIRECT(ADDRESS(36;10;4));INDIRECT(ADDRESS(36;2;4)):INDIRECT(ADDRESS(36;12;4));1)" office:value-type="float" office:value="5">
            <text:p>5</text:p>
          </table:table-cell>
          <table:table-cell table:formula="of:=RANK(INDIRECT(ADDRESS(36;11;4));INDIRECT(ADDRESS(36;2;4)):INDIRECT(ADDRESS(36;12;4));1)" office:value-type="float" office:value="4">
            <text:p>4</text:p>
          </table:table-cell>
          <table:table-cell table:formula="of:=RANK(INDIRECT(ADDRESS(36;12;4));INDIRECT(ADDRESS(36;2;4)):INDIRECT(ADDRESS(36;12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37;2;4));INDIRECT(ADDRESS(37;2;4)):INDIRECT(ADDRESS(37;12;4));1)" office:value-type="float" office:value="8">
            <text:p>8</text:p>
          </table:table-cell>
          <table:table-cell table:formula="of:=RANK(INDIRECT(ADDRESS(37;3;4));INDIRECT(ADDRESS(37;2;4)):INDIRECT(ADDRESS(37;12;4));1)" office:value-type="float" office:value="8">
            <text:p>8</text:p>
          </table:table-cell>
          <table:table-cell table:formula="of:=RANK(INDIRECT(ADDRESS(37;4;4));INDIRECT(ADDRESS(37;2;4)):INDIRECT(ADDRESS(37;12;4));1)" office:value-type="float" office:value="8">
            <text:p>8</text:p>
          </table:table-cell>
          <table:table-cell table:formula="of:=RANK(INDIRECT(ADDRESS(37;5;4));INDIRECT(ADDRESS(37;2;4)):INDIRECT(ADDRESS(37;12;4));1)" office:value-type="float" office:value="8">
            <text:p>8</text:p>
          </table:table-cell>
          <table:table-cell table:formula="of:=RANK(INDIRECT(ADDRESS(37;6;4));INDIRECT(ADDRESS(37;2;4)):INDIRECT(ADDRESS(37;12;4));1)" office:value-type="float" office:value="5">
            <text:p>5</text:p>
          </table:table-cell>
          <table:table-cell table:formula="of:=RANK(INDIRECT(ADDRESS(37;7;4));INDIRECT(ADDRESS(37;2;4)):INDIRECT(ADDRESS(37;12;4));1)" office:value-type="float" office:value="2">
            <text:p>2</text:p>
          </table:table-cell>
          <table:table-cell table:formula="of:=RANK(INDIRECT(ADDRESS(37;8;4));INDIRECT(ADDRESS(37;2;4)):INDIRECT(ADDRESS(37;12;4));1)" office:value-type="float" office:value="7">
            <text:p>7</text:p>
          </table:table-cell>
          <table:table-cell table:formula="of:=RANK(INDIRECT(ADDRESS(37;9;4));INDIRECT(ADDRESS(37;2;4)):INDIRECT(ADDRESS(37;12;4));1)" office:value-type="float" office:value="6">
            <text:p>6</text:p>
          </table:table-cell>
          <table:table-cell table:formula="of:=RANK(INDIRECT(ADDRESS(37;10;4));INDIRECT(ADDRESS(37;2;4)):INDIRECT(ADDRESS(37;12;4));1)" office:value-type="float" office:value="3">
            <text:p>3</text:p>
          </table:table-cell>
          <table:table-cell table:formula="of:=RANK(INDIRECT(ADDRESS(37;11;4));INDIRECT(ADDRESS(37;2;4)):INDIRECT(ADDRESS(37;12;4));1)" office:value-type="float" office:value="4">
            <text:p>4</text:p>
          </table:table-cell>
          <table:table-cell table:formula="of:=RANK(INDIRECT(ADDRESS(37;12;4));INDIRECT(ADDRESS(37;2;4)):INDIRECT(ADDRESS(37;12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38;2;4));INDIRECT(ADDRESS(38;2;4)):INDIRECT(ADDRESS(38;12;4));1)" office:value-type="float" office:value="5">
            <text:p>5</text:p>
          </table:table-cell>
          <table:table-cell table:formula="of:=RANK(INDIRECT(ADDRESS(38;3;4));INDIRECT(ADDRESS(38;2;4)):INDIRECT(ADDRESS(38;12;4));1)" office:value-type="float" office:value="7">
            <text:p>7</text:p>
          </table:table-cell>
          <table:table-cell table:formula="of:=RANK(INDIRECT(ADDRESS(38;4;4));INDIRECT(ADDRESS(38;2;4)):INDIRECT(ADDRESS(38;12;4));1)" office:value-type="float" office:value="6">
            <text:p>6</text:p>
          </table:table-cell>
          <table:table-cell table:formula="of:=RANK(INDIRECT(ADDRESS(38;5;4));INDIRECT(ADDRESS(38;2;4)):INDIRECT(ADDRESS(38;12;4));1)" office:value-type="float" office:value="11">
            <text:p>11</text:p>
          </table:table-cell>
          <table:table-cell table:formula="of:=RANK(INDIRECT(ADDRESS(38;6;4));INDIRECT(ADDRESS(38;2;4)):INDIRECT(ADDRESS(38;12;4));1)" office:value-type="float" office:value="9">
            <text:p>9</text:p>
          </table:table-cell>
          <table:table-cell table:formula="of:=RANK(INDIRECT(ADDRESS(38;7;4));INDIRECT(ADDRESS(38;2;4)):INDIRECT(ADDRESS(38;12;4));1)" office:value-type="float" office:value="8">
            <text:p>8</text:p>
          </table:table-cell>
          <table:table-cell table:formula="of:=RANK(INDIRECT(ADDRESS(38;8;4));INDIRECT(ADDRESS(38;2;4)):INDIRECT(ADDRESS(38;12;4));1)" office:value-type="float" office:value="10">
            <text:p>10</text:p>
          </table:table-cell>
          <table:table-cell table:formula="of:=RANK(INDIRECT(ADDRESS(38;9;4));INDIRECT(ADDRESS(38;2;4)):INDIRECT(ADDRESS(38;12;4));1)" office:value-type="float" office:value="1">
            <text:p>1</text:p>
          </table:table-cell>
          <table:table-cell table:formula="of:=RANK(INDIRECT(ADDRESS(38;10;4));INDIRECT(ADDRESS(38;2;4)):INDIRECT(ADDRESS(38;12;4));1)" office:value-type="float" office:value="1">
            <text:p>1</text:p>
          </table:table-cell>
          <table:table-cell table:formula="of:=RANK(INDIRECT(ADDRESS(38;11;4));INDIRECT(ADDRESS(38;2;4)):INDIRECT(ADDRESS(38;12;4));1)" office:value-type="float" office:value="1">
            <text:p>1</text:p>
          </table:table-cell>
          <table:table-cell table:formula="of:=RANK(INDIRECT(ADDRESS(38;12;4));INDIRECT(ADDRESS(38;2;4)):INDIRECT(ADDRESS(38;12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39;2;4));INDIRECT(ADDRESS(39;2;4)):INDIRECT(ADDRESS(39;12;4));1)" office:value-type="float" office:value="11">
            <text:p>11</text:p>
          </table:table-cell>
          <table:table-cell table:formula="of:=RANK(INDIRECT(ADDRESS(39;3;4));INDIRECT(ADDRESS(39;2;4)):INDIRECT(ADDRESS(39;12;4));1)" office:value-type="float" office:value="8">
            <text:p>8</text:p>
          </table:table-cell>
          <table:table-cell table:formula="of:=RANK(INDIRECT(ADDRESS(39;4;4));INDIRECT(ADDRESS(39;2;4)):INDIRECT(ADDRESS(39;12;4));1)" office:value-type="float" office:value="7">
            <text:p>7</text:p>
          </table:table-cell>
          <table:table-cell table:formula="of:=RANK(INDIRECT(ADDRESS(39;5;4));INDIRECT(ADDRESS(39;2;4)):INDIRECT(ADDRESS(39;12;4));1)" office:value-type="float" office:value="9">
            <text:p>9</text:p>
          </table:table-cell>
          <table:table-cell table:formula="of:=RANK(INDIRECT(ADDRESS(39;6;4));INDIRECT(ADDRESS(39;2;4)):INDIRECT(ADDRESS(39;12;4));1)" office:value-type="float" office:value="6">
            <text:p>6</text:p>
          </table:table-cell>
          <table:table-cell table:formula="of:=RANK(INDIRECT(ADDRESS(39;7;4));INDIRECT(ADDRESS(39;2;4)):INDIRECT(ADDRESS(39;12;4));1)" office:value-type="float" office:value="4">
            <text:p>4</text:p>
          </table:table-cell>
          <table:table-cell table:formula="of:=RANK(INDIRECT(ADDRESS(39;8;4));INDIRECT(ADDRESS(39;2;4)):INDIRECT(ADDRESS(39;12;4));1)" office:value-type="float" office:value="10">
            <text:p>10</text:p>
          </table:table-cell>
          <table:table-cell table:formula="of:=RANK(INDIRECT(ADDRESS(39;9;4));INDIRECT(ADDRESS(39;2;4)):INDIRECT(ADDRESS(39;12;4));1)" office:value-type="float" office:value="5">
            <text:p>5</text:p>
          </table:table-cell>
          <table:table-cell table:formula="of:=RANK(INDIRECT(ADDRESS(39;10;4));INDIRECT(ADDRESS(39;2;4)):INDIRECT(ADDRESS(39;12;4));1)" office:value-type="float" office:value="3">
            <text:p>3</text:p>
          </table:table-cell>
          <table:table-cell table:formula="of:=RANK(INDIRECT(ADDRESS(39;11;4));INDIRECT(ADDRESS(39;2;4)):INDIRECT(ADDRESS(39;12;4));1)" office:value-type="float" office:value="1">
            <text:p>1</text:p>
          </table:table-cell>
          <table:table-cell table:formula="of:=RANK(INDIRECT(ADDRESS(39;12;4));INDIRECT(ADDRESS(39;2;4)):INDIRECT(ADDRESS(39;12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40;2;4));INDIRECT(ADDRESS(40;2;4)):INDIRECT(ADDRESS(40;12;4));1)" office:value-type="float" office:value="10">
            <text:p>10</text:p>
          </table:table-cell>
          <table:table-cell table:formula="of:=RANK(INDIRECT(ADDRESS(40;3;4));INDIRECT(ADDRESS(40;2;4)):INDIRECT(ADDRESS(40;12;4));1)" office:value-type="float" office:value="9">
            <text:p>9</text:p>
          </table:table-cell>
          <table:table-cell table:formula="of:=RANK(INDIRECT(ADDRESS(40;4;4));INDIRECT(ADDRESS(40;2;4)):INDIRECT(ADDRESS(40;12;4));1)" office:value-type="float" office:value="8">
            <text:p>8</text:p>
          </table:table-cell>
          <table:table-cell table:formula="of:=RANK(INDIRECT(ADDRESS(40;5;4));INDIRECT(ADDRESS(40;2;4)):INDIRECT(ADDRESS(40;12;4));1)" office:value-type="float" office:value="11">
            <text:p>11</text:p>
          </table:table-cell>
          <table:table-cell table:formula="of:=RANK(INDIRECT(ADDRESS(40;6;4));INDIRECT(ADDRESS(40;2;4)):INDIRECT(ADDRESS(40;12;4));1)" office:value-type="float" office:value="4">
            <text:p>4</text:p>
          </table:table-cell>
          <table:table-cell table:formula="of:=RANK(INDIRECT(ADDRESS(40;7;4));INDIRECT(ADDRESS(40;2;4)):INDIRECT(ADDRESS(40;12;4));1)" office:value-type="float" office:value="6">
            <text:p>6</text:p>
          </table:table-cell>
          <table:table-cell table:formula="of:=RANK(INDIRECT(ADDRESS(40;8;4));INDIRECT(ADDRESS(40;2;4)):INDIRECT(ADDRESS(40;12;4));1)" office:value-type="float" office:value="7">
            <text:p>7</text:p>
          </table:table-cell>
          <table:table-cell table:formula="of:=RANK(INDIRECT(ADDRESS(40;9;4));INDIRECT(ADDRESS(40;2;4)):INDIRECT(ADDRESS(40;12;4));1)" office:value-type="float" office:value="5">
            <text:p>5</text:p>
          </table:table-cell>
          <table:table-cell table:formula="of:=RANK(INDIRECT(ADDRESS(40;10;4));INDIRECT(ADDRESS(40;2;4)):INDIRECT(ADDRESS(40;12;4));1)" office:value-type="float" office:value="3">
            <text:p>3</text:p>
          </table:table-cell>
          <table:table-cell table:formula="of:=RANK(INDIRECT(ADDRESS(40;11;4));INDIRECT(ADDRESS(40;2;4)):INDIRECT(ADDRESS(40;12;4));1)" office:value-type="float" office:value="2">
            <text:p>2</text:p>
          </table:table-cell>
          <table:table-cell table:formula="of:=RANK(INDIRECT(ADDRESS(40;12;4));INDIRECT(ADDRESS(40;2;4)):INDIRECT(ADDRESS(40;12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1;2;4));INDIRECT(ADDRESS(41;2;4)):INDIRECT(ADDRESS(41;12;4));1)" office:value-type="float" office:value="8">
            <text:p>8</text:p>
          </table:table-cell>
          <table:table-cell table:formula="of:=RANK(INDIRECT(ADDRESS(41;3;4));INDIRECT(ADDRESS(41;2;4)):INDIRECT(ADDRESS(41;12;4));1)" office:value-type="float" office:value="8">
            <text:p>8</text:p>
          </table:table-cell>
          <table:table-cell table:formula="of:=RANK(INDIRECT(ADDRESS(41;4;4));INDIRECT(ADDRESS(41;2;4)):INDIRECT(ADDRESS(41;12;4));1)" office:value-type="float" office:value="8">
            <text:p>8</text:p>
          </table:table-cell>
          <table:table-cell table:formula="of:=RANK(INDIRECT(ADDRESS(41;5;4));INDIRECT(ADDRESS(41;2;4)):INDIRECT(ADDRESS(41;12;4));1)" office:value-type="float" office:value="8">
            <text:p>8</text:p>
          </table:table-cell>
          <table:table-cell table:formula="of:=RANK(INDIRECT(ADDRESS(41;6;4));INDIRECT(ADDRESS(41;2;4)):INDIRECT(ADDRESS(41;12;4));1)" office:value-type="float" office:value="6">
            <text:p>6</text:p>
          </table:table-cell>
          <table:table-cell table:formula="of:=RANK(INDIRECT(ADDRESS(41;7;4));INDIRECT(ADDRESS(41;2;4)):INDIRECT(ADDRESS(41;12;4));1)" office:value-type="float" office:value="5">
            <text:p>5</text:p>
          </table:table-cell>
          <table:table-cell table:formula="of:=RANK(INDIRECT(ADDRESS(41;8;4));INDIRECT(ADDRESS(41;2;4)):INDIRECT(ADDRESS(41;12;4));1)" office:value-type="float" office:value="7">
            <text:p>7</text:p>
          </table:table-cell>
          <table:table-cell table:formula="of:=RANK(INDIRECT(ADDRESS(41;9;4));INDIRECT(ADDRESS(41;2;4)):INDIRECT(ADDRESS(41;12;4));1)" office:value-type="float" office:value="3">
            <text:p>3</text:p>
          </table:table-cell>
          <table:table-cell table:formula="of:=RANK(INDIRECT(ADDRESS(41;10;4));INDIRECT(ADDRESS(41;2;4)):INDIRECT(ADDRESS(41;12;4));1)" office:value-type="float" office:value="2">
            <text:p>2</text:p>
          </table:table-cell>
          <table:table-cell table:formula="of:=RANK(INDIRECT(ADDRESS(41;11;4));INDIRECT(ADDRESS(41;2;4)):INDIRECT(ADDRESS(41;12;4));1)" office:value-type="float" office:value="4">
            <text:p>4</text:p>
          </table:table-cell>
          <table:table-cell table:formula="of:=RANK(INDIRECT(ADDRESS(41;12;4));INDIRECT(ADDRESS(41;2;4)):INDIRECT(ADDRESS(41;12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2;2;4));INDIRECT(ADDRESS(42;2;4)):INDIRECT(ADDRESS(42;12;4));1)" office:value-type="float" office:value="6">
            <text:p>6</text:p>
          </table:table-cell>
          <table:table-cell table:formula="of:=RANK(INDIRECT(ADDRESS(42;3;4));INDIRECT(ADDRESS(42;2;4)):INDIRECT(ADDRESS(42;12;4));1)" office:value-type="float" office:value="1">
            <text:p>1</text:p>
          </table:table-cell>
          <table:table-cell table:formula="of:=RANK(INDIRECT(ADDRESS(42;4;4));INDIRECT(ADDRESS(42;2;4)):INDIRECT(ADDRESS(42;12;4));1)" office:value-type="float" office:value="7">
            <text:p>7</text:p>
          </table:table-cell>
          <table:table-cell table:formula="of:=RANK(INDIRECT(ADDRESS(42;5;4));INDIRECT(ADDRESS(42;2;4)):INDIRECT(ADDRESS(42;12;4));1)" office:value-type="float" office:value="11">
            <text:p>11</text:p>
          </table:table-cell>
          <table:table-cell table:formula="of:=RANK(INDIRECT(ADDRESS(42;6;4));INDIRECT(ADDRESS(42;2;4)):INDIRECT(ADDRESS(42;12;4));1)" office:value-type="float" office:value="8">
            <text:p>8</text:p>
          </table:table-cell>
          <table:table-cell table:formula="of:=RANK(INDIRECT(ADDRESS(42;7;4));INDIRECT(ADDRESS(42;2;4)):INDIRECT(ADDRESS(42;12;4));1)" office:value-type="float" office:value="9">
            <text:p>9</text:p>
          </table:table-cell>
          <table:table-cell table:formula="of:=RANK(INDIRECT(ADDRESS(42;8;4));INDIRECT(ADDRESS(42;2;4)):INDIRECT(ADDRESS(42;12;4));1)" office:value-type="float" office:value="10">
            <text:p>10</text:p>
          </table:table-cell>
          <table:table-cell table:formula="of:=RANK(INDIRECT(ADDRESS(42;9;4));INDIRECT(ADDRESS(42;2;4)):INDIRECT(ADDRESS(42;12;4));1)" office:value-type="float" office:value="1">
            <text:p>1</text:p>
          </table:table-cell>
          <table:table-cell table:formula="of:=RANK(INDIRECT(ADDRESS(42;10;4));INDIRECT(ADDRESS(42;2;4)):INDIRECT(ADDRESS(42;12;4));1)" office:value-type="float" office:value="1">
            <text:p>1</text:p>
          </table:table-cell>
          <table:table-cell table:formula="of:=RANK(INDIRECT(ADDRESS(42;11;4));INDIRECT(ADDRESS(42;2;4)):INDIRECT(ADDRESS(42;12;4));1)" office:value-type="float" office:value="1">
            <text:p>1</text:p>
          </table:table-cell>
          <table:table-cell table:formula="of:=RANK(INDIRECT(ADDRESS(42;12;4));INDIRECT(ADDRESS(42;2;4)):INDIRECT(ADDRESS(42;12;4));1)" office:value-type="float" office:value="1">
            <text:p>1</text:p>
          </table:table-cell>
        </table:table-row>
        <table:table-row table:style-name="ro2">
          <table:table-cell office:value-type="string">
            <text:p>Ave Ranks</text:p>
          </table:table-cell>
          <table:table-cell table:formula="of:=AVERAGE(INDIRECT(ADDRESS(44;2;4)):INDIRECT(ADDRESS(63;2;4)))" office:value-type="float" office:value="7.1">
            <text:p>7.1</text:p>
          </table:table-cell>
          <table:table-cell table:formula="of:=AVERAGE(INDIRECT(ADDRESS(44;3;4)):INDIRECT(ADDRESS(63;3;4)))" office:value-type="float" office:value="6.15">
            <text:p>6.15</text:p>
          </table:table-cell>
          <table:table-cell table:formula="of:=AVERAGE(INDIRECT(ADDRESS(44;4;4)):INDIRECT(ADDRESS(63;4;4)))" office:value-type="float" office:value="6.85">
            <text:p>6.85</text:p>
          </table:table-cell>
          <table:table-cell table:formula="of:=AVERAGE(INDIRECT(ADDRESS(44;5;4)):INDIRECT(ADDRESS(63;5;4)))" office:value-type="float" office:value="7.15">
            <text:p>7.15</text:p>
          </table:table-cell>
          <table:table-cell table:formula="of:=AVERAGE(INDIRECT(ADDRESS(44;6;4)):INDIRECT(ADDRESS(63;6;4)))" office:value-type="float" office:value="4.55">
            <text:p>4.55</text:p>
          </table:table-cell>
          <table:table-cell table:formula="of:=AVERAGE(INDIRECT(ADDRESS(44;7;4)):INDIRECT(ADDRESS(63;7;4)))" office:value-type="float" office:value="4.4">
            <text:p>4.4</text:p>
          </table:table-cell>
          <table:table-cell table:formula="of:=AVERAGE(INDIRECT(ADDRESS(44;8;4)):INDIRECT(ADDRESS(63;8;4)))" office:value-type="float" office:value="9.8">
            <text:p>9.8</text:p>
          </table:table-cell>
          <table:table-cell table:formula="of:=AVERAGE(INDIRECT(ADDRESS(44;9;4)):INDIRECT(ADDRESS(63;9;4)))" office:value-type="float" office:value="6.2">
            <text:p>6.2</text:p>
          </table:table-cell>
          <table:table-cell table:formula="of:=AVERAGE(INDIRECT(ADDRESS(44;10;4)):INDIRECT(ADDRESS(63;10;4)))" office:value-type="float" office:value="4">
            <text:p>4</text:p>
          </table:table-cell>
          <table:table-cell table:formula="of:=AVERAGE(INDIRECT(ADDRESS(44;11;4)):INDIRECT(ADDRESS(63;11;4)))" office:value-type="float" office:value="3.95">
            <text:p>3.95</text:p>
          </table:table-cell>
          <table:table-cell table:formula="of:=AVERAGE(INDIRECT(ADDRESS(44;12;4)):INDIRECT(ADDRESS(63;12;4)))" office:value-type="float" office:value="2.2">
            <text:p>2.2</text:p>
          </table:table-cell>
        </table:table-row>
        <table:table-row table:style-name="ro2">
          <table:table-cell office:value-type="string">
            <text:p>Total Rank</text:p>
          </table:table-cell>
          <table:table-cell table:formula="of:=RANK(INDIRECT(ADDRESS(64;2;4));INDIRECT(ADDRESS(64;2;4)):INDIRECT(ADDRESS(64;12;4));1)" office:value-type="float" office:value="9">
            <text:p>9</text:p>
          </table:table-cell>
          <table:table-cell table:formula="of:=RANK(INDIRECT(ADDRESS(64;3;4));INDIRECT(ADDRESS(64;2;4)):INDIRECT(ADDRESS(64;12;4));1)" office:value-type="float" office:value="6">
            <text:p>6</text:p>
          </table:table-cell>
          <table:table-cell table:formula="of:=RANK(INDIRECT(ADDRESS(64;4;4));INDIRECT(ADDRESS(64;2;4)):INDIRECT(ADDRESS(64;12;4));1)" office:value-type="float" office:value="8">
            <text:p>8</text:p>
          </table:table-cell>
          <table:table-cell table:formula="of:=RANK(INDIRECT(ADDRESS(64;5;4));INDIRECT(ADDRESS(64;2;4)):INDIRECT(ADDRESS(64;12;4));1)" office:value-type="float" office:value="10">
            <text:p>10</text:p>
          </table:table-cell>
          <table:table-cell table:formula="of:=RANK(INDIRECT(ADDRESS(64;6;4));INDIRECT(ADDRESS(64;2;4)):INDIRECT(ADDRESS(64;12;4));1)" office:value-type="float" office:value="5">
            <text:p>5</text:p>
          </table:table-cell>
          <table:table-cell table:formula="of:=RANK(INDIRECT(ADDRESS(64;7;4));INDIRECT(ADDRESS(64;2;4)):INDIRECT(ADDRESS(64;12;4));1)" office:value-type="float" office:value="4">
            <text:p>4</text:p>
          </table:table-cell>
          <table:table-cell table:formula="of:=RANK(INDIRECT(ADDRESS(64;8;4));INDIRECT(ADDRESS(64;2;4)):INDIRECT(ADDRESS(64;12;4));1)" office:value-type="float" office:value="11">
            <text:p>11</text:p>
          </table:table-cell>
          <table:table-cell table:formula="of:=RANK(INDIRECT(ADDRESS(64;9;4));INDIRECT(ADDRESS(64;2;4)):INDIRECT(ADDRESS(64;12;4));1)" office:value-type="float" office:value="7">
            <text:p>7</text:p>
          </table:table-cell>
          <table:table-cell table:formula="of:=RANK(INDIRECT(ADDRESS(64;10;4));INDIRECT(ADDRESS(64;2;4)):INDIRECT(ADDRESS(64;12;4));1)" office:value-type="float" office:value="3">
            <text:p>3</text:p>
          </table:table-cell>
          <table:table-cell table:formula="of:=RANK(INDIRECT(ADDRESS(64;11;4));INDIRECT(ADDRESS(64;2;4)):INDIRECT(ADDRESS(64;12;4));1)" office:value-type="float" office:value="2">
            <text:p>2</text:p>
          </table:table-cell>
          <table:table-cell table:formula="of:=RANK(INDIRECT(ADDRESS(64;12;4));INDIRECT(ADDRESS(64;2;4)):INDIRECT(ADDRESS(64;12;4));1)" office:value-type="float" office:value="1">
            <text:p>1</text:p>
          </table:table-cell>
        </table:table-row>
        <table:table-row table:style-name="ro2">
          <table:table-cell office:value-type="string">
            <text:p>Significant Diff</text:p>
          </table:table-cell>
          <table:table-cell table:number-columns-repeated="11" office:value-type="float" office:value="0.176608809278359">
            <text:p>0.1766088093</text:p>
          </table:table-cell>
        </table:table-row>
        <table:table-row table:style-name="ro2">
          <table:table-cell office:value-type="string">
            <text:p>Cutoff Rank</text:p>
          </table:table-cell>
          <table:table-cell table:formula="of:=MIN(INDIRECT(ADDRESS(64;2;4)):INDIRECT(ADDRESS(64;12;4)))+INDIRECT(ADDRESS(66;2;4))" office:value-type="float" office:value="2.37660880927836">
            <text:p>2.3766088093</text:p>
          </table:table-cell>
          <table:table-cell table:formula="of:=MIN(INDIRECT(ADDRESS(64;2;4)):INDIRECT(ADDRESS(64;12;4)))+INDIRECT(ADDRESS(66;3;4))" office:value-type="float" office:value="2.37660880927836">
            <text:p>2.3766088093</text:p>
          </table:table-cell>
          <table:table-cell table:formula="of:=MIN(INDIRECT(ADDRESS(64;2;4)):INDIRECT(ADDRESS(64;12;4)))+INDIRECT(ADDRESS(66;4;4))" office:value-type="float" office:value="2.37660880927836">
            <text:p>2.3766088093</text:p>
          </table:table-cell>
          <table:table-cell table:formula="of:=MIN(INDIRECT(ADDRESS(64;2;4)):INDIRECT(ADDRESS(64;12;4)))+INDIRECT(ADDRESS(66;5;4))" office:value-type="float" office:value="2.37660880927836">
            <text:p>2.3766088093</text:p>
          </table:table-cell>
          <table:table-cell table:formula="of:=MIN(INDIRECT(ADDRESS(64;2;4)):INDIRECT(ADDRESS(64;12;4)))+INDIRECT(ADDRESS(66;6;4))" office:value-type="float" office:value="2.37660880927836">
            <text:p>2.3766088093</text:p>
          </table:table-cell>
          <table:table-cell table:formula="of:=MIN(INDIRECT(ADDRESS(64;2;4)):INDIRECT(ADDRESS(64;12;4)))+INDIRECT(ADDRESS(66;7;4))" office:value-type="float" office:value="2.37660880927836">
            <text:p>2.3766088093</text:p>
          </table:table-cell>
          <table:table-cell table:formula="of:=MIN(INDIRECT(ADDRESS(64;2;4)):INDIRECT(ADDRESS(64;12;4)))+INDIRECT(ADDRESS(66;8;4))" office:value-type="float" office:value="2.37660880927836">
            <text:p>2.3766088093</text:p>
          </table:table-cell>
          <table:table-cell table:formula="of:=MIN(INDIRECT(ADDRESS(64;2;4)):INDIRECT(ADDRESS(64;12;4)))+INDIRECT(ADDRESS(66;9;4))" office:value-type="float" office:value="2.37660880927836">
            <text:p>2.3766088093</text:p>
          </table:table-cell>
          <table:table-cell table:formula="of:=MIN(INDIRECT(ADDRESS(64;2;4)):INDIRECT(ADDRESS(64;12;4)))+INDIRECT(ADDRESS(66;10;4))" office:value-type="float" office:value="2.37660880927836">
            <text:p>2.3766088093</text:p>
          </table:table-cell>
          <table:table-cell table:formula="of:=MIN(INDIRECT(ADDRESS(64;2;4)):INDIRECT(ADDRESS(64;12;4)))+INDIRECT(ADDRESS(66;11;4))" office:value-type="float" office:value="2.37660880927836">
            <text:p>2.3766088093</text:p>
          </table:table-cell>
          <table:table-cell table:formula="of:=MIN(INDIRECT(ADDRESS(64;2;4)):INDIRECT(ADDRESS(64;12;4)))+INDIRECT(ADDRESS(66;12;4))" office:value-type="float" office:value="2.37660880927836">
            <text:p>2.3766088093</text:p>
          </table:table-cell>
        </table:table-row>
        <table:table-row table:style-name="ro2">
          <table:table-cell office:value-type="string">
            <text:p>Same as Best</text:p>
          </table:table-cell>
          <table:table-cell table:formula="of:=IF(INDIRECT(ADDRESS(67;2;4))&gt;INDIRECT(ADDRESS(64;2;4));1;0)" office:value-type="float" office:value="0">
            <text:p>0</text:p>
          </table:table-cell>
          <table:table-cell table:formula="of:=IF(INDIRECT(ADDRESS(67;3;4))&gt;INDIRECT(ADDRESS(64;3;4));1;0)" office:value-type="float" office:value="0">
            <text:p>0</text:p>
          </table:table-cell>
          <table:table-cell table:formula="of:=IF(INDIRECT(ADDRESS(67;4;4))&gt;INDIRECT(ADDRESS(64;4;4));1;0)" office:value-type="float" office:value="0">
            <text:p>0</text:p>
          </table:table-cell>
          <table:table-cell table:formula="of:=IF(INDIRECT(ADDRESS(67;5;4))&gt;INDIRECT(ADDRESS(64;5;4));1;0)" office:value-type="float" office:value="0">
            <text:p>0</text:p>
          </table:table-cell>
          <table:table-cell table:formula="of:=IF(INDIRECT(ADDRESS(67;6;4))&gt;INDIRECT(ADDRESS(64;6;4));1;0)" office:value-type="float" office:value="0">
            <text:p>0</text:p>
          </table:table-cell>
          <table:table-cell table:formula="of:=IF(INDIRECT(ADDRESS(67;7;4))&gt;INDIRECT(ADDRESS(64;7;4));1;0)" office:value-type="float" office:value="0">
            <text:p>0</text:p>
          </table:table-cell>
          <table:table-cell table:formula="of:=IF(INDIRECT(ADDRESS(67;8;4))&gt;INDIRECT(ADDRESS(64;8;4));1;0)" office:value-type="float" office:value="0">
            <text:p>0</text:p>
          </table:table-cell>
          <table:table-cell table:formula="of:=IF(INDIRECT(ADDRESS(67;9;4))&gt;INDIRECT(ADDRESS(64;9;4));1;0)" office:value-type="float" office:value="0">
            <text:p>0</text:p>
          </table:table-cell>
          <table:table-cell table:formula="of:=IF(INDIRECT(ADDRESS(67;10;4))&gt;INDIRECT(ADDRESS(64;10;4));1;0)" office:value-type="float" office:value="0">
            <text:p>0</text:p>
          </table:table-cell>
          <table:table-cell table:formula="of:=IF(INDIRECT(ADDRESS(67;11;4))&gt;INDIRECT(ADDRESS(64;11;4));1;0)" office:value-type="float" office:value="0">
            <text:p>0</text:p>
          </table:table-cell>
          <table:table-cell table:formula="of:=IF(INDIRECT(ADDRESS(67;12;4))&gt;INDIRECT(ADDRESS(64;12;4));1;0)" office:value-type="float" office:value="1">
            <text:p>1</text:p>
          </table:table-cell>
        </table:table-row>
      </table:table>
      <table:table table:name="SEP" table:style-name="ta1" table:print="false">
        <table:table-column table:style-name="co1" table:default-cell-style-name="Default"/>
        <table:table-column table:style-name="co10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>
            <text:p>metaSPSA</text:p>
          </table:table-cell>
          <table:table-cell office:value-type="string">
            <text:p>Compass</text:p>
          </table:table-cell>
          <table:table-cell office:value-type="string">
            <text:p>UnimodalCD</text:p>
          </table:table-cell>
          <table:table-cell office:value-type="string">
            <text:p>NelderMead</text:p>
          </table:table-cell>
          <table:table-cell office:value-type="string">
            <text:p>RestartedNelderMead</text:p>
          </table:table-cell>
          <table:table-cell office:value-type="string">
            <text:p>RestartedNelderMead100</text:p>
          </table:table-cell>
          <table:table-cell office:value-type="string">
            <text:p>SubgradientDescent</text:p>
          </table:table-cell>
          <table:table-cell office:value-type="string">
            <text:p>LBFGSMinimizeNW</text:p>
          </table:table-cell>
          <table:table-cell office:value-type="string">
            <text:p>LBFGSMinimize</text:p>
          </table:table-cell>
          <table:table-cell office:value-type="string">
            <text:p>LBFGSMinimizeMT</text:p>
          </table:table-cell>
          <table:table-cell office:value-type="string">
            <text:p>HybridLocalMinimize</text:p>
          </table:table-cell>
        </table:table-row>
        <table:table-row table:style-name="ro2">
          <table:table-cell office:value-type="string">
            <text:p>ExtendedRosenbrock2</text:p>
          </table:table-cell>
          <table:table-cell table:number-columns-repeated="6" office:value-type="float" office:value="-1">
            <text:p>-1</text:p>
          </table:table-cell>
          <table:table-cell office:value-type="float" office:value="-0">
            <text:p>-0</text:p>
          </table:table-cell>
          <table:table-cell table:number-columns-repeated="4" office:value-type="float" office:value="-1">
            <text:p>-1</text:p>
          </table:table-cell>
        </table:table-row>
        <table:table-row table:style-name="ro2">
          <table:table-cell office:value-type="string">
            <text:p>ExtendedPowellSingular4</text:p>
          </table:table-cell>
          <table:table-cell table:number-columns-repeated="6" office:value-type="float" office:value="-1">
            <text:p>-1</text:p>
          </table:table-cell>
          <table:table-cell office:value-type="float" office:value="-0">
            <text:p>-0</text:p>
          </table:table-cell>
          <table:table-cell table:number-columns-repeated="4" office:value-type="float" office:value="-1">
            <text:p>-1</text:p>
          </table:table-cell>
        </table:table-row>
        <table:table-row table:style-name="ro1">
          <table:table-cell office:value-type="string">
            <text:p>HelicalValley</text:p>
          </table:table-cell>
          <table:table-cell table:number-columns-repeated="6" office:value-type="float" office:value="-1">
            <text:p>-1</text:p>
          </table:table-cell>
          <table:table-cell office:value-type="float" office:value="-0">
            <text:p>-0</text:p>
          </table:table-cell>
          <table:table-cell table:number-columns-repeated="4" office:value-type="float" office:value="-1">
            <text:p>-1</text:p>
          </table:table-cell>
        </table:table-row>
        <table:table-row table:style-name="ro2">
          <table:table-cell office:value-type="string">
            <text:p>VariableDimensionF2</text:p>
          </table:table-cell>
          <table:table-cell table:number-columns-repeated="6" office:value-type="float" office:value="-1">
            <text:p>-1</text:p>
          </table:table-cell>
          <table:table-cell office:value-type="float" office:value="-0">
            <text:p>-0</text:p>
          </table:table-cell>
          <table:table-cell table:number-columns-repeated="4" office:value-type="float" office:value="-1">
            <text:p>-1</text:p>
          </table:table-cell>
        </table:table-row>
        <table:table-row table:style-name="ro2">
          <table:table-cell office:value-type="string">
            <text:p>LinearFFullRank2</text:p>
          </table:table-cell>
          <table:table-cell table:number-columns-repeated="6" office:value-type="float" office:value="-1">
            <text:p>-1</text:p>
          </table:table-cell>
          <table:table-cell office:value-type="float" office:value="-0">
            <text:p>-0</text:p>
          </table:table-cell>
          <table:table-cell table:number-columns-repeated="4" office:value-type="float" office:value="-1">
            <text:p>-1</text:p>
          </table:table-cell>
        </table:table-row>
        <table:table-row table:style-name="ro1">
          <table:table-cell office:value-type="string">
            <text:p>BrownBadScaled</text:p>
          </table:table-cell>
          <table:table-cell office:value-type="float" office:value="-0">
            <text:p>-0</text:p>
          </table:table-cell>
          <table:table-cell table:number-columns-repeated="5" office:value-type="float" office:value="-1">
            <text:p>-1</text:p>
          </table:table-cell>
          <table:table-cell office:value-type="float" office:value="-0">
            <text:p>-0</text:p>
          </table:table-cell>
          <table:table-cell table:number-columns-repeated="4" office:value-type="float" office:value="-1">
            <text:p>-1</text:p>
          </table:table-cell>
        </table:table-row>
        <table:table-row table:style-name="ro1">
          <table:table-cell office:value-type="string">
            <text:p>Beale</text:p>
          </table:table-cell>
          <table:table-cell table:number-columns-repeated="6" office:value-type="float" office:value="-1">
            <text:p>-1</text:p>
          </table:table-cell>
          <table:table-cell office:value-type="float" office:value="-0">
            <text:p>-0</text:p>
          </table:table-cell>
          <table:table-cell table:number-columns-repeated="4" office:value-type="float" office:value="-1">
            <text:p>-1</text:p>
          </table:table-cell>
        </table:table-row>
        <table:table-row table:style-name="ro2">
          <table:table-cell office:value-type="string">
            <text:p>BiggsExp6</text:p>
          </table:table-cell>
          <table:table-cell table:number-columns-repeated="7" office:value-type="float" office:value="-0">
            <text:p>-0</text:p>
          </table:table-cell>
          <table:table-cell table:number-columns-repeated="2" office:value-type="float" office:value="-1">
            <text:p>-1</text:p>
          </table:table-cell>
          <table:table-cell office:value-type="float" office:value="-0">
            <text:p>-0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string">
            <text:p>ExtendedRosenbrock10</text:p>
          </table:table-cell>
          <table:table-cell office:value-type="float" office:value="-0">
            <text:p>-0</text:p>
          </table:table-cell>
          <table:table-cell office:value-type="float" office:value="-1">
            <text:p>-1</text:p>
          </table:table-cell>
          <table:table-cell office:value-type="float" office:value="-0">
            <text:p>-0</text:p>
          </table:table-cell>
          <table:table-cell table:number-columns-repeated="3" office:value-type="float" office:value="-1">
            <text:p>-1</text:p>
          </table:table-cell>
          <table:table-cell table:number-columns-repeated="2" office:value-type="float" office:value="-0">
            <text:p>-0</text:p>
          </table:table-cell>
          <table:table-cell table:number-columns-repeated="3" office:value-type="float" office:value="-1">
            <text:p>-1</text:p>
          </table:table-cell>
        </table:table-row>
        <table:table-row table:style-name="ro2">
          <table:table-cell office:value-type="string">
            <text:p>ExtendedPowellSingular12</text:p>
          </table:table-cell>
          <table:table-cell table:number-columns-repeated="4" office:value-type="float" office:value="-0">
            <text:p>-0</text:p>
          </table:table-cell>
          <table:table-cell table:number-columns-repeated="2" office:value-type="float" office:value="-1">
            <text:p>-1</text:p>
          </table:table-cell>
          <table:table-cell office:value-type="float" office:value="-0">
            <text:p>-0</text:p>
          </table:table-cell>
          <table:table-cell table:number-columns-repeated="4" office:value-type="float" office:value="-1">
            <text:p>-1</text:p>
          </table:table-cell>
        </table:table-row>
        <table:table-row table:style-name="ro2">
          <table:table-cell office:value-type="string">
            <text:p>VariableDimensionF10</text:p>
          </table:table-cell>
          <table:table-cell office:value-type="float" office:value="-0">
            <text:p>-0</text:p>
          </table:table-cell>
          <table:table-cell table:number-columns-repeated="5" office:value-type="float" office:value="-1">
            <text:p>-1</text:p>
          </table:table-cell>
          <table:table-cell office:value-type="float" office:value="-0">
            <text:p>-0</text:p>
          </table:table-cell>
          <table:table-cell table:number-columns-repeated="4" office:value-type="float" office:value="-1">
            <text:p>-1</text:p>
          </table:table-cell>
        </table:table-row>
        <table:table-row table:style-name="ro2">
          <table:table-cell office:value-type="string">
            <text:p>LinearFFullRank10</text:p>
          </table:table-cell>
          <table:table-cell table:number-columns-repeated="6" office:value-type="float" office:value="-1">
            <text:p>-1</text:p>
          </table:table-cell>
          <table:table-cell office:value-type="float" office:value="-0">
            <text:p>-0</text:p>
          </table:table-cell>
          <table:table-cell table:number-columns-repeated="4" office:value-type="float" office:value="-1">
            <text:p>-1</text:p>
          </table:table-cell>
        </table:table-row>
        <table:table-row table:style-name="ro2">
          <table:table-cell office:value-type="string">
            <text:p>ExtendedRosenbrock30</text:p>
          </table:table-cell>
          <table:table-cell table:number-columns-repeated="4" office:value-type="float" office:value="-0">
            <text:p>-0</text:p>
          </table:table-cell>
          <table:table-cell table:number-columns-repeated="2" office:value-type="float" office:value="-1">
            <text:p>-1</text:p>
          </table:table-cell>
          <table:table-cell office:value-type="float" office:value="-0">
            <text:p>-0</text:p>
          </table:table-cell>
          <table:table-cell table:number-columns-repeated="4" office:value-type="float" office:value="-1">
            <text:p>-1</text:p>
          </table:table-cell>
        </table:table-row>
        <table:table-row table:style-name="ro2">
          <table:table-cell office:value-type="string">
            <text:p>ExtendedPowellSingular32</text:p>
          </table:table-cell>
          <table:table-cell table:number-columns-repeated="4" office:value-type="float" office:value="-0">
            <text:p>-0</text:p>
          </table:table-cell>
          <table:table-cell table:number-columns-repeated="2" office:value-type="float" office:value="-1">
            <text:p>-1</text:p>
          </table:table-cell>
          <table:table-cell office:value-type="float" office:value="-0">
            <text:p>-0</text:p>
          </table:table-cell>
          <table:table-cell table:number-columns-repeated="4" office:value-type="float" office:value="-1">
            <text:p>-1</text:p>
          </table:table-cell>
        </table:table-row>
        <table:table-row table:style-name="ro2">
          <table:table-cell office:value-type="string">
            <text:p>VariableDimensionF30</text:p>
          </table:table-cell>
          <table:table-cell table:number-columns-repeated="4" office:value-type="float" office:value="-0">
            <text:p>-0</text:p>
          </table:table-cell>
          <table:table-cell table:number-columns-repeated="2" office:value-type="float" office:value="-1">
            <text:p>-1</text:p>
          </table:table-cell>
          <table:table-cell office:value-type="float" office:value="-0">
            <text:p>-0</text:p>
          </table:table-cell>
          <table:table-cell table:number-columns-repeated="4" office:value-type="float" office:value="-1">
            <text:p>-1</text:p>
          </table:table-cell>
        </table:table-row>
        <table:table-row table:style-name="ro2">
          <table:table-cell office:value-type="string">
            <text:p>LinearFFullRank30</text:p>
          </table:table-cell>
          <table:table-cell table:number-columns-repeated="3" office:value-type="float" office:value="-1">
            <text:p>-1</text:p>
          </table:table-cell>
          <table:table-cell office:value-type="float" office:value="-0">
            <text:p>-0</text:p>
          </table:table-cell>
          <table:table-cell table:number-columns-repeated="2" office:value-type="float" office:value="-1">
            <text:p>-1</text:p>
          </table:table-cell>
          <table:table-cell office:value-type="float" office:value="-0">
            <text:p>-0</text:p>
          </table:table-cell>
          <table:table-cell table:number-columns-repeated="4" office:value-type="float" office:value="-1">
            <text:p>-1</text:p>
          </table:table-cell>
        </table:table-row>
        <table:table-row table:style-name="ro2">
          <table:table-cell office:value-type="string">
            <text:p>ExtendedRosenbrock100</text:p>
          </table:table-cell>
          <table:table-cell table:number-columns-repeated="5" office:value-type="float" office:value="-0">
            <text:p>-0</text:p>
          </table:table-cell>
          <table:table-cell office:value-type="float" office:value="-1">
            <text:p>-1</text:p>
          </table:table-cell>
          <table:table-cell table:number-columns-repeated="2" office:value-type="float" office:value="-0">
            <text:p>-0</text:p>
          </table:table-cell>
          <table:table-cell table:number-columns-repeated="3" office:value-type="float" office:value="-1">
            <text:p>-1</text:p>
          </table:table-cell>
        </table:table-row>
        <table:table-row table:style-name="ro2">
          <table:table-cell office:value-type="string">
            <text:p>ExtendedPowellSingular100</text:p>
          </table:table-cell>
          <table:table-cell table:number-columns-repeated="4" office:value-type="float" office:value="-0">
            <text:p>-0</text:p>
          </table:table-cell>
          <table:table-cell office:value-type="float" office:value="-1">
            <text:p>-1</text:p>
          </table:table-cell>
          <table:table-cell table:number-columns-repeated="3" office:value-type="float" office:value="-0">
            <text:p>-0</text:p>
          </table:table-cell>
          <table:table-cell table:number-columns-repeated="3" office:value-type="float" office:value="-1">
            <text:p>-1</text:p>
          </table:table-cell>
        </table:table-row>
        <table:table-row table:style-name="ro2">
          <table:table-cell office:value-type="string">
            <text:p>VariableDimensionF100</text:p>
          </table:table-cell>
          <table:table-cell table:number-columns-repeated="5" office:value-type="float" office:value="-0">
            <text:p>-0</text:p>
          </table:table-cell>
          <table:table-cell office:value-type="float" office:value="-1">
            <text:p>-1</text:p>
          </table:table-cell>
          <table:table-cell office:value-type="float" office:value="-0">
            <text:p>-0</text:p>
          </table:table-cell>
          <table:table-cell table:number-columns-repeated="4" office:value-type="float" office:value="-1">
            <text:p>-1</text:p>
          </table:table-cell>
        </table:table-row>
        <table:table-row table:style-name="ro2">
          <table:table-cell office:value-type="string">
            <text:p>LinearFFullRank100</text:p>
          </table:table-cell>
          <table:table-cell table:number-columns-repeated="3" office:value-type="float" office:value="-1">
            <text:p>-1</text:p>
          </table:table-cell>
          <table:table-cell office:value-type="float" office:value="-0">
            <text:p>-0</text:p>
          </table:table-cell>
          <table:table-cell table:number-columns-repeated="2" office:value-type="float" office:value="-1">
            <text:p>-1</text:p>
          </table:table-cell>
          <table:table-cell office:value-type="float" office:value="-0">
            <text:p>-0</text:p>
          </table:table-cell>
          <table:table-cell table:number-columns-repeated="4" office:value-type="float" office:value="-1">
            <text:p>-1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formula="of:=VALUE(TRIM(INDIRECT(ADDRESS(2;2;4))))" office:value-type="float" office:value="-1">
            <text:p>-1</text:p>
          </table:table-cell>
          <table:table-cell table:formula="of:=VALUE(TRIM(INDIRECT(ADDRESS(2;3;4))))" office:value-type="float" office:value="-1">
            <text:p>-1</text:p>
          </table:table-cell>
          <table:table-cell table:formula="of:=VALUE(TRIM(INDIRECT(ADDRESS(2;4;4))))" office:value-type="float" office:value="-1">
            <text:p>-1</text:p>
          </table:table-cell>
          <table:table-cell table:formula="of:=VALUE(TRIM(INDIRECT(ADDRESS(2;5;4))))" office:value-type="float" office:value="-1">
            <text:p>-1</text:p>
          </table:table-cell>
          <table:table-cell table:formula="of:=VALUE(TRIM(INDIRECT(ADDRESS(2;6;4))))" office:value-type="float" office:value="-1">
            <text:p>-1</text:p>
          </table:table-cell>
          <table:table-cell table:formula="of:=VALUE(TRIM(INDIRECT(ADDRESS(2;7;4))))" office:value-type="float" office:value="-1">
            <text:p>-1</text:p>
          </table:table-cell>
          <table:table-cell table:formula="of:=VALUE(TRIM(INDIRECT(ADDRESS(2;8;4))))" office:value-type="float" office:value="0">
            <text:p>0</text:p>
          </table:table-cell>
          <table:table-cell table:formula="of:=VALUE(TRIM(INDIRECT(ADDRESS(2;9;4))))" office:value-type="float" office:value="-1">
            <text:p>-1</text:p>
          </table:table-cell>
          <table:table-cell table:formula="of:=VALUE(TRIM(INDIRECT(ADDRESS(2;10;4))))" office:value-type="float" office:value="-1">
            <text:p>-1</text:p>
          </table:table-cell>
          <table:table-cell table:formula="of:=VALUE(TRIM(INDIRECT(ADDRESS(2;11;4))))" office:value-type="float" office:value="-1">
            <text:p>-1</text:p>
          </table:table-cell>
          <table:table-cell table:formula="of:=VALUE(TRIM(INDIRECT(ADDRESS(2;12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3;2;4))))" office:value-type="float" office:value="-1">
            <text:p>-1</text:p>
          </table:table-cell>
          <table:table-cell table:formula="of:=VALUE(TRIM(INDIRECT(ADDRESS(3;3;4))))" office:value-type="float" office:value="-1">
            <text:p>-1</text:p>
          </table:table-cell>
          <table:table-cell table:formula="of:=VALUE(TRIM(INDIRECT(ADDRESS(3;4;4))))" office:value-type="float" office:value="-1">
            <text:p>-1</text:p>
          </table:table-cell>
          <table:table-cell table:formula="of:=VALUE(TRIM(INDIRECT(ADDRESS(3;5;4))))" office:value-type="float" office:value="-1">
            <text:p>-1</text:p>
          </table:table-cell>
          <table:table-cell table:formula="of:=VALUE(TRIM(INDIRECT(ADDRESS(3;6;4))))" office:value-type="float" office:value="-1">
            <text:p>-1</text:p>
          </table:table-cell>
          <table:table-cell table:formula="of:=VALUE(TRIM(INDIRECT(ADDRESS(3;7;4))))" office:value-type="float" office:value="-1">
            <text:p>-1</text:p>
          </table:table-cell>
          <table:table-cell table:formula="of:=VALUE(TRIM(INDIRECT(ADDRESS(3;8;4))))" office:value-type="float" office:value="0">
            <text:p>0</text:p>
          </table:table-cell>
          <table:table-cell table:formula="of:=VALUE(TRIM(INDIRECT(ADDRESS(3;9;4))))" office:value-type="float" office:value="-1">
            <text:p>-1</text:p>
          </table:table-cell>
          <table:table-cell table:formula="of:=VALUE(TRIM(INDIRECT(ADDRESS(3;10;4))))" office:value-type="float" office:value="-1">
            <text:p>-1</text:p>
          </table:table-cell>
          <table:table-cell table:formula="of:=VALUE(TRIM(INDIRECT(ADDRESS(3;11;4))))" office:value-type="float" office:value="-1">
            <text:p>-1</text:p>
          </table:table-cell>
          <table:table-cell table:formula="of:=VALUE(TRIM(INDIRECT(ADDRESS(3;12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4;2;4))))" office:value-type="float" office:value="-1">
            <text:p>-1</text:p>
          </table:table-cell>
          <table:table-cell table:formula="of:=VALUE(TRIM(INDIRECT(ADDRESS(4;3;4))))" office:value-type="float" office:value="-1">
            <text:p>-1</text:p>
          </table:table-cell>
          <table:table-cell table:formula="of:=VALUE(TRIM(INDIRECT(ADDRESS(4;4;4))))" office:value-type="float" office:value="-1">
            <text:p>-1</text:p>
          </table:table-cell>
          <table:table-cell table:formula="of:=VALUE(TRIM(INDIRECT(ADDRESS(4;5;4))))" office:value-type="float" office:value="-1">
            <text:p>-1</text:p>
          </table:table-cell>
          <table:table-cell table:formula="of:=VALUE(TRIM(INDIRECT(ADDRESS(4;6;4))))" office:value-type="float" office:value="-1">
            <text:p>-1</text:p>
          </table:table-cell>
          <table:table-cell table:formula="of:=VALUE(TRIM(INDIRECT(ADDRESS(4;7;4))))" office:value-type="float" office:value="-1">
            <text:p>-1</text:p>
          </table:table-cell>
          <table:table-cell table:formula="of:=VALUE(TRIM(INDIRECT(ADDRESS(4;8;4))))" office:value-type="float" office:value="0">
            <text:p>0</text:p>
          </table:table-cell>
          <table:table-cell table:formula="of:=VALUE(TRIM(INDIRECT(ADDRESS(4;9;4))))" office:value-type="float" office:value="-1">
            <text:p>-1</text:p>
          </table:table-cell>
          <table:table-cell table:formula="of:=VALUE(TRIM(INDIRECT(ADDRESS(4;10;4))))" office:value-type="float" office:value="-1">
            <text:p>-1</text:p>
          </table:table-cell>
          <table:table-cell table:formula="of:=VALUE(TRIM(INDIRECT(ADDRESS(4;11;4))))" office:value-type="float" office:value="-1">
            <text:p>-1</text:p>
          </table:table-cell>
          <table:table-cell table:formula="of:=VALUE(TRIM(INDIRECT(ADDRESS(4;12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5;2;4))))" office:value-type="float" office:value="-1">
            <text:p>-1</text:p>
          </table:table-cell>
          <table:table-cell table:formula="of:=VALUE(TRIM(INDIRECT(ADDRESS(5;3;4))))" office:value-type="float" office:value="-1">
            <text:p>-1</text:p>
          </table:table-cell>
          <table:table-cell table:formula="of:=VALUE(TRIM(INDIRECT(ADDRESS(5;4;4))))" office:value-type="float" office:value="-1">
            <text:p>-1</text:p>
          </table:table-cell>
          <table:table-cell table:formula="of:=VALUE(TRIM(INDIRECT(ADDRESS(5;5;4))))" office:value-type="float" office:value="-1">
            <text:p>-1</text:p>
          </table:table-cell>
          <table:table-cell table:formula="of:=VALUE(TRIM(INDIRECT(ADDRESS(5;6;4))))" office:value-type="float" office:value="-1">
            <text:p>-1</text:p>
          </table:table-cell>
          <table:table-cell table:formula="of:=VALUE(TRIM(INDIRECT(ADDRESS(5;7;4))))" office:value-type="float" office:value="-1">
            <text:p>-1</text:p>
          </table:table-cell>
          <table:table-cell table:formula="of:=VALUE(TRIM(INDIRECT(ADDRESS(5;8;4))))" office:value-type="float" office:value="0">
            <text:p>0</text:p>
          </table:table-cell>
          <table:table-cell table:formula="of:=VALUE(TRIM(INDIRECT(ADDRESS(5;9;4))))" office:value-type="float" office:value="-1">
            <text:p>-1</text:p>
          </table:table-cell>
          <table:table-cell table:formula="of:=VALUE(TRIM(INDIRECT(ADDRESS(5;10;4))))" office:value-type="float" office:value="-1">
            <text:p>-1</text:p>
          </table:table-cell>
          <table:table-cell table:formula="of:=VALUE(TRIM(INDIRECT(ADDRESS(5;11;4))))" office:value-type="float" office:value="-1">
            <text:p>-1</text:p>
          </table:table-cell>
          <table:table-cell table:formula="of:=VALUE(TRIM(INDIRECT(ADDRESS(5;12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6;2;4))))" office:value-type="float" office:value="-1">
            <text:p>-1</text:p>
          </table:table-cell>
          <table:table-cell table:formula="of:=VALUE(TRIM(INDIRECT(ADDRESS(6;3;4))))" office:value-type="float" office:value="-1">
            <text:p>-1</text:p>
          </table:table-cell>
          <table:table-cell table:formula="of:=VALUE(TRIM(INDIRECT(ADDRESS(6;4;4))))" office:value-type="float" office:value="-1">
            <text:p>-1</text:p>
          </table:table-cell>
          <table:table-cell table:formula="of:=VALUE(TRIM(INDIRECT(ADDRESS(6;5;4))))" office:value-type="float" office:value="-1">
            <text:p>-1</text:p>
          </table:table-cell>
          <table:table-cell table:formula="of:=VALUE(TRIM(INDIRECT(ADDRESS(6;6;4))))" office:value-type="float" office:value="-1">
            <text:p>-1</text:p>
          </table:table-cell>
          <table:table-cell table:formula="of:=VALUE(TRIM(INDIRECT(ADDRESS(6;7;4))))" office:value-type="float" office:value="-1">
            <text:p>-1</text:p>
          </table:table-cell>
          <table:table-cell table:formula="of:=VALUE(TRIM(INDIRECT(ADDRESS(6;8;4))))" office:value-type="float" office:value="0">
            <text:p>0</text:p>
          </table:table-cell>
          <table:table-cell table:formula="of:=VALUE(TRIM(INDIRECT(ADDRESS(6;9;4))))" office:value-type="float" office:value="-1">
            <text:p>-1</text:p>
          </table:table-cell>
          <table:table-cell table:formula="of:=VALUE(TRIM(INDIRECT(ADDRESS(6;10;4))))" office:value-type="float" office:value="-1">
            <text:p>-1</text:p>
          </table:table-cell>
          <table:table-cell table:formula="of:=VALUE(TRIM(INDIRECT(ADDRESS(6;11;4))))" office:value-type="float" office:value="-1">
            <text:p>-1</text:p>
          </table:table-cell>
          <table:table-cell table:formula="of:=VALUE(TRIM(INDIRECT(ADDRESS(6;12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7;2;4))))" office:value-type="float" office:value="0">
            <text:p>0</text:p>
          </table:table-cell>
          <table:table-cell table:formula="of:=VALUE(TRIM(INDIRECT(ADDRESS(7;3;4))))" office:value-type="float" office:value="-1">
            <text:p>-1</text:p>
          </table:table-cell>
          <table:table-cell table:formula="of:=VALUE(TRIM(INDIRECT(ADDRESS(7;4;4))))" office:value-type="float" office:value="-1">
            <text:p>-1</text:p>
          </table:table-cell>
          <table:table-cell table:formula="of:=VALUE(TRIM(INDIRECT(ADDRESS(7;5;4))))" office:value-type="float" office:value="-1">
            <text:p>-1</text:p>
          </table:table-cell>
          <table:table-cell table:formula="of:=VALUE(TRIM(INDIRECT(ADDRESS(7;6;4))))" office:value-type="float" office:value="-1">
            <text:p>-1</text:p>
          </table:table-cell>
          <table:table-cell table:formula="of:=VALUE(TRIM(INDIRECT(ADDRESS(7;7;4))))" office:value-type="float" office:value="-1">
            <text:p>-1</text:p>
          </table:table-cell>
          <table:table-cell table:formula="of:=VALUE(TRIM(INDIRECT(ADDRESS(7;8;4))))" office:value-type="float" office:value="0">
            <text:p>0</text:p>
          </table:table-cell>
          <table:table-cell table:formula="of:=VALUE(TRIM(INDIRECT(ADDRESS(7;9;4))))" office:value-type="float" office:value="-1">
            <text:p>-1</text:p>
          </table:table-cell>
          <table:table-cell table:formula="of:=VALUE(TRIM(INDIRECT(ADDRESS(7;10;4))))" office:value-type="float" office:value="-1">
            <text:p>-1</text:p>
          </table:table-cell>
          <table:table-cell table:formula="of:=VALUE(TRIM(INDIRECT(ADDRESS(7;11;4))))" office:value-type="float" office:value="-1">
            <text:p>-1</text:p>
          </table:table-cell>
          <table:table-cell table:formula="of:=VALUE(TRIM(INDIRECT(ADDRESS(7;12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8;2;4))))" office:value-type="float" office:value="-1">
            <text:p>-1</text:p>
          </table:table-cell>
          <table:table-cell table:formula="of:=VALUE(TRIM(INDIRECT(ADDRESS(8;3;4))))" office:value-type="float" office:value="-1">
            <text:p>-1</text:p>
          </table:table-cell>
          <table:table-cell table:formula="of:=VALUE(TRIM(INDIRECT(ADDRESS(8;4;4))))" office:value-type="float" office:value="-1">
            <text:p>-1</text:p>
          </table:table-cell>
          <table:table-cell table:formula="of:=VALUE(TRIM(INDIRECT(ADDRESS(8;5;4))))" office:value-type="float" office:value="-1">
            <text:p>-1</text:p>
          </table:table-cell>
          <table:table-cell table:formula="of:=VALUE(TRIM(INDIRECT(ADDRESS(8;6;4))))" office:value-type="float" office:value="-1">
            <text:p>-1</text:p>
          </table:table-cell>
          <table:table-cell table:formula="of:=VALUE(TRIM(INDIRECT(ADDRESS(8;7;4))))" office:value-type="float" office:value="-1">
            <text:p>-1</text:p>
          </table:table-cell>
          <table:table-cell table:formula="of:=VALUE(TRIM(INDIRECT(ADDRESS(8;8;4))))" office:value-type="float" office:value="0">
            <text:p>0</text:p>
          </table:table-cell>
          <table:table-cell table:formula="of:=VALUE(TRIM(INDIRECT(ADDRESS(8;9;4))))" office:value-type="float" office:value="-1">
            <text:p>-1</text:p>
          </table:table-cell>
          <table:table-cell table:formula="of:=VALUE(TRIM(INDIRECT(ADDRESS(8;10;4))))" office:value-type="float" office:value="-1">
            <text:p>-1</text:p>
          </table:table-cell>
          <table:table-cell table:formula="of:=VALUE(TRIM(INDIRECT(ADDRESS(8;11;4))))" office:value-type="float" office:value="-1">
            <text:p>-1</text:p>
          </table:table-cell>
          <table:table-cell table:formula="of:=VALUE(TRIM(INDIRECT(ADDRESS(8;12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9;2;4))))" office:value-type="float" office:value="0">
            <text:p>0</text:p>
          </table:table-cell>
          <table:table-cell table:formula="of:=VALUE(TRIM(INDIRECT(ADDRESS(9;3;4))))" office:value-type="float" office:value="0">
            <text:p>0</text:p>
          </table:table-cell>
          <table:table-cell table:formula="of:=VALUE(TRIM(INDIRECT(ADDRESS(9;4;4))))" office:value-type="float" office:value="0">
            <text:p>0</text:p>
          </table:table-cell>
          <table:table-cell table:formula="of:=VALUE(TRIM(INDIRECT(ADDRESS(9;5;4))))" office:value-type="float" office:value="0">
            <text:p>0</text:p>
          </table:table-cell>
          <table:table-cell table:formula="of:=VALUE(TRIM(INDIRECT(ADDRESS(9;6;4))))" office:value-type="float" office:value="0">
            <text:p>0</text:p>
          </table:table-cell>
          <table:table-cell table:formula="of:=VALUE(TRIM(INDIRECT(ADDRESS(9;7;4))))" office:value-type="float" office:value="0">
            <text:p>0</text:p>
          </table:table-cell>
          <table:table-cell table:formula="of:=VALUE(TRIM(INDIRECT(ADDRESS(9;8;4))))" office:value-type="float" office:value="0">
            <text:p>0</text:p>
          </table:table-cell>
          <table:table-cell table:formula="of:=VALUE(TRIM(INDIRECT(ADDRESS(9;9;4))))" office:value-type="float" office:value="-1">
            <text:p>-1</text:p>
          </table:table-cell>
          <table:table-cell table:formula="of:=VALUE(TRIM(INDIRECT(ADDRESS(9;10;4))))" office:value-type="float" office:value="-1">
            <text:p>-1</text:p>
          </table:table-cell>
          <table:table-cell table:formula="of:=VALUE(TRIM(INDIRECT(ADDRESS(9;11;4))))" office:value-type="float" office:value="0">
            <text:p>0</text:p>
          </table:table-cell>
          <table:table-cell table:formula="of:=VALUE(TRIM(INDIRECT(ADDRESS(9;12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10;2;4))))" office:value-type="float" office:value="0">
            <text:p>0</text:p>
          </table:table-cell>
          <table:table-cell table:formula="of:=VALUE(TRIM(INDIRECT(ADDRESS(10;3;4))))" office:value-type="float" office:value="-1">
            <text:p>-1</text:p>
          </table:table-cell>
          <table:table-cell table:formula="of:=VALUE(TRIM(INDIRECT(ADDRESS(10;4;4))))" office:value-type="float" office:value="0">
            <text:p>0</text:p>
          </table:table-cell>
          <table:table-cell table:formula="of:=VALUE(TRIM(INDIRECT(ADDRESS(10;5;4))))" office:value-type="float" office:value="-1">
            <text:p>-1</text:p>
          </table:table-cell>
          <table:table-cell table:formula="of:=VALUE(TRIM(INDIRECT(ADDRESS(10;6;4))))" office:value-type="float" office:value="-1">
            <text:p>-1</text:p>
          </table:table-cell>
          <table:table-cell table:formula="of:=VALUE(TRIM(INDIRECT(ADDRESS(10;7;4))))" office:value-type="float" office:value="-1">
            <text:p>-1</text:p>
          </table:table-cell>
          <table:table-cell table:formula="of:=VALUE(TRIM(INDIRECT(ADDRESS(10;8;4))))" office:value-type="float" office:value="0">
            <text:p>0</text:p>
          </table:table-cell>
          <table:table-cell table:formula="of:=VALUE(TRIM(INDIRECT(ADDRESS(10;9;4))))" office:value-type="float" office:value="0">
            <text:p>0</text:p>
          </table:table-cell>
          <table:table-cell table:formula="of:=VALUE(TRIM(INDIRECT(ADDRESS(10;10;4))))" office:value-type="float" office:value="-1">
            <text:p>-1</text:p>
          </table:table-cell>
          <table:table-cell table:formula="of:=VALUE(TRIM(INDIRECT(ADDRESS(10;11;4))))" office:value-type="float" office:value="-1">
            <text:p>-1</text:p>
          </table:table-cell>
          <table:table-cell table:formula="of:=VALUE(TRIM(INDIRECT(ADDRESS(10;12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11;2;4))))" office:value-type="float" office:value="0">
            <text:p>0</text:p>
          </table:table-cell>
          <table:table-cell table:formula="of:=VALUE(TRIM(INDIRECT(ADDRESS(11;3;4))))" office:value-type="float" office:value="0">
            <text:p>0</text:p>
          </table:table-cell>
          <table:table-cell table:formula="of:=VALUE(TRIM(INDIRECT(ADDRESS(11;4;4))))" office:value-type="float" office:value="0">
            <text:p>0</text:p>
          </table:table-cell>
          <table:table-cell table:formula="of:=VALUE(TRIM(INDIRECT(ADDRESS(11;5;4))))" office:value-type="float" office:value="0">
            <text:p>0</text:p>
          </table:table-cell>
          <table:table-cell table:formula="of:=VALUE(TRIM(INDIRECT(ADDRESS(11;6;4))))" office:value-type="float" office:value="-1">
            <text:p>-1</text:p>
          </table:table-cell>
          <table:table-cell table:formula="of:=VALUE(TRIM(INDIRECT(ADDRESS(11;7;4))))" office:value-type="float" office:value="-1">
            <text:p>-1</text:p>
          </table:table-cell>
          <table:table-cell table:formula="of:=VALUE(TRIM(INDIRECT(ADDRESS(11;8;4))))" office:value-type="float" office:value="0">
            <text:p>0</text:p>
          </table:table-cell>
          <table:table-cell table:formula="of:=VALUE(TRIM(INDIRECT(ADDRESS(11;9;4))))" office:value-type="float" office:value="-1">
            <text:p>-1</text:p>
          </table:table-cell>
          <table:table-cell table:formula="of:=VALUE(TRIM(INDIRECT(ADDRESS(11;10;4))))" office:value-type="float" office:value="-1">
            <text:p>-1</text:p>
          </table:table-cell>
          <table:table-cell table:formula="of:=VALUE(TRIM(INDIRECT(ADDRESS(11;11;4))))" office:value-type="float" office:value="-1">
            <text:p>-1</text:p>
          </table:table-cell>
          <table:table-cell table:formula="of:=VALUE(TRIM(INDIRECT(ADDRESS(11;12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12;2;4))))" office:value-type="float" office:value="0">
            <text:p>0</text:p>
          </table:table-cell>
          <table:table-cell table:formula="of:=VALUE(TRIM(INDIRECT(ADDRESS(12;3;4))))" office:value-type="float" office:value="-1">
            <text:p>-1</text:p>
          </table:table-cell>
          <table:table-cell table:formula="of:=VALUE(TRIM(INDIRECT(ADDRESS(12;4;4))))" office:value-type="float" office:value="-1">
            <text:p>-1</text:p>
          </table:table-cell>
          <table:table-cell table:formula="of:=VALUE(TRIM(INDIRECT(ADDRESS(12;5;4))))" office:value-type="float" office:value="-1">
            <text:p>-1</text:p>
          </table:table-cell>
          <table:table-cell table:formula="of:=VALUE(TRIM(INDIRECT(ADDRESS(12;6;4))))" office:value-type="float" office:value="-1">
            <text:p>-1</text:p>
          </table:table-cell>
          <table:table-cell table:formula="of:=VALUE(TRIM(INDIRECT(ADDRESS(12;7;4))))" office:value-type="float" office:value="-1">
            <text:p>-1</text:p>
          </table:table-cell>
          <table:table-cell table:formula="of:=VALUE(TRIM(INDIRECT(ADDRESS(12;8;4))))" office:value-type="float" office:value="0">
            <text:p>0</text:p>
          </table:table-cell>
          <table:table-cell table:formula="of:=VALUE(TRIM(INDIRECT(ADDRESS(12;9;4))))" office:value-type="float" office:value="-1">
            <text:p>-1</text:p>
          </table:table-cell>
          <table:table-cell table:formula="of:=VALUE(TRIM(INDIRECT(ADDRESS(12;10;4))))" office:value-type="float" office:value="-1">
            <text:p>-1</text:p>
          </table:table-cell>
          <table:table-cell table:formula="of:=VALUE(TRIM(INDIRECT(ADDRESS(12;11;4))))" office:value-type="float" office:value="-1">
            <text:p>-1</text:p>
          </table:table-cell>
          <table:table-cell table:formula="of:=VALUE(TRIM(INDIRECT(ADDRESS(12;12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13;2;4))))" office:value-type="float" office:value="-1">
            <text:p>-1</text:p>
          </table:table-cell>
          <table:table-cell table:formula="of:=VALUE(TRIM(INDIRECT(ADDRESS(13;3;4))))" office:value-type="float" office:value="-1">
            <text:p>-1</text:p>
          </table:table-cell>
          <table:table-cell table:formula="of:=VALUE(TRIM(INDIRECT(ADDRESS(13;4;4))))" office:value-type="float" office:value="-1">
            <text:p>-1</text:p>
          </table:table-cell>
          <table:table-cell table:formula="of:=VALUE(TRIM(INDIRECT(ADDRESS(13;5;4))))" office:value-type="float" office:value="-1">
            <text:p>-1</text:p>
          </table:table-cell>
          <table:table-cell table:formula="of:=VALUE(TRIM(INDIRECT(ADDRESS(13;6;4))))" office:value-type="float" office:value="-1">
            <text:p>-1</text:p>
          </table:table-cell>
          <table:table-cell table:formula="of:=VALUE(TRIM(INDIRECT(ADDRESS(13;7;4))))" office:value-type="float" office:value="-1">
            <text:p>-1</text:p>
          </table:table-cell>
          <table:table-cell table:formula="of:=VALUE(TRIM(INDIRECT(ADDRESS(13;8;4))))" office:value-type="float" office:value="0">
            <text:p>0</text:p>
          </table:table-cell>
          <table:table-cell table:formula="of:=VALUE(TRIM(INDIRECT(ADDRESS(13;9;4))))" office:value-type="float" office:value="-1">
            <text:p>-1</text:p>
          </table:table-cell>
          <table:table-cell table:formula="of:=VALUE(TRIM(INDIRECT(ADDRESS(13;10;4))))" office:value-type="float" office:value="-1">
            <text:p>-1</text:p>
          </table:table-cell>
          <table:table-cell table:formula="of:=VALUE(TRIM(INDIRECT(ADDRESS(13;11;4))))" office:value-type="float" office:value="-1">
            <text:p>-1</text:p>
          </table:table-cell>
          <table:table-cell table:formula="of:=VALUE(TRIM(INDIRECT(ADDRESS(13;12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14;2;4))))" office:value-type="float" office:value="0">
            <text:p>0</text:p>
          </table:table-cell>
          <table:table-cell table:formula="of:=VALUE(TRIM(INDIRECT(ADDRESS(14;3;4))))" office:value-type="float" office:value="0">
            <text:p>0</text:p>
          </table:table-cell>
          <table:table-cell table:formula="of:=VALUE(TRIM(INDIRECT(ADDRESS(14;4;4))))" office:value-type="float" office:value="0">
            <text:p>0</text:p>
          </table:table-cell>
          <table:table-cell table:formula="of:=VALUE(TRIM(INDIRECT(ADDRESS(14;5;4))))" office:value-type="float" office:value="0">
            <text:p>0</text:p>
          </table:table-cell>
          <table:table-cell table:formula="of:=VALUE(TRIM(INDIRECT(ADDRESS(14;6;4))))" office:value-type="float" office:value="-1">
            <text:p>-1</text:p>
          </table:table-cell>
          <table:table-cell table:formula="of:=VALUE(TRIM(INDIRECT(ADDRESS(14;7;4))))" office:value-type="float" office:value="-1">
            <text:p>-1</text:p>
          </table:table-cell>
          <table:table-cell table:formula="of:=VALUE(TRIM(INDIRECT(ADDRESS(14;8;4))))" office:value-type="float" office:value="0">
            <text:p>0</text:p>
          </table:table-cell>
          <table:table-cell table:formula="of:=VALUE(TRIM(INDIRECT(ADDRESS(14;9;4))))" office:value-type="float" office:value="-1">
            <text:p>-1</text:p>
          </table:table-cell>
          <table:table-cell table:formula="of:=VALUE(TRIM(INDIRECT(ADDRESS(14;10;4))))" office:value-type="float" office:value="-1">
            <text:p>-1</text:p>
          </table:table-cell>
          <table:table-cell table:formula="of:=VALUE(TRIM(INDIRECT(ADDRESS(14;11;4))))" office:value-type="float" office:value="-1">
            <text:p>-1</text:p>
          </table:table-cell>
          <table:table-cell table:formula="of:=VALUE(TRIM(INDIRECT(ADDRESS(14;12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15;2;4))))" office:value-type="float" office:value="0">
            <text:p>0</text:p>
          </table:table-cell>
          <table:table-cell table:formula="of:=VALUE(TRIM(INDIRECT(ADDRESS(15;3;4))))" office:value-type="float" office:value="0">
            <text:p>0</text:p>
          </table:table-cell>
          <table:table-cell table:formula="of:=VALUE(TRIM(INDIRECT(ADDRESS(15;4;4))))" office:value-type="float" office:value="0">
            <text:p>0</text:p>
          </table:table-cell>
          <table:table-cell table:formula="of:=VALUE(TRIM(INDIRECT(ADDRESS(15;5;4))))" office:value-type="float" office:value="0">
            <text:p>0</text:p>
          </table:table-cell>
          <table:table-cell table:formula="of:=VALUE(TRIM(INDIRECT(ADDRESS(15;6;4))))" office:value-type="float" office:value="-1">
            <text:p>-1</text:p>
          </table:table-cell>
          <table:table-cell table:formula="of:=VALUE(TRIM(INDIRECT(ADDRESS(15;7;4))))" office:value-type="float" office:value="-1">
            <text:p>-1</text:p>
          </table:table-cell>
          <table:table-cell table:formula="of:=VALUE(TRIM(INDIRECT(ADDRESS(15;8;4))))" office:value-type="float" office:value="0">
            <text:p>0</text:p>
          </table:table-cell>
          <table:table-cell table:formula="of:=VALUE(TRIM(INDIRECT(ADDRESS(15;9;4))))" office:value-type="float" office:value="-1">
            <text:p>-1</text:p>
          </table:table-cell>
          <table:table-cell table:formula="of:=VALUE(TRIM(INDIRECT(ADDRESS(15;10;4))))" office:value-type="float" office:value="-1">
            <text:p>-1</text:p>
          </table:table-cell>
          <table:table-cell table:formula="of:=VALUE(TRIM(INDIRECT(ADDRESS(15;11;4))))" office:value-type="float" office:value="-1">
            <text:p>-1</text:p>
          </table:table-cell>
          <table:table-cell table:formula="of:=VALUE(TRIM(INDIRECT(ADDRESS(15;12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16;2;4))))" office:value-type="float" office:value="0">
            <text:p>0</text:p>
          </table:table-cell>
          <table:table-cell table:formula="of:=VALUE(TRIM(INDIRECT(ADDRESS(16;3;4))))" office:value-type="float" office:value="0">
            <text:p>0</text:p>
          </table:table-cell>
          <table:table-cell table:formula="of:=VALUE(TRIM(INDIRECT(ADDRESS(16;4;4))))" office:value-type="float" office:value="0">
            <text:p>0</text:p>
          </table:table-cell>
          <table:table-cell table:formula="of:=VALUE(TRIM(INDIRECT(ADDRESS(16;5;4))))" office:value-type="float" office:value="0">
            <text:p>0</text:p>
          </table:table-cell>
          <table:table-cell table:formula="of:=VALUE(TRIM(INDIRECT(ADDRESS(16;6;4))))" office:value-type="float" office:value="-1">
            <text:p>-1</text:p>
          </table:table-cell>
          <table:table-cell table:formula="of:=VALUE(TRIM(INDIRECT(ADDRESS(16;7;4))))" office:value-type="float" office:value="-1">
            <text:p>-1</text:p>
          </table:table-cell>
          <table:table-cell table:formula="of:=VALUE(TRIM(INDIRECT(ADDRESS(16;8;4))))" office:value-type="float" office:value="0">
            <text:p>0</text:p>
          </table:table-cell>
          <table:table-cell table:formula="of:=VALUE(TRIM(INDIRECT(ADDRESS(16;9;4))))" office:value-type="float" office:value="-1">
            <text:p>-1</text:p>
          </table:table-cell>
          <table:table-cell table:formula="of:=VALUE(TRIM(INDIRECT(ADDRESS(16;10;4))))" office:value-type="float" office:value="-1">
            <text:p>-1</text:p>
          </table:table-cell>
          <table:table-cell table:formula="of:=VALUE(TRIM(INDIRECT(ADDRESS(16;11;4))))" office:value-type="float" office:value="-1">
            <text:p>-1</text:p>
          </table:table-cell>
          <table:table-cell table:formula="of:=VALUE(TRIM(INDIRECT(ADDRESS(16;12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17;2;4))))" office:value-type="float" office:value="-1">
            <text:p>-1</text:p>
          </table:table-cell>
          <table:table-cell table:formula="of:=VALUE(TRIM(INDIRECT(ADDRESS(17;3;4))))" office:value-type="float" office:value="-1">
            <text:p>-1</text:p>
          </table:table-cell>
          <table:table-cell table:formula="of:=VALUE(TRIM(INDIRECT(ADDRESS(17;4;4))))" office:value-type="float" office:value="-1">
            <text:p>-1</text:p>
          </table:table-cell>
          <table:table-cell table:formula="of:=VALUE(TRIM(INDIRECT(ADDRESS(17;5;4))))" office:value-type="float" office:value="0">
            <text:p>0</text:p>
          </table:table-cell>
          <table:table-cell table:formula="of:=VALUE(TRIM(INDIRECT(ADDRESS(17;6;4))))" office:value-type="float" office:value="-1">
            <text:p>-1</text:p>
          </table:table-cell>
          <table:table-cell table:formula="of:=VALUE(TRIM(INDIRECT(ADDRESS(17;7;4))))" office:value-type="float" office:value="-1">
            <text:p>-1</text:p>
          </table:table-cell>
          <table:table-cell table:formula="of:=VALUE(TRIM(INDIRECT(ADDRESS(17;8;4))))" office:value-type="float" office:value="0">
            <text:p>0</text:p>
          </table:table-cell>
          <table:table-cell table:formula="of:=VALUE(TRIM(INDIRECT(ADDRESS(17;9;4))))" office:value-type="float" office:value="-1">
            <text:p>-1</text:p>
          </table:table-cell>
          <table:table-cell table:formula="of:=VALUE(TRIM(INDIRECT(ADDRESS(17;10;4))))" office:value-type="float" office:value="-1">
            <text:p>-1</text:p>
          </table:table-cell>
          <table:table-cell table:formula="of:=VALUE(TRIM(INDIRECT(ADDRESS(17;11;4))))" office:value-type="float" office:value="-1">
            <text:p>-1</text:p>
          </table:table-cell>
          <table:table-cell table:formula="of:=VALUE(TRIM(INDIRECT(ADDRESS(17;12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18;2;4))))" office:value-type="float" office:value="0">
            <text:p>0</text:p>
          </table:table-cell>
          <table:table-cell table:formula="of:=VALUE(TRIM(INDIRECT(ADDRESS(18;3;4))))" office:value-type="float" office:value="0">
            <text:p>0</text:p>
          </table:table-cell>
          <table:table-cell table:formula="of:=VALUE(TRIM(INDIRECT(ADDRESS(18;4;4))))" office:value-type="float" office:value="0">
            <text:p>0</text:p>
          </table:table-cell>
          <table:table-cell table:formula="of:=VALUE(TRIM(INDIRECT(ADDRESS(18;5;4))))" office:value-type="float" office:value="0">
            <text:p>0</text:p>
          </table:table-cell>
          <table:table-cell table:formula="of:=VALUE(TRIM(INDIRECT(ADDRESS(18;6;4))))" office:value-type="float" office:value="0">
            <text:p>0</text:p>
          </table:table-cell>
          <table:table-cell table:formula="of:=VALUE(TRIM(INDIRECT(ADDRESS(18;7;4))))" office:value-type="float" office:value="-1">
            <text:p>-1</text:p>
          </table:table-cell>
          <table:table-cell table:formula="of:=VALUE(TRIM(INDIRECT(ADDRESS(18;8;4))))" office:value-type="float" office:value="0">
            <text:p>0</text:p>
          </table:table-cell>
          <table:table-cell table:formula="of:=VALUE(TRIM(INDIRECT(ADDRESS(18;9;4))))" office:value-type="float" office:value="0">
            <text:p>0</text:p>
          </table:table-cell>
          <table:table-cell table:formula="of:=VALUE(TRIM(INDIRECT(ADDRESS(18;10;4))))" office:value-type="float" office:value="-1">
            <text:p>-1</text:p>
          </table:table-cell>
          <table:table-cell table:formula="of:=VALUE(TRIM(INDIRECT(ADDRESS(18;11;4))))" office:value-type="float" office:value="-1">
            <text:p>-1</text:p>
          </table:table-cell>
          <table:table-cell table:formula="of:=VALUE(TRIM(INDIRECT(ADDRESS(18;12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19;2;4))))" office:value-type="float" office:value="0">
            <text:p>0</text:p>
          </table:table-cell>
          <table:table-cell table:formula="of:=VALUE(TRIM(INDIRECT(ADDRESS(19;3;4))))" office:value-type="float" office:value="0">
            <text:p>0</text:p>
          </table:table-cell>
          <table:table-cell table:formula="of:=VALUE(TRIM(INDIRECT(ADDRESS(19;4;4))))" office:value-type="float" office:value="0">
            <text:p>0</text:p>
          </table:table-cell>
          <table:table-cell table:formula="of:=VALUE(TRIM(INDIRECT(ADDRESS(19;5;4))))" office:value-type="float" office:value="0">
            <text:p>0</text:p>
          </table:table-cell>
          <table:table-cell table:formula="of:=VALUE(TRIM(INDIRECT(ADDRESS(19;6;4))))" office:value-type="float" office:value="-1">
            <text:p>-1</text:p>
          </table:table-cell>
          <table:table-cell table:formula="of:=VALUE(TRIM(INDIRECT(ADDRESS(19;7;4))))" office:value-type="float" office:value="0">
            <text:p>0</text:p>
          </table:table-cell>
          <table:table-cell table:formula="of:=VALUE(TRIM(INDIRECT(ADDRESS(19;8;4))))" office:value-type="float" office:value="0">
            <text:p>0</text:p>
          </table:table-cell>
          <table:table-cell table:formula="of:=VALUE(TRIM(INDIRECT(ADDRESS(19;9;4))))" office:value-type="float" office:value="0">
            <text:p>0</text:p>
          </table:table-cell>
          <table:table-cell table:formula="of:=VALUE(TRIM(INDIRECT(ADDRESS(19;10;4))))" office:value-type="float" office:value="-1">
            <text:p>-1</text:p>
          </table:table-cell>
          <table:table-cell table:formula="of:=VALUE(TRIM(INDIRECT(ADDRESS(19;11;4))))" office:value-type="float" office:value="-1">
            <text:p>-1</text:p>
          </table:table-cell>
          <table:table-cell table:formula="of:=VALUE(TRIM(INDIRECT(ADDRESS(19;12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20;2;4))))" office:value-type="float" office:value="0">
            <text:p>0</text:p>
          </table:table-cell>
          <table:table-cell table:formula="of:=VALUE(TRIM(INDIRECT(ADDRESS(20;3;4))))" office:value-type="float" office:value="0">
            <text:p>0</text:p>
          </table:table-cell>
          <table:table-cell table:formula="of:=VALUE(TRIM(INDIRECT(ADDRESS(20;4;4))))" office:value-type="float" office:value="0">
            <text:p>0</text:p>
          </table:table-cell>
          <table:table-cell table:formula="of:=VALUE(TRIM(INDIRECT(ADDRESS(20;5;4))))" office:value-type="float" office:value="0">
            <text:p>0</text:p>
          </table:table-cell>
          <table:table-cell table:formula="of:=VALUE(TRIM(INDIRECT(ADDRESS(20;6;4))))" office:value-type="float" office:value="0">
            <text:p>0</text:p>
          </table:table-cell>
          <table:table-cell table:formula="of:=VALUE(TRIM(INDIRECT(ADDRESS(20;7;4))))" office:value-type="float" office:value="-1">
            <text:p>-1</text:p>
          </table:table-cell>
          <table:table-cell table:formula="of:=VALUE(TRIM(INDIRECT(ADDRESS(20;8;4))))" office:value-type="float" office:value="0">
            <text:p>0</text:p>
          </table:table-cell>
          <table:table-cell table:formula="of:=VALUE(TRIM(INDIRECT(ADDRESS(20;9;4))))" office:value-type="float" office:value="-1">
            <text:p>-1</text:p>
          </table:table-cell>
          <table:table-cell table:formula="of:=VALUE(TRIM(INDIRECT(ADDRESS(20;10;4))))" office:value-type="float" office:value="-1">
            <text:p>-1</text:p>
          </table:table-cell>
          <table:table-cell table:formula="of:=VALUE(TRIM(INDIRECT(ADDRESS(20;11;4))))" office:value-type="float" office:value="-1">
            <text:p>-1</text:p>
          </table:table-cell>
          <table:table-cell table:formula="of:=VALUE(TRIM(INDIRECT(ADDRESS(20;12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21;2;4))))" office:value-type="float" office:value="-1">
            <text:p>-1</text:p>
          </table:table-cell>
          <table:table-cell table:formula="of:=VALUE(TRIM(INDIRECT(ADDRESS(21;3;4))))" office:value-type="float" office:value="-1">
            <text:p>-1</text:p>
          </table:table-cell>
          <table:table-cell table:formula="of:=VALUE(TRIM(INDIRECT(ADDRESS(21;4;4))))" office:value-type="float" office:value="-1">
            <text:p>-1</text:p>
          </table:table-cell>
          <table:table-cell table:formula="of:=VALUE(TRIM(INDIRECT(ADDRESS(21;5;4))))" office:value-type="float" office:value="0">
            <text:p>0</text:p>
          </table:table-cell>
          <table:table-cell table:formula="of:=VALUE(TRIM(INDIRECT(ADDRESS(21;6;4))))" office:value-type="float" office:value="-1">
            <text:p>-1</text:p>
          </table:table-cell>
          <table:table-cell table:formula="of:=VALUE(TRIM(INDIRECT(ADDRESS(21;7;4))))" office:value-type="float" office:value="-1">
            <text:p>-1</text:p>
          </table:table-cell>
          <table:table-cell table:formula="of:=VALUE(TRIM(INDIRECT(ADDRESS(21;8;4))))" office:value-type="float" office:value="0">
            <text:p>0</text:p>
          </table:table-cell>
          <table:table-cell table:formula="of:=VALUE(TRIM(INDIRECT(ADDRESS(21;9;4))))" office:value-type="float" office:value="-1">
            <text:p>-1</text:p>
          </table:table-cell>
          <table:table-cell table:formula="of:=VALUE(TRIM(INDIRECT(ADDRESS(21;10;4))))" office:value-type="float" office:value="-1">
            <text:p>-1</text:p>
          </table:table-cell>
          <table:table-cell table:formula="of:=VALUE(TRIM(INDIRECT(ADDRESS(21;11;4))))" office:value-type="float" office:value="-1">
            <text:p>-1</text:p>
          </table:table-cell>
          <table:table-cell table:formula="of:=VALUE(TRIM(INDIRECT(ADDRESS(21;12;4))))" office:value-type="float" office:value="-1">
            <text:p>-1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formula="of:=RANK(INDIRECT(ADDRESS(23;2;4));INDIRECT(ADDRESS(23;2;4)):INDIRECT(ADDRESS(23;12;4));1)" office:value-type="float" office:value="1">
            <text:p>1</text:p>
          </table:table-cell>
          <table:table-cell table:formula="of:=RANK(INDIRECT(ADDRESS(23;3;4));INDIRECT(ADDRESS(23;2;4)):INDIRECT(ADDRESS(23;12;4));1)" office:value-type="float" office:value="1">
            <text:p>1</text:p>
          </table:table-cell>
          <table:table-cell table:formula="of:=RANK(INDIRECT(ADDRESS(23;4;4));INDIRECT(ADDRESS(23;2;4)):INDIRECT(ADDRESS(23;12;4));1)" office:value-type="float" office:value="1">
            <text:p>1</text:p>
          </table:table-cell>
          <table:table-cell table:formula="of:=RANK(INDIRECT(ADDRESS(23;5;4));INDIRECT(ADDRESS(23;2;4)):INDIRECT(ADDRESS(23;12;4));1)" office:value-type="float" office:value="1">
            <text:p>1</text:p>
          </table:table-cell>
          <table:table-cell table:formula="of:=RANK(INDIRECT(ADDRESS(23;6;4));INDIRECT(ADDRESS(23;2;4)):INDIRECT(ADDRESS(23;12;4));1)" office:value-type="float" office:value="1">
            <text:p>1</text:p>
          </table:table-cell>
          <table:table-cell table:formula="of:=RANK(INDIRECT(ADDRESS(23;7;4));INDIRECT(ADDRESS(23;2;4)):INDIRECT(ADDRESS(23;12;4));1)" office:value-type="float" office:value="1">
            <text:p>1</text:p>
          </table:table-cell>
          <table:table-cell table:formula="of:=RANK(INDIRECT(ADDRESS(23;8;4));INDIRECT(ADDRESS(23;2;4)):INDIRECT(ADDRESS(23;12;4));1)" office:value-type="float" office:value="11">
            <text:p>11</text:p>
          </table:table-cell>
          <table:table-cell table:formula="of:=RANK(INDIRECT(ADDRESS(23;9;4));INDIRECT(ADDRESS(23;2;4)):INDIRECT(ADDRESS(23;12;4));1)" office:value-type="float" office:value="1">
            <text:p>1</text:p>
          </table:table-cell>
          <table:table-cell table:formula="of:=RANK(INDIRECT(ADDRESS(23;10;4));INDIRECT(ADDRESS(23;2;4)):INDIRECT(ADDRESS(23;12;4));1)" office:value-type="float" office:value="1">
            <text:p>1</text:p>
          </table:table-cell>
          <table:table-cell table:formula="of:=RANK(INDIRECT(ADDRESS(23;11;4));INDIRECT(ADDRESS(23;2;4)):INDIRECT(ADDRESS(23;12;4));1)" office:value-type="float" office:value="1">
            <text:p>1</text:p>
          </table:table-cell>
          <table:table-cell table:formula="of:=RANK(INDIRECT(ADDRESS(23;12;4));INDIRECT(ADDRESS(23;2;4)):INDIRECT(ADDRESS(23;12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24;2;4));INDIRECT(ADDRESS(24;2;4)):INDIRECT(ADDRESS(24;12;4));1)" office:value-type="float" office:value="1">
            <text:p>1</text:p>
          </table:table-cell>
          <table:table-cell table:formula="of:=RANK(INDIRECT(ADDRESS(24;3;4));INDIRECT(ADDRESS(24;2;4)):INDIRECT(ADDRESS(24;12;4));1)" office:value-type="float" office:value="1">
            <text:p>1</text:p>
          </table:table-cell>
          <table:table-cell table:formula="of:=RANK(INDIRECT(ADDRESS(24;4;4));INDIRECT(ADDRESS(24;2;4)):INDIRECT(ADDRESS(24;12;4));1)" office:value-type="float" office:value="1">
            <text:p>1</text:p>
          </table:table-cell>
          <table:table-cell table:formula="of:=RANK(INDIRECT(ADDRESS(24;5;4));INDIRECT(ADDRESS(24;2;4)):INDIRECT(ADDRESS(24;12;4));1)" office:value-type="float" office:value="1">
            <text:p>1</text:p>
          </table:table-cell>
          <table:table-cell table:formula="of:=RANK(INDIRECT(ADDRESS(24;6;4));INDIRECT(ADDRESS(24;2;4)):INDIRECT(ADDRESS(24;12;4));1)" office:value-type="float" office:value="1">
            <text:p>1</text:p>
          </table:table-cell>
          <table:table-cell table:formula="of:=RANK(INDIRECT(ADDRESS(24;7;4));INDIRECT(ADDRESS(24;2;4)):INDIRECT(ADDRESS(24;12;4));1)" office:value-type="float" office:value="1">
            <text:p>1</text:p>
          </table:table-cell>
          <table:table-cell table:formula="of:=RANK(INDIRECT(ADDRESS(24;8;4));INDIRECT(ADDRESS(24;2;4)):INDIRECT(ADDRESS(24;12;4));1)" office:value-type="float" office:value="11">
            <text:p>11</text:p>
          </table:table-cell>
          <table:table-cell table:formula="of:=RANK(INDIRECT(ADDRESS(24;9;4));INDIRECT(ADDRESS(24;2;4)):INDIRECT(ADDRESS(24;12;4));1)" office:value-type="float" office:value="1">
            <text:p>1</text:p>
          </table:table-cell>
          <table:table-cell table:formula="of:=RANK(INDIRECT(ADDRESS(24;10;4));INDIRECT(ADDRESS(24;2;4)):INDIRECT(ADDRESS(24;12;4));1)" office:value-type="float" office:value="1">
            <text:p>1</text:p>
          </table:table-cell>
          <table:table-cell table:formula="of:=RANK(INDIRECT(ADDRESS(24;11;4));INDIRECT(ADDRESS(24;2;4)):INDIRECT(ADDRESS(24;12;4));1)" office:value-type="float" office:value="1">
            <text:p>1</text:p>
          </table:table-cell>
          <table:table-cell table:formula="of:=RANK(INDIRECT(ADDRESS(24;12;4));INDIRECT(ADDRESS(24;2;4)):INDIRECT(ADDRESS(24;12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25;2;4));INDIRECT(ADDRESS(25;2;4)):INDIRECT(ADDRESS(25;12;4));1)" office:value-type="float" office:value="1">
            <text:p>1</text:p>
          </table:table-cell>
          <table:table-cell table:formula="of:=RANK(INDIRECT(ADDRESS(25;3;4));INDIRECT(ADDRESS(25;2;4)):INDIRECT(ADDRESS(25;12;4));1)" office:value-type="float" office:value="1">
            <text:p>1</text:p>
          </table:table-cell>
          <table:table-cell table:formula="of:=RANK(INDIRECT(ADDRESS(25;4;4));INDIRECT(ADDRESS(25;2;4)):INDIRECT(ADDRESS(25;12;4));1)" office:value-type="float" office:value="1">
            <text:p>1</text:p>
          </table:table-cell>
          <table:table-cell table:formula="of:=RANK(INDIRECT(ADDRESS(25;5;4));INDIRECT(ADDRESS(25;2;4)):INDIRECT(ADDRESS(25;12;4));1)" office:value-type="float" office:value="1">
            <text:p>1</text:p>
          </table:table-cell>
          <table:table-cell table:formula="of:=RANK(INDIRECT(ADDRESS(25;6;4));INDIRECT(ADDRESS(25;2;4)):INDIRECT(ADDRESS(25;12;4));1)" office:value-type="float" office:value="1">
            <text:p>1</text:p>
          </table:table-cell>
          <table:table-cell table:formula="of:=RANK(INDIRECT(ADDRESS(25;7;4));INDIRECT(ADDRESS(25;2;4)):INDIRECT(ADDRESS(25;12;4));1)" office:value-type="float" office:value="1">
            <text:p>1</text:p>
          </table:table-cell>
          <table:table-cell table:formula="of:=RANK(INDIRECT(ADDRESS(25;8;4));INDIRECT(ADDRESS(25;2;4)):INDIRECT(ADDRESS(25;12;4));1)" office:value-type="float" office:value="11">
            <text:p>11</text:p>
          </table:table-cell>
          <table:table-cell table:formula="of:=RANK(INDIRECT(ADDRESS(25;9;4));INDIRECT(ADDRESS(25;2;4)):INDIRECT(ADDRESS(25;12;4));1)" office:value-type="float" office:value="1">
            <text:p>1</text:p>
          </table:table-cell>
          <table:table-cell table:formula="of:=RANK(INDIRECT(ADDRESS(25;10;4));INDIRECT(ADDRESS(25;2;4)):INDIRECT(ADDRESS(25;12;4));1)" office:value-type="float" office:value="1">
            <text:p>1</text:p>
          </table:table-cell>
          <table:table-cell table:formula="of:=RANK(INDIRECT(ADDRESS(25;11;4));INDIRECT(ADDRESS(25;2;4)):INDIRECT(ADDRESS(25;12;4));1)" office:value-type="float" office:value="1">
            <text:p>1</text:p>
          </table:table-cell>
          <table:table-cell table:formula="of:=RANK(INDIRECT(ADDRESS(25;12;4));INDIRECT(ADDRESS(25;2;4)):INDIRECT(ADDRESS(25;12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26;2;4));INDIRECT(ADDRESS(26;2;4)):INDIRECT(ADDRESS(26;12;4));1)" office:value-type="float" office:value="1">
            <text:p>1</text:p>
          </table:table-cell>
          <table:table-cell table:formula="of:=RANK(INDIRECT(ADDRESS(26;3;4));INDIRECT(ADDRESS(26;2;4)):INDIRECT(ADDRESS(26;12;4));1)" office:value-type="float" office:value="1">
            <text:p>1</text:p>
          </table:table-cell>
          <table:table-cell table:formula="of:=RANK(INDIRECT(ADDRESS(26;4;4));INDIRECT(ADDRESS(26;2;4)):INDIRECT(ADDRESS(26;12;4));1)" office:value-type="float" office:value="1">
            <text:p>1</text:p>
          </table:table-cell>
          <table:table-cell table:formula="of:=RANK(INDIRECT(ADDRESS(26;5;4));INDIRECT(ADDRESS(26;2;4)):INDIRECT(ADDRESS(26;12;4));1)" office:value-type="float" office:value="1">
            <text:p>1</text:p>
          </table:table-cell>
          <table:table-cell table:formula="of:=RANK(INDIRECT(ADDRESS(26;6;4));INDIRECT(ADDRESS(26;2;4)):INDIRECT(ADDRESS(26;12;4));1)" office:value-type="float" office:value="1">
            <text:p>1</text:p>
          </table:table-cell>
          <table:table-cell table:formula="of:=RANK(INDIRECT(ADDRESS(26;7;4));INDIRECT(ADDRESS(26;2;4)):INDIRECT(ADDRESS(26;12;4));1)" office:value-type="float" office:value="1">
            <text:p>1</text:p>
          </table:table-cell>
          <table:table-cell table:formula="of:=RANK(INDIRECT(ADDRESS(26;8;4));INDIRECT(ADDRESS(26;2;4)):INDIRECT(ADDRESS(26;12;4));1)" office:value-type="float" office:value="11">
            <text:p>11</text:p>
          </table:table-cell>
          <table:table-cell table:formula="of:=RANK(INDIRECT(ADDRESS(26;9;4));INDIRECT(ADDRESS(26;2;4)):INDIRECT(ADDRESS(26;12;4));1)" office:value-type="float" office:value="1">
            <text:p>1</text:p>
          </table:table-cell>
          <table:table-cell table:formula="of:=RANK(INDIRECT(ADDRESS(26;10;4));INDIRECT(ADDRESS(26;2;4)):INDIRECT(ADDRESS(26;12;4));1)" office:value-type="float" office:value="1">
            <text:p>1</text:p>
          </table:table-cell>
          <table:table-cell table:formula="of:=RANK(INDIRECT(ADDRESS(26;11;4));INDIRECT(ADDRESS(26;2;4)):INDIRECT(ADDRESS(26;12;4));1)" office:value-type="float" office:value="1">
            <text:p>1</text:p>
          </table:table-cell>
          <table:table-cell table:formula="of:=RANK(INDIRECT(ADDRESS(26;12;4));INDIRECT(ADDRESS(26;2;4)):INDIRECT(ADDRESS(26;12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27;2;4));INDIRECT(ADDRESS(27;2;4)):INDIRECT(ADDRESS(27;12;4));1)" office:value-type="float" office:value="1">
            <text:p>1</text:p>
          </table:table-cell>
          <table:table-cell table:formula="of:=RANK(INDIRECT(ADDRESS(27;3;4));INDIRECT(ADDRESS(27;2;4)):INDIRECT(ADDRESS(27;12;4));1)" office:value-type="float" office:value="1">
            <text:p>1</text:p>
          </table:table-cell>
          <table:table-cell table:formula="of:=RANK(INDIRECT(ADDRESS(27;4;4));INDIRECT(ADDRESS(27;2;4)):INDIRECT(ADDRESS(27;12;4));1)" office:value-type="float" office:value="1">
            <text:p>1</text:p>
          </table:table-cell>
          <table:table-cell table:formula="of:=RANK(INDIRECT(ADDRESS(27;5;4));INDIRECT(ADDRESS(27;2;4)):INDIRECT(ADDRESS(27;12;4));1)" office:value-type="float" office:value="1">
            <text:p>1</text:p>
          </table:table-cell>
          <table:table-cell table:formula="of:=RANK(INDIRECT(ADDRESS(27;6;4));INDIRECT(ADDRESS(27;2;4)):INDIRECT(ADDRESS(27;12;4));1)" office:value-type="float" office:value="1">
            <text:p>1</text:p>
          </table:table-cell>
          <table:table-cell table:formula="of:=RANK(INDIRECT(ADDRESS(27;7;4));INDIRECT(ADDRESS(27;2;4)):INDIRECT(ADDRESS(27;12;4));1)" office:value-type="float" office:value="1">
            <text:p>1</text:p>
          </table:table-cell>
          <table:table-cell table:formula="of:=RANK(INDIRECT(ADDRESS(27;8;4));INDIRECT(ADDRESS(27;2;4)):INDIRECT(ADDRESS(27;12;4));1)" office:value-type="float" office:value="11">
            <text:p>11</text:p>
          </table:table-cell>
          <table:table-cell table:formula="of:=RANK(INDIRECT(ADDRESS(27;9;4));INDIRECT(ADDRESS(27;2;4)):INDIRECT(ADDRESS(27;12;4));1)" office:value-type="float" office:value="1">
            <text:p>1</text:p>
          </table:table-cell>
          <table:table-cell table:formula="of:=RANK(INDIRECT(ADDRESS(27;10;4));INDIRECT(ADDRESS(27;2;4)):INDIRECT(ADDRESS(27;12;4));1)" office:value-type="float" office:value="1">
            <text:p>1</text:p>
          </table:table-cell>
          <table:table-cell table:formula="of:=RANK(INDIRECT(ADDRESS(27;11;4));INDIRECT(ADDRESS(27;2;4)):INDIRECT(ADDRESS(27;12;4));1)" office:value-type="float" office:value="1">
            <text:p>1</text:p>
          </table:table-cell>
          <table:table-cell table:formula="of:=RANK(INDIRECT(ADDRESS(27;12;4));INDIRECT(ADDRESS(27;2;4)):INDIRECT(ADDRESS(27;12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28;2;4));INDIRECT(ADDRESS(28;2;4)):INDIRECT(ADDRESS(28;12;4));1)" office:value-type="float" office:value="10">
            <text:p>10</text:p>
          </table:table-cell>
          <table:table-cell table:formula="of:=RANK(INDIRECT(ADDRESS(28;3;4));INDIRECT(ADDRESS(28;2;4)):INDIRECT(ADDRESS(28;12;4));1)" office:value-type="float" office:value="1">
            <text:p>1</text:p>
          </table:table-cell>
          <table:table-cell table:formula="of:=RANK(INDIRECT(ADDRESS(28;4;4));INDIRECT(ADDRESS(28;2;4)):INDIRECT(ADDRESS(28;12;4));1)" office:value-type="float" office:value="1">
            <text:p>1</text:p>
          </table:table-cell>
          <table:table-cell table:formula="of:=RANK(INDIRECT(ADDRESS(28;5;4));INDIRECT(ADDRESS(28;2;4)):INDIRECT(ADDRESS(28;12;4));1)" office:value-type="float" office:value="1">
            <text:p>1</text:p>
          </table:table-cell>
          <table:table-cell table:formula="of:=RANK(INDIRECT(ADDRESS(28;6;4));INDIRECT(ADDRESS(28;2;4)):INDIRECT(ADDRESS(28;12;4));1)" office:value-type="float" office:value="1">
            <text:p>1</text:p>
          </table:table-cell>
          <table:table-cell table:formula="of:=RANK(INDIRECT(ADDRESS(28;7;4));INDIRECT(ADDRESS(28;2;4)):INDIRECT(ADDRESS(28;12;4));1)" office:value-type="float" office:value="1">
            <text:p>1</text:p>
          </table:table-cell>
          <table:table-cell table:formula="of:=RANK(INDIRECT(ADDRESS(28;8;4));INDIRECT(ADDRESS(28;2;4)):INDIRECT(ADDRESS(28;12;4));1)" office:value-type="float" office:value="10">
            <text:p>10</text:p>
          </table:table-cell>
          <table:table-cell table:formula="of:=RANK(INDIRECT(ADDRESS(28;9;4));INDIRECT(ADDRESS(28;2;4)):INDIRECT(ADDRESS(28;12;4));1)" office:value-type="float" office:value="1">
            <text:p>1</text:p>
          </table:table-cell>
          <table:table-cell table:formula="of:=RANK(INDIRECT(ADDRESS(28;10;4));INDIRECT(ADDRESS(28;2;4)):INDIRECT(ADDRESS(28;12;4));1)" office:value-type="float" office:value="1">
            <text:p>1</text:p>
          </table:table-cell>
          <table:table-cell table:formula="of:=RANK(INDIRECT(ADDRESS(28;11;4));INDIRECT(ADDRESS(28;2;4)):INDIRECT(ADDRESS(28;12;4));1)" office:value-type="float" office:value="1">
            <text:p>1</text:p>
          </table:table-cell>
          <table:table-cell table:formula="of:=RANK(INDIRECT(ADDRESS(28;12;4));INDIRECT(ADDRESS(28;2;4)):INDIRECT(ADDRESS(28;12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29;2;4));INDIRECT(ADDRESS(29;2;4)):INDIRECT(ADDRESS(29;12;4));1)" office:value-type="float" office:value="1">
            <text:p>1</text:p>
          </table:table-cell>
          <table:table-cell table:formula="of:=RANK(INDIRECT(ADDRESS(29;3;4));INDIRECT(ADDRESS(29;2;4)):INDIRECT(ADDRESS(29;12;4));1)" office:value-type="float" office:value="1">
            <text:p>1</text:p>
          </table:table-cell>
          <table:table-cell table:formula="of:=RANK(INDIRECT(ADDRESS(29;4;4));INDIRECT(ADDRESS(29;2;4)):INDIRECT(ADDRESS(29;12;4));1)" office:value-type="float" office:value="1">
            <text:p>1</text:p>
          </table:table-cell>
          <table:table-cell table:formula="of:=RANK(INDIRECT(ADDRESS(29;5;4));INDIRECT(ADDRESS(29;2;4)):INDIRECT(ADDRESS(29;12;4));1)" office:value-type="float" office:value="1">
            <text:p>1</text:p>
          </table:table-cell>
          <table:table-cell table:formula="of:=RANK(INDIRECT(ADDRESS(29;6;4));INDIRECT(ADDRESS(29;2;4)):INDIRECT(ADDRESS(29;12;4));1)" office:value-type="float" office:value="1">
            <text:p>1</text:p>
          </table:table-cell>
          <table:table-cell table:formula="of:=RANK(INDIRECT(ADDRESS(29;7;4));INDIRECT(ADDRESS(29;2;4)):INDIRECT(ADDRESS(29;12;4));1)" office:value-type="float" office:value="1">
            <text:p>1</text:p>
          </table:table-cell>
          <table:table-cell table:formula="of:=RANK(INDIRECT(ADDRESS(29;8;4));INDIRECT(ADDRESS(29;2;4)):INDIRECT(ADDRESS(29;12;4));1)" office:value-type="float" office:value="11">
            <text:p>11</text:p>
          </table:table-cell>
          <table:table-cell table:formula="of:=RANK(INDIRECT(ADDRESS(29;9;4));INDIRECT(ADDRESS(29;2;4)):INDIRECT(ADDRESS(29;12;4));1)" office:value-type="float" office:value="1">
            <text:p>1</text:p>
          </table:table-cell>
          <table:table-cell table:formula="of:=RANK(INDIRECT(ADDRESS(29;10;4));INDIRECT(ADDRESS(29;2;4)):INDIRECT(ADDRESS(29;12;4));1)" office:value-type="float" office:value="1">
            <text:p>1</text:p>
          </table:table-cell>
          <table:table-cell table:formula="of:=RANK(INDIRECT(ADDRESS(29;11;4));INDIRECT(ADDRESS(29;2;4)):INDIRECT(ADDRESS(29;12;4));1)" office:value-type="float" office:value="1">
            <text:p>1</text:p>
          </table:table-cell>
          <table:table-cell table:formula="of:=RANK(INDIRECT(ADDRESS(29;12;4));INDIRECT(ADDRESS(29;2;4)):INDIRECT(ADDRESS(29;12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30;2;4));INDIRECT(ADDRESS(30;2;4)):INDIRECT(ADDRESS(30;12;4));1)" office:value-type="float" office:value="4">
            <text:p>4</text:p>
          </table:table-cell>
          <table:table-cell table:formula="of:=RANK(INDIRECT(ADDRESS(30;3;4));INDIRECT(ADDRESS(30;2;4)):INDIRECT(ADDRESS(30;12;4));1)" office:value-type="float" office:value="4">
            <text:p>4</text:p>
          </table:table-cell>
          <table:table-cell table:formula="of:=RANK(INDIRECT(ADDRESS(30;4;4));INDIRECT(ADDRESS(30;2;4)):INDIRECT(ADDRESS(30;12;4));1)" office:value-type="float" office:value="4">
            <text:p>4</text:p>
          </table:table-cell>
          <table:table-cell table:formula="of:=RANK(INDIRECT(ADDRESS(30;5;4));INDIRECT(ADDRESS(30;2;4)):INDIRECT(ADDRESS(30;12;4));1)" office:value-type="float" office:value="4">
            <text:p>4</text:p>
          </table:table-cell>
          <table:table-cell table:formula="of:=RANK(INDIRECT(ADDRESS(30;6;4));INDIRECT(ADDRESS(30;2;4)):INDIRECT(ADDRESS(30;12;4));1)" office:value-type="float" office:value="4">
            <text:p>4</text:p>
          </table:table-cell>
          <table:table-cell table:formula="of:=RANK(INDIRECT(ADDRESS(30;7;4));INDIRECT(ADDRESS(30;2;4)):INDIRECT(ADDRESS(30;12;4));1)" office:value-type="float" office:value="4">
            <text:p>4</text:p>
          </table:table-cell>
          <table:table-cell table:formula="of:=RANK(INDIRECT(ADDRESS(30;8;4));INDIRECT(ADDRESS(30;2;4)):INDIRECT(ADDRESS(30;12;4));1)" office:value-type="float" office:value="4">
            <text:p>4</text:p>
          </table:table-cell>
          <table:table-cell table:formula="of:=RANK(INDIRECT(ADDRESS(30;9;4));INDIRECT(ADDRESS(30;2;4)):INDIRECT(ADDRESS(30;12;4));1)" office:value-type="float" office:value="1">
            <text:p>1</text:p>
          </table:table-cell>
          <table:table-cell table:formula="of:=RANK(INDIRECT(ADDRESS(30;10;4));INDIRECT(ADDRESS(30;2;4)):INDIRECT(ADDRESS(30;12;4));1)" office:value-type="float" office:value="1">
            <text:p>1</text:p>
          </table:table-cell>
          <table:table-cell table:formula="of:=RANK(INDIRECT(ADDRESS(30;11;4));INDIRECT(ADDRESS(30;2;4)):INDIRECT(ADDRESS(30;12;4));1)" office:value-type="float" office:value="4">
            <text:p>4</text:p>
          </table:table-cell>
          <table:table-cell table:formula="of:=RANK(INDIRECT(ADDRESS(30;12;4));INDIRECT(ADDRESS(30;2;4)):INDIRECT(ADDRESS(30;12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31;2;4));INDIRECT(ADDRESS(31;2;4)):INDIRECT(ADDRESS(31;12;4));1)" office:value-type="float" office:value="8">
            <text:p>8</text:p>
          </table:table-cell>
          <table:table-cell table:formula="of:=RANK(INDIRECT(ADDRESS(31;3;4));INDIRECT(ADDRESS(31;2;4)):INDIRECT(ADDRESS(31;12;4));1)" office:value-type="float" office:value="1">
            <text:p>1</text:p>
          </table:table-cell>
          <table:table-cell table:formula="of:=RANK(INDIRECT(ADDRESS(31;4;4));INDIRECT(ADDRESS(31;2;4)):INDIRECT(ADDRESS(31;12;4));1)" office:value-type="float" office:value="8">
            <text:p>8</text:p>
          </table:table-cell>
          <table:table-cell table:formula="of:=RANK(INDIRECT(ADDRESS(31;5;4));INDIRECT(ADDRESS(31;2;4)):INDIRECT(ADDRESS(31;12;4));1)" office:value-type="float" office:value="1">
            <text:p>1</text:p>
          </table:table-cell>
          <table:table-cell table:formula="of:=RANK(INDIRECT(ADDRESS(31;6;4));INDIRECT(ADDRESS(31;2;4)):INDIRECT(ADDRESS(31;12;4));1)" office:value-type="float" office:value="1">
            <text:p>1</text:p>
          </table:table-cell>
          <table:table-cell table:formula="of:=RANK(INDIRECT(ADDRESS(31;7;4));INDIRECT(ADDRESS(31;2;4)):INDIRECT(ADDRESS(31;12;4));1)" office:value-type="float" office:value="1">
            <text:p>1</text:p>
          </table:table-cell>
          <table:table-cell table:formula="of:=RANK(INDIRECT(ADDRESS(31;8;4));INDIRECT(ADDRESS(31;2;4)):INDIRECT(ADDRESS(31;12;4));1)" office:value-type="float" office:value="8">
            <text:p>8</text:p>
          </table:table-cell>
          <table:table-cell table:formula="of:=RANK(INDIRECT(ADDRESS(31;9;4));INDIRECT(ADDRESS(31;2;4)):INDIRECT(ADDRESS(31;12;4));1)" office:value-type="float" office:value="8">
            <text:p>8</text:p>
          </table:table-cell>
          <table:table-cell table:formula="of:=RANK(INDIRECT(ADDRESS(31;10;4));INDIRECT(ADDRESS(31;2;4)):INDIRECT(ADDRESS(31;12;4));1)" office:value-type="float" office:value="1">
            <text:p>1</text:p>
          </table:table-cell>
          <table:table-cell table:formula="of:=RANK(INDIRECT(ADDRESS(31;11;4));INDIRECT(ADDRESS(31;2;4)):INDIRECT(ADDRESS(31;12;4));1)" office:value-type="float" office:value="1">
            <text:p>1</text:p>
          </table:table-cell>
          <table:table-cell table:formula="of:=RANK(INDIRECT(ADDRESS(31;12;4));INDIRECT(ADDRESS(31;2;4)):INDIRECT(ADDRESS(31;12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32;2;4));INDIRECT(ADDRESS(32;2;4)):INDIRECT(ADDRESS(32;12;4));1)" office:value-type="float" office:value="7">
            <text:p>7</text:p>
          </table:table-cell>
          <table:table-cell table:formula="of:=RANK(INDIRECT(ADDRESS(32;3;4));INDIRECT(ADDRESS(32;2;4)):INDIRECT(ADDRESS(32;12;4));1)" office:value-type="float" office:value="7">
            <text:p>7</text:p>
          </table:table-cell>
          <table:table-cell table:formula="of:=RANK(INDIRECT(ADDRESS(32;4;4));INDIRECT(ADDRESS(32;2;4)):INDIRECT(ADDRESS(32;12;4));1)" office:value-type="float" office:value="7">
            <text:p>7</text:p>
          </table:table-cell>
          <table:table-cell table:formula="of:=RANK(INDIRECT(ADDRESS(32;5;4));INDIRECT(ADDRESS(32;2;4)):INDIRECT(ADDRESS(32;12;4));1)" office:value-type="float" office:value="7">
            <text:p>7</text:p>
          </table:table-cell>
          <table:table-cell table:formula="of:=RANK(INDIRECT(ADDRESS(32;6;4));INDIRECT(ADDRESS(32;2;4)):INDIRECT(ADDRESS(32;12;4));1)" office:value-type="float" office:value="1">
            <text:p>1</text:p>
          </table:table-cell>
          <table:table-cell table:formula="of:=RANK(INDIRECT(ADDRESS(32;7;4));INDIRECT(ADDRESS(32;2;4)):INDIRECT(ADDRESS(32;12;4));1)" office:value-type="float" office:value="1">
            <text:p>1</text:p>
          </table:table-cell>
          <table:table-cell table:formula="of:=RANK(INDIRECT(ADDRESS(32;8;4));INDIRECT(ADDRESS(32;2;4)):INDIRECT(ADDRESS(32;12;4));1)" office:value-type="float" office:value="7">
            <text:p>7</text:p>
          </table:table-cell>
          <table:table-cell table:formula="of:=RANK(INDIRECT(ADDRESS(32;9;4));INDIRECT(ADDRESS(32;2;4)):INDIRECT(ADDRESS(32;12;4));1)" office:value-type="float" office:value="1">
            <text:p>1</text:p>
          </table:table-cell>
          <table:table-cell table:formula="of:=RANK(INDIRECT(ADDRESS(32;10;4));INDIRECT(ADDRESS(32;2;4)):INDIRECT(ADDRESS(32;12;4));1)" office:value-type="float" office:value="1">
            <text:p>1</text:p>
          </table:table-cell>
          <table:table-cell table:formula="of:=RANK(INDIRECT(ADDRESS(32;11;4));INDIRECT(ADDRESS(32;2;4)):INDIRECT(ADDRESS(32;12;4));1)" office:value-type="float" office:value="1">
            <text:p>1</text:p>
          </table:table-cell>
          <table:table-cell table:formula="of:=RANK(INDIRECT(ADDRESS(32;12;4));INDIRECT(ADDRESS(32;2;4)):INDIRECT(ADDRESS(32;12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33;2;4));INDIRECT(ADDRESS(33;2;4)):INDIRECT(ADDRESS(33;12;4));1)" office:value-type="float" office:value="10">
            <text:p>10</text:p>
          </table:table-cell>
          <table:table-cell table:formula="of:=RANK(INDIRECT(ADDRESS(33;3;4));INDIRECT(ADDRESS(33;2;4)):INDIRECT(ADDRESS(33;12;4));1)" office:value-type="float" office:value="1">
            <text:p>1</text:p>
          </table:table-cell>
          <table:table-cell table:formula="of:=RANK(INDIRECT(ADDRESS(33;4;4));INDIRECT(ADDRESS(33;2;4)):INDIRECT(ADDRESS(33;12;4));1)" office:value-type="float" office:value="1">
            <text:p>1</text:p>
          </table:table-cell>
          <table:table-cell table:formula="of:=RANK(INDIRECT(ADDRESS(33;5;4));INDIRECT(ADDRESS(33;2;4)):INDIRECT(ADDRESS(33;12;4));1)" office:value-type="float" office:value="1">
            <text:p>1</text:p>
          </table:table-cell>
          <table:table-cell table:formula="of:=RANK(INDIRECT(ADDRESS(33;6;4));INDIRECT(ADDRESS(33;2;4)):INDIRECT(ADDRESS(33;12;4));1)" office:value-type="float" office:value="1">
            <text:p>1</text:p>
          </table:table-cell>
          <table:table-cell table:formula="of:=RANK(INDIRECT(ADDRESS(33;7;4));INDIRECT(ADDRESS(33;2;4)):INDIRECT(ADDRESS(33;12;4));1)" office:value-type="float" office:value="1">
            <text:p>1</text:p>
          </table:table-cell>
          <table:table-cell table:formula="of:=RANK(INDIRECT(ADDRESS(33;8;4));INDIRECT(ADDRESS(33;2;4)):INDIRECT(ADDRESS(33;12;4));1)" office:value-type="float" office:value="10">
            <text:p>10</text:p>
          </table:table-cell>
          <table:table-cell table:formula="of:=RANK(INDIRECT(ADDRESS(33;9;4));INDIRECT(ADDRESS(33;2;4)):INDIRECT(ADDRESS(33;12;4));1)" office:value-type="float" office:value="1">
            <text:p>1</text:p>
          </table:table-cell>
          <table:table-cell table:formula="of:=RANK(INDIRECT(ADDRESS(33;10;4));INDIRECT(ADDRESS(33;2;4)):INDIRECT(ADDRESS(33;12;4));1)" office:value-type="float" office:value="1">
            <text:p>1</text:p>
          </table:table-cell>
          <table:table-cell table:formula="of:=RANK(INDIRECT(ADDRESS(33;11;4));INDIRECT(ADDRESS(33;2;4)):INDIRECT(ADDRESS(33;12;4));1)" office:value-type="float" office:value="1">
            <text:p>1</text:p>
          </table:table-cell>
          <table:table-cell table:formula="of:=RANK(INDIRECT(ADDRESS(33;12;4));INDIRECT(ADDRESS(33;2;4)):INDIRECT(ADDRESS(33;12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34;2;4));INDIRECT(ADDRESS(34;2;4)):INDIRECT(ADDRESS(34;12;4));1)" office:value-type="float" office:value="1">
            <text:p>1</text:p>
          </table:table-cell>
          <table:table-cell table:formula="of:=RANK(INDIRECT(ADDRESS(34;3;4));INDIRECT(ADDRESS(34;2;4)):INDIRECT(ADDRESS(34;12;4));1)" office:value-type="float" office:value="1">
            <text:p>1</text:p>
          </table:table-cell>
          <table:table-cell table:formula="of:=RANK(INDIRECT(ADDRESS(34;4;4));INDIRECT(ADDRESS(34;2;4)):INDIRECT(ADDRESS(34;12;4));1)" office:value-type="float" office:value="1">
            <text:p>1</text:p>
          </table:table-cell>
          <table:table-cell table:formula="of:=RANK(INDIRECT(ADDRESS(34;5;4));INDIRECT(ADDRESS(34;2;4)):INDIRECT(ADDRESS(34;12;4));1)" office:value-type="float" office:value="1">
            <text:p>1</text:p>
          </table:table-cell>
          <table:table-cell table:formula="of:=RANK(INDIRECT(ADDRESS(34;6;4));INDIRECT(ADDRESS(34;2;4)):INDIRECT(ADDRESS(34;12;4));1)" office:value-type="float" office:value="1">
            <text:p>1</text:p>
          </table:table-cell>
          <table:table-cell table:formula="of:=RANK(INDIRECT(ADDRESS(34;7;4));INDIRECT(ADDRESS(34;2;4)):INDIRECT(ADDRESS(34;12;4));1)" office:value-type="float" office:value="1">
            <text:p>1</text:p>
          </table:table-cell>
          <table:table-cell table:formula="of:=RANK(INDIRECT(ADDRESS(34;8;4));INDIRECT(ADDRESS(34;2;4)):INDIRECT(ADDRESS(34;12;4));1)" office:value-type="float" office:value="11">
            <text:p>11</text:p>
          </table:table-cell>
          <table:table-cell table:formula="of:=RANK(INDIRECT(ADDRESS(34;9;4));INDIRECT(ADDRESS(34;2;4)):INDIRECT(ADDRESS(34;12;4));1)" office:value-type="float" office:value="1">
            <text:p>1</text:p>
          </table:table-cell>
          <table:table-cell table:formula="of:=RANK(INDIRECT(ADDRESS(34;10;4));INDIRECT(ADDRESS(34;2;4)):INDIRECT(ADDRESS(34;12;4));1)" office:value-type="float" office:value="1">
            <text:p>1</text:p>
          </table:table-cell>
          <table:table-cell table:formula="of:=RANK(INDIRECT(ADDRESS(34;11;4));INDIRECT(ADDRESS(34;2;4)):INDIRECT(ADDRESS(34;12;4));1)" office:value-type="float" office:value="1">
            <text:p>1</text:p>
          </table:table-cell>
          <table:table-cell table:formula="of:=RANK(INDIRECT(ADDRESS(34;12;4));INDIRECT(ADDRESS(34;2;4)):INDIRECT(ADDRESS(34;12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35;2;4));INDIRECT(ADDRESS(35;2;4)):INDIRECT(ADDRESS(35;12;4));1)" office:value-type="float" office:value="7">
            <text:p>7</text:p>
          </table:table-cell>
          <table:table-cell table:formula="of:=RANK(INDIRECT(ADDRESS(35;3;4));INDIRECT(ADDRESS(35;2;4)):INDIRECT(ADDRESS(35;12;4));1)" office:value-type="float" office:value="7">
            <text:p>7</text:p>
          </table:table-cell>
          <table:table-cell table:formula="of:=RANK(INDIRECT(ADDRESS(35;4;4));INDIRECT(ADDRESS(35;2;4)):INDIRECT(ADDRESS(35;12;4));1)" office:value-type="float" office:value="7">
            <text:p>7</text:p>
          </table:table-cell>
          <table:table-cell table:formula="of:=RANK(INDIRECT(ADDRESS(35;5;4));INDIRECT(ADDRESS(35;2;4)):INDIRECT(ADDRESS(35;12;4));1)" office:value-type="float" office:value="7">
            <text:p>7</text:p>
          </table:table-cell>
          <table:table-cell table:formula="of:=RANK(INDIRECT(ADDRESS(35;6;4));INDIRECT(ADDRESS(35;2;4)):INDIRECT(ADDRESS(35;12;4));1)" office:value-type="float" office:value="1">
            <text:p>1</text:p>
          </table:table-cell>
          <table:table-cell table:formula="of:=RANK(INDIRECT(ADDRESS(35;7;4));INDIRECT(ADDRESS(35;2;4)):INDIRECT(ADDRESS(35;12;4));1)" office:value-type="float" office:value="1">
            <text:p>1</text:p>
          </table:table-cell>
          <table:table-cell table:formula="of:=RANK(INDIRECT(ADDRESS(35;8;4));INDIRECT(ADDRESS(35;2;4)):INDIRECT(ADDRESS(35;12;4));1)" office:value-type="float" office:value="7">
            <text:p>7</text:p>
          </table:table-cell>
          <table:table-cell table:formula="of:=RANK(INDIRECT(ADDRESS(35;9;4));INDIRECT(ADDRESS(35;2;4)):INDIRECT(ADDRESS(35;12;4));1)" office:value-type="float" office:value="1">
            <text:p>1</text:p>
          </table:table-cell>
          <table:table-cell table:formula="of:=RANK(INDIRECT(ADDRESS(35;10;4));INDIRECT(ADDRESS(35;2;4)):INDIRECT(ADDRESS(35;12;4));1)" office:value-type="float" office:value="1">
            <text:p>1</text:p>
          </table:table-cell>
          <table:table-cell table:formula="of:=RANK(INDIRECT(ADDRESS(35;11;4));INDIRECT(ADDRESS(35;2;4)):INDIRECT(ADDRESS(35;12;4));1)" office:value-type="float" office:value="1">
            <text:p>1</text:p>
          </table:table-cell>
          <table:table-cell table:formula="of:=RANK(INDIRECT(ADDRESS(35;12;4));INDIRECT(ADDRESS(35;2;4)):INDIRECT(ADDRESS(35;12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36;2;4));INDIRECT(ADDRESS(36;2;4)):INDIRECT(ADDRESS(36;12;4));1)" office:value-type="float" office:value="7">
            <text:p>7</text:p>
          </table:table-cell>
          <table:table-cell table:formula="of:=RANK(INDIRECT(ADDRESS(36;3;4));INDIRECT(ADDRESS(36;2;4)):INDIRECT(ADDRESS(36;12;4));1)" office:value-type="float" office:value="7">
            <text:p>7</text:p>
          </table:table-cell>
          <table:table-cell table:formula="of:=RANK(INDIRECT(ADDRESS(36;4;4));INDIRECT(ADDRESS(36;2;4)):INDIRECT(ADDRESS(36;12;4));1)" office:value-type="float" office:value="7">
            <text:p>7</text:p>
          </table:table-cell>
          <table:table-cell table:formula="of:=RANK(INDIRECT(ADDRESS(36;5;4));INDIRECT(ADDRESS(36;2;4)):INDIRECT(ADDRESS(36;12;4));1)" office:value-type="float" office:value="7">
            <text:p>7</text:p>
          </table:table-cell>
          <table:table-cell table:formula="of:=RANK(INDIRECT(ADDRESS(36;6;4));INDIRECT(ADDRESS(36;2;4)):INDIRECT(ADDRESS(36;12;4));1)" office:value-type="float" office:value="1">
            <text:p>1</text:p>
          </table:table-cell>
          <table:table-cell table:formula="of:=RANK(INDIRECT(ADDRESS(36;7;4));INDIRECT(ADDRESS(36;2;4)):INDIRECT(ADDRESS(36;12;4));1)" office:value-type="float" office:value="1">
            <text:p>1</text:p>
          </table:table-cell>
          <table:table-cell table:formula="of:=RANK(INDIRECT(ADDRESS(36;8;4));INDIRECT(ADDRESS(36;2;4)):INDIRECT(ADDRESS(36;12;4));1)" office:value-type="float" office:value="7">
            <text:p>7</text:p>
          </table:table-cell>
          <table:table-cell table:formula="of:=RANK(INDIRECT(ADDRESS(36;9;4));INDIRECT(ADDRESS(36;2;4)):INDIRECT(ADDRESS(36;12;4));1)" office:value-type="float" office:value="1">
            <text:p>1</text:p>
          </table:table-cell>
          <table:table-cell table:formula="of:=RANK(INDIRECT(ADDRESS(36;10;4));INDIRECT(ADDRESS(36;2;4)):INDIRECT(ADDRESS(36;12;4));1)" office:value-type="float" office:value="1">
            <text:p>1</text:p>
          </table:table-cell>
          <table:table-cell table:formula="of:=RANK(INDIRECT(ADDRESS(36;11;4));INDIRECT(ADDRESS(36;2;4)):INDIRECT(ADDRESS(36;12;4));1)" office:value-type="float" office:value="1">
            <text:p>1</text:p>
          </table:table-cell>
          <table:table-cell table:formula="of:=RANK(INDIRECT(ADDRESS(36;12;4));INDIRECT(ADDRESS(36;2;4)):INDIRECT(ADDRESS(36;12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37;2;4));INDIRECT(ADDRESS(37;2;4)):INDIRECT(ADDRESS(37;12;4));1)" office:value-type="float" office:value="7">
            <text:p>7</text:p>
          </table:table-cell>
          <table:table-cell table:formula="of:=RANK(INDIRECT(ADDRESS(37;3;4));INDIRECT(ADDRESS(37;2;4)):INDIRECT(ADDRESS(37;12;4));1)" office:value-type="float" office:value="7">
            <text:p>7</text:p>
          </table:table-cell>
          <table:table-cell table:formula="of:=RANK(INDIRECT(ADDRESS(37;4;4));INDIRECT(ADDRESS(37;2;4)):INDIRECT(ADDRESS(37;12;4));1)" office:value-type="float" office:value="7">
            <text:p>7</text:p>
          </table:table-cell>
          <table:table-cell table:formula="of:=RANK(INDIRECT(ADDRESS(37;5;4));INDIRECT(ADDRESS(37;2;4)):INDIRECT(ADDRESS(37;12;4));1)" office:value-type="float" office:value="7">
            <text:p>7</text:p>
          </table:table-cell>
          <table:table-cell table:formula="of:=RANK(INDIRECT(ADDRESS(37;6;4));INDIRECT(ADDRESS(37;2;4)):INDIRECT(ADDRESS(37;12;4));1)" office:value-type="float" office:value="1">
            <text:p>1</text:p>
          </table:table-cell>
          <table:table-cell table:formula="of:=RANK(INDIRECT(ADDRESS(37;7;4));INDIRECT(ADDRESS(37;2;4)):INDIRECT(ADDRESS(37;12;4));1)" office:value-type="float" office:value="1">
            <text:p>1</text:p>
          </table:table-cell>
          <table:table-cell table:formula="of:=RANK(INDIRECT(ADDRESS(37;8;4));INDIRECT(ADDRESS(37;2;4)):INDIRECT(ADDRESS(37;12;4));1)" office:value-type="float" office:value="7">
            <text:p>7</text:p>
          </table:table-cell>
          <table:table-cell table:formula="of:=RANK(INDIRECT(ADDRESS(37;9;4));INDIRECT(ADDRESS(37;2;4)):INDIRECT(ADDRESS(37;12;4));1)" office:value-type="float" office:value="1">
            <text:p>1</text:p>
          </table:table-cell>
          <table:table-cell table:formula="of:=RANK(INDIRECT(ADDRESS(37;10;4));INDIRECT(ADDRESS(37;2;4)):INDIRECT(ADDRESS(37;12;4));1)" office:value-type="float" office:value="1">
            <text:p>1</text:p>
          </table:table-cell>
          <table:table-cell table:formula="of:=RANK(INDIRECT(ADDRESS(37;11;4));INDIRECT(ADDRESS(37;2;4)):INDIRECT(ADDRESS(37;12;4));1)" office:value-type="float" office:value="1">
            <text:p>1</text:p>
          </table:table-cell>
          <table:table-cell table:formula="of:=RANK(INDIRECT(ADDRESS(37;12;4));INDIRECT(ADDRESS(37;2;4)):INDIRECT(ADDRESS(37;12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38;2;4));INDIRECT(ADDRESS(38;2;4)):INDIRECT(ADDRESS(38;12;4));1)" office:value-type="float" office:value="1">
            <text:p>1</text:p>
          </table:table-cell>
          <table:table-cell table:formula="of:=RANK(INDIRECT(ADDRESS(38;3;4));INDIRECT(ADDRESS(38;2;4)):INDIRECT(ADDRESS(38;12;4));1)" office:value-type="float" office:value="1">
            <text:p>1</text:p>
          </table:table-cell>
          <table:table-cell table:formula="of:=RANK(INDIRECT(ADDRESS(38;4;4));INDIRECT(ADDRESS(38;2;4)):INDIRECT(ADDRESS(38;12;4));1)" office:value-type="float" office:value="1">
            <text:p>1</text:p>
          </table:table-cell>
          <table:table-cell table:formula="of:=RANK(INDIRECT(ADDRESS(38;5;4));INDIRECT(ADDRESS(38;2;4)):INDIRECT(ADDRESS(38;12;4));1)" office:value-type="float" office:value="10">
            <text:p>10</text:p>
          </table:table-cell>
          <table:table-cell table:formula="of:=RANK(INDIRECT(ADDRESS(38;6;4));INDIRECT(ADDRESS(38;2;4)):INDIRECT(ADDRESS(38;12;4));1)" office:value-type="float" office:value="1">
            <text:p>1</text:p>
          </table:table-cell>
          <table:table-cell table:formula="of:=RANK(INDIRECT(ADDRESS(38;7;4));INDIRECT(ADDRESS(38;2;4)):INDIRECT(ADDRESS(38;12;4));1)" office:value-type="float" office:value="1">
            <text:p>1</text:p>
          </table:table-cell>
          <table:table-cell table:formula="of:=RANK(INDIRECT(ADDRESS(38;8;4));INDIRECT(ADDRESS(38;2;4)):INDIRECT(ADDRESS(38;12;4));1)" office:value-type="float" office:value="10">
            <text:p>10</text:p>
          </table:table-cell>
          <table:table-cell table:formula="of:=RANK(INDIRECT(ADDRESS(38;9;4));INDIRECT(ADDRESS(38;2;4)):INDIRECT(ADDRESS(38;12;4));1)" office:value-type="float" office:value="1">
            <text:p>1</text:p>
          </table:table-cell>
          <table:table-cell table:formula="of:=RANK(INDIRECT(ADDRESS(38;10;4));INDIRECT(ADDRESS(38;2;4)):INDIRECT(ADDRESS(38;12;4));1)" office:value-type="float" office:value="1">
            <text:p>1</text:p>
          </table:table-cell>
          <table:table-cell table:formula="of:=RANK(INDIRECT(ADDRESS(38;11;4));INDIRECT(ADDRESS(38;2;4)):INDIRECT(ADDRESS(38;12;4));1)" office:value-type="float" office:value="1">
            <text:p>1</text:p>
          </table:table-cell>
          <table:table-cell table:formula="of:=RANK(INDIRECT(ADDRESS(38;12;4));INDIRECT(ADDRESS(38;2;4)):INDIRECT(ADDRESS(38;12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39;2;4));INDIRECT(ADDRESS(39;2;4)):INDIRECT(ADDRESS(39;12;4));1)" office:value-type="float" office:value="5">
            <text:p>5</text:p>
          </table:table-cell>
          <table:table-cell table:formula="of:=RANK(INDIRECT(ADDRESS(39;3;4));INDIRECT(ADDRESS(39;2;4)):INDIRECT(ADDRESS(39;12;4));1)" office:value-type="float" office:value="5">
            <text:p>5</text:p>
          </table:table-cell>
          <table:table-cell table:formula="of:=RANK(INDIRECT(ADDRESS(39;4;4));INDIRECT(ADDRESS(39;2;4)):INDIRECT(ADDRESS(39;12;4));1)" office:value-type="float" office:value="5">
            <text:p>5</text:p>
          </table:table-cell>
          <table:table-cell table:formula="of:=RANK(INDIRECT(ADDRESS(39;5;4));INDIRECT(ADDRESS(39;2;4)):INDIRECT(ADDRESS(39;12;4));1)" office:value-type="float" office:value="5">
            <text:p>5</text:p>
          </table:table-cell>
          <table:table-cell table:formula="of:=RANK(INDIRECT(ADDRESS(39;6;4));INDIRECT(ADDRESS(39;2;4)):INDIRECT(ADDRESS(39;12;4));1)" office:value-type="float" office:value="5">
            <text:p>5</text:p>
          </table:table-cell>
          <table:table-cell table:formula="of:=RANK(INDIRECT(ADDRESS(39;7;4));INDIRECT(ADDRESS(39;2;4)):INDIRECT(ADDRESS(39;12;4));1)" office:value-type="float" office:value="1">
            <text:p>1</text:p>
          </table:table-cell>
          <table:table-cell table:formula="of:=RANK(INDIRECT(ADDRESS(39;8;4));INDIRECT(ADDRESS(39;2;4)):INDIRECT(ADDRESS(39;12;4));1)" office:value-type="float" office:value="5">
            <text:p>5</text:p>
          </table:table-cell>
          <table:table-cell table:formula="of:=RANK(INDIRECT(ADDRESS(39;9;4));INDIRECT(ADDRESS(39;2;4)):INDIRECT(ADDRESS(39;12;4));1)" office:value-type="float" office:value="5">
            <text:p>5</text:p>
          </table:table-cell>
          <table:table-cell table:formula="of:=RANK(INDIRECT(ADDRESS(39;10;4));INDIRECT(ADDRESS(39;2;4)):INDIRECT(ADDRESS(39;12;4));1)" office:value-type="float" office:value="1">
            <text:p>1</text:p>
          </table:table-cell>
          <table:table-cell table:formula="of:=RANK(INDIRECT(ADDRESS(39;11;4));INDIRECT(ADDRESS(39;2;4)):INDIRECT(ADDRESS(39;12;4));1)" office:value-type="float" office:value="1">
            <text:p>1</text:p>
          </table:table-cell>
          <table:table-cell table:formula="of:=RANK(INDIRECT(ADDRESS(39;12;4));INDIRECT(ADDRESS(39;2;4)):INDIRECT(ADDRESS(39;12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0;2;4));INDIRECT(ADDRESS(40;2;4)):INDIRECT(ADDRESS(40;12;4));1)" office:value-type="float" office:value="5">
            <text:p>5</text:p>
          </table:table-cell>
          <table:table-cell table:formula="of:=RANK(INDIRECT(ADDRESS(40;3;4));INDIRECT(ADDRESS(40;2;4)):INDIRECT(ADDRESS(40;12;4));1)" office:value-type="float" office:value="5">
            <text:p>5</text:p>
          </table:table-cell>
          <table:table-cell table:formula="of:=RANK(INDIRECT(ADDRESS(40;4;4));INDIRECT(ADDRESS(40;2;4)):INDIRECT(ADDRESS(40;12;4));1)" office:value-type="float" office:value="5">
            <text:p>5</text:p>
          </table:table-cell>
          <table:table-cell table:formula="of:=RANK(INDIRECT(ADDRESS(40;5;4));INDIRECT(ADDRESS(40;2;4)):INDIRECT(ADDRESS(40;12;4));1)" office:value-type="float" office:value="5">
            <text:p>5</text:p>
          </table:table-cell>
          <table:table-cell table:formula="of:=RANK(INDIRECT(ADDRESS(40;6;4));INDIRECT(ADDRESS(40;2;4)):INDIRECT(ADDRESS(40;12;4));1)" office:value-type="float" office:value="1">
            <text:p>1</text:p>
          </table:table-cell>
          <table:table-cell table:formula="of:=RANK(INDIRECT(ADDRESS(40;7;4));INDIRECT(ADDRESS(40;2;4)):INDIRECT(ADDRESS(40;12;4));1)" office:value-type="float" office:value="5">
            <text:p>5</text:p>
          </table:table-cell>
          <table:table-cell table:formula="of:=RANK(INDIRECT(ADDRESS(40;8;4));INDIRECT(ADDRESS(40;2;4)):INDIRECT(ADDRESS(40;12;4));1)" office:value-type="float" office:value="5">
            <text:p>5</text:p>
          </table:table-cell>
          <table:table-cell table:formula="of:=RANK(INDIRECT(ADDRESS(40;9;4));INDIRECT(ADDRESS(40;2;4)):INDIRECT(ADDRESS(40;12;4));1)" office:value-type="float" office:value="5">
            <text:p>5</text:p>
          </table:table-cell>
          <table:table-cell table:formula="of:=RANK(INDIRECT(ADDRESS(40;10;4));INDIRECT(ADDRESS(40;2;4)):INDIRECT(ADDRESS(40;12;4));1)" office:value-type="float" office:value="1">
            <text:p>1</text:p>
          </table:table-cell>
          <table:table-cell table:formula="of:=RANK(INDIRECT(ADDRESS(40;11;4));INDIRECT(ADDRESS(40;2;4)):INDIRECT(ADDRESS(40;12;4));1)" office:value-type="float" office:value="1">
            <text:p>1</text:p>
          </table:table-cell>
          <table:table-cell table:formula="of:=RANK(INDIRECT(ADDRESS(40;12;4));INDIRECT(ADDRESS(40;2;4)):INDIRECT(ADDRESS(40;12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1;2;4));INDIRECT(ADDRESS(41;2;4)):INDIRECT(ADDRESS(41;12;4));1)" office:value-type="float" office:value="6">
            <text:p>6</text:p>
          </table:table-cell>
          <table:table-cell table:formula="of:=RANK(INDIRECT(ADDRESS(41;3;4));INDIRECT(ADDRESS(41;2;4)):INDIRECT(ADDRESS(41;12;4));1)" office:value-type="float" office:value="6">
            <text:p>6</text:p>
          </table:table-cell>
          <table:table-cell table:formula="of:=RANK(INDIRECT(ADDRESS(41;4;4));INDIRECT(ADDRESS(41;2;4)):INDIRECT(ADDRESS(41;12;4));1)" office:value-type="float" office:value="6">
            <text:p>6</text:p>
          </table:table-cell>
          <table:table-cell table:formula="of:=RANK(INDIRECT(ADDRESS(41;5;4));INDIRECT(ADDRESS(41;2;4)):INDIRECT(ADDRESS(41;12;4));1)" office:value-type="float" office:value="6">
            <text:p>6</text:p>
          </table:table-cell>
          <table:table-cell table:formula="of:=RANK(INDIRECT(ADDRESS(41;6;4));INDIRECT(ADDRESS(41;2;4)):INDIRECT(ADDRESS(41;12;4));1)" office:value-type="float" office:value="6">
            <text:p>6</text:p>
          </table:table-cell>
          <table:table-cell table:formula="of:=RANK(INDIRECT(ADDRESS(41;7;4));INDIRECT(ADDRESS(41;2;4)):INDIRECT(ADDRESS(41;12;4));1)" office:value-type="float" office:value="1">
            <text:p>1</text:p>
          </table:table-cell>
          <table:table-cell table:formula="of:=RANK(INDIRECT(ADDRESS(41;8;4));INDIRECT(ADDRESS(41;2;4)):INDIRECT(ADDRESS(41;12;4));1)" office:value-type="float" office:value="6">
            <text:p>6</text:p>
          </table:table-cell>
          <table:table-cell table:formula="of:=RANK(INDIRECT(ADDRESS(41;9;4));INDIRECT(ADDRESS(41;2;4)):INDIRECT(ADDRESS(41;12;4));1)" office:value-type="float" office:value="1">
            <text:p>1</text:p>
          </table:table-cell>
          <table:table-cell table:formula="of:=RANK(INDIRECT(ADDRESS(41;10;4));INDIRECT(ADDRESS(41;2;4)):INDIRECT(ADDRESS(41;12;4));1)" office:value-type="float" office:value="1">
            <text:p>1</text:p>
          </table:table-cell>
          <table:table-cell table:formula="of:=RANK(INDIRECT(ADDRESS(41;11;4));INDIRECT(ADDRESS(41;2;4)):INDIRECT(ADDRESS(41;12;4));1)" office:value-type="float" office:value="1">
            <text:p>1</text:p>
          </table:table-cell>
          <table:table-cell table:formula="of:=RANK(INDIRECT(ADDRESS(41;12;4));INDIRECT(ADDRESS(41;2;4)):INDIRECT(ADDRESS(41;12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2;2;4));INDIRECT(ADDRESS(42;2;4)):INDIRECT(ADDRESS(42;12;4));1)" office:value-type="float" office:value="1">
            <text:p>1</text:p>
          </table:table-cell>
          <table:table-cell table:formula="of:=RANK(INDIRECT(ADDRESS(42;3;4));INDIRECT(ADDRESS(42;2;4)):INDIRECT(ADDRESS(42;12;4));1)" office:value-type="float" office:value="1">
            <text:p>1</text:p>
          </table:table-cell>
          <table:table-cell table:formula="of:=RANK(INDIRECT(ADDRESS(42;4;4));INDIRECT(ADDRESS(42;2;4)):INDIRECT(ADDRESS(42;12;4));1)" office:value-type="float" office:value="1">
            <text:p>1</text:p>
          </table:table-cell>
          <table:table-cell table:formula="of:=RANK(INDIRECT(ADDRESS(42;5;4));INDIRECT(ADDRESS(42;2;4)):INDIRECT(ADDRESS(42;12;4));1)" office:value-type="float" office:value="10">
            <text:p>10</text:p>
          </table:table-cell>
          <table:table-cell table:formula="of:=RANK(INDIRECT(ADDRESS(42;6;4));INDIRECT(ADDRESS(42;2;4)):INDIRECT(ADDRESS(42;12;4));1)" office:value-type="float" office:value="1">
            <text:p>1</text:p>
          </table:table-cell>
          <table:table-cell table:formula="of:=RANK(INDIRECT(ADDRESS(42;7;4));INDIRECT(ADDRESS(42;2;4)):INDIRECT(ADDRESS(42;12;4));1)" office:value-type="float" office:value="1">
            <text:p>1</text:p>
          </table:table-cell>
          <table:table-cell table:formula="of:=RANK(INDIRECT(ADDRESS(42;8;4));INDIRECT(ADDRESS(42;2;4)):INDIRECT(ADDRESS(42;12;4));1)" office:value-type="float" office:value="10">
            <text:p>10</text:p>
          </table:table-cell>
          <table:table-cell table:formula="of:=RANK(INDIRECT(ADDRESS(42;9;4));INDIRECT(ADDRESS(42;2;4)):INDIRECT(ADDRESS(42;12;4));1)" office:value-type="float" office:value="1">
            <text:p>1</text:p>
          </table:table-cell>
          <table:table-cell table:formula="of:=RANK(INDIRECT(ADDRESS(42;10;4));INDIRECT(ADDRESS(42;2;4)):INDIRECT(ADDRESS(42;12;4));1)" office:value-type="float" office:value="1">
            <text:p>1</text:p>
          </table:table-cell>
          <table:table-cell table:formula="of:=RANK(INDIRECT(ADDRESS(42;11;4));INDIRECT(ADDRESS(42;2;4)):INDIRECT(ADDRESS(42;12;4));1)" office:value-type="float" office:value="1">
            <text:p>1</text:p>
          </table:table-cell>
          <table:table-cell table:formula="of:=RANK(INDIRECT(ADDRESS(42;12;4));INDIRECT(ADDRESS(42;2;4)):INDIRECT(ADDRESS(42;12;4));1)" office:value-type="float" office:value="1">
            <text:p>1</text:p>
          </table:table-cell>
        </table:table-row>
        <table:table-row table:style-name="ro2">
          <table:table-cell office:value-type="string">
            <text:p>Ave Ranks</text:p>
          </table:table-cell>
          <table:table-cell table:formula="of:=AVERAGE(INDIRECT(ADDRESS(44;2;4)):INDIRECT(ADDRESS(63;2;4)))" office:value-type="float" office:value="4.25">
            <text:p>4.25</text:p>
          </table:table-cell>
          <table:table-cell table:formula="of:=AVERAGE(INDIRECT(ADDRESS(44;3;4)):INDIRECT(ADDRESS(63;3;4)))" office:value-type="float" office:value="3">
            <text:p>3</text:p>
          </table:table-cell>
          <table:table-cell table:formula="of:=AVERAGE(INDIRECT(ADDRESS(44;4;4)):INDIRECT(ADDRESS(63;4;4)))" office:value-type="float" office:value="3.35">
            <text:p>3.35</text:p>
          </table:table-cell>
          <table:table-cell table:formula="of:=AVERAGE(INDIRECT(ADDRESS(44;5;4)):INDIRECT(ADDRESS(63;5;4)))" office:value-type="float" office:value="3.9">
            <text:p>3.9</text:p>
          </table:table-cell>
          <table:table-cell table:formula="of:=AVERAGE(INDIRECT(ADDRESS(44;6;4)):INDIRECT(ADDRESS(63;6;4)))" office:value-type="float" office:value="1.6">
            <text:p>1.6</text:p>
          </table:table-cell>
          <table:table-cell table:formula="of:=AVERAGE(INDIRECT(ADDRESS(44;7;4)):INDIRECT(ADDRESS(63;7;4)))" office:value-type="float" office:value="1.35">
            <text:p>1.35</text:p>
          </table:table-cell>
          <table:table-cell table:formula="of:=AVERAGE(INDIRECT(ADDRESS(44;8;4)):INDIRECT(ADDRESS(63;8;4)))" office:value-type="float" office:value="8.65">
            <text:p>8.65</text:p>
          </table:table-cell>
          <table:table-cell table:formula="of:=AVERAGE(INDIRECT(ADDRESS(44;9;4)):INDIRECT(ADDRESS(63;9;4)))" office:value-type="float" office:value="1.75">
            <text:p>1.75</text:p>
          </table:table-cell>
          <table:table-cell table:formula="of:=AVERAGE(INDIRECT(ADDRESS(44;10;4)):INDIRECT(ADDRESS(63;10;4)))" office:value-type="float" office:value="1">
            <text:p>1</text:p>
          </table:table-cell>
          <table:table-cell table:formula="of:=AVERAGE(INDIRECT(ADDRESS(44;11;4)):INDIRECT(ADDRESS(63;11;4)))" office:value-type="float" office:value="1.15">
            <text:p>1.15</text:p>
          </table:table-cell>
          <table:table-cell table:formula="of:=AVERAGE(INDIRECT(ADDRESS(44;12;4)):INDIRECT(ADDRESS(63;12;4)))" office:value-type="float" office:value="1">
            <text:p>1</text:p>
          </table:table-cell>
        </table:table-row>
        <table:table-row table:style-name="ro2">
          <table:table-cell office:value-type="string">
            <text:p>Total Rank</text:p>
          </table:table-cell>
          <table:table-cell table:formula="of:=RANK(INDIRECT(ADDRESS(64;2;4));INDIRECT(ADDRESS(64;2;4)):INDIRECT(ADDRESS(64;12;4));1)" office:value-type="float" office:value="10">
            <text:p>10</text:p>
          </table:table-cell>
          <table:table-cell table:formula="of:=RANK(INDIRECT(ADDRESS(64;3;4));INDIRECT(ADDRESS(64;2;4)):INDIRECT(ADDRESS(64;12;4));1)" office:value-type="float" office:value="7">
            <text:p>7</text:p>
          </table:table-cell>
          <table:table-cell table:formula="of:=RANK(INDIRECT(ADDRESS(64;4;4));INDIRECT(ADDRESS(64;2;4)):INDIRECT(ADDRESS(64;12;4));1)" office:value-type="float" office:value="8">
            <text:p>8</text:p>
          </table:table-cell>
          <table:table-cell table:formula="of:=RANK(INDIRECT(ADDRESS(64;5;4));INDIRECT(ADDRESS(64;2;4)):INDIRECT(ADDRESS(64;12;4));1)" office:value-type="float" office:value="9">
            <text:p>9</text:p>
          </table:table-cell>
          <table:table-cell table:formula="of:=RANK(INDIRECT(ADDRESS(64;6;4));INDIRECT(ADDRESS(64;2;4)):INDIRECT(ADDRESS(64;12;4));1)" office:value-type="float" office:value="5">
            <text:p>5</text:p>
          </table:table-cell>
          <table:table-cell table:formula="of:=RANK(INDIRECT(ADDRESS(64;7;4));INDIRECT(ADDRESS(64;2;4)):INDIRECT(ADDRESS(64;12;4));1)" office:value-type="float" office:value="4">
            <text:p>4</text:p>
          </table:table-cell>
          <table:table-cell table:formula="of:=RANK(INDIRECT(ADDRESS(64;8;4));INDIRECT(ADDRESS(64;2;4)):INDIRECT(ADDRESS(64;12;4));1)" office:value-type="float" office:value="11">
            <text:p>11</text:p>
          </table:table-cell>
          <table:table-cell table:formula="of:=RANK(INDIRECT(ADDRESS(64;9;4));INDIRECT(ADDRESS(64;2;4)):INDIRECT(ADDRESS(64;12;4));1)" office:value-type="float" office:value="6">
            <text:p>6</text:p>
          </table:table-cell>
          <table:table-cell table:formula="of:=RANK(INDIRECT(ADDRESS(64;10;4));INDIRECT(ADDRESS(64;2;4)):INDIRECT(ADDRESS(64;12;4));1)" office:value-type="float" office:value="1">
            <text:p>1</text:p>
          </table:table-cell>
          <table:table-cell table:formula="of:=RANK(INDIRECT(ADDRESS(64;11;4));INDIRECT(ADDRESS(64;2;4)):INDIRECT(ADDRESS(64;12;4));1)" office:value-type="float" office:value="3">
            <text:p>3</text:p>
          </table:table-cell>
          <table:table-cell table:formula="of:=RANK(INDIRECT(ADDRESS(64;12;4));INDIRECT(ADDRESS(64;2;4)):INDIRECT(ADDRESS(64;12;4));1)" office:value-type="float" office:value="1">
            <text:p>1</text:p>
          </table:table-cell>
        </table:table-row>
        <table:table-row table:style-name="ro2">
          <table:table-cell office:value-type="string">
            <text:p>Significant Diff</text:p>
          </table:table-cell>
          <table:table-cell table:number-columns-repeated="11" office:value-type="float" office:value="0.176608809278359">
            <text:p>0.1766088093</text:p>
          </table:table-cell>
        </table:table-row>
        <table:table-row table:style-name="ro2">
          <table:table-cell office:value-type="string">
            <text:p>Cutoff Rank</text:p>
          </table:table-cell>
          <table:table-cell table:formula="of:=MIN(INDIRECT(ADDRESS(64;2;4)):INDIRECT(ADDRESS(64;12;4)))+INDIRECT(ADDRESS(66;2;4))" office:value-type="float" office:value="1.17660880927836">
            <text:p>1.1766088093</text:p>
          </table:table-cell>
          <table:table-cell table:formula="of:=MIN(INDIRECT(ADDRESS(64;2;4)):INDIRECT(ADDRESS(64;12;4)))+INDIRECT(ADDRESS(66;3;4))" office:value-type="float" office:value="1.17660880927836">
            <text:p>1.1766088093</text:p>
          </table:table-cell>
          <table:table-cell table:formula="of:=MIN(INDIRECT(ADDRESS(64;2;4)):INDIRECT(ADDRESS(64;12;4)))+INDIRECT(ADDRESS(66;4;4))" office:value-type="float" office:value="1.17660880927836">
            <text:p>1.1766088093</text:p>
          </table:table-cell>
          <table:table-cell table:formula="of:=MIN(INDIRECT(ADDRESS(64;2;4)):INDIRECT(ADDRESS(64;12;4)))+INDIRECT(ADDRESS(66;5;4))" office:value-type="float" office:value="1.17660880927836">
            <text:p>1.1766088093</text:p>
          </table:table-cell>
          <table:table-cell table:formula="of:=MIN(INDIRECT(ADDRESS(64;2;4)):INDIRECT(ADDRESS(64;12;4)))+INDIRECT(ADDRESS(66;6;4))" office:value-type="float" office:value="1.17660880927836">
            <text:p>1.1766088093</text:p>
          </table:table-cell>
          <table:table-cell table:formula="of:=MIN(INDIRECT(ADDRESS(64;2;4)):INDIRECT(ADDRESS(64;12;4)))+INDIRECT(ADDRESS(66;7;4))" office:value-type="float" office:value="1.17660880927836">
            <text:p>1.1766088093</text:p>
          </table:table-cell>
          <table:table-cell table:formula="of:=MIN(INDIRECT(ADDRESS(64;2;4)):INDIRECT(ADDRESS(64;12;4)))+INDIRECT(ADDRESS(66;8;4))" office:value-type="float" office:value="1.17660880927836">
            <text:p>1.1766088093</text:p>
          </table:table-cell>
          <table:table-cell table:formula="of:=MIN(INDIRECT(ADDRESS(64;2;4)):INDIRECT(ADDRESS(64;12;4)))+INDIRECT(ADDRESS(66;9;4))" office:value-type="float" office:value="1.17660880927836">
            <text:p>1.1766088093</text:p>
          </table:table-cell>
          <table:table-cell table:formula="of:=MIN(INDIRECT(ADDRESS(64;2;4)):INDIRECT(ADDRESS(64;12;4)))+INDIRECT(ADDRESS(66;10;4))" office:value-type="float" office:value="1.17660880927836">
            <text:p>1.1766088093</text:p>
          </table:table-cell>
          <table:table-cell table:formula="of:=MIN(INDIRECT(ADDRESS(64;2;4)):INDIRECT(ADDRESS(64;12;4)))+INDIRECT(ADDRESS(66;11;4))" office:value-type="float" office:value="1.17660880927836">
            <text:p>1.1766088093</text:p>
          </table:table-cell>
          <table:table-cell table:formula="of:=MIN(INDIRECT(ADDRESS(64;2;4)):INDIRECT(ADDRESS(64;12;4)))+INDIRECT(ADDRESS(66;12;4))" office:value-type="float" office:value="1.17660880927836">
            <text:p>1.1766088093</text:p>
          </table:table-cell>
        </table:table-row>
        <table:table-row table:style-name="ro2">
          <table:table-cell office:value-type="string">
            <text:p>Same as Best</text:p>
          </table:table-cell>
          <table:table-cell table:formula="of:=IF(INDIRECT(ADDRESS(67;2;4))&gt;INDIRECT(ADDRESS(64;2;4));1;0)" office:value-type="float" office:value="0">
            <text:p>0</text:p>
          </table:table-cell>
          <table:table-cell table:formula="of:=IF(INDIRECT(ADDRESS(67;3;4))&gt;INDIRECT(ADDRESS(64;3;4));1;0)" office:value-type="float" office:value="0">
            <text:p>0</text:p>
          </table:table-cell>
          <table:table-cell table:formula="of:=IF(INDIRECT(ADDRESS(67;4;4))&gt;INDIRECT(ADDRESS(64;4;4));1;0)" office:value-type="float" office:value="0">
            <text:p>0</text:p>
          </table:table-cell>
          <table:table-cell table:formula="of:=IF(INDIRECT(ADDRESS(67;5;4))&gt;INDIRECT(ADDRESS(64;5;4));1;0)" office:value-type="float" office:value="0">
            <text:p>0</text:p>
          </table:table-cell>
          <table:table-cell table:formula="of:=IF(INDIRECT(ADDRESS(67;6;4))&gt;INDIRECT(ADDRESS(64;6;4));1;0)" office:value-type="float" office:value="0">
            <text:p>0</text:p>
          </table:table-cell>
          <table:table-cell table:formula="of:=IF(INDIRECT(ADDRESS(67;7;4))&gt;INDIRECT(ADDRESS(64;7;4));1;0)" office:value-type="float" office:value="0">
            <text:p>0</text:p>
          </table:table-cell>
          <table:table-cell table:formula="of:=IF(INDIRECT(ADDRESS(67;8;4))&gt;INDIRECT(ADDRESS(64;8;4));1;0)" office:value-type="float" office:value="0">
            <text:p>0</text:p>
          </table:table-cell>
          <table:table-cell table:formula="of:=IF(INDIRECT(ADDRESS(67;9;4))&gt;INDIRECT(ADDRESS(64;9;4));1;0)" office:value-type="float" office:value="0">
            <text:p>0</text:p>
          </table:table-cell>
          <table:table-cell table:formula="of:=IF(INDIRECT(ADDRESS(67;10;4))&gt;INDIRECT(ADDRESS(64;10;4));1;0)" office:value-type="float" office:value="1">
            <text:p>1</text:p>
          </table:table-cell>
          <table:table-cell table:formula="of:=IF(INDIRECT(ADDRESS(67;11;4))&gt;INDIRECT(ADDRESS(64;11;4));1;0)" office:value-type="float" office:value="1">
            <text:p>1</text:p>
          </table:table-cell>
          <table:table-cell table:formula="of:=IF(INDIRECT(ADDRESS(67;12;4))&gt;INDIRECT(ADDRESS(64;12;4));1;0)" office:value-type="float" office:value="1">
            <text:p>1</text:p>
          </table:table-cell>
        </table:table-row>
      </table:table>
      <table:table table:name="ScaledGrad" table:style-name="ta1" table:print="false">
        <table:table-column table:style-name="co1" table:default-cell-style-name="Default"/>
        <table:table-column table:style-name="co11" table:number-columns-repeated="11" table:default-cell-style-name="Default"/>
        <table:table-row table:style-name="ro1">
          <table:table-cell/>
          <table:table-cell office:value-type="string">
            <text:p>metaSPSA</text:p>
          </table:table-cell>
          <table:table-cell office:value-type="string">
            <text:p>Compass</text:p>
          </table:table-cell>
          <table:table-cell office:value-type="string">
            <text:p>UnimodalCD</text:p>
          </table:table-cell>
          <table:table-cell office:value-type="string">
            <text:p>NelderMead</text:p>
          </table:table-cell>
          <table:table-cell office:value-type="string">
            <text:p>RestartedNelderMead</text:p>
          </table:table-cell>
          <table:table-cell office:value-type="string">
            <text:p>RestartedNelderMead100</text:p>
          </table:table-cell>
          <table:table-cell office:value-type="string">
            <text:p>SubgradientDescent</text:p>
          </table:table-cell>
          <table:table-cell office:value-type="string">
            <text:p>LBFGSMinimizeNW</text:p>
          </table:table-cell>
          <table:table-cell office:value-type="string">
            <text:p>LBFGSMinimize</text:p>
          </table:table-cell>
          <table:table-cell office:value-type="string">
            <text:p>LBFGSMinimizeMT</text:p>
          </table:table-cell>
          <table:table-cell office:value-type="string">
            <text:p>HybridLocalMinimize</text:p>
          </table:table-cell>
        </table:table-row>
        <table:table-row table:style-name="ro2">
          <table:table-cell office:value-type="string">
            <text:p>ExtendedRosenbrock2</text:p>
          </table:table-cell>
          <table:table-cell office:value-type="string">
            <text:p>6.0169875264393209e-005</text:p>
          </table:table-cell>
          <table:table-cell office:value-type="string">
            <text:p>6.0537740027847026e-005</text:p>
          </table:table-cell>
          <table:table-cell office:value-type="string">
            <text:p>6.0482429195453803e-005</text:p>
          </table:table-cell>
          <table:table-cell office:value-type="string">
            <text:p>6.048200990473237e-005</text:p>
          </table:table-cell>
          <table:table-cell office:value-type="string">
            <text:p>6.0481967772826347e-005</text:p>
          </table:table-cell>
          <table:table-cell office:value-type="string">
            <text:p>6.046982828270974e-005</text:p>
          </table:table-cell>
          <table:table-cell office:value-type="float" office:value="10.3388782296415">
            <text:p>10.3388782296</text:p>
          </table:table-cell>
          <table:table-cell office:value-type="float" office:value="8.85727745158039">
            <text:p>8.8572774516</text:p>
          </table:table-cell>
          <table:table-cell office:value-type="string">
            <text:p>5.7808558278559252e-005</text:p>
          </table:table-cell>
          <table:table-cell office:value-type="float" office:value="0.000128755774769412">
            <text:p>0.0001287558</text:p>
          </table:table-cell>
          <table:table-cell office:value-type="string">
            <text:p>6.0477135800793466e-005</text:p>
          </table:table-cell>
        </table:table-row>
        <table:table-row table:style-name="ro2">
          <table:table-cell office:value-type="string">
            <text:p>ExtendedPowellSingular4</text:p>
          </table:table-cell>
          <table:table-cell office:value-type="float" office:value="0.00907894588633229">
            <text:p>0.0090789459</text:p>
          </table:table-cell>
          <table:table-cell office:value-type="float" office:value="0.0246643791863948">
            <text:p>0.0246643792</text:p>
          </table:table-cell>
          <table:table-cell office:value-type="float" office:value="0.0862564233179298">
            <text:p>0.0862564233</text:p>
          </table:table-cell>
          <table:table-cell office:value-type="string">
            <text:p>3.0423417676165902e-009</text:p>
          </table:table-cell>
          <table:table-cell office:value-type="string">
            <text:p>3.7670048800818282e-009</text:p>
          </table:table-cell>
          <table:table-cell office:value-type="string">
            <text:p>5.4113709105483457e-009</text:p>
          </table:table-cell>
          <table:table-cell office:value-type="float" office:value="10.0502428697576">
            <text:p>10.0502428698</text:p>
          </table:table-cell>
          <table:table-cell office:value-type="float" office:value="6.01085714480405">
            <text:p>6.0108571448</text:p>
          </table:table-cell>
          <table:table-cell office:value-type="float" office:value="0.00948881696541494">
            <text:p>0.009488817</text:p>
          </table:table-cell>
          <table:table-cell office:value-type="float" office:value="0.000217821436789899">
            <text:p>0.0002178214</text:p>
          </table:table-cell>
          <table:table-cell office:value-type="string">
            <text:p>5.5841145129941884e-009</text:p>
          </table:table-cell>
        </table:table-row>
        <table:table-row table:style-name="ro1">
          <table:table-cell office:value-type="string">
            <text:p>HelicalValley</text:p>
          </table:table-cell>
          <table:table-cell office:value-type="string">
            <text:p>8.7479264290756294e-007</text:p>
          </table:table-cell>
          <table:table-cell office:value-type="string">
            <text:p>3.0710462958759693e-008</text:p>
          </table:table-cell>
          <table:table-cell office:value-type="string">
            <text:p>5.9326244024890708e-008</text:p>
          </table:table-cell>
          <table:table-cell office:value-type="string">
            <text:p>3.2379888250127931e-009</text:p>
          </table:table-cell>
          <table:table-cell office:value-type="string">
            <text:p>6.8739124943783336e-009</text:p>
          </table:table-cell>
          <table:table-cell office:value-type="string">
            <text:p>4.5925337687149527e-009</text:p>
          </table:table-cell>
          <table:table-cell office:value-type="float" office:value="10.9867946306222">
            <text:p>10.9867946306</text:p>
          </table:table-cell>
          <table:table-cell office:value-type="float" office:value="4.59368912015994">
            <text:p>4.5936891202</text:p>
          </table:table-cell>
          <table:table-cell office:value-type="string">
            <text:p>6.7864862802839878e-009</text:p>
          </table:table-cell>
          <table:table-cell office:value-type="float" office:value="0.000157840168337026">
            <text:p>0.0001578402</text:p>
          </table:table-cell>
          <table:table-cell office:value-type="string">
            <text:p>1.4458271802969624e-009</text:p>
          </table:table-cell>
        </table:table-row>
        <table:table-row table:style-name="ro2">
          <table:table-cell office:value-type="string">
            <text:p>VariableDimensionF2</text:p>
          </table:table-cell>
          <table:table-cell table:number-columns-repeated="2" office:value-type="string">
            <text:p>2.4253965192105952e-011</text:p>
          </table:table-cell>
          <table:table-cell office:value-type="string">
            <text:p>2.0699295175763873e-009</text:p>
          </table:table-cell>
          <table:table-cell office:value-type="string">
            <text:p>5.1707484998326519e-009</text:p>
          </table:table-cell>
          <table:table-cell office:value-type="string">
            <text:p>3.9147733085338399e-009</text:p>
          </table:table-cell>
          <table:table-cell office:value-type="string">
            <text:p>3.0651275481271905e-009</text:p>
          </table:table-cell>
          <table:table-cell office:value-type="float" office:value="2.47214648828765">
            <text:p>2.4721464883</text:p>
          </table:table-cell>
          <table:table-cell office:value-type="string">
            <text:p>1.6549779523407359e-008</text:p>
          </table:table-cell>
          <table:table-cell office:value-type="string">
            <text:p>6.3829834032673635e-010</text:p>
          </table:table-cell>
          <table:table-cell office:value-type="string">
            <text:p>4.6344368202988624e-010</text:p>
          </table:table-cell>
          <table:table-cell office:value-type="string">
            <text:p>6.3829834032673635e-010</text:p>
          </table:table-cell>
        </table:table-row>
        <table:table-row table:style-name="ro2">
          <table:table-cell office:value-type="string">
            <text:p>LinearFFullRank2</text:p>
          </table:table-cell>
          <table:table-cell office:value-type="float" office:value="0">
            <text:p>0</text:p>
          </table:table-cell>
          <table:table-cell office:value-type="string">
            <text:p>3.7337133955504038e-009</text:p>
          </table:table-cell>
          <table:table-cell office:value-type="string">
            <text:p>5.1466732491005157e-010</text:p>
          </table:table-cell>
          <table:table-cell office:value-type="string">
            <text:p>6.7327452771675251e-009</text:p>
          </table:table-cell>
          <table:table-cell office:value-type="string">
            <text:p>4.1707126833834428e-009</text:p>
          </table:table-cell>
          <table:table-cell office:value-type="string">
            <text:p>5.7268975624224092e-009</text:p>
          </table:table-cell>
          <table:table-cell office:value-type="float" office:value="0.99999999910549">
            <text:p>0.999999999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BrownBadScaled</text:p>
          </table:table-cell>
          <table:table-cell office:value-type="string">
            <text:p>1.0023400089477435e-006</text:p>
          </table:table-cell>
          <table:table-cell office:value-type="float" office:value="0.00260380156277205">
            <text:p>0.0026038016</text:p>
          </table:table-cell>
          <table:table-cell office:value-type="float" office:value="0.000354511481420766">
            <text:p>0.0003545115</text:p>
          </table:table-cell>
          <table:table-cell office:value-type="string">
            <text:p>8.653772755502429e-009</text:p>
          </table:table-cell>
          <table:table-cell office:value-type="string">
            <text:p>2.7134711182507613e-009</text:p>
          </table:table-cell>
          <table:table-cell office:value-type="string">
            <text:p>2.9334822900008231e-010</text:p>
          </table:table-cell>
          <table:table-cell office:value-type="string">
            <text:p>1.9974038512461909e-005</text:p>
          </table:table-cell>
          <table:table-cell office:value-type="string">
            <text:p>2.8382614548700012e-005</text:p>
          </table:table-cell>
          <table:table-cell office:value-type="string">
            <text:p>6.0136386945016874e-009</text:p>
          </table:table-cell>
          <table:table-cell office:value-type="string">
            <text:p>7.6710561883521525e-008</text:p>
          </table:table-cell>
          <table:table-cell office:value-type="string">
            <text:p>5.7202904655016054e-009</text:p>
          </table:table-cell>
        </table:table-row>
        <table:table-row table:style-name="ro1">
          <table:table-cell office:value-type="string">
            <text:p>Beale</text:p>
          </table:table-cell>
          <table:table-cell office:value-type="string">
            <text:p>2.387308471938559e-005</text:p>
          </table:table-cell>
          <table:table-cell office:value-type="string">
            <text:p>2.4124220792450591e-005</text:p>
          </table:table-cell>
          <table:table-cell office:value-type="string">
            <text:p>2.4113064615231528e-005</text:p>
          </table:table-cell>
          <table:table-cell office:value-type="string">
            <text:p>2.4116199872454553e-005</text:p>
          </table:table-cell>
          <table:table-cell office:value-type="string">
            <text:p>2.4114535381917795e-005</text:p>
          </table:table-cell>
          <table:table-cell office:value-type="string">
            <text:p>2.4118257181792415e-005</text:p>
          </table:table-cell>
          <table:table-cell office:value-type="float" office:value="2.64278926735942">
            <text:p>2.6427892674</text:p>
          </table:table-cell>
          <table:table-cell office:value-type="string">
            <text:p>5.2086152793114609e-005</text:p>
          </table:table-cell>
          <table:table-cell office:value-type="string">
            <text:p>1.7221004530931308e-005</text:p>
          </table:table-cell>
          <table:table-cell office:value-type="string">
            <text:p>6.9047214932667951e-006</text:p>
          </table:table-cell>
          <table:table-cell office:value-type="string">
            <text:p>2.4116568526245376e-005</text:p>
          </table:table-cell>
        </table:table-row>
        <table:table-row table:style-name="ro2">
          <table:table-cell office:value-type="string">
            <text:p>BiggsExp6</text:p>
          </table:table-cell>
          <table:table-cell office:value-type="float" office:value="0.0094621346976343">
            <text:p>0.0094621347</text:p>
          </table:table-cell>
          <table:table-cell office:value-type="float" office:value="0.0042051294809805">
            <text:p>0.0042051295</text:p>
          </table:table-cell>
          <table:table-cell office:value-type="float" office:value="0.00232182115347841">
            <text:p>0.0023218212</text:p>
          </table:table-cell>
          <table:table-cell office:value-type="float" office:value="0.00198773229108313">
            <text:p>0.0019877323</text:p>
          </table:table-cell>
          <table:table-cell office:value-type="string">
            <text:p>1.7441701751858423e-006</text:p>
          </table:table-cell>
          <table:table-cell office:value-type="string">
            <text:p>3.6972140047358352e-006</text:p>
          </table:table-cell>
          <table:table-cell office:value-type="float" office:value="0.478378065252536">
            <text:p>0.4783780653</text:p>
          </table:table-cell>
          <table:table-cell office:value-type="float" office:value="0.10432009594811">
            <text:p>0.1043200959</text:p>
          </table:table-cell>
          <table:table-cell office:value-type="float" office:value="0.000521889344423508">
            <text:p>0.0005218893</text:p>
          </table:table-cell>
          <table:table-cell office:value-type="string">
            <text:p>5.7341282424551718e-007</text:p>
          </table:table-cell>
          <table:table-cell office:value-type="string">
            <text:p>2.6052971040558893e-006</text:p>
          </table:table-cell>
        </table:table-row>
        <table:table-row table:style-name="ro2">
          <table:table-cell office:value-type="string">
            <text:p>ExtendedRosenbrock10</text:p>
          </table:table-cell>
          <table:table-cell office:value-type="float" office:value="0.0118091037298461">
            <text:p>0.0118091037</text:p>
          </table:table-cell>
          <table:table-cell office:value-type="float" office:value="0.0318575165041892">
            <text:p>0.0318575165</text:p>
          </table:table-cell>
          <table:table-cell office:value-type="float" office:value="0.85998220410129">
            <text:p>0.8599822041</text:p>
          </table:table-cell>
          <table:table-cell office:value-type="float" office:value="0.00013581431570594">
            <text:p>0.0001358143</text:p>
          </table:table-cell>
          <table:table-cell office:value-type="float" office:value="0.000135237058411465">
            <text:p>0.0001352371</text:p>
          </table:table-cell>
          <table:table-cell office:value-type="float" office:value="0.000135236485088475">
            <text:p>0.0001352365</text:p>
          </table:table-cell>
          <table:table-cell office:value-type="float" office:value="6.61681888276165">
            <text:p>6.6168188828</text:p>
          </table:table-cell>
          <table:table-cell office:value-type="float" office:value="13.0514273699271">
            <text:p>13.0514273699</text:p>
          </table:table-cell>
          <table:table-cell office:value-type="float" office:value="0.000121092012697601">
            <text:p>0.000121092</text:p>
          </table:table-cell>
          <table:table-cell office:value-type="float" office:value="0.000154101085454182">
            <text:p>0.0001541011</text:p>
          </table:table-cell>
          <table:table-cell office:value-type="float" office:value="0.000135241725476138">
            <text:p>0.0001352417</text:p>
          </table:table-cell>
        </table:table-row>
        <table:table-row table:style-name="ro2">
          <table:table-cell office:value-type="string">
            <text:p>ExtendedPowellSingular12</text:p>
          </table:table-cell>
          <table:table-cell office:value-type="float" office:value="0.0802862102680908">
            <text:p>0.0802862103</text:p>
          </table:table-cell>
          <table:table-cell office:value-type="float" office:value="0.205312195498433">
            <text:p>0.2053121955</text:p>
          </table:table-cell>
          <table:table-cell office:value-type="float" office:value="0.11303498852366">
            <text:p>0.1130349885</text:p>
          </table:table-cell>
          <table:table-cell office:value-type="float" office:value="1.670305401999">
            <text:p>1.670305402</text:p>
          </table:table-cell>
          <table:table-cell office:value-type="string">
            <text:p>5.1921845477905121e-008</text:p>
          </table:table-cell>
          <table:table-cell office:value-type="string">
            <text:p>1.5777594631654655e-007</text:p>
          </table:table-cell>
          <table:table-cell office:value-type="float" office:value="10.0499887955116">
            <text:p>10.0499887955</text:p>
          </table:table-cell>
          <table:table-cell office:value-type="float" office:value="1.13646021742071">
            <text:p>1.1364602174</text:p>
          </table:table-cell>
          <table:table-cell office:value-type="float" office:value="0.0247688128975396">
            <text:p>0.0247688129</text:p>
          </table:table-cell>
          <table:table-cell office:value-type="float" office:value="0.00850976801171874">
            <text:p>0.008509768</text:p>
          </table:table-cell>
          <table:table-cell office:value-type="string">
            <text:p>3.5883202153874389e-007</text:p>
          </table:table-cell>
        </table:table-row>
        <table:table-row table:style-name="ro2">
          <table:table-cell office:value-type="string">
            <text:p>VariableDimensionF10</text:p>
          </table:table-cell>
          <table:table-cell office:value-type="float" office:value="0.0280389032681793">
            <text:p>0.0280389033</text:p>
          </table:table-cell>
          <table:table-cell office:value-type="string">
            <text:p>4.6530488897211322e-008</text:p>
          </table:table-cell>
          <table:table-cell office:value-type="string">
            <text:p>2.9842060209270431e-008</text:p>
          </table:table-cell>
          <table:table-cell office:value-type="string">
            <text:p>6.736688363643683e-007</text:p>
          </table:table-cell>
          <table:table-cell office:value-type="string">
            <text:p>3.2858971961757271e-008</text:p>
          </table:table-cell>
          <table:table-cell office:value-type="string">
            <text:p>1.4131865839834512e-009</text:p>
          </table:table-cell>
          <table:table-cell office:value-type="float" office:value="9.30223720348053">
            <text:p>9.3022372035</text:p>
          </table:table-cell>
          <table:table-cell office:value-type="float" office:value="2.69293854151336">
            <text:p>2.6929385415</text:p>
          </table:table-cell>
          <table:table-cell office:value-type="string">
            <text:p>2.4133867293070817e-009</text:p>
          </table:table-cell>
          <table:table-cell office:value-type="float" office:value="0.000283488873496294">
            <text:p>0.0002834889</text:p>
          </table:table-cell>
          <table:table-cell office:value-type="string">
            <text:p>1.4569043202419364e-008</text:p>
          </table:table-cell>
        </table:table-row>
        <table:table-row table:style-name="ro2">
          <table:table-cell office:value-type="string">
            <text:p>LinearFFullRank10</text:p>
          </table:table-cell>
          <table:table-cell office:value-type="string">
            <text:p>4.9195962306291517e-011</text:p>
          </table:table-cell>
          <table:table-cell office:value-type="string">
            <text:p>6.6907837409886678e-009</text:p>
          </table:table-cell>
          <table:table-cell office:value-type="string">
            <text:p>2.0842894961905507e-009</text:p>
          </table:table-cell>
          <table:table-cell office:value-type="string">
            <text:p>2.5377324113423727e-008</text:p>
          </table:table-cell>
          <table:table-cell office:value-type="string">
            <text:p>6.3643997103677238e-009</text:p>
          </table:table-cell>
          <table:table-cell office:value-type="string">
            <text:p>7.0990398688978442e-009</text:p>
          </table:table-cell>
          <table:table-cell office:value-type="float" office:value="0.999999999746203">
            <text:p>0.9999999997</text:p>
          </table:table-cell>
          <table:table-cell table:number-columns-repeated="4" office:value-type="string">
            <text:p>2.3191302247882754e-011</text:p>
          </table:table-cell>
        </table:table-row>
        <table:table-row table:style-name="ro2">
          <table:table-cell office:value-type="string">
            <text:p>ExtendedRosenbrock30</text:p>
          </table:table-cell>
          <table:table-cell office:value-type="float" office:value="0.0171080662625627">
            <text:p>0.0171080663</text:p>
          </table:table-cell>
          <table:table-cell office:value-type="float" office:value="0.85031329504581">
            <text:p>0.850313295</text:p>
          </table:table-cell>
          <table:table-cell office:value-type="float" office:value="0.776016154886132">
            <text:p>0.7760161549</text:p>
          </table:table-cell>
          <table:table-cell office:value-type="float" office:value="0.619994053212793">
            <text:p>0.6199940532</text:p>
          </table:table-cell>
          <table:table-cell office:value-type="float" office:value="0.000529554870974694">
            <text:p>0.0005295549</text:p>
          </table:table-cell>
          <table:table-cell office:value-type="float" office:value="0.000234253927750483">
            <text:p>0.0002342539</text:p>
          </table:table-cell>
          <table:table-cell office:value-type="float" office:value="3.47187164094106">
            <text:p>3.4718716409</text:p>
          </table:table-cell>
          <table:table-cell office:value-type="float" office:value="1.13660495229904">
            <text:p>1.1366049523</text:p>
          </table:table-cell>
          <table:table-cell office:value-type="float" office:value="0.000222569048397872">
            <text:p>0.000222569</text:p>
          </table:table-cell>
          <table:table-cell office:value-type="float" office:value="0.000249020337858363">
            <text:p>0.0002490203</text:p>
          </table:table-cell>
          <table:table-cell office:value-type="float" office:value="0.000234256301390755">
            <text:p>0.0002342563</text:p>
          </table:table-cell>
        </table:table-row>
        <table:table-row table:style-name="ro2">
          <table:table-cell office:value-type="string">
            <text:p>ExtendedPowellSingular32</text:p>
          </table:table-cell>
          <table:table-cell office:value-type="float" office:value="0.117290192061908">
            <text:p>0.1172901921</text:p>
          </table:table-cell>
          <table:table-cell office:value-type="float" office:value="0.60999092813135">
            <text:p>0.6099909281</text:p>
          </table:table-cell>
          <table:table-cell office:value-type="float" office:value="0.171726478649386">
            <text:p>0.1717264786</text:p>
          </table:table-cell>
          <table:table-cell office:value-type="float" office:value="0.77847562017919">
            <text:p>0.7784756202</text:p>
          </table:table-cell>
          <table:table-cell office:value-type="float" office:value="0.00269157039207256">
            <text:p>0.0026915704</text:p>
          </table:table-cell>
          <table:table-cell office:value-type="string">
            <text:p>3.0825572758670704e-006</text:p>
          </table:table-cell>
          <table:table-cell office:value-type="float" office:value="10.0500739704545">
            <text:p>10.0500739705</text:p>
          </table:table-cell>
          <table:table-cell office:value-type="float" office:value="5.09058533666727">
            <text:p>5.0905853367</text:p>
          </table:table-cell>
          <table:table-cell office:value-type="float" office:value="0.0263896127278997">
            <text:p>0.0263896127</text:p>
          </table:table-cell>
          <table:table-cell office:value-type="float" office:value="0.0168246243900494">
            <text:p>0.0168246244</text:p>
          </table:table-cell>
          <table:table-cell office:value-type="string">
            <text:p>1.3840648862532741e-005</text:p>
          </table:table-cell>
        </table:table-row>
        <table:table-row table:style-name="ro2">
          <table:table-cell office:value-type="string">
            <text:p>VariableDimensionF30</text:p>
          </table:table-cell>
          <table:table-cell office:value-type="string">
            <text:p>5.9490158347965221e-005</text:p>
          </table:table-cell>
          <table:table-cell office:value-type="float" office:value="1.19815812135219">
            <text:p>1.1981581214</text:p>
          </table:table-cell>
          <table:table-cell office:value-type="float" office:value="0.420091337159569">
            <text:p>0.4200913372</text:p>
          </table:table-cell>
          <table:table-cell office:value-type="float" office:value="0.398714850624841">
            <text:p>0.3987148506</text:p>
          </table:table-cell>
          <table:table-cell office:value-type="float" office:value="0.00516370152834889">
            <text:p>0.0051637015</text:p>
          </table:table-cell>
          <table:table-cell office:value-type="string">
            <text:p>3.7053249377521947e-008</text:p>
          </table:table-cell>
          <table:table-cell office:value-type="float" office:value="6.26624579278375">
            <text:p>6.2662457928</text:p>
          </table:table-cell>
          <table:table-cell office:value-type="float" office:value="3.47125309052628">
            <text:p>3.4712530905</text:p>
          </table:table-cell>
          <table:table-cell office:value-type="string">
            <text:p>2.6335787403139227e-007</text:p>
          </table:table-cell>
          <table:table-cell office:value-type="float" office:value="0.000376760130835985">
            <text:p>0.0003767601</text:p>
          </table:table-cell>
          <table:table-cell office:value-type="string">
            <text:p>2.096183185650185e-007</text:p>
          </table:table-cell>
        </table:table-row>
        <table:table-row table:style-name="ro2">
          <table:table-cell office:value-type="string">
            <text:p>LinearFFullRank30</text:p>
          </table:table-cell>
          <table:table-cell office:value-type="string">
            <text:p>1.4609192094147418e-010</text:p>
          </table:table-cell>
          <table:table-cell office:value-type="string">
            <text:p>1.4472777686600291e-008</text:p>
          </table:table-cell>
          <table:table-cell office:value-type="string">
            <text:p>1.3513068772297154e-009</text:p>
          </table:table-cell>
          <table:table-cell office:value-type="float" office:value="0.176975706946927">
            <text:p>0.1769757069</text:p>
          </table:table-cell>
          <table:table-cell office:value-type="string">
            <text:p>8.2029961408847543e-007</text:p>
          </table:table-cell>
          <table:table-cell office:value-type="string">
            <text:p>2.7408847068874931e-008</text:p>
          </table:table-cell>
          <table:table-cell office:value-type="float" office:value="0.999999999942984">
            <text:p>0.9999999999</text:p>
          </table:table-cell>
          <table:table-cell table:number-columns-repeated="2" office:value-type="string">
            <text:p>4.6814104749818547e-011</text:p>
          </table:table-cell>
          <table:table-cell office:value-type="string">
            <text:p>2.7447731039631839e-010</text:p>
          </table:table-cell>
          <table:table-cell office:value-type="string">
            <text:p>4.6814104749818547e-011</text:p>
          </table:table-cell>
        </table:table-row>
        <table:table-row table:style-name="ro2">
          <table:table-cell office:value-type="string">
            <text:p>ExtendedRosenbrock100</text:p>
          </table:table-cell>
          <table:table-cell office:value-type="float" office:value="0.0090808202566053">
            <text:p>0.0090808203</text:p>
          </table:table-cell>
          <table:table-cell office:value-type="float" office:value="0.580311148932423">
            <text:p>0.5803111489</text:p>
          </table:table-cell>
          <table:table-cell office:value-type="float" office:value="0.770765305790302">
            <text:p>0.7707653058</text:p>
          </table:table-cell>
          <table:table-cell office:value-type="float" office:value="1.0055732921124">
            <text:p>1.0055732921</text:p>
          </table:table-cell>
          <table:table-cell office:value-type="float" office:value="1.43212058405767">
            <text:p>1.4321205841</text:p>
          </table:table-cell>
          <table:table-cell office:value-type="float" office:value="0.0859243338153953">
            <text:p>0.0859243338</text:p>
          </table:table-cell>
          <table:table-cell office:value-type="float" office:value="5.46585350438395">
            <text:p>5.4658535044</text:p>
          </table:table-cell>
          <table:table-cell office:value-type="float" office:value="11.2721977270524">
            <text:p>11.2721977271</text:p>
          </table:table-cell>
          <table:table-cell office:value-type="float" office:value="0.000404815672592894">
            <text:p>0.0004048157</text:p>
          </table:table-cell>
          <table:table-cell office:value-type="float" office:value="0.000420218082343855">
            <text:p>0.0004202181</text:p>
          </table:table-cell>
          <table:table-cell office:value-type="float" office:value="0.000434864188556773">
            <text:p>0.0004348642</text:p>
          </table:table-cell>
        </table:table-row>
        <table:table-row table:style-name="ro2">
          <table:table-cell office:value-type="string">
            <text:p>ExtendedPowellSingular100</text:p>
          </table:table-cell>
          <table:table-cell office:value-type="float" office:value="0.255560712481255">
            <text:p>0.2555607125</text:p>
          </table:table-cell>
          <table:table-cell office:value-type="float" office:value="1.67560700789575">
            <text:p>1.6756070079</text:p>
          </table:table-cell>
          <table:table-cell office:value-type="float" office:value="0.397701925010724">
            <text:p>0.397701925</text:p>
          </table:table-cell>
          <table:table-cell office:value-type="float" office:value="0.332491827779994">
            <text:p>0.3324918278</text:p>
          </table:table-cell>
          <table:table-cell office:value-type="float" office:value="0.920585536949859">
            <text:p>0.9205855369</text:p>
          </table:table-cell>
          <table:table-cell office:value-type="float" office:value="0.40276604205653">
            <text:p>0.4027660421</text:p>
          </table:table-cell>
          <table:table-cell office:value-type="float" office:value="10.0474748917995">
            <text:p>10.0474748918</text:p>
          </table:table-cell>
          <table:table-cell office:value-type="float" office:value="8.04613516687328">
            <text:p>8.0461351669</text:p>
          </table:table-cell>
          <table:table-cell office:value-type="float" office:value="0.0145018849517557">
            <text:p>0.014501885</text:p>
          </table:table-cell>
          <table:table-cell office:value-type="float" office:value="0.00173494169872795">
            <text:p>0.0017349417</text:p>
          </table:table-cell>
          <table:table-cell office:value-type="float" office:value="0.0858502139294581">
            <text:p>0.0858502139</text:p>
          </table:table-cell>
        </table:table-row>
        <table:table-row table:style-name="ro2">
          <table:table-cell office:value-type="string">
            <text:p>VariableDimensionF100</text:p>
          </table:table-cell>
          <table:table-cell office:value-type="string">
            <text:p>2.314153117632795e-005</text:p>
          </table:table-cell>
          <table:table-cell office:value-type="float" office:value="0.487607153779933">
            <text:p>0.4876071538</text:p>
          </table:table-cell>
          <table:table-cell office:value-type="float" office:value="0.00696041608749675">
            <text:p>0.0069604161</text:p>
          </table:table-cell>
          <table:table-cell office:value-type="float" office:value="0.204731488696852">
            <text:p>0.2047314887</text:p>
          </table:table-cell>
          <table:table-cell office:value-type="float" office:value="1.16671374523922">
            <text:p>1.1667137452</text:p>
          </table:table-cell>
          <table:table-cell office:value-type="float" office:value="0.127262802974547">
            <text:p>0.127262803</text:p>
          </table:table-cell>
          <table:table-cell office:value-type="float" office:value="2.59934685956721">
            <text:p>2.5993468596</text:p>
          </table:table-cell>
          <table:table-cell office:value-type="float" office:value="0.00447131495316172">
            <text:p>0.004471315</text:p>
          </table:table-cell>
          <table:table-cell office:value-type="string">
            <text:p>1.3992482108281991e-005</text:p>
          </table:table-cell>
          <table:table-cell office:value-type="float" office:value="0.00248100518771543">
            <text:p>0.0024810052</text:p>
          </table:table-cell>
          <table:table-cell office:value-type="string">
            <text:p>4.2009956359123337e-006</text:p>
          </table:table-cell>
        </table:table-row>
        <table:table-row table:style-name="ro2">
          <table:table-cell office:value-type="string">
            <text:p>LinearFFullRank100</text:p>
          </table:table-cell>
          <table:table-cell office:value-type="string">
            <text:p>6.8380407346585046e-010</text:p>
          </table:table-cell>
          <table:table-cell office:value-type="string">
            <text:p>8.9837503469134757e-011</text:p>
          </table:table-cell>
          <table:table-cell office:value-type="string">
            <text:p>5.7107793655593035e-009</text:p>
          </table:table-cell>
          <table:table-cell office:value-type="float" office:value="0.10790895869901">
            <text:p>0.1079089587</text:p>
          </table:table-cell>
          <table:table-cell office:value-type="string">
            <text:p>1.7225386579341897e-005</text:p>
          </table:table-cell>
          <table:table-cell office:value-type="float" office:value="0.00479508469320736">
            <text:p>0.0047950847</text:p>
          </table:table-cell>
          <table:table-cell office:value-type="float" office:value="1.00000000116211">
            <text:p>1.0000000012</text:p>
          </table:table-cell>
          <table:table-cell table:number-columns-repeated="4" office:value-type="string">
            <text:p>8.9837503469134757e-011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formula="of:=VALUE(TRIM(INDIRECT(ADDRESS(2;2;4))))" office:value-type="float" office:value="0.0000601698752643932">
            <text:p>6.01698752643932E-005</text:p>
          </table:table-cell>
          <table:table-cell table:formula="of:=VALUE(TRIM(INDIRECT(ADDRESS(2;3;4))))" office:value-type="float" office:value="0.000060537740027847">
            <text:p>6.0537740027847E-005</text:p>
          </table:table-cell>
          <table:table-cell table:formula="of:=VALUE(TRIM(INDIRECT(ADDRESS(2;4;4))))" office:value-type="float" office:value="0.0000604824291954538">
            <text:p>6.04824291954538E-005</text:p>
          </table:table-cell>
          <table:table-cell table:formula="of:=VALUE(TRIM(INDIRECT(ADDRESS(2;5;4))))" office:value-type="float" office:value="0.0000604820099047324">
            <text:p>0.000060482</text:p>
          </table:table-cell>
          <table:table-cell table:formula="of:=VALUE(TRIM(INDIRECT(ADDRESS(2;6;4))))" office:value-type="float" office:value="0.0000604819677728263">
            <text:p>0.000060482</text:p>
          </table:table-cell>
          <table:table-cell table:formula="of:=VALUE(TRIM(INDIRECT(ADDRESS(2;7;4))))" office:value-type="float" office:value="0.0000604698282827097">
            <text:p>6.04698282827097E-005</text:p>
          </table:table-cell>
          <table:table-cell table:formula="of:=VALUE(TRIM(INDIRECT(ADDRESS(2;8;4))))" office:value-type="float" office:value="10.3388782296415">
            <text:p>10.3388782296</text:p>
          </table:table-cell>
          <table:table-cell table:formula="of:=VALUE(TRIM(INDIRECT(ADDRESS(2;9;4))))" office:value-type="float" office:value="8.85727745158039">
            <text:p>8.8572774516</text:p>
          </table:table-cell>
          <table:table-cell table:formula="of:=VALUE(TRIM(INDIRECT(ADDRESS(2;10;4))))" office:value-type="float" office:value="0.0000578085582785593">
            <text:p>5.78085582785593E-005</text:p>
          </table:table-cell>
          <table:table-cell table:formula="of:=VALUE(TRIM(INDIRECT(ADDRESS(2;11;4))))" office:value-type="float" office:value="0.000128755774769412">
            <text:p>0.0001287558</text:p>
          </table:table-cell>
          <table:table-cell table:formula="of:=VALUE(TRIM(INDIRECT(ADDRESS(2;12;4))))" office:value-type="float" office:value="0.0000604771358007935">
            <text:p>6.04771358007935E-005</text:p>
          </table:table-cell>
        </table:table-row>
        <table:table-row table:style-name="ro2">
          <table:table-cell/>
          <table:table-cell table:formula="of:=VALUE(TRIM(INDIRECT(ADDRESS(3;2;4))))" office:value-type="float" office:value="0.00907894588633229">
            <text:p>0.0090789459</text:p>
          </table:table-cell>
          <table:table-cell table:formula="of:=VALUE(TRIM(INDIRECT(ADDRESS(3;3;4))))" office:value-type="float" office:value="0.0246643791863948">
            <text:p>0.0246643792</text:p>
          </table:table-cell>
          <table:table-cell table:formula="of:=VALUE(TRIM(INDIRECT(ADDRESS(3;4;4))))" office:value-type="float" office:value="0.0862564233179298">
            <text:p>0.0862564233</text:p>
          </table:table-cell>
          <table:table-cell table:formula="of:=VALUE(TRIM(INDIRECT(ADDRESS(3;5;4))))" office:value-type="float" office:value="0.00000000304234176761659">
            <text:p>0.000000003</text:p>
          </table:table-cell>
          <table:table-cell table:formula="of:=VALUE(TRIM(INDIRECT(ADDRESS(3;6;4))))" office:value-type="float" office:value="0.00000000376700488008183">
            <text:p>3.76700488008183E-009</text:p>
          </table:table-cell>
          <table:table-cell table:formula="of:=VALUE(TRIM(INDIRECT(ADDRESS(3;7;4))))" office:value-type="float" office:value="0.00000000541137091054835">
            <text:p>5.41137091054835E-009</text:p>
          </table:table-cell>
          <table:table-cell table:formula="of:=VALUE(TRIM(INDIRECT(ADDRESS(3;8;4))))" office:value-type="float" office:value="10.0502428697576">
            <text:p>10.0502428698</text:p>
          </table:table-cell>
          <table:table-cell table:formula="of:=VALUE(TRIM(INDIRECT(ADDRESS(3;9;4))))" office:value-type="float" office:value="6.01085714480405">
            <text:p>6.0108571448</text:p>
          </table:table-cell>
          <table:table-cell table:formula="of:=VALUE(TRIM(INDIRECT(ADDRESS(3;10;4))))" office:value-type="float" office:value="0.00948881696541494">
            <text:p>0.009488817</text:p>
          </table:table-cell>
          <table:table-cell table:formula="of:=VALUE(TRIM(INDIRECT(ADDRESS(3;11;4))))" office:value-type="float" office:value="0.000217821436789899">
            <text:p>0.0002178214</text:p>
          </table:table-cell>
          <table:table-cell table:formula="of:=VALUE(TRIM(INDIRECT(ADDRESS(3;12;4))))" office:value-type="float" office:value="0.00000000558411451299419">
            <text:p>5.58411451299419E-009</text:p>
          </table:table-cell>
        </table:table-row>
        <table:table-row table:style-name="ro2">
          <table:table-cell/>
          <table:table-cell table:formula="of:=VALUE(TRIM(INDIRECT(ADDRESS(4;2;4))))" office:value-type="float" office:value="0.000000874792642907563">
            <text:p>8.74792642907563E-007</text:p>
          </table:table-cell>
          <table:table-cell table:formula="of:=VALUE(TRIM(INDIRECT(ADDRESS(4;3;4))))" office:value-type="float" office:value="0.0000000307104629587597">
            <text:p>3.07104629587597E-008</text:p>
          </table:table-cell>
          <table:table-cell table:formula="of:=VALUE(TRIM(INDIRECT(ADDRESS(4;4;4))))" office:value-type="float" office:value="0.0000000593262440248907">
            <text:p>5.93262440248907E-008</text:p>
          </table:table-cell>
          <table:table-cell table:formula="of:=VALUE(TRIM(INDIRECT(ADDRESS(4;5;4))))" office:value-type="float" office:value="0.00000000323798882501279">
            <text:p>3.23798882501279E-009</text:p>
          </table:table-cell>
          <table:table-cell table:formula="of:=VALUE(TRIM(INDIRECT(ADDRESS(4;6;4))))" office:value-type="float" office:value="0.00000000687391249437833">
            <text:p>6.87391249437833E-009</text:p>
          </table:table-cell>
          <table:table-cell table:formula="of:=VALUE(TRIM(INDIRECT(ADDRESS(4;7;4))))" office:value-type="float" office:value="0.00000000459253376871495">
            <text:p>4.59253376871495E-009</text:p>
          </table:table-cell>
          <table:table-cell table:formula="of:=VALUE(TRIM(INDIRECT(ADDRESS(4;8;4))))" office:value-type="float" office:value="10.9867946306222">
            <text:p>10.9867946306</text:p>
          </table:table-cell>
          <table:table-cell table:formula="of:=VALUE(TRIM(INDIRECT(ADDRESS(4;9;4))))" office:value-type="float" office:value="4.59368912015994">
            <text:p>4.5936891202</text:p>
          </table:table-cell>
          <table:table-cell table:formula="of:=VALUE(TRIM(INDIRECT(ADDRESS(4;10;4))))" office:value-type="float" office:value="0.00000000678648628028399">
            <text:p>6.78648628028399E-009</text:p>
          </table:table-cell>
          <table:table-cell table:formula="of:=VALUE(TRIM(INDIRECT(ADDRESS(4;11;4))))" office:value-type="float" office:value="0.000157840168337026">
            <text:p>0.0001578402</text:p>
          </table:table-cell>
          <table:table-cell table:formula="of:=VALUE(TRIM(INDIRECT(ADDRESS(4;12;4))))" office:value-type="float" office:value="0.00000000144582718029696">
            <text:p>1.44582718029696E-009</text:p>
          </table:table-cell>
        </table:table-row>
        <table:table-row table:style-name="ro2">
          <table:table-cell/>
          <table:table-cell table:formula="of:=VALUE(TRIM(INDIRECT(ADDRESS(5;2;4))))" office:value-type="float" office:value="0.0000000000242539651921059">
            <text:p>2.42539651921059E-011</text:p>
          </table:table-cell>
          <table:table-cell table:formula="of:=VALUE(TRIM(INDIRECT(ADDRESS(5;3;4))))" office:value-type="float" office:value="0.0000000000242539651921059">
            <text:p>2.42539651921059E-011</text:p>
          </table:table-cell>
          <table:table-cell table:formula="of:=VALUE(TRIM(INDIRECT(ADDRESS(5;4;4))))" office:value-type="float" office:value="0.00000000206992951757639">
            <text:p>2.06992951757639E-009</text:p>
          </table:table-cell>
          <table:table-cell table:formula="of:=VALUE(TRIM(INDIRECT(ADDRESS(5;5;4))))" office:value-type="float" office:value="0.00000000517074849983265">
            <text:p>5.17074849983265E-009</text:p>
          </table:table-cell>
          <table:table-cell table:formula="of:=VALUE(TRIM(INDIRECT(ADDRESS(5;6;4))))" office:value-type="float" office:value="0.00000000391477330853384">
            <text:p>3.91477330853384E-009</text:p>
          </table:table-cell>
          <table:table-cell table:formula="of:=VALUE(TRIM(INDIRECT(ADDRESS(5;7;4))))" office:value-type="float" office:value="0.00000000306512754812719">
            <text:p>3.06512754812719E-009</text:p>
          </table:table-cell>
          <table:table-cell table:formula="of:=VALUE(TRIM(INDIRECT(ADDRESS(5;8;4))))" office:value-type="float" office:value="2.47214648828765">
            <text:p>2.4721464883</text:p>
          </table:table-cell>
          <table:table-cell table:formula="of:=VALUE(TRIM(INDIRECT(ADDRESS(5;9;4))))" office:value-type="float" office:value="0.0000000165497795234074">
            <text:p>1.65497795234074E-008</text:p>
          </table:table-cell>
          <table:table-cell table:formula="of:=VALUE(TRIM(INDIRECT(ADDRESS(5;10;4))))" office:value-type="float" office:value="0.000000000638298340326737">
            <text:p>6.38298340326737E-010</text:p>
          </table:table-cell>
          <table:table-cell table:formula="of:=VALUE(TRIM(INDIRECT(ADDRESS(5;11;4))))" office:value-type="float" office:value="0.000000000463443682029886">
            <text:p>4.63443682029886E-010</text:p>
          </table:table-cell>
          <table:table-cell table:formula="of:=VALUE(TRIM(INDIRECT(ADDRESS(5;12;4))))" office:value-type="float" office:value="0.000000000638298340326737">
            <text:p>6.38298340326737E-010</text:p>
          </table:table-cell>
        </table:table-row>
        <table:table-row table:style-name="ro2">
          <table:table-cell/>
          <table:table-cell table:formula="of:=VALUE(TRIM(INDIRECT(ADDRESS(6;2;4))))" office:value-type="float" office:value="0">
            <text:p>0</text:p>
          </table:table-cell>
          <table:table-cell table:formula="of:=VALUE(TRIM(INDIRECT(ADDRESS(6;3;4))))" office:value-type="float" office:value="0.0000000037337133955504">
            <text:p>3.7337133955504E-009</text:p>
          </table:table-cell>
          <table:table-cell table:formula="of:=VALUE(TRIM(INDIRECT(ADDRESS(6;4;4))))" office:value-type="float" office:value="0.000000000514667324910052">
            <text:p>5.14667324910052E-010</text:p>
          </table:table-cell>
          <table:table-cell table:formula="of:=VALUE(TRIM(INDIRECT(ADDRESS(6;5;4))))" office:value-type="float" office:value="0.00000000673274527716753">
            <text:p>6.73274527716753E-009</text:p>
          </table:table-cell>
          <table:table-cell table:formula="of:=VALUE(TRIM(INDIRECT(ADDRESS(6;6;4))))" office:value-type="float" office:value="0.00000000417071268338344">
            <text:p>4.17071268338344E-009</text:p>
          </table:table-cell>
          <table:table-cell table:formula="of:=VALUE(TRIM(INDIRECT(ADDRESS(6;7;4))))" office:value-type="float" office:value="0.00000000572689756242241">
            <text:p>5.72689756242241E-009</text:p>
          </table:table-cell>
          <table:table-cell table:formula="of:=VALUE(TRIM(INDIRECT(ADDRESS(6;8;4))))" office:value-type="float" office:value="0.99999999910549">
            <text:p>0.9999999991</text:p>
          </table:table-cell>
          <table:table-cell table:formula="of:=VALUE(TRIM(INDIRECT(ADDRESS(6;9;4))))" office:value-type="float" office:value="0">
            <text:p>0</text:p>
          </table:table-cell>
          <table:table-cell table:formula="of:=VALUE(TRIM(INDIRECT(ADDRESS(6;10;4))))" office:value-type="float" office:value="0">
            <text:p>0</text:p>
          </table:table-cell>
          <table:table-cell table:formula="of:=VALUE(TRIM(INDIRECT(ADDRESS(6;11;4))))" office:value-type="float" office:value="0">
            <text:p>0</text:p>
          </table:table-cell>
          <table:table-cell table:formula="of:=VALUE(TRIM(INDIRECT(ADDRESS(6;12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7;2;4))))" office:value-type="float" office:value="0.00000100234000894774">
            <text:p>1.00234000894774E-006</text:p>
          </table:table-cell>
          <table:table-cell table:formula="of:=VALUE(TRIM(INDIRECT(ADDRESS(7;3;4))))" office:value-type="float" office:value="0.00260380156277205">
            <text:p>0.0026038016</text:p>
          </table:table-cell>
          <table:table-cell table:formula="of:=VALUE(TRIM(INDIRECT(ADDRESS(7;4;4))))" office:value-type="float" office:value="0.000354511481420766">
            <text:p>0.0003545115</text:p>
          </table:table-cell>
          <table:table-cell table:formula="of:=VALUE(TRIM(INDIRECT(ADDRESS(7;5;4))))" office:value-type="float" office:value="0.00000000865377275550243">
            <text:p>8.65377275550243E-009</text:p>
          </table:table-cell>
          <table:table-cell table:formula="of:=VALUE(TRIM(INDIRECT(ADDRESS(7;6;4))))" office:value-type="float" office:value="0.00000000271347111825076">
            <text:p>2.71347111825076E-009</text:p>
          </table:table-cell>
          <table:table-cell table:formula="of:=VALUE(TRIM(INDIRECT(ADDRESS(7;7;4))))" office:value-type="float" office:value="0.000000000293348229000082">
            <text:p>2.93348229000082E-010</text:p>
          </table:table-cell>
          <table:table-cell table:formula="of:=VALUE(TRIM(INDIRECT(ADDRESS(7;8;4))))" office:value-type="float" office:value="0.0000199740385124619">
            <text:p>0.000019974</text:p>
          </table:table-cell>
          <table:table-cell table:formula="of:=VALUE(TRIM(INDIRECT(ADDRESS(7;9;4))))" office:value-type="float" office:value="0.0000283826145487">
            <text:p>2.83826145487E-005</text:p>
          </table:table-cell>
          <table:table-cell table:formula="of:=VALUE(TRIM(INDIRECT(ADDRESS(7;10;4))))" office:value-type="float" office:value="0.00000000601363869450169">
            <text:p>0.000000006</text:p>
          </table:table-cell>
          <table:table-cell table:formula="of:=VALUE(TRIM(INDIRECT(ADDRESS(7;11;4))))" office:value-type="float" office:value="0.0000000767105618835215">
            <text:p>7.67105618835215E-008</text:p>
          </table:table-cell>
          <table:table-cell table:formula="of:=VALUE(TRIM(INDIRECT(ADDRESS(7;12;4))))" office:value-type="float" office:value="0.00000000572029046550161">
            <text:p>5.72029046550161E-009</text:p>
          </table:table-cell>
        </table:table-row>
        <table:table-row table:style-name="ro2">
          <table:table-cell/>
          <table:table-cell table:formula="of:=VALUE(TRIM(INDIRECT(ADDRESS(8;2;4))))" office:value-type="float" office:value="0.0000238730847193856">
            <text:p>2.38730847193856E-005</text:p>
          </table:table-cell>
          <table:table-cell table:formula="of:=VALUE(TRIM(INDIRECT(ADDRESS(8;3;4))))" office:value-type="float" office:value="0.0000241242207924506">
            <text:p>2.41242207924506E-005</text:p>
          </table:table-cell>
          <table:table-cell table:formula="of:=VALUE(TRIM(INDIRECT(ADDRESS(8;4;4))))" office:value-type="float" office:value="0.0000241130646152315">
            <text:p>2.41130646152315E-005</text:p>
          </table:table-cell>
          <table:table-cell table:formula="of:=VALUE(TRIM(INDIRECT(ADDRESS(8;5;4))))" office:value-type="float" office:value="0.0000241161998724546">
            <text:p>2.41161998724546E-005</text:p>
          </table:table-cell>
          <table:table-cell table:formula="of:=VALUE(TRIM(INDIRECT(ADDRESS(8;6;4))))" office:value-type="float" office:value="0.0000241145353819178">
            <text:p>2.41145353819178E-005</text:p>
          </table:table-cell>
          <table:table-cell table:formula="of:=VALUE(TRIM(INDIRECT(ADDRESS(8;7;4))))" office:value-type="float" office:value="0.0000241182571817924">
            <text:p>2.41182571817924E-005</text:p>
          </table:table-cell>
          <table:table-cell table:formula="of:=VALUE(TRIM(INDIRECT(ADDRESS(8;8;4))))" office:value-type="float" office:value="2.64278926735942">
            <text:p>2.6427892674</text:p>
          </table:table-cell>
          <table:table-cell table:formula="of:=VALUE(TRIM(INDIRECT(ADDRESS(8;9;4))))" office:value-type="float" office:value="0.0000520861527931146">
            <text:p>5.20861527931146E-005</text:p>
          </table:table-cell>
          <table:table-cell table:formula="of:=VALUE(TRIM(INDIRECT(ADDRESS(8;10;4))))" office:value-type="float" office:value="0.0000172210045309313">
            <text:p>0.000017221</text:p>
          </table:table-cell>
          <table:table-cell table:formula="of:=VALUE(TRIM(INDIRECT(ADDRESS(8;11;4))))" office:value-type="float" office:value="0.0000069047214932668">
            <text:p>6.9047214932668E-006</text:p>
          </table:table-cell>
          <table:table-cell table:formula="of:=VALUE(TRIM(INDIRECT(ADDRESS(8;12;4))))" office:value-type="float" office:value="0.0000241165685262454">
            <text:p>2.41165685262454E-005</text:p>
          </table:table-cell>
        </table:table-row>
        <table:table-row table:style-name="ro2">
          <table:table-cell/>
          <table:table-cell table:formula="of:=VALUE(TRIM(INDIRECT(ADDRESS(9;2;4))))" office:value-type="float" office:value="0.0094621346976343">
            <text:p>0.0094621347</text:p>
          </table:table-cell>
          <table:table-cell table:formula="of:=VALUE(TRIM(INDIRECT(ADDRESS(9;3;4))))" office:value-type="float" office:value="0.0042051294809805">
            <text:p>0.0042051295</text:p>
          </table:table-cell>
          <table:table-cell table:formula="of:=VALUE(TRIM(INDIRECT(ADDRESS(9;4;4))))" office:value-type="float" office:value="0.00232182115347841">
            <text:p>0.0023218212</text:p>
          </table:table-cell>
          <table:table-cell table:formula="of:=VALUE(TRIM(INDIRECT(ADDRESS(9;5;4))))" office:value-type="float" office:value="0.00198773229108313">
            <text:p>0.0019877323</text:p>
          </table:table-cell>
          <table:table-cell table:formula="of:=VALUE(TRIM(INDIRECT(ADDRESS(9;6;4))))" office:value-type="float" office:value="0.00000174417017518584">
            <text:p>1.74417017518584E-006</text:p>
          </table:table-cell>
          <table:table-cell table:formula="of:=VALUE(TRIM(INDIRECT(ADDRESS(9;7;4))))" office:value-type="float" office:value="0.00000369721400473583">
            <text:p>3.69721400473583E-006</text:p>
          </table:table-cell>
          <table:table-cell table:formula="of:=VALUE(TRIM(INDIRECT(ADDRESS(9;8;4))))" office:value-type="float" office:value="0.478378065252536">
            <text:p>0.4783780653</text:p>
          </table:table-cell>
          <table:table-cell table:formula="of:=VALUE(TRIM(INDIRECT(ADDRESS(9;9;4))))" office:value-type="float" office:value="0.10432009594811">
            <text:p>0.1043200959</text:p>
          </table:table-cell>
          <table:table-cell table:formula="of:=VALUE(TRIM(INDIRECT(ADDRESS(9;10;4))))" office:value-type="float" office:value="0.000521889344423508">
            <text:p>0.0005218893</text:p>
          </table:table-cell>
          <table:table-cell table:formula="of:=VALUE(TRIM(INDIRECT(ADDRESS(9;11;4))))" office:value-type="float" office:value="0.000000573412824245517">
            <text:p>5.73412824245517E-007</text:p>
          </table:table-cell>
          <table:table-cell table:formula="of:=VALUE(TRIM(INDIRECT(ADDRESS(9;12;4))))" office:value-type="float" office:value="0.00000260529710405589">
            <text:p>2.60529710405589E-006</text:p>
          </table:table-cell>
        </table:table-row>
        <table:table-row table:style-name="ro2">
          <table:table-cell/>
          <table:table-cell table:formula="of:=VALUE(TRIM(INDIRECT(ADDRESS(10;2;4))))" office:value-type="float" office:value="0.0118091037298461">
            <text:p>0.0118091037</text:p>
          </table:table-cell>
          <table:table-cell table:formula="of:=VALUE(TRIM(INDIRECT(ADDRESS(10;3;4))))" office:value-type="float" office:value="0.0318575165041892">
            <text:p>0.0318575165</text:p>
          </table:table-cell>
          <table:table-cell table:formula="of:=VALUE(TRIM(INDIRECT(ADDRESS(10;4;4))))" office:value-type="float" office:value="0.85998220410129">
            <text:p>0.8599822041</text:p>
          </table:table-cell>
          <table:table-cell table:formula="of:=VALUE(TRIM(INDIRECT(ADDRESS(10;5;4))))" office:value-type="float" office:value="0.00013581431570594">
            <text:p>0.0001358143</text:p>
          </table:table-cell>
          <table:table-cell table:formula="of:=VALUE(TRIM(INDIRECT(ADDRESS(10;6;4))))" office:value-type="float" office:value="0.000135237058411465">
            <text:p>0.0001352371</text:p>
          </table:table-cell>
          <table:table-cell table:formula="of:=VALUE(TRIM(INDIRECT(ADDRESS(10;7;4))))" office:value-type="float" office:value="0.000135236485088475">
            <text:p>0.0001352365</text:p>
          </table:table-cell>
          <table:table-cell table:formula="of:=VALUE(TRIM(INDIRECT(ADDRESS(10;8;4))))" office:value-type="float" office:value="6.61681888276165">
            <text:p>6.6168188828</text:p>
          </table:table-cell>
          <table:table-cell table:formula="of:=VALUE(TRIM(INDIRECT(ADDRESS(10;9;4))))" office:value-type="float" office:value="13.0514273699271">
            <text:p>13.0514273699</text:p>
          </table:table-cell>
          <table:table-cell table:formula="of:=VALUE(TRIM(INDIRECT(ADDRESS(10;10;4))))" office:value-type="float" office:value="0.000121092012697601">
            <text:p>0.000121092</text:p>
          </table:table-cell>
          <table:table-cell table:formula="of:=VALUE(TRIM(INDIRECT(ADDRESS(10;11;4))))" office:value-type="float" office:value="0.000154101085454182">
            <text:p>0.0001541011</text:p>
          </table:table-cell>
          <table:table-cell table:formula="of:=VALUE(TRIM(INDIRECT(ADDRESS(10;12;4))))" office:value-type="float" office:value="0.000135241725476138">
            <text:p>0.0001352417</text:p>
          </table:table-cell>
        </table:table-row>
        <table:table-row table:style-name="ro2">
          <table:table-cell/>
          <table:table-cell table:formula="of:=VALUE(TRIM(INDIRECT(ADDRESS(11;2;4))))" office:value-type="float" office:value="0.0802862102680908">
            <text:p>0.0802862103</text:p>
          </table:table-cell>
          <table:table-cell table:formula="of:=VALUE(TRIM(INDIRECT(ADDRESS(11;3;4))))" office:value-type="float" office:value="0.205312195498433">
            <text:p>0.2053121955</text:p>
          </table:table-cell>
          <table:table-cell table:formula="of:=VALUE(TRIM(INDIRECT(ADDRESS(11;4;4))))" office:value-type="float" office:value="0.11303498852366">
            <text:p>0.1130349885</text:p>
          </table:table-cell>
          <table:table-cell table:formula="of:=VALUE(TRIM(INDIRECT(ADDRESS(11;5;4))))" office:value-type="float" office:value="1.670305401999">
            <text:p>1.670305402</text:p>
          </table:table-cell>
          <table:table-cell table:formula="of:=VALUE(TRIM(INDIRECT(ADDRESS(11;6;4))))" office:value-type="float" office:value="0.0000000519218454779051">
            <text:p>5.19218454779051E-008</text:p>
          </table:table-cell>
          <table:table-cell table:formula="of:=VALUE(TRIM(INDIRECT(ADDRESS(11;7;4))))" office:value-type="float" office:value="0.000000157775946316547">
            <text:p>1.57775946316547E-007</text:p>
          </table:table-cell>
          <table:table-cell table:formula="of:=VALUE(TRIM(INDIRECT(ADDRESS(11;8;4))))" office:value-type="float" office:value="10.0499887955116">
            <text:p>10.0499887955</text:p>
          </table:table-cell>
          <table:table-cell table:formula="of:=VALUE(TRIM(INDIRECT(ADDRESS(11;9;4))))" office:value-type="float" office:value="1.13646021742071">
            <text:p>1.1364602174</text:p>
          </table:table-cell>
          <table:table-cell table:formula="of:=VALUE(TRIM(INDIRECT(ADDRESS(11;10;4))))" office:value-type="float" office:value="0.0247688128975396">
            <text:p>0.0247688129</text:p>
          </table:table-cell>
          <table:table-cell table:formula="of:=VALUE(TRIM(INDIRECT(ADDRESS(11;11;4))))" office:value-type="float" office:value="0.00850976801171874">
            <text:p>0.008509768</text:p>
          </table:table-cell>
          <table:table-cell table:formula="of:=VALUE(TRIM(INDIRECT(ADDRESS(11;12;4))))" office:value-type="float" office:value="0.000000358832021538744">
            <text:p>3.58832021538744E-007</text:p>
          </table:table-cell>
        </table:table-row>
        <table:table-row table:style-name="ro2">
          <table:table-cell/>
          <table:table-cell table:formula="of:=VALUE(TRIM(INDIRECT(ADDRESS(12;2;4))))" office:value-type="float" office:value="0.0280389032681793">
            <text:p>0.0280389033</text:p>
          </table:table-cell>
          <table:table-cell table:formula="of:=VALUE(TRIM(INDIRECT(ADDRESS(12;3;4))))" office:value-type="float" office:value="0.0000000465304888972113">
            <text:p>4.65304888972113E-008</text:p>
          </table:table-cell>
          <table:table-cell table:formula="of:=VALUE(TRIM(INDIRECT(ADDRESS(12;4;4))))" office:value-type="float" office:value="0.0000000298420602092704">
            <text:p>2.98420602092704E-008</text:p>
          </table:table-cell>
          <table:table-cell table:formula="of:=VALUE(TRIM(INDIRECT(ADDRESS(12;5;4))))" office:value-type="float" office:value="0.000000673668836364368">
            <text:p>6.73668836364368E-007</text:p>
          </table:table-cell>
          <table:table-cell table:formula="of:=VALUE(TRIM(INDIRECT(ADDRESS(12;6;4))))" office:value-type="float" office:value="0.0000000328589719617573">
            <text:p>3.28589719617573E-008</text:p>
          </table:table-cell>
          <table:table-cell table:formula="of:=VALUE(TRIM(INDIRECT(ADDRESS(12;7;4))))" office:value-type="float" office:value="0.00000000141318658398345">
            <text:p>1.41318658398345E-009</text:p>
          </table:table-cell>
          <table:table-cell table:formula="of:=VALUE(TRIM(INDIRECT(ADDRESS(12;8;4))))" office:value-type="float" office:value="9.30223720348053">
            <text:p>9.3022372035</text:p>
          </table:table-cell>
          <table:table-cell table:formula="of:=VALUE(TRIM(INDIRECT(ADDRESS(12;9;4))))" office:value-type="float" office:value="2.69293854151336">
            <text:p>2.6929385415</text:p>
          </table:table-cell>
          <table:table-cell table:formula="of:=VALUE(TRIM(INDIRECT(ADDRESS(12;10;4))))" office:value-type="float" office:value="0.00000000241338672930708">
            <text:p>2.41338672930708E-009</text:p>
          </table:table-cell>
          <table:table-cell table:formula="of:=VALUE(TRIM(INDIRECT(ADDRESS(12;11;4))))" office:value-type="float" office:value="0.000283488873496294">
            <text:p>0.0002834889</text:p>
          </table:table-cell>
          <table:table-cell table:formula="of:=VALUE(TRIM(INDIRECT(ADDRESS(12;12;4))))" office:value-type="float" office:value="0.0000000145690432024194">
            <text:p>1.45690432024194E-008</text:p>
          </table:table-cell>
        </table:table-row>
        <table:table-row table:style-name="ro2">
          <table:table-cell/>
          <table:table-cell table:formula="of:=VALUE(TRIM(INDIRECT(ADDRESS(13;2;4))))" office:value-type="float" office:value="0.0000000000491959623062915">
            <text:p>4.91959623062915E-011</text:p>
          </table:table-cell>
          <table:table-cell table:formula="of:=VALUE(TRIM(INDIRECT(ADDRESS(13;3;4))))" office:value-type="float" office:value="0.00000000669078374098867">
            <text:p>6.69078374098867E-009</text:p>
          </table:table-cell>
          <table:table-cell table:formula="of:=VALUE(TRIM(INDIRECT(ADDRESS(13;4;4))))" office:value-type="float" office:value="0.00000000208428949619055">
            <text:p>2.08428949619055E-009</text:p>
          </table:table-cell>
          <table:table-cell table:formula="of:=VALUE(TRIM(INDIRECT(ADDRESS(13;5;4))))" office:value-type="float" office:value="0.0000000253773241134237">
            <text:p>2.53773241134237E-008</text:p>
          </table:table-cell>
          <table:table-cell table:formula="of:=VALUE(TRIM(INDIRECT(ADDRESS(13;6;4))))" office:value-type="float" office:value="0.00000000636439971036772">
            <text:p>6.36439971036772E-009</text:p>
          </table:table-cell>
          <table:table-cell table:formula="of:=VALUE(TRIM(INDIRECT(ADDRESS(13;7;4))))" office:value-type="float" office:value="0.00000000709903986889784">
            <text:p>7.09903986889784E-009</text:p>
          </table:table-cell>
          <table:table-cell table:formula="of:=VALUE(TRIM(INDIRECT(ADDRESS(13;8;4))))" office:value-type="float" office:value="0.999999999746203">
            <text:p>0.9999999997</text:p>
          </table:table-cell>
          <table:table-cell table:formula="of:=VALUE(TRIM(INDIRECT(ADDRESS(13;9;4))))" office:value-type="float" office:value="0.0000000000231913022478828">
            <text:p>2.31913022478828E-011</text:p>
          </table:table-cell>
          <table:table-cell table:formula="of:=VALUE(TRIM(INDIRECT(ADDRESS(13;10;4))))" office:value-type="float" office:value="0.0000000000231913022478828">
            <text:p>2.31913022478828E-011</text:p>
          </table:table-cell>
          <table:table-cell table:formula="of:=VALUE(TRIM(INDIRECT(ADDRESS(13;11;4))))" office:value-type="float" office:value="0.0000000000231913022478828">
            <text:p>2.31913022478828E-011</text:p>
          </table:table-cell>
          <table:table-cell table:formula="of:=VALUE(TRIM(INDIRECT(ADDRESS(13;12;4))))" office:value-type="float" office:value="0.0000000000231913022478828">
            <text:p>2.31913022478828E-011</text:p>
          </table:table-cell>
        </table:table-row>
        <table:table-row table:style-name="ro2">
          <table:table-cell/>
          <table:table-cell table:formula="of:=VALUE(TRIM(INDIRECT(ADDRESS(14;2;4))))" office:value-type="float" office:value="0.0171080662625627">
            <text:p>0.0171080663</text:p>
          </table:table-cell>
          <table:table-cell table:formula="of:=VALUE(TRIM(INDIRECT(ADDRESS(14;3;4))))" office:value-type="float" office:value="0.85031329504581">
            <text:p>0.850313295</text:p>
          </table:table-cell>
          <table:table-cell table:formula="of:=VALUE(TRIM(INDIRECT(ADDRESS(14;4;4))))" office:value-type="float" office:value="0.776016154886132">
            <text:p>0.7760161549</text:p>
          </table:table-cell>
          <table:table-cell table:formula="of:=VALUE(TRIM(INDIRECT(ADDRESS(14;5;4))))" office:value-type="float" office:value="0.619994053212793">
            <text:p>0.6199940532</text:p>
          </table:table-cell>
          <table:table-cell table:formula="of:=VALUE(TRIM(INDIRECT(ADDRESS(14;6;4))))" office:value-type="float" office:value="0.000529554870974694">
            <text:p>0.0005295549</text:p>
          </table:table-cell>
          <table:table-cell table:formula="of:=VALUE(TRIM(INDIRECT(ADDRESS(14;7;4))))" office:value-type="float" office:value="0.000234253927750483">
            <text:p>0.0002342539</text:p>
          </table:table-cell>
          <table:table-cell table:formula="of:=VALUE(TRIM(INDIRECT(ADDRESS(14;8;4))))" office:value-type="float" office:value="3.47187164094106">
            <text:p>3.4718716409</text:p>
          </table:table-cell>
          <table:table-cell table:formula="of:=VALUE(TRIM(INDIRECT(ADDRESS(14;9;4))))" office:value-type="float" office:value="1.13660495229904">
            <text:p>1.1366049523</text:p>
          </table:table-cell>
          <table:table-cell table:formula="of:=VALUE(TRIM(INDIRECT(ADDRESS(14;10;4))))" office:value-type="float" office:value="0.000222569048397872">
            <text:p>0.000222569</text:p>
          </table:table-cell>
          <table:table-cell table:formula="of:=VALUE(TRIM(INDIRECT(ADDRESS(14;11;4))))" office:value-type="float" office:value="0.000249020337858363">
            <text:p>0.0002490203</text:p>
          </table:table-cell>
          <table:table-cell table:formula="of:=VALUE(TRIM(INDIRECT(ADDRESS(14;12;4))))" office:value-type="float" office:value="0.000234256301390755">
            <text:p>0.0002342563</text:p>
          </table:table-cell>
        </table:table-row>
        <table:table-row table:style-name="ro2">
          <table:table-cell/>
          <table:table-cell table:formula="of:=VALUE(TRIM(INDIRECT(ADDRESS(15;2;4))))" office:value-type="float" office:value="0.117290192061908">
            <text:p>0.1172901921</text:p>
          </table:table-cell>
          <table:table-cell table:formula="of:=VALUE(TRIM(INDIRECT(ADDRESS(15;3;4))))" office:value-type="float" office:value="0.60999092813135">
            <text:p>0.6099909281</text:p>
          </table:table-cell>
          <table:table-cell table:formula="of:=VALUE(TRIM(INDIRECT(ADDRESS(15;4;4))))" office:value-type="float" office:value="0.171726478649386">
            <text:p>0.1717264786</text:p>
          </table:table-cell>
          <table:table-cell table:formula="of:=VALUE(TRIM(INDIRECT(ADDRESS(15;5;4))))" office:value-type="float" office:value="0.77847562017919">
            <text:p>0.7784756202</text:p>
          </table:table-cell>
          <table:table-cell table:formula="of:=VALUE(TRIM(INDIRECT(ADDRESS(15;6;4))))" office:value-type="float" office:value="0.00269157039207256">
            <text:p>0.0026915704</text:p>
          </table:table-cell>
          <table:table-cell table:formula="of:=VALUE(TRIM(INDIRECT(ADDRESS(15;7;4))))" office:value-type="float" office:value="0.00000308255727586707">
            <text:p>3.08255727586707E-006</text:p>
          </table:table-cell>
          <table:table-cell table:formula="of:=VALUE(TRIM(INDIRECT(ADDRESS(15;8;4))))" office:value-type="float" office:value="10.0500739704545">
            <text:p>10.0500739705</text:p>
          </table:table-cell>
          <table:table-cell table:formula="of:=VALUE(TRIM(INDIRECT(ADDRESS(15;9;4))))" office:value-type="float" office:value="5.09058533666727">
            <text:p>5.0905853367</text:p>
          </table:table-cell>
          <table:table-cell table:formula="of:=VALUE(TRIM(INDIRECT(ADDRESS(15;10;4))))" office:value-type="float" office:value="0.0263896127278997">
            <text:p>0.0263896127</text:p>
          </table:table-cell>
          <table:table-cell table:formula="of:=VALUE(TRIM(INDIRECT(ADDRESS(15;11;4))))" office:value-type="float" office:value="0.0168246243900494">
            <text:p>0.0168246244</text:p>
          </table:table-cell>
          <table:table-cell table:formula="of:=VALUE(TRIM(INDIRECT(ADDRESS(15;12;4))))" office:value-type="float" office:value="0.0000138406488625327">
            <text:p>1.38406488625327E-005</text:p>
          </table:table-cell>
        </table:table-row>
        <table:table-row table:style-name="ro2">
          <table:table-cell/>
          <table:table-cell table:formula="of:=VALUE(TRIM(INDIRECT(ADDRESS(16;2;4))))" office:value-type="float" office:value="0.0000594901583479652">
            <text:p>5.94901583479652E-005</text:p>
          </table:table-cell>
          <table:table-cell table:formula="of:=VALUE(TRIM(INDIRECT(ADDRESS(16;3;4))))" office:value-type="float" office:value="1.19815812135219">
            <text:p>1.1981581214</text:p>
          </table:table-cell>
          <table:table-cell table:formula="of:=VALUE(TRIM(INDIRECT(ADDRESS(16;4;4))))" office:value-type="float" office:value="0.420091337159569">
            <text:p>0.4200913372</text:p>
          </table:table-cell>
          <table:table-cell table:formula="of:=VALUE(TRIM(INDIRECT(ADDRESS(16;5;4))))" office:value-type="float" office:value="0.398714850624841">
            <text:p>0.3987148506</text:p>
          </table:table-cell>
          <table:table-cell table:formula="of:=VALUE(TRIM(INDIRECT(ADDRESS(16;6;4))))" office:value-type="float" office:value="0.00516370152834889">
            <text:p>0.0051637015</text:p>
          </table:table-cell>
          <table:table-cell table:formula="of:=VALUE(TRIM(INDIRECT(ADDRESS(16;7;4))))" office:value-type="float" office:value="0.0000000370532493775219">
            <text:p>3.70532493775219E-008</text:p>
          </table:table-cell>
          <table:table-cell table:formula="of:=VALUE(TRIM(INDIRECT(ADDRESS(16;8;4))))" office:value-type="float" office:value="6.26624579278375">
            <text:p>6.2662457928</text:p>
          </table:table-cell>
          <table:table-cell table:formula="of:=VALUE(TRIM(INDIRECT(ADDRESS(16;9;4))))" office:value-type="float" office:value="3.47125309052628">
            <text:p>3.4712530905</text:p>
          </table:table-cell>
          <table:table-cell table:formula="of:=VALUE(TRIM(INDIRECT(ADDRESS(16;10;4))))" office:value-type="float" office:value="0.000000263357874031392">
            <text:p>2.63357874031392E-007</text:p>
          </table:table-cell>
          <table:table-cell table:formula="of:=VALUE(TRIM(INDIRECT(ADDRESS(16;11;4))))" office:value-type="float" office:value="0.000376760130835985">
            <text:p>0.0003767601</text:p>
          </table:table-cell>
          <table:table-cell table:formula="of:=VALUE(TRIM(INDIRECT(ADDRESS(16;12;4))))" office:value-type="float" office:value="0.000000209618318565018">
            <text:p>2.09618318565018E-007</text:p>
          </table:table-cell>
        </table:table-row>
        <table:table-row table:style-name="ro2">
          <table:table-cell/>
          <table:table-cell table:formula="of:=VALUE(TRIM(INDIRECT(ADDRESS(17;2;4))))" office:value-type="float" office:value="0.000000000146091920941474">
            <text:p>1.46091920941474E-010</text:p>
          </table:table-cell>
          <table:table-cell table:formula="of:=VALUE(TRIM(INDIRECT(ADDRESS(17;3;4))))" office:value-type="float" office:value="0.0000000144727776866003">
            <text:p>1.44727776866003E-008</text:p>
          </table:table-cell>
          <table:table-cell table:formula="of:=VALUE(TRIM(INDIRECT(ADDRESS(17;4;4))))" office:value-type="float" office:value="0.00000000135130687722972">
            <text:p>1.35130687722972E-009</text:p>
          </table:table-cell>
          <table:table-cell table:formula="of:=VALUE(TRIM(INDIRECT(ADDRESS(17;5;4))))" office:value-type="float" office:value="0.176975706946927">
            <text:p>0.1769757069</text:p>
          </table:table-cell>
          <table:table-cell table:formula="of:=VALUE(TRIM(INDIRECT(ADDRESS(17;6;4))))" office:value-type="float" office:value="0.000000820299614088476">
            <text:p>8.20299614088476E-007</text:p>
          </table:table-cell>
          <table:table-cell table:formula="of:=VALUE(TRIM(INDIRECT(ADDRESS(17;7;4))))" office:value-type="float" office:value="0.0000000274088470688749">
            <text:p>2.74088470688749E-008</text:p>
          </table:table-cell>
          <table:table-cell table:formula="of:=VALUE(TRIM(INDIRECT(ADDRESS(17;8;4))))" office:value-type="float" office:value="0.999999999942984">
            <text:p>0.9999999999</text:p>
          </table:table-cell>
          <table:table-cell table:formula="of:=VALUE(TRIM(INDIRECT(ADDRESS(17;9;4))))" office:value-type="float" office:value="0.0000000000468141047498185">
            <text:p>4.68141047498185E-011</text:p>
          </table:table-cell>
          <table:table-cell table:formula="of:=VALUE(TRIM(INDIRECT(ADDRESS(17;10;4))))" office:value-type="float" office:value="0.0000000000468141047498185">
            <text:p>4.68141047498185E-011</text:p>
          </table:table-cell>
          <table:table-cell table:formula="of:=VALUE(TRIM(INDIRECT(ADDRESS(17;11;4))))" office:value-type="float" office:value="0.000000000274477310396318">
            <text:p>2.74477310396318E-010</text:p>
          </table:table-cell>
          <table:table-cell table:formula="of:=VALUE(TRIM(INDIRECT(ADDRESS(17;12;4))))" office:value-type="float" office:value="0.0000000000468141047498185">
            <text:p>4.68141047498185E-011</text:p>
          </table:table-cell>
        </table:table-row>
        <table:table-row table:style-name="ro2">
          <table:table-cell/>
          <table:table-cell table:formula="of:=VALUE(TRIM(INDIRECT(ADDRESS(18;2;4))))" office:value-type="float" office:value="0.0090808202566053">
            <text:p>0.0090808203</text:p>
          </table:table-cell>
          <table:table-cell table:formula="of:=VALUE(TRIM(INDIRECT(ADDRESS(18;3;4))))" office:value-type="float" office:value="0.580311148932423">
            <text:p>0.5803111489</text:p>
          </table:table-cell>
          <table:table-cell table:formula="of:=VALUE(TRIM(INDIRECT(ADDRESS(18;4;4))))" office:value-type="float" office:value="0.770765305790302">
            <text:p>0.7707653058</text:p>
          </table:table-cell>
          <table:table-cell table:formula="of:=VALUE(TRIM(INDIRECT(ADDRESS(18;5;4))))" office:value-type="float" office:value="1.0055732921124">
            <text:p>1.0055732921</text:p>
          </table:table-cell>
          <table:table-cell table:formula="of:=VALUE(TRIM(INDIRECT(ADDRESS(18;6;4))))" office:value-type="float" office:value="1.43212058405767">
            <text:p>1.4321205841</text:p>
          </table:table-cell>
          <table:table-cell table:formula="of:=VALUE(TRIM(INDIRECT(ADDRESS(18;7;4))))" office:value-type="float" office:value="0.0859243338153953">
            <text:p>0.0859243338</text:p>
          </table:table-cell>
          <table:table-cell table:formula="of:=VALUE(TRIM(INDIRECT(ADDRESS(18;8;4))))" office:value-type="float" office:value="5.46585350438395">
            <text:p>5.4658535044</text:p>
          </table:table-cell>
          <table:table-cell table:formula="of:=VALUE(TRIM(INDIRECT(ADDRESS(18;9;4))))" office:value-type="float" office:value="11.2721977270524">
            <text:p>11.2721977271</text:p>
          </table:table-cell>
          <table:table-cell table:formula="of:=VALUE(TRIM(INDIRECT(ADDRESS(18;10;4))))" office:value-type="float" office:value="0.000404815672592894">
            <text:p>0.0004048157</text:p>
          </table:table-cell>
          <table:table-cell table:formula="of:=VALUE(TRIM(INDIRECT(ADDRESS(18;11;4))))" office:value-type="float" office:value="0.000420218082343855">
            <text:p>0.0004202181</text:p>
          </table:table-cell>
          <table:table-cell table:formula="of:=VALUE(TRIM(INDIRECT(ADDRESS(18;12;4))))" office:value-type="float" office:value="0.000434864188556773">
            <text:p>0.0004348642</text:p>
          </table:table-cell>
        </table:table-row>
        <table:table-row table:style-name="ro2">
          <table:table-cell/>
          <table:table-cell table:formula="of:=VALUE(TRIM(INDIRECT(ADDRESS(19;2;4))))" office:value-type="float" office:value="0.255560712481255">
            <text:p>0.2555607125</text:p>
          </table:table-cell>
          <table:table-cell table:formula="of:=VALUE(TRIM(INDIRECT(ADDRESS(19;3;4))))" office:value-type="float" office:value="1.67560700789575">
            <text:p>1.6756070079</text:p>
          </table:table-cell>
          <table:table-cell table:formula="of:=VALUE(TRIM(INDIRECT(ADDRESS(19;4;4))))" office:value-type="float" office:value="0.397701925010724">
            <text:p>0.397701925</text:p>
          </table:table-cell>
          <table:table-cell table:formula="of:=VALUE(TRIM(INDIRECT(ADDRESS(19;5;4))))" office:value-type="float" office:value="0.332491827779994">
            <text:p>0.3324918278</text:p>
          </table:table-cell>
          <table:table-cell table:formula="of:=VALUE(TRIM(INDIRECT(ADDRESS(19;6;4))))" office:value-type="float" office:value="0.920585536949859">
            <text:p>0.9205855369</text:p>
          </table:table-cell>
          <table:table-cell table:formula="of:=VALUE(TRIM(INDIRECT(ADDRESS(19;7;4))))" office:value-type="float" office:value="0.40276604205653">
            <text:p>0.4027660421</text:p>
          </table:table-cell>
          <table:table-cell table:formula="of:=VALUE(TRIM(INDIRECT(ADDRESS(19;8;4))))" office:value-type="float" office:value="10.0474748917995">
            <text:p>10.0474748918</text:p>
          </table:table-cell>
          <table:table-cell table:formula="of:=VALUE(TRIM(INDIRECT(ADDRESS(19;9;4))))" office:value-type="float" office:value="8.04613516687328">
            <text:p>8.0461351669</text:p>
          </table:table-cell>
          <table:table-cell table:formula="of:=VALUE(TRIM(INDIRECT(ADDRESS(19;10;4))))" office:value-type="float" office:value="0.0145018849517557">
            <text:p>0.014501885</text:p>
          </table:table-cell>
          <table:table-cell table:formula="of:=VALUE(TRIM(INDIRECT(ADDRESS(19;11;4))))" office:value-type="float" office:value="0.00173494169872795">
            <text:p>0.0017349417</text:p>
          </table:table-cell>
          <table:table-cell table:formula="of:=VALUE(TRIM(INDIRECT(ADDRESS(19;12;4))))" office:value-type="float" office:value="0.0858502139294581">
            <text:p>0.0858502139</text:p>
          </table:table-cell>
        </table:table-row>
        <table:table-row table:style-name="ro2">
          <table:table-cell/>
          <table:table-cell table:formula="of:=VALUE(TRIM(INDIRECT(ADDRESS(20;2;4))))" office:value-type="float" office:value="0.000023141531176328">
            <text:p>2.3141531176328E-005</text:p>
          </table:table-cell>
          <table:table-cell table:formula="of:=VALUE(TRIM(INDIRECT(ADDRESS(20;3;4))))" office:value-type="float" office:value="0.487607153779933">
            <text:p>0.4876071538</text:p>
          </table:table-cell>
          <table:table-cell table:formula="of:=VALUE(TRIM(INDIRECT(ADDRESS(20;4;4))))" office:value-type="float" office:value="0.00696041608749675">
            <text:p>0.0069604161</text:p>
          </table:table-cell>
          <table:table-cell table:formula="of:=VALUE(TRIM(INDIRECT(ADDRESS(20;5;4))))" office:value-type="float" office:value="0.204731488696852">
            <text:p>0.2047314887</text:p>
          </table:table-cell>
          <table:table-cell table:formula="of:=VALUE(TRIM(INDIRECT(ADDRESS(20;6;4))))" office:value-type="float" office:value="1.16671374523922">
            <text:p>1.1667137452</text:p>
          </table:table-cell>
          <table:table-cell table:formula="of:=VALUE(TRIM(INDIRECT(ADDRESS(20;7;4))))" office:value-type="float" office:value="0.127262802974547">
            <text:p>0.127262803</text:p>
          </table:table-cell>
          <table:table-cell table:formula="of:=VALUE(TRIM(INDIRECT(ADDRESS(20;8;4))))" office:value-type="float" office:value="2.59934685956721">
            <text:p>2.5993468596</text:p>
          </table:table-cell>
          <table:table-cell table:formula="of:=VALUE(TRIM(INDIRECT(ADDRESS(20;9;4))))" office:value-type="float" office:value="0.00447131495316172">
            <text:p>0.004471315</text:p>
          </table:table-cell>
          <table:table-cell table:formula="of:=VALUE(TRIM(INDIRECT(ADDRESS(20;10;4))))" office:value-type="float" office:value="0.000013992482108282">
            <text:p>1.3992482108282E-005</text:p>
          </table:table-cell>
          <table:table-cell table:formula="of:=VALUE(TRIM(INDIRECT(ADDRESS(20;11;4))))" office:value-type="float" office:value="0.00248100518771543">
            <text:p>0.0024810052</text:p>
          </table:table-cell>
          <table:table-cell table:formula="of:=VALUE(TRIM(INDIRECT(ADDRESS(20;12;4))))" office:value-type="float" office:value="0.00000420099563591233">
            <text:p>0.000004201</text:p>
          </table:table-cell>
        </table:table-row>
        <table:table-row table:style-name="ro2">
          <table:table-cell/>
          <table:table-cell table:formula="of:=VALUE(TRIM(INDIRECT(ADDRESS(21;2;4))))" office:value-type="float" office:value="0.00000000068380407346585">
            <text:p>6.8380407346585E-010</text:p>
          </table:table-cell>
          <table:table-cell table:formula="of:=VALUE(TRIM(INDIRECT(ADDRESS(21;3;4))))" office:value-type="float" office:value="0.0000000000898375034691348">
            <text:p>8.98375034691348E-011</text:p>
          </table:table-cell>
          <table:table-cell table:formula="of:=VALUE(TRIM(INDIRECT(ADDRESS(21;4;4))))" office:value-type="float" office:value="0.0000000057107793655593">
            <text:p>5.7107793655593E-009</text:p>
          </table:table-cell>
          <table:table-cell table:formula="of:=VALUE(TRIM(INDIRECT(ADDRESS(21;5;4))))" office:value-type="float" office:value="0.10790895869901">
            <text:p>0.1079089587</text:p>
          </table:table-cell>
          <table:table-cell table:formula="of:=VALUE(TRIM(INDIRECT(ADDRESS(21;6;4))))" office:value-type="float" office:value="0.0000172253865793419">
            <text:p>1.72253865793419E-005</text:p>
          </table:table-cell>
          <table:table-cell table:formula="of:=VALUE(TRIM(INDIRECT(ADDRESS(21;7;4))))" office:value-type="float" office:value="0.00479508469320736">
            <text:p>0.0047950847</text:p>
          </table:table-cell>
          <table:table-cell table:formula="of:=VALUE(TRIM(INDIRECT(ADDRESS(21;8;4))))" office:value-type="float" office:value="1.00000000116211">
            <text:p>1.0000000012</text:p>
          </table:table-cell>
          <table:table-cell table:formula="of:=VALUE(TRIM(INDIRECT(ADDRESS(21;9;4))))" office:value-type="float" office:value="0.0000000000898375034691348">
            <text:p>8.98375034691348E-011</text:p>
          </table:table-cell>
          <table:table-cell table:formula="of:=VALUE(TRIM(INDIRECT(ADDRESS(21;10;4))))" office:value-type="float" office:value="0.0000000000898375034691348">
            <text:p>8.98375034691348E-011</text:p>
          </table:table-cell>
          <table:table-cell table:formula="of:=VALUE(TRIM(INDIRECT(ADDRESS(21;11;4))))" office:value-type="float" office:value="0.0000000000898375034691348">
            <text:p>8.98375034691348E-011</text:p>
          </table:table-cell>
          <table:table-cell table:formula="of:=VALUE(TRIM(INDIRECT(ADDRESS(21;12;4))))" office:value-type="float" office:value="0.0000000000898375034691348">
            <text:p>8.98375034691348E-011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formula="of:=RANK(INDIRECT(ADDRESS(23;2;4));INDIRECT(ADDRESS(23;2;4)):INDIRECT(ADDRESS(23;12;4));1)" office:value-type="float" office:value="2">
            <text:p>2</text:p>
          </table:table-cell>
          <table:table-cell table:formula="of:=RANK(INDIRECT(ADDRESS(23;3;4));INDIRECT(ADDRESS(23;2;4)):INDIRECT(ADDRESS(23;12;4));1)" office:value-type="float" office:value="8">
            <text:p>8</text:p>
          </table:table-cell>
          <table:table-cell table:formula="of:=RANK(INDIRECT(ADDRESS(23;4;4));INDIRECT(ADDRESS(23;2;4)):INDIRECT(ADDRESS(23;12;4));1)" office:value-type="float" office:value="7">
            <text:p>7</text:p>
          </table:table-cell>
          <table:table-cell table:formula="of:=RANK(INDIRECT(ADDRESS(23;5;4));INDIRECT(ADDRESS(23;2;4)):INDIRECT(ADDRESS(23;12;4));1)" office:value-type="float" office:value="6">
            <text:p>6</text:p>
          </table:table-cell>
          <table:table-cell table:formula="of:=RANK(INDIRECT(ADDRESS(23;6;4));INDIRECT(ADDRESS(23;2;4)):INDIRECT(ADDRESS(23;12;4));1)" office:value-type="float" office:value="5">
            <text:p>5</text:p>
          </table:table-cell>
          <table:table-cell table:formula="of:=RANK(INDIRECT(ADDRESS(23;7;4));INDIRECT(ADDRESS(23;2;4)):INDIRECT(ADDRESS(23;12;4));1)" office:value-type="float" office:value="3">
            <text:p>3</text:p>
          </table:table-cell>
          <table:table-cell table:formula="of:=RANK(INDIRECT(ADDRESS(23;8;4));INDIRECT(ADDRESS(23;2;4)):INDIRECT(ADDRESS(23;12;4));1)" office:value-type="float" office:value="11">
            <text:p>11</text:p>
          </table:table-cell>
          <table:table-cell table:formula="of:=RANK(INDIRECT(ADDRESS(23;9;4));INDIRECT(ADDRESS(23;2;4)):INDIRECT(ADDRESS(23;12;4));1)" office:value-type="float" office:value="10">
            <text:p>10</text:p>
          </table:table-cell>
          <table:table-cell table:formula="of:=RANK(INDIRECT(ADDRESS(23;10;4));INDIRECT(ADDRESS(23;2;4)):INDIRECT(ADDRESS(23;12;4));1)" office:value-type="float" office:value="1">
            <text:p>1</text:p>
          </table:table-cell>
          <table:table-cell table:formula="of:=RANK(INDIRECT(ADDRESS(23;11;4));INDIRECT(ADDRESS(23;2;4)):INDIRECT(ADDRESS(23;12;4));1)" office:value-type="float" office:value="9">
            <text:p>9</text:p>
          </table:table-cell>
          <table:table-cell table:formula="of:=RANK(INDIRECT(ADDRESS(23;12;4));INDIRECT(ADDRESS(23;2;4)):INDIRECT(ADDRESS(23;12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24;2;4));INDIRECT(ADDRESS(24;2;4)):INDIRECT(ADDRESS(24;12;4));1)" office:value-type="float" office:value="6">
            <text:p>6</text:p>
          </table:table-cell>
          <table:table-cell table:formula="of:=RANK(INDIRECT(ADDRESS(24;3;4));INDIRECT(ADDRESS(24;2;4)):INDIRECT(ADDRESS(24;12;4));1)" office:value-type="float" office:value="8">
            <text:p>8</text:p>
          </table:table-cell>
          <table:table-cell table:formula="of:=RANK(INDIRECT(ADDRESS(24;4;4));INDIRECT(ADDRESS(24;2;4)):INDIRECT(ADDRESS(24;12;4));1)" office:value-type="float" office:value="9">
            <text:p>9</text:p>
          </table:table-cell>
          <table:table-cell table:formula="of:=RANK(INDIRECT(ADDRESS(24;5;4));INDIRECT(ADDRESS(24;2;4)):INDIRECT(ADDRESS(24;12;4));1)" office:value-type="float" office:value="1">
            <text:p>1</text:p>
          </table:table-cell>
          <table:table-cell table:formula="of:=RANK(INDIRECT(ADDRESS(24;6;4));INDIRECT(ADDRESS(24;2;4)):INDIRECT(ADDRESS(24;12;4));1)" office:value-type="float" office:value="2">
            <text:p>2</text:p>
          </table:table-cell>
          <table:table-cell table:formula="of:=RANK(INDIRECT(ADDRESS(24;7;4));INDIRECT(ADDRESS(24;2;4)):INDIRECT(ADDRESS(24;12;4));1)" office:value-type="float" office:value="3">
            <text:p>3</text:p>
          </table:table-cell>
          <table:table-cell table:formula="of:=RANK(INDIRECT(ADDRESS(24;8;4));INDIRECT(ADDRESS(24;2;4)):INDIRECT(ADDRESS(24;12;4));1)" office:value-type="float" office:value="11">
            <text:p>11</text:p>
          </table:table-cell>
          <table:table-cell table:formula="of:=RANK(INDIRECT(ADDRESS(24;9;4));INDIRECT(ADDRESS(24;2;4)):INDIRECT(ADDRESS(24;12;4));1)" office:value-type="float" office:value="10">
            <text:p>10</text:p>
          </table:table-cell>
          <table:table-cell table:formula="of:=RANK(INDIRECT(ADDRESS(24;10;4));INDIRECT(ADDRESS(24;2;4)):INDIRECT(ADDRESS(24;12;4));1)" office:value-type="float" office:value="7">
            <text:p>7</text:p>
          </table:table-cell>
          <table:table-cell table:formula="of:=RANK(INDIRECT(ADDRESS(24;11;4));INDIRECT(ADDRESS(24;2;4)):INDIRECT(ADDRESS(24;12;4));1)" office:value-type="float" office:value="5">
            <text:p>5</text:p>
          </table:table-cell>
          <table:table-cell table:formula="of:=RANK(INDIRECT(ADDRESS(24;12;4));INDIRECT(ADDRESS(24;2;4)):INDIRECT(ADDRESS(24;12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25;2;4));INDIRECT(ADDRESS(25;2;4)):INDIRECT(ADDRESS(25;12;4));1)" office:value-type="float" office:value="8">
            <text:p>8</text:p>
          </table:table-cell>
          <table:table-cell table:formula="of:=RANK(INDIRECT(ADDRESS(25;3;4));INDIRECT(ADDRESS(25;2;4)):INDIRECT(ADDRESS(25;12;4));1)" office:value-type="float" office:value="6">
            <text:p>6</text:p>
          </table:table-cell>
          <table:table-cell table:formula="of:=RANK(INDIRECT(ADDRESS(25;4;4));INDIRECT(ADDRESS(25;2;4)):INDIRECT(ADDRESS(25;12;4));1)" office:value-type="float" office:value="7">
            <text:p>7</text:p>
          </table:table-cell>
          <table:table-cell table:formula="of:=RANK(INDIRECT(ADDRESS(25;5;4));INDIRECT(ADDRESS(25;2;4)):INDIRECT(ADDRESS(25;12;4));1)" office:value-type="float" office:value="2">
            <text:p>2</text:p>
          </table:table-cell>
          <table:table-cell table:formula="of:=RANK(INDIRECT(ADDRESS(25;6;4));INDIRECT(ADDRESS(25;2;4)):INDIRECT(ADDRESS(25;12;4));1)" office:value-type="float" office:value="5">
            <text:p>5</text:p>
          </table:table-cell>
          <table:table-cell table:formula="of:=RANK(INDIRECT(ADDRESS(25;7;4));INDIRECT(ADDRESS(25;2;4)):INDIRECT(ADDRESS(25;12;4));1)" office:value-type="float" office:value="3">
            <text:p>3</text:p>
          </table:table-cell>
          <table:table-cell table:formula="of:=RANK(INDIRECT(ADDRESS(25;8;4));INDIRECT(ADDRESS(25;2;4)):INDIRECT(ADDRESS(25;12;4));1)" office:value-type="float" office:value="11">
            <text:p>11</text:p>
          </table:table-cell>
          <table:table-cell table:formula="of:=RANK(INDIRECT(ADDRESS(25;9;4));INDIRECT(ADDRESS(25;2;4)):INDIRECT(ADDRESS(25;12;4));1)" office:value-type="float" office:value="10">
            <text:p>10</text:p>
          </table:table-cell>
          <table:table-cell table:formula="of:=RANK(INDIRECT(ADDRESS(25;10;4));INDIRECT(ADDRESS(25;2;4)):INDIRECT(ADDRESS(25;12;4));1)" office:value-type="float" office:value="4">
            <text:p>4</text:p>
          </table:table-cell>
          <table:table-cell table:formula="of:=RANK(INDIRECT(ADDRESS(25;11;4));INDIRECT(ADDRESS(25;2;4)):INDIRECT(ADDRESS(25;12;4));1)" office:value-type="float" office:value="9">
            <text:p>9</text:p>
          </table:table-cell>
          <table:table-cell table:formula="of:=RANK(INDIRECT(ADDRESS(25;12;4));INDIRECT(ADDRESS(25;2;4)):INDIRECT(ADDRESS(25;12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26;2;4));INDIRECT(ADDRESS(26;2;4)):INDIRECT(ADDRESS(26;12;4));1)" office:value-type="float" office:value="1">
            <text:p>1</text:p>
          </table:table-cell>
          <table:table-cell table:formula="of:=RANK(INDIRECT(ADDRESS(26;3;4));INDIRECT(ADDRESS(26;2;4)):INDIRECT(ADDRESS(26;12;4));1)" office:value-type="float" office:value="1">
            <text:p>1</text:p>
          </table:table-cell>
          <table:table-cell table:formula="of:=RANK(INDIRECT(ADDRESS(26;4;4));INDIRECT(ADDRESS(26;2;4)):INDIRECT(ADDRESS(26;12;4));1)" office:value-type="float" office:value="6">
            <text:p>6</text:p>
          </table:table-cell>
          <table:table-cell table:formula="of:=RANK(INDIRECT(ADDRESS(26;5;4));INDIRECT(ADDRESS(26;2;4)):INDIRECT(ADDRESS(26;12;4));1)" office:value-type="float" office:value="9">
            <text:p>9</text:p>
          </table:table-cell>
          <table:table-cell table:formula="of:=RANK(INDIRECT(ADDRESS(26;6;4));INDIRECT(ADDRESS(26;2;4)):INDIRECT(ADDRESS(26;12;4));1)" office:value-type="float" office:value="8">
            <text:p>8</text:p>
          </table:table-cell>
          <table:table-cell table:formula="of:=RANK(INDIRECT(ADDRESS(26;7;4));INDIRECT(ADDRESS(26;2;4)):INDIRECT(ADDRESS(26;12;4));1)" office:value-type="float" office:value="7">
            <text:p>7</text:p>
          </table:table-cell>
          <table:table-cell table:formula="of:=RANK(INDIRECT(ADDRESS(26;8;4));INDIRECT(ADDRESS(26;2;4)):INDIRECT(ADDRESS(26;12;4));1)" office:value-type="float" office:value="11">
            <text:p>11</text:p>
          </table:table-cell>
          <table:table-cell table:formula="of:=RANK(INDIRECT(ADDRESS(26;9;4));INDIRECT(ADDRESS(26;2;4)):INDIRECT(ADDRESS(26;12;4));1)" office:value-type="float" office:value="10">
            <text:p>10</text:p>
          </table:table-cell>
          <table:table-cell table:formula="of:=RANK(INDIRECT(ADDRESS(26;10;4));INDIRECT(ADDRESS(26;2;4)):INDIRECT(ADDRESS(26;12;4));1)" office:value-type="float" office:value="4">
            <text:p>4</text:p>
          </table:table-cell>
          <table:table-cell table:formula="of:=RANK(INDIRECT(ADDRESS(26;11;4));INDIRECT(ADDRESS(26;2;4)):INDIRECT(ADDRESS(26;12;4));1)" office:value-type="float" office:value="3">
            <text:p>3</text:p>
          </table:table-cell>
          <table:table-cell table:formula="of:=RANK(INDIRECT(ADDRESS(26;12;4));INDIRECT(ADDRESS(26;2;4)):INDIRECT(ADDRESS(26;12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27;2;4));INDIRECT(ADDRESS(27;2;4)):INDIRECT(ADDRESS(27;12;4));1)" office:value-type="float" office:value="1">
            <text:p>1</text:p>
          </table:table-cell>
          <table:table-cell table:formula="of:=RANK(INDIRECT(ADDRESS(27;3;4));INDIRECT(ADDRESS(27;2;4)):INDIRECT(ADDRESS(27;12;4));1)" office:value-type="float" office:value="7">
            <text:p>7</text:p>
          </table:table-cell>
          <table:table-cell table:formula="of:=RANK(INDIRECT(ADDRESS(27;4;4));INDIRECT(ADDRESS(27;2;4)):INDIRECT(ADDRESS(27;12;4));1)" office:value-type="float" office:value="6">
            <text:p>6</text:p>
          </table:table-cell>
          <table:table-cell table:formula="of:=RANK(INDIRECT(ADDRESS(27;5;4));INDIRECT(ADDRESS(27;2;4)):INDIRECT(ADDRESS(27;12;4));1)" office:value-type="float" office:value="10">
            <text:p>10</text:p>
          </table:table-cell>
          <table:table-cell table:formula="of:=RANK(INDIRECT(ADDRESS(27;6;4));INDIRECT(ADDRESS(27;2;4)):INDIRECT(ADDRESS(27;12;4));1)" office:value-type="float" office:value="8">
            <text:p>8</text:p>
          </table:table-cell>
          <table:table-cell table:formula="of:=RANK(INDIRECT(ADDRESS(27;7;4));INDIRECT(ADDRESS(27;2;4)):INDIRECT(ADDRESS(27;12;4));1)" office:value-type="float" office:value="9">
            <text:p>9</text:p>
          </table:table-cell>
          <table:table-cell table:formula="of:=RANK(INDIRECT(ADDRESS(27;8;4));INDIRECT(ADDRESS(27;2;4)):INDIRECT(ADDRESS(27;12;4));1)" office:value-type="float" office:value="11">
            <text:p>11</text:p>
          </table:table-cell>
          <table:table-cell table:formula="of:=RANK(INDIRECT(ADDRESS(27;9;4));INDIRECT(ADDRESS(27;2;4)):INDIRECT(ADDRESS(27;12;4));1)" office:value-type="float" office:value="1">
            <text:p>1</text:p>
          </table:table-cell>
          <table:table-cell table:formula="of:=RANK(INDIRECT(ADDRESS(27;10;4));INDIRECT(ADDRESS(27;2;4)):INDIRECT(ADDRESS(27;12;4));1)" office:value-type="float" office:value="1">
            <text:p>1</text:p>
          </table:table-cell>
          <table:table-cell table:formula="of:=RANK(INDIRECT(ADDRESS(27;11;4));INDIRECT(ADDRESS(27;2;4)):INDIRECT(ADDRESS(27;12;4));1)" office:value-type="float" office:value="1">
            <text:p>1</text:p>
          </table:table-cell>
          <table:table-cell table:formula="of:=RANK(INDIRECT(ADDRESS(27;12;4));INDIRECT(ADDRESS(27;2;4)):INDIRECT(ADDRESS(27;12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28;2;4));INDIRECT(ADDRESS(28;2;4)):INDIRECT(ADDRESS(28;12;4));1)" office:value-type="float" office:value="7">
            <text:p>7</text:p>
          </table:table-cell>
          <table:table-cell table:formula="of:=RANK(INDIRECT(ADDRESS(28;3;4));INDIRECT(ADDRESS(28;2;4)):INDIRECT(ADDRESS(28;12;4));1)" office:value-type="float" office:value="11">
            <text:p>11</text:p>
          </table:table-cell>
          <table:table-cell table:formula="of:=RANK(INDIRECT(ADDRESS(28;4;4));INDIRECT(ADDRESS(28;2;4)):INDIRECT(ADDRESS(28;12;4));1)" office:value-type="float" office:value="10">
            <text:p>10</text:p>
          </table:table-cell>
          <table:table-cell table:formula="of:=RANK(INDIRECT(ADDRESS(28;5;4));INDIRECT(ADDRESS(28;2;4)):INDIRECT(ADDRESS(28;12;4));1)" office:value-type="float" office:value="5">
            <text:p>5</text:p>
          </table:table-cell>
          <table:table-cell table:formula="of:=RANK(INDIRECT(ADDRESS(28;6;4));INDIRECT(ADDRESS(28;2;4)):INDIRECT(ADDRESS(28;12;4));1)" office:value-type="float" office:value="2">
            <text:p>2</text:p>
          </table:table-cell>
          <table:table-cell table:formula="of:=RANK(INDIRECT(ADDRESS(28;7;4));INDIRECT(ADDRESS(28;2;4)):INDIRECT(ADDRESS(28;12;4));1)" office:value-type="float" office:value="1">
            <text:p>1</text:p>
          </table:table-cell>
          <table:table-cell table:formula="of:=RANK(INDIRECT(ADDRESS(28;8;4));INDIRECT(ADDRESS(28;2;4)):INDIRECT(ADDRESS(28;12;4));1)" office:value-type="float" office:value="8">
            <text:p>8</text:p>
          </table:table-cell>
          <table:table-cell table:formula="of:=RANK(INDIRECT(ADDRESS(28;9;4));INDIRECT(ADDRESS(28;2;4)):INDIRECT(ADDRESS(28;12;4));1)" office:value-type="float" office:value="9">
            <text:p>9</text:p>
          </table:table-cell>
          <table:table-cell table:formula="of:=RANK(INDIRECT(ADDRESS(28;10;4));INDIRECT(ADDRESS(28;2;4)):INDIRECT(ADDRESS(28;12;4));1)" office:value-type="float" office:value="4">
            <text:p>4</text:p>
          </table:table-cell>
          <table:table-cell table:formula="of:=RANK(INDIRECT(ADDRESS(28;11;4));INDIRECT(ADDRESS(28;2;4)):INDIRECT(ADDRESS(28;12;4));1)" office:value-type="float" office:value="6">
            <text:p>6</text:p>
          </table:table-cell>
          <table:table-cell table:formula="of:=RANK(INDIRECT(ADDRESS(28;12;4));INDIRECT(ADDRESS(28;2;4)):INDIRECT(ADDRESS(28;12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29;2;4));INDIRECT(ADDRESS(29;2;4)):INDIRECT(ADDRESS(29;12;4));1)" office:value-type="float" office:value="3">
            <text:p>3</text:p>
          </table:table-cell>
          <table:table-cell table:formula="of:=RANK(INDIRECT(ADDRESS(29;3;4));INDIRECT(ADDRESS(29;2;4)):INDIRECT(ADDRESS(29;12;4));1)" office:value-type="float" office:value="9">
            <text:p>9</text:p>
          </table:table-cell>
          <table:table-cell table:formula="of:=RANK(INDIRECT(ADDRESS(29;4;4));INDIRECT(ADDRESS(29;2;4)):INDIRECT(ADDRESS(29;12;4));1)" office:value-type="float" office:value="4">
            <text:p>4</text:p>
          </table:table-cell>
          <table:table-cell table:formula="of:=RANK(INDIRECT(ADDRESS(29;5;4));INDIRECT(ADDRESS(29;2;4)):INDIRECT(ADDRESS(29;12;4));1)" office:value-type="float" office:value="6">
            <text:p>6</text:p>
          </table:table-cell>
          <table:table-cell table:formula="of:=RANK(INDIRECT(ADDRESS(29;6;4));INDIRECT(ADDRESS(29;2;4)):INDIRECT(ADDRESS(29;12;4));1)" office:value-type="float" office:value="5">
            <text:p>5</text:p>
          </table:table-cell>
          <table:table-cell table:formula="of:=RANK(INDIRECT(ADDRESS(29;7;4));INDIRECT(ADDRESS(29;2;4)):INDIRECT(ADDRESS(29;12;4));1)" office:value-type="float" office:value="8">
            <text:p>8</text:p>
          </table:table-cell>
          <table:table-cell table:formula="of:=RANK(INDIRECT(ADDRESS(29;8;4));INDIRECT(ADDRESS(29;2;4)):INDIRECT(ADDRESS(29;12;4));1)" office:value-type="float" office:value="11">
            <text:p>11</text:p>
          </table:table-cell>
          <table:table-cell table:formula="of:=RANK(INDIRECT(ADDRESS(29;9;4));INDIRECT(ADDRESS(29;2;4)):INDIRECT(ADDRESS(29;12;4));1)" office:value-type="float" office:value="10">
            <text:p>10</text:p>
          </table:table-cell>
          <table:table-cell table:formula="of:=RANK(INDIRECT(ADDRESS(29;10;4));INDIRECT(ADDRESS(29;2;4)):INDIRECT(ADDRESS(29;12;4));1)" office:value-type="float" office:value="2">
            <text:p>2</text:p>
          </table:table-cell>
          <table:table-cell table:formula="of:=RANK(INDIRECT(ADDRESS(29;11;4));INDIRECT(ADDRESS(29;2;4)):INDIRECT(ADDRESS(29;12;4));1)" office:value-type="float" office:value="1">
            <text:p>1</text:p>
          </table:table-cell>
          <table:table-cell table:formula="of:=RANK(INDIRECT(ADDRESS(29;12;4));INDIRECT(ADDRESS(29;2;4)):INDIRECT(ADDRESS(29;12;4));1)" office:value-type="float" office:value="7">
            <text:p>7</text:p>
          </table:table-cell>
        </table:table-row>
        <table:table-row table:style-name="ro2">
          <table:table-cell/>
          <table:table-cell table:formula="of:=RANK(INDIRECT(ADDRESS(30;2;4));INDIRECT(ADDRESS(30;2;4)):INDIRECT(ADDRESS(30;12;4));1)" office:value-type="float" office:value="9">
            <text:p>9</text:p>
          </table:table-cell>
          <table:table-cell table:formula="of:=RANK(INDIRECT(ADDRESS(30;3;4));INDIRECT(ADDRESS(30;2;4)):INDIRECT(ADDRESS(30;12;4));1)" office:value-type="float" office:value="8">
            <text:p>8</text:p>
          </table:table-cell>
          <table:table-cell table:formula="of:=RANK(INDIRECT(ADDRESS(30;4;4));INDIRECT(ADDRESS(30;2;4)):INDIRECT(ADDRESS(30;12;4));1)" office:value-type="float" office:value="7">
            <text:p>7</text:p>
          </table:table-cell>
          <table:table-cell table:formula="of:=RANK(INDIRECT(ADDRESS(30;5;4));INDIRECT(ADDRESS(30;2;4)):INDIRECT(ADDRESS(30;12;4));1)" office:value-type="float" office:value="6">
            <text:p>6</text:p>
          </table:table-cell>
          <table:table-cell table:formula="of:=RANK(INDIRECT(ADDRESS(30;6;4));INDIRECT(ADDRESS(30;2;4)):INDIRECT(ADDRESS(30;12;4));1)" office:value-type="float" office:value="2">
            <text:p>2</text:p>
          </table:table-cell>
          <table:table-cell table:formula="of:=RANK(INDIRECT(ADDRESS(30;7;4));INDIRECT(ADDRESS(30;2;4)):INDIRECT(ADDRESS(30;12;4));1)" office:value-type="float" office:value="4">
            <text:p>4</text:p>
          </table:table-cell>
          <table:table-cell table:formula="of:=RANK(INDIRECT(ADDRESS(30;8;4));INDIRECT(ADDRESS(30;2;4)):INDIRECT(ADDRESS(30;12;4));1)" office:value-type="float" office:value="11">
            <text:p>11</text:p>
          </table:table-cell>
          <table:table-cell table:formula="of:=RANK(INDIRECT(ADDRESS(30;9;4));INDIRECT(ADDRESS(30;2;4)):INDIRECT(ADDRESS(30;12;4));1)" office:value-type="float" office:value="10">
            <text:p>10</text:p>
          </table:table-cell>
          <table:table-cell table:formula="of:=RANK(INDIRECT(ADDRESS(30;10;4));INDIRECT(ADDRESS(30;2;4)):INDIRECT(ADDRESS(30;12;4));1)" office:value-type="float" office:value="5">
            <text:p>5</text:p>
          </table:table-cell>
          <table:table-cell table:formula="of:=RANK(INDIRECT(ADDRESS(30;11;4));INDIRECT(ADDRESS(30;2;4)):INDIRECT(ADDRESS(30;12;4));1)" office:value-type="float" office:value="1">
            <text:p>1</text:p>
          </table:table-cell>
          <table:table-cell table:formula="of:=RANK(INDIRECT(ADDRESS(30;12;4));INDIRECT(ADDRESS(30;2;4)):INDIRECT(ADDRESS(30;12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31;2;4));INDIRECT(ADDRESS(31;2;4)):INDIRECT(ADDRESS(31;12;4));1)" office:value-type="float" office:value="7">
            <text:p>7</text:p>
          </table:table-cell>
          <table:table-cell table:formula="of:=RANK(INDIRECT(ADDRESS(31;3;4));INDIRECT(ADDRESS(31;2;4)):INDIRECT(ADDRESS(31;12;4));1)" office:value-type="float" office:value="8">
            <text:p>8</text:p>
          </table:table-cell>
          <table:table-cell table:formula="of:=RANK(INDIRECT(ADDRESS(31;4;4));INDIRECT(ADDRESS(31;2;4)):INDIRECT(ADDRESS(31;12;4));1)" office:value-type="float" office:value="9">
            <text:p>9</text:p>
          </table:table-cell>
          <table:table-cell table:formula="of:=RANK(INDIRECT(ADDRESS(31;5;4));INDIRECT(ADDRESS(31;2;4)):INDIRECT(ADDRESS(31;12;4));1)" office:value-type="float" office:value="5">
            <text:p>5</text:p>
          </table:table-cell>
          <table:table-cell table:formula="of:=RANK(INDIRECT(ADDRESS(31;6;4));INDIRECT(ADDRESS(31;2;4)):INDIRECT(ADDRESS(31;12;4));1)" office:value-type="float" office:value="3">
            <text:p>3</text:p>
          </table:table-cell>
          <table:table-cell table:formula="of:=RANK(INDIRECT(ADDRESS(31;7;4));INDIRECT(ADDRESS(31;2;4)):INDIRECT(ADDRESS(31;12;4));1)" office:value-type="float" office:value="2">
            <text:p>2</text:p>
          </table:table-cell>
          <table:table-cell table:formula="of:=RANK(INDIRECT(ADDRESS(31;8;4));INDIRECT(ADDRESS(31;2;4)):INDIRECT(ADDRESS(31;12;4));1)" office:value-type="float" office:value="10">
            <text:p>10</text:p>
          </table:table-cell>
          <table:table-cell table:formula="of:=RANK(INDIRECT(ADDRESS(31;9;4));INDIRECT(ADDRESS(31;2;4)):INDIRECT(ADDRESS(31;12;4));1)" office:value-type="float" office:value="11">
            <text:p>11</text:p>
          </table:table-cell>
          <table:table-cell table:formula="of:=RANK(INDIRECT(ADDRESS(31;10;4));INDIRECT(ADDRESS(31;2;4)):INDIRECT(ADDRESS(31;12;4));1)" office:value-type="float" office:value="1">
            <text:p>1</text:p>
          </table:table-cell>
          <table:table-cell table:formula="of:=RANK(INDIRECT(ADDRESS(31;11;4));INDIRECT(ADDRESS(31;2;4)):INDIRECT(ADDRESS(31;12;4));1)" office:value-type="float" office:value="6">
            <text:p>6</text:p>
          </table:table-cell>
          <table:table-cell table:formula="of:=RANK(INDIRECT(ADDRESS(31;12;4));INDIRECT(ADDRESS(31;2;4)):INDIRECT(ADDRESS(31;12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32;2;4));INDIRECT(ADDRESS(32;2;4)):INDIRECT(ADDRESS(32;12;4));1)" office:value-type="float" office:value="6">
            <text:p>6</text:p>
          </table:table-cell>
          <table:table-cell table:formula="of:=RANK(INDIRECT(ADDRESS(32;3;4));INDIRECT(ADDRESS(32;2;4)):INDIRECT(ADDRESS(32;12;4));1)" office:value-type="float" office:value="8">
            <text:p>8</text:p>
          </table:table-cell>
          <table:table-cell table:formula="of:=RANK(INDIRECT(ADDRESS(32;4;4));INDIRECT(ADDRESS(32;2;4)):INDIRECT(ADDRESS(32;12;4));1)" office:value-type="float" office:value="7">
            <text:p>7</text:p>
          </table:table-cell>
          <table:table-cell table:formula="of:=RANK(INDIRECT(ADDRESS(32;5;4));INDIRECT(ADDRESS(32;2;4)):INDIRECT(ADDRESS(32;12;4));1)" office:value-type="float" office:value="10">
            <text:p>10</text:p>
          </table:table-cell>
          <table:table-cell table:formula="of:=RANK(INDIRECT(ADDRESS(32;6;4));INDIRECT(ADDRESS(32;2;4)):INDIRECT(ADDRESS(32;12;4));1)" office:value-type="float" office:value="1">
            <text:p>1</text:p>
          </table:table-cell>
          <table:table-cell table:formula="of:=RANK(INDIRECT(ADDRESS(32;7;4));INDIRECT(ADDRESS(32;2;4)):INDIRECT(ADDRESS(32;12;4));1)" office:value-type="float" office:value="2">
            <text:p>2</text:p>
          </table:table-cell>
          <table:table-cell table:formula="of:=RANK(INDIRECT(ADDRESS(32;8;4));INDIRECT(ADDRESS(32;2;4)):INDIRECT(ADDRESS(32;12;4));1)" office:value-type="float" office:value="11">
            <text:p>11</text:p>
          </table:table-cell>
          <table:table-cell table:formula="of:=RANK(INDIRECT(ADDRESS(32;9;4));INDIRECT(ADDRESS(32;2;4)):INDIRECT(ADDRESS(32;12;4));1)" office:value-type="float" office:value="9">
            <text:p>9</text:p>
          </table:table-cell>
          <table:table-cell table:formula="of:=RANK(INDIRECT(ADDRESS(32;10;4));INDIRECT(ADDRESS(32;2;4)):INDIRECT(ADDRESS(32;12;4));1)" office:value-type="float" office:value="5">
            <text:p>5</text:p>
          </table:table-cell>
          <table:table-cell table:formula="of:=RANK(INDIRECT(ADDRESS(32;11;4));INDIRECT(ADDRESS(32;2;4)):INDIRECT(ADDRESS(32;12;4));1)" office:value-type="float" office:value="4">
            <text:p>4</text:p>
          </table:table-cell>
          <table:table-cell table:formula="of:=RANK(INDIRECT(ADDRESS(32;12;4));INDIRECT(ADDRESS(32;2;4)):INDIRECT(ADDRESS(32;12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33;2;4));INDIRECT(ADDRESS(33;2;4)):INDIRECT(ADDRESS(33;12;4));1)" office:value-type="float" office:value="9">
            <text:p>9</text:p>
          </table:table-cell>
          <table:table-cell table:formula="of:=RANK(INDIRECT(ADDRESS(33;3;4));INDIRECT(ADDRESS(33;2;4)):INDIRECT(ADDRESS(33;12;4));1)" office:value-type="float" office:value="6">
            <text:p>6</text:p>
          </table:table-cell>
          <table:table-cell table:formula="of:=RANK(INDIRECT(ADDRESS(33;4;4));INDIRECT(ADDRESS(33;2;4)):INDIRECT(ADDRESS(33;12;4));1)" office:value-type="float" office:value="4">
            <text:p>4</text:p>
          </table:table-cell>
          <table:table-cell table:formula="of:=RANK(INDIRECT(ADDRESS(33;5;4));INDIRECT(ADDRESS(33;2;4)):INDIRECT(ADDRESS(33;12;4));1)" office:value-type="float" office:value="7">
            <text:p>7</text:p>
          </table:table-cell>
          <table:table-cell table:formula="of:=RANK(INDIRECT(ADDRESS(33;6;4));INDIRECT(ADDRESS(33;2;4)):INDIRECT(ADDRESS(33;12;4));1)" office:value-type="float" office:value="5">
            <text:p>5</text:p>
          </table:table-cell>
          <table:table-cell table:formula="of:=RANK(INDIRECT(ADDRESS(33;7;4));INDIRECT(ADDRESS(33;2;4)):INDIRECT(ADDRESS(33;12;4));1)" office:value-type="float" office:value="1">
            <text:p>1</text:p>
          </table:table-cell>
          <table:table-cell table:formula="of:=RANK(INDIRECT(ADDRESS(33;8;4));INDIRECT(ADDRESS(33;2;4)):INDIRECT(ADDRESS(33;12;4));1)" office:value-type="float" office:value="11">
            <text:p>11</text:p>
          </table:table-cell>
          <table:table-cell table:formula="of:=RANK(INDIRECT(ADDRESS(33;9;4));INDIRECT(ADDRESS(33;2;4)):INDIRECT(ADDRESS(33;12;4));1)" office:value-type="float" office:value="10">
            <text:p>10</text:p>
          </table:table-cell>
          <table:table-cell table:formula="of:=RANK(INDIRECT(ADDRESS(33;10;4));INDIRECT(ADDRESS(33;2;4)):INDIRECT(ADDRESS(33;12;4));1)" office:value-type="float" office:value="2">
            <text:p>2</text:p>
          </table:table-cell>
          <table:table-cell table:formula="of:=RANK(INDIRECT(ADDRESS(33;11;4));INDIRECT(ADDRESS(33;2;4)):INDIRECT(ADDRESS(33;12;4));1)" office:value-type="float" office:value="8">
            <text:p>8</text:p>
          </table:table-cell>
          <table:table-cell table:formula="of:=RANK(INDIRECT(ADDRESS(33;12;4));INDIRECT(ADDRESS(33;2;4)):INDIRECT(ADDRESS(33;12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34;2;4));INDIRECT(ADDRESS(34;2;4)):INDIRECT(ADDRESS(34;12;4));1)" office:value-type="float" office:value="5">
            <text:p>5</text:p>
          </table:table-cell>
          <table:table-cell table:formula="of:=RANK(INDIRECT(ADDRESS(34;3;4));INDIRECT(ADDRESS(34;2;4)):INDIRECT(ADDRESS(34;12;4));1)" office:value-type="float" office:value="8">
            <text:p>8</text:p>
          </table:table-cell>
          <table:table-cell table:formula="of:=RANK(INDIRECT(ADDRESS(34;4;4));INDIRECT(ADDRESS(34;2;4)):INDIRECT(ADDRESS(34;12;4));1)" office:value-type="float" office:value="6">
            <text:p>6</text:p>
          </table:table-cell>
          <table:table-cell table:formula="of:=RANK(INDIRECT(ADDRESS(34;5;4));INDIRECT(ADDRESS(34;2;4)):INDIRECT(ADDRESS(34;12;4));1)" office:value-type="float" office:value="10">
            <text:p>10</text:p>
          </table:table-cell>
          <table:table-cell table:formula="of:=RANK(INDIRECT(ADDRESS(34;6;4));INDIRECT(ADDRESS(34;2;4)):INDIRECT(ADDRESS(34;12;4));1)" office:value-type="float" office:value="7">
            <text:p>7</text:p>
          </table:table-cell>
          <table:table-cell table:formula="of:=RANK(INDIRECT(ADDRESS(34;7;4));INDIRECT(ADDRESS(34;2;4)):INDIRECT(ADDRESS(34;12;4));1)" office:value-type="float" office:value="9">
            <text:p>9</text:p>
          </table:table-cell>
          <table:table-cell table:formula="of:=RANK(INDIRECT(ADDRESS(34;8;4));INDIRECT(ADDRESS(34;2;4)):INDIRECT(ADDRESS(34;12;4));1)" office:value-type="float" office:value="11">
            <text:p>11</text:p>
          </table:table-cell>
          <table:table-cell table:formula="of:=RANK(INDIRECT(ADDRESS(34;9;4));INDIRECT(ADDRESS(34;2;4)):INDIRECT(ADDRESS(34;12;4));1)" office:value-type="float" office:value="1">
            <text:p>1</text:p>
          </table:table-cell>
          <table:table-cell table:formula="of:=RANK(INDIRECT(ADDRESS(34;10;4));INDIRECT(ADDRESS(34;2;4)):INDIRECT(ADDRESS(34;12;4));1)" office:value-type="float" office:value="1">
            <text:p>1</text:p>
          </table:table-cell>
          <table:table-cell table:formula="of:=RANK(INDIRECT(ADDRESS(34;11;4));INDIRECT(ADDRESS(34;2;4)):INDIRECT(ADDRESS(34;12;4));1)" office:value-type="float" office:value="1">
            <text:p>1</text:p>
          </table:table-cell>
          <table:table-cell table:formula="of:=RANK(INDIRECT(ADDRESS(34;12;4));INDIRECT(ADDRESS(34;2;4)):INDIRECT(ADDRESS(34;12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35;2;4));INDIRECT(ADDRESS(35;2;4)):INDIRECT(ADDRESS(35;12;4));1)" office:value-type="float" office:value="6">
            <text:p>6</text:p>
          </table:table-cell>
          <table:table-cell table:formula="of:=RANK(INDIRECT(ADDRESS(35;3;4));INDIRECT(ADDRESS(35;2;4)):INDIRECT(ADDRESS(35;12;4));1)" office:value-type="float" office:value="9">
            <text:p>9</text:p>
          </table:table-cell>
          <table:table-cell table:formula="of:=RANK(INDIRECT(ADDRESS(35;4;4));INDIRECT(ADDRESS(35;2;4)):INDIRECT(ADDRESS(35;12;4));1)" office:value-type="float" office:value="8">
            <text:p>8</text:p>
          </table:table-cell>
          <table:table-cell table:formula="of:=RANK(INDIRECT(ADDRESS(35;5;4));INDIRECT(ADDRESS(35;2;4)):INDIRECT(ADDRESS(35;12;4));1)" office:value-type="float" office:value="7">
            <text:p>7</text:p>
          </table:table-cell>
          <table:table-cell table:formula="of:=RANK(INDIRECT(ADDRESS(35;6;4));INDIRECT(ADDRESS(35;2;4)):INDIRECT(ADDRESS(35;12;4));1)" office:value-type="float" office:value="5">
            <text:p>5</text:p>
          </table:table-cell>
          <table:table-cell table:formula="of:=RANK(INDIRECT(ADDRESS(35;7;4));INDIRECT(ADDRESS(35;2;4)):INDIRECT(ADDRESS(35;12;4));1)" office:value-type="float" office:value="2">
            <text:p>2</text:p>
          </table:table-cell>
          <table:table-cell table:formula="of:=RANK(INDIRECT(ADDRESS(35;8;4));INDIRECT(ADDRESS(35;2;4)):INDIRECT(ADDRESS(35;12;4));1)" office:value-type="float" office:value="11">
            <text:p>11</text:p>
          </table:table-cell>
          <table:table-cell table:formula="of:=RANK(INDIRECT(ADDRESS(35;9;4));INDIRECT(ADDRESS(35;2;4)):INDIRECT(ADDRESS(35;12;4));1)" office:value-type="float" office:value="10">
            <text:p>10</text:p>
          </table:table-cell>
          <table:table-cell table:formula="of:=RANK(INDIRECT(ADDRESS(35;10;4));INDIRECT(ADDRESS(35;2;4)):INDIRECT(ADDRESS(35;12;4));1)" office:value-type="float" office:value="1">
            <text:p>1</text:p>
          </table:table-cell>
          <table:table-cell table:formula="of:=RANK(INDIRECT(ADDRESS(35;11;4));INDIRECT(ADDRESS(35;2;4)):INDIRECT(ADDRESS(35;12;4));1)" office:value-type="float" office:value="4">
            <text:p>4</text:p>
          </table:table-cell>
          <table:table-cell table:formula="of:=RANK(INDIRECT(ADDRESS(35;12;4));INDIRECT(ADDRESS(35;2;4)):INDIRECT(ADDRESS(35;12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36;2;4));INDIRECT(ADDRESS(36;2;4)):INDIRECT(ADDRESS(36;12;4));1)" office:value-type="float" office:value="6">
            <text:p>6</text:p>
          </table:table-cell>
          <table:table-cell table:formula="of:=RANK(INDIRECT(ADDRESS(36;3;4));INDIRECT(ADDRESS(36;2;4)):INDIRECT(ADDRESS(36;12;4));1)" office:value-type="float" office:value="8">
            <text:p>8</text:p>
          </table:table-cell>
          <table:table-cell table:formula="of:=RANK(INDIRECT(ADDRESS(36;4;4));INDIRECT(ADDRESS(36;2;4)):INDIRECT(ADDRESS(36;12;4));1)" office:value-type="float" office:value="7">
            <text:p>7</text:p>
          </table:table-cell>
          <table:table-cell table:formula="of:=RANK(INDIRECT(ADDRESS(36;5;4));INDIRECT(ADDRESS(36;2;4)):INDIRECT(ADDRESS(36;12;4));1)" office:value-type="float" office:value="9">
            <text:p>9</text:p>
          </table:table-cell>
          <table:table-cell table:formula="of:=RANK(INDIRECT(ADDRESS(36;6;4));INDIRECT(ADDRESS(36;2;4)):INDIRECT(ADDRESS(36;12;4));1)" office:value-type="float" office:value="3">
            <text:p>3</text:p>
          </table:table-cell>
          <table:table-cell table:formula="of:=RANK(INDIRECT(ADDRESS(36;7;4));INDIRECT(ADDRESS(36;2;4)):INDIRECT(ADDRESS(36;12;4));1)" office:value-type="float" office:value="1">
            <text:p>1</text:p>
          </table:table-cell>
          <table:table-cell table:formula="of:=RANK(INDIRECT(ADDRESS(36;8;4));INDIRECT(ADDRESS(36;2;4)):INDIRECT(ADDRESS(36;12;4));1)" office:value-type="float" office:value="11">
            <text:p>11</text:p>
          </table:table-cell>
          <table:table-cell table:formula="of:=RANK(INDIRECT(ADDRESS(36;9;4));INDIRECT(ADDRESS(36;2;4)):INDIRECT(ADDRESS(36;12;4));1)" office:value-type="float" office:value="10">
            <text:p>10</text:p>
          </table:table-cell>
          <table:table-cell table:formula="of:=RANK(INDIRECT(ADDRESS(36;10;4));INDIRECT(ADDRESS(36;2;4)):INDIRECT(ADDRESS(36;12;4));1)" office:value-type="float" office:value="5">
            <text:p>5</text:p>
          </table:table-cell>
          <table:table-cell table:formula="of:=RANK(INDIRECT(ADDRESS(36;11;4));INDIRECT(ADDRESS(36;2;4)):INDIRECT(ADDRESS(36;12;4));1)" office:value-type="float" office:value="4">
            <text:p>4</text:p>
          </table:table-cell>
          <table:table-cell table:formula="of:=RANK(INDIRECT(ADDRESS(36;12;4));INDIRECT(ADDRESS(36;2;4)):INDIRECT(ADDRESS(36;12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37;2;4));INDIRECT(ADDRESS(37;2;4)):INDIRECT(ADDRESS(37;12;4));1)" office:value-type="float" office:value="4">
            <text:p>4</text:p>
          </table:table-cell>
          <table:table-cell table:formula="of:=RANK(INDIRECT(ADDRESS(37;3;4));INDIRECT(ADDRESS(37;2;4)):INDIRECT(ADDRESS(37;12;4));1)" office:value-type="float" office:value="9">
            <text:p>9</text:p>
          </table:table-cell>
          <table:table-cell table:formula="of:=RANK(INDIRECT(ADDRESS(37;4;4));INDIRECT(ADDRESS(37;2;4)):INDIRECT(ADDRESS(37;12;4));1)" office:value-type="float" office:value="8">
            <text:p>8</text:p>
          </table:table-cell>
          <table:table-cell table:formula="of:=RANK(INDIRECT(ADDRESS(37;5;4));INDIRECT(ADDRESS(37;2;4)):INDIRECT(ADDRESS(37;12;4));1)" office:value-type="float" office:value="7">
            <text:p>7</text:p>
          </table:table-cell>
          <table:table-cell table:formula="of:=RANK(INDIRECT(ADDRESS(37;6;4));INDIRECT(ADDRESS(37;2;4)):INDIRECT(ADDRESS(37;12;4));1)" office:value-type="float" office:value="6">
            <text:p>6</text:p>
          </table:table-cell>
          <table:table-cell table:formula="of:=RANK(INDIRECT(ADDRESS(37;7;4));INDIRECT(ADDRESS(37;2;4)):INDIRECT(ADDRESS(37;12;4));1)" office:value-type="float" office:value="1">
            <text:p>1</text:p>
          </table:table-cell>
          <table:table-cell table:formula="of:=RANK(INDIRECT(ADDRESS(37;8;4));INDIRECT(ADDRESS(37;2;4)):INDIRECT(ADDRESS(37;12;4));1)" office:value-type="float" office:value="11">
            <text:p>11</text:p>
          </table:table-cell>
          <table:table-cell table:formula="of:=RANK(INDIRECT(ADDRESS(37;9;4));INDIRECT(ADDRESS(37;2;4)):INDIRECT(ADDRESS(37;12;4));1)" office:value-type="float" office:value="10">
            <text:p>10</text:p>
          </table:table-cell>
          <table:table-cell table:formula="of:=RANK(INDIRECT(ADDRESS(37;10;4));INDIRECT(ADDRESS(37;2;4)):INDIRECT(ADDRESS(37;12;4));1)" office:value-type="float" office:value="3">
            <text:p>3</text:p>
          </table:table-cell>
          <table:table-cell table:formula="of:=RANK(INDIRECT(ADDRESS(37;11;4));INDIRECT(ADDRESS(37;2;4)):INDIRECT(ADDRESS(37;12;4));1)" office:value-type="float" office:value="5">
            <text:p>5</text:p>
          </table:table-cell>
          <table:table-cell table:formula="of:=RANK(INDIRECT(ADDRESS(37;12;4));INDIRECT(ADDRESS(37;2;4)):INDIRECT(ADDRESS(37;12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38;2;4));INDIRECT(ADDRESS(38;2;4)):INDIRECT(ADDRESS(38;12;4));1)" office:value-type="float" office:value="4">
            <text:p>4</text:p>
          </table:table-cell>
          <table:table-cell table:formula="of:=RANK(INDIRECT(ADDRESS(38;3;4));INDIRECT(ADDRESS(38;2;4)):INDIRECT(ADDRESS(38;12;4));1)" office:value-type="float" office:value="7">
            <text:p>7</text:p>
          </table:table-cell>
          <table:table-cell table:formula="of:=RANK(INDIRECT(ADDRESS(38;4;4));INDIRECT(ADDRESS(38;2;4)):INDIRECT(ADDRESS(38;12;4));1)" office:value-type="float" office:value="6">
            <text:p>6</text:p>
          </table:table-cell>
          <table:table-cell table:formula="of:=RANK(INDIRECT(ADDRESS(38;5;4));INDIRECT(ADDRESS(38;2;4)):INDIRECT(ADDRESS(38;12;4));1)" office:value-type="float" office:value="10">
            <text:p>10</text:p>
          </table:table-cell>
          <table:table-cell table:formula="of:=RANK(INDIRECT(ADDRESS(38;6;4));INDIRECT(ADDRESS(38;2;4)):INDIRECT(ADDRESS(38;12;4));1)" office:value-type="float" office:value="9">
            <text:p>9</text:p>
          </table:table-cell>
          <table:table-cell table:formula="of:=RANK(INDIRECT(ADDRESS(38;7;4));INDIRECT(ADDRESS(38;2;4)):INDIRECT(ADDRESS(38;12;4));1)" office:value-type="float" office:value="8">
            <text:p>8</text:p>
          </table:table-cell>
          <table:table-cell table:formula="of:=RANK(INDIRECT(ADDRESS(38;8;4));INDIRECT(ADDRESS(38;2;4)):INDIRECT(ADDRESS(38;12;4));1)" office:value-type="float" office:value="11">
            <text:p>11</text:p>
          </table:table-cell>
          <table:table-cell table:formula="of:=RANK(INDIRECT(ADDRESS(38;9;4));INDIRECT(ADDRESS(38;2;4)):INDIRECT(ADDRESS(38;12;4));1)" office:value-type="float" office:value="1">
            <text:p>1</text:p>
          </table:table-cell>
          <table:table-cell table:formula="of:=RANK(INDIRECT(ADDRESS(38;10;4));INDIRECT(ADDRESS(38;2;4)):INDIRECT(ADDRESS(38;12;4));1)" office:value-type="float" office:value="1">
            <text:p>1</text:p>
          </table:table-cell>
          <table:table-cell table:formula="of:=RANK(INDIRECT(ADDRESS(38;11;4));INDIRECT(ADDRESS(38;2;4)):INDIRECT(ADDRESS(38;12;4));1)" office:value-type="float" office:value="5">
            <text:p>5</text:p>
          </table:table-cell>
          <table:table-cell table:formula="of:=RANK(INDIRECT(ADDRESS(38;12;4));INDIRECT(ADDRESS(38;2;4)):INDIRECT(ADDRESS(38;12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39;2;4));INDIRECT(ADDRESS(39;2;4)):INDIRECT(ADDRESS(39;12;4));1)" office:value-type="float" office:value="4">
            <text:p>4</text:p>
          </table:table-cell>
          <table:table-cell table:formula="of:=RANK(INDIRECT(ADDRESS(39;3;4));INDIRECT(ADDRESS(39;2;4)):INDIRECT(ADDRESS(39;12;4));1)" office:value-type="float" office:value="6">
            <text:p>6</text:p>
          </table:table-cell>
          <table:table-cell table:formula="of:=RANK(INDIRECT(ADDRESS(39;4;4));INDIRECT(ADDRESS(39;2;4)):INDIRECT(ADDRESS(39;12;4));1)" office:value-type="float" office:value="7">
            <text:p>7</text:p>
          </table:table-cell>
          <table:table-cell table:formula="of:=RANK(INDIRECT(ADDRESS(39;5;4));INDIRECT(ADDRESS(39;2;4)):INDIRECT(ADDRESS(39;12;4));1)" office:value-type="float" office:value="8">
            <text:p>8</text:p>
          </table:table-cell>
          <table:table-cell table:formula="of:=RANK(INDIRECT(ADDRESS(39;6;4));INDIRECT(ADDRESS(39;2;4)):INDIRECT(ADDRESS(39;12;4));1)" office:value-type="float" office:value="9">
            <text:p>9</text:p>
          </table:table-cell>
          <table:table-cell table:formula="of:=RANK(INDIRECT(ADDRESS(39;7;4));INDIRECT(ADDRESS(39;2;4)):INDIRECT(ADDRESS(39;12;4));1)" office:value-type="float" office:value="5">
            <text:p>5</text:p>
          </table:table-cell>
          <table:table-cell table:formula="of:=RANK(INDIRECT(ADDRESS(39;8;4));INDIRECT(ADDRESS(39;2;4)):INDIRECT(ADDRESS(39;12;4));1)" office:value-type="float" office:value="10">
            <text:p>10</text:p>
          </table:table-cell>
          <table:table-cell table:formula="of:=RANK(INDIRECT(ADDRESS(39;9;4));INDIRECT(ADDRESS(39;2;4)):INDIRECT(ADDRESS(39;12;4));1)" office:value-type="float" office:value="11">
            <text:p>11</text:p>
          </table:table-cell>
          <table:table-cell table:formula="of:=RANK(INDIRECT(ADDRESS(39;10;4));INDIRECT(ADDRESS(39;2;4)):INDIRECT(ADDRESS(39;12;4));1)" office:value-type="float" office:value="1">
            <text:p>1</text:p>
          </table:table-cell>
          <table:table-cell table:formula="of:=RANK(INDIRECT(ADDRESS(39;11;4));INDIRECT(ADDRESS(39;2;4)):INDIRECT(ADDRESS(39;12;4));1)" office:value-type="float" office:value="2">
            <text:p>2</text:p>
          </table:table-cell>
          <table:table-cell table:formula="of:=RANK(INDIRECT(ADDRESS(39;12;4));INDIRECT(ADDRESS(39;2;4)):INDIRECT(ADDRESS(39;12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40;2;4));INDIRECT(ADDRESS(40;2;4)):INDIRECT(ADDRESS(40;12;4));1)" office:value-type="float" office:value="4">
            <text:p>4</text:p>
          </table:table-cell>
          <table:table-cell table:formula="of:=RANK(INDIRECT(ADDRESS(40;3;4));INDIRECT(ADDRESS(40;2;4)):INDIRECT(ADDRESS(40;12;4));1)" office:value-type="float" office:value="9">
            <text:p>9</text:p>
          </table:table-cell>
          <table:table-cell table:formula="of:=RANK(INDIRECT(ADDRESS(40;4;4));INDIRECT(ADDRESS(40;2;4)):INDIRECT(ADDRESS(40;12;4));1)" office:value-type="float" office:value="6">
            <text:p>6</text:p>
          </table:table-cell>
          <table:table-cell table:formula="of:=RANK(INDIRECT(ADDRESS(40;5;4));INDIRECT(ADDRESS(40;2;4)):INDIRECT(ADDRESS(40;12;4));1)" office:value-type="float" office:value="5">
            <text:p>5</text:p>
          </table:table-cell>
          <table:table-cell table:formula="of:=RANK(INDIRECT(ADDRESS(40;6;4));INDIRECT(ADDRESS(40;2;4)):INDIRECT(ADDRESS(40;12;4));1)" office:value-type="float" office:value="8">
            <text:p>8</text:p>
          </table:table-cell>
          <table:table-cell table:formula="of:=RANK(INDIRECT(ADDRESS(40;7;4));INDIRECT(ADDRESS(40;2;4)):INDIRECT(ADDRESS(40;12;4));1)" office:value-type="float" office:value="7">
            <text:p>7</text:p>
          </table:table-cell>
          <table:table-cell table:formula="of:=RANK(INDIRECT(ADDRESS(40;8;4));INDIRECT(ADDRESS(40;2;4)):INDIRECT(ADDRESS(40;12;4));1)" office:value-type="float" office:value="11">
            <text:p>11</text:p>
          </table:table-cell>
          <table:table-cell table:formula="of:=RANK(INDIRECT(ADDRESS(40;9;4));INDIRECT(ADDRESS(40;2;4)):INDIRECT(ADDRESS(40;12;4));1)" office:value-type="float" office:value="10">
            <text:p>10</text:p>
          </table:table-cell>
          <table:table-cell table:formula="of:=RANK(INDIRECT(ADDRESS(40;10;4));INDIRECT(ADDRESS(40;2;4)):INDIRECT(ADDRESS(40;12;4));1)" office:value-type="float" office:value="2">
            <text:p>2</text:p>
          </table:table-cell>
          <table:table-cell table:formula="of:=RANK(INDIRECT(ADDRESS(40;11;4));INDIRECT(ADDRESS(40;2;4)):INDIRECT(ADDRESS(40;12;4));1)" office:value-type="float" office:value="1">
            <text:p>1</text:p>
          </table:table-cell>
          <table:table-cell table:formula="of:=RANK(INDIRECT(ADDRESS(40;12;4));INDIRECT(ADDRESS(40;2;4)):INDIRECT(ADDRESS(40;12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41;2;4));INDIRECT(ADDRESS(41;2;4)):INDIRECT(ADDRESS(41;12;4));1)" office:value-type="float" office:value="3">
            <text:p>3</text:p>
          </table:table-cell>
          <table:table-cell table:formula="of:=RANK(INDIRECT(ADDRESS(41;3;4));INDIRECT(ADDRESS(41;2;4)):INDIRECT(ADDRESS(41;12;4));1)" office:value-type="float" office:value="9">
            <text:p>9</text:p>
          </table:table-cell>
          <table:table-cell table:formula="of:=RANK(INDIRECT(ADDRESS(41;4;4));INDIRECT(ADDRESS(41;2;4)):INDIRECT(ADDRESS(41;12;4));1)" office:value-type="float" office:value="6">
            <text:p>6</text:p>
          </table:table-cell>
          <table:table-cell table:formula="of:=RANK(INDIRECT(ADDRESS(41;5;4));INDIRECT(ADDRESS(41;2;4)):INDIRECT(ADDRESS(41;12;4));1)" office:value-type="float" office:value="8">
            <text:p>8</text:p>
          </table:table-cell>
          <table:table-cell table:formula="of:=RANK(INDIRECT(ADDRESS(41;6;4));INDIRECT(ADDRESS(41;2;4)):INDIRECT(ADDRESS(41;12;4));1)" office:value-type="float" office:value="10">
            <text:p>10</text:p>
          </table:table-cell>
          <table:table-cell table:formula="of:=RANK(INDIRECT(ADDRESS(41;7;4));INDIRECT(ADDRESS(41;2;4)):INDIRECT(ADDRESS(41;12;4));1)" office:value-type="float" office:value="7">
            <text:p>7</text:p>
          </table:table-cell>
          <table:table-cell table:formula="of:=RANK(INDIRECT(ADDRESS(41;8;4));INDIRECT(ADDRESS(41;2;4)):INDIRECT(ADDRESS(41;12;4));1)" office:value-type="float" office:value="11">
            <text:p>11</text:p>
          </table:table-cell>
          <table:table-cell table:formula="of:=RANK(INDIRECT(ADDRESS(41;9;4));INDIRECT(ADDRESS(41;2;4)):INDIRECT(ADDRESS(41;12;4));1)" office:value-type="float" office:value="5">
            <text:p>5</text:p>
          </table:table-cell>
          <table:table-cell table:formula="of:=RANK(INDIRECT(ADDRESS(41;10;4));INDIRECT(ADDRESS(41;2;4)):INDIRECT(ADDRESS(41;12;4));1)" office:value-type="float" office:value="2">
            <text:p>2</text:p>
          </table:table-cell>
          <table:table-cell table:formula="of:=RANK(INDIRECT(ADDRESS(41;11;4));INDIRECT(ADDRESS(41;2;4)):INDIRECT(ADDRESS(41;12;4));1)" office:value-type="float" office:value="4">
            <text:p>4</text:p>
          </table:table-cell>
          <table:table-cell table:formula="of:=RANK(INDIRECT(ADDRESS(41;12;4));INDIRECT(ADDRESS(41;2;4)):INDIRECT(ADDRESS(41;12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2;2;4));INDIRECT(ADDRESS(42;2;4)):INDIRECT(ADDRESS(42;12;4));1)" office:value-type="float" office:value="6">
            <text:p>6</text:p>
          </table:table-cell>
          <table:table-cell table:formula="of:=RANK(INDIRECT(ADDRESS(42;3;4));INDIRECT(ADDRESS(42;2;4)):INDIRECT(ADDRESS(42;12;4));1)" office:value-type="float" office:value="1">
            <text:p>1</text:p>
          </table:table-cell>
          <table:table-cell table:formula="of:=RANK(INDIRECT(ADDRESS(42;4;4));INDIRECT(ADDRESS(42;2;4)):INDIRECT(ADDRESS(42;12;4));1)" office:value-type="float" office:value="7">
            <text:p>7</text:p>
          </table:table-cell>
          <table:table-cell table:formula="of:=RANK(INDIRECT(ADDRESS(42;5;4));INDIRECT(ADDRESS(42;2;4)):INDIRECT(ADDRESS(42;12;4));1)" office:value-type="float" office:value="10">
            <text:p>10</text:p>
          </table:table-cell>
          <table:table-cell table:formula="of:=RANK(INDIRECT(ADDRESS(42;6;4));INDIRECT(ADDRESS(42;2;4)):INDIRECT(ADDRESS(42;12;4));1)" office:value-type="float" office:value="8">
            <text:p>8</text:p>
          </table:table-cell>
          <table:table-cell table:formula="of:=RANK(INDIRECT(ADDRESS(42;7;4));INDIRECT(ADDRESS(42;2;4)):INDIRECT(ADDRESS(42;12;4));1)" office:value-type="float" office:value="9">
            <text:p>9</text:p>
          </table:table-cell>
          <table:table-cell table:formula="of:=RANK(INDIRECT(ADDRESS(42;8;4));INDIRECT(ADDRESS(42;2;4)):INDIRECT(ADDRESS(42;12;4));1)" office:value-type="float" office:value="11">
            <text:p>11</text:p>
          </table:table-cell>
          <table:table-cell table:formula="of:=RANK(INDIRECT(ADDRESS(42;9;4));INDIRECT(ADDRESS(42;2;4)):INDIRECT(ADDRESS(42;12;4));1)" office:value-type="float" office:value="1">
            <text:p>1</text:p>
          </table:table-cell>
          <table:table-cell table:formula="of:=RANK(INDIRECT(ADDRESS(42;10;4));INDIRECT(ADDRESS(42;2;4)):INDIRECT(ADDRESS(42;12;4));1)" office:value-type="float" office:value="1">
            <text:p>1</text:p>
          </table:table-cell>
          <table:table-cell table:formula="of:=RANK(INDIRECT(ADDRESS(42;11;4));INDIRECT(ADDRESS(42;2;4)):INDIRECT(ADDRESS(42;12;4));1)" office:value-type="float" office:value="1">
            <text:p>1</text:p>
          </table:table-cell>
          <table:table-cell table:formula="of:=RANK(INDIRECT(ADDRESS(42;12;4));INDIRECT(ADDRESS(42;2;4)):INDIRECT(ADDRESS(42;12;4));1)" office:value-type="float" office:value="1">
            <text:p>1</text:p>
          </table:table-cell>
        </table:table-row>
        <table:table-row table:style-name="ro2">
          <table:table-cell office:value-type="string">
            <text:p>Ave Ranks</text:p>
          </table:table-cell>
          <table:table-cell table:formula="of:=AVERAGE(INDIRECT(ADDRESS(44;2;4)):INDIRECT(ADDRESS(63;2;4)))" office:value-type="float" office:value="5.05">
            <text:p>5.05</text:p>
          </table:table-cell>
          <table:table-cell table:formula="of:=AVERAGE(INDIRECT(ADDRESS(44;3;4)):INDIRECT(ADDRESS(63;3;4)))" office:value-type="float" office:value="7.3">
            <text:p>7.3</text:p>
          </table:table-cell>
          <table:table-cell table:formula="of:=AVERAGE(INDIRECT(ADDRESS(44;4;4)):INDIRECT(ADDRESS(63;4;4)))" office:value-type="float" office:value="6.85">
            <text:p>6.85</text:p>
          </table:table-cell>
          <table:table-cell table:formula="of:=AVERAGE(INDIRECT(ADDRESS(44;5;4)):INDIRECT(ADDRESS(63;5;4)))" office:value-type="float" office:value="7.05">
            <text:p>7.05</text:p>
          </table:table-cell>
          <table:table-cell table:formula="of:=AVERAGE(INDIRECT(ADDRESS(44;6;4)):INDIRECT(ADDRESS(63;6;4)))" office:value-type="float" office:value="5.55">
            <text:p>5.55</text:p>
          </table:table-cell>
          <table:table-cell table:formula="of:=AVERAGE(INDIRECT(ADDRESS(44;7;4)):INDIRECT(ADDRESS(63;7;4)))" office:value-type="float" office:value="4.6">
            <text:p>4.6</text:p>
          </table:table-cell>
          <table:table-cell table:formula="of:=AVERAGE(INDIRECT(ADDRESS(44;8;4)):INDIRECT(ADDRESS(63;8;4)))" office:value-type="float" office:value="10.75">
            <text:p>10.75</text:p>
          </table:table-cell>
          <table:table-cell table:formula="of:=AVERAGE(INDIRECT(ADDRESS(44;9;4)):INDIRECT(ADDRESS(63;9;4)))" office:value-type="float" office:value="7.95">
            <text:p>7.95</text:p>
          </table:table-cell>
          <table:table-cell table:formula="of:=AVERAGE(INDIRECT(ADDRESS(44;10;4)):INDIRECT(ADDRESS(63;10;4)))" office:value-type="float" office:value="2.65">
            <text:p>2.65</text:p>
          </table:table-cell>
          <table:table-cell table:formula="of:=AVERAGE(INDIRECT(ADDRESS(44;11;4)):INDIRECT(ADDRESS(63;11;4)))" office:value-type="float" office:value="4">
            <text:p>4</text:p>
          </table:table-cell>
          <table:table-cell table:formula="of:=AVERAGE(INDIRECT(ADDRESS(44;12;4)):INDIRECT(ADDRESS(63;12;4)))" office:value-type="float" office:value="2.7">
            <text:p>2.7</text:p>
          </table:table-cell>
        </table:table-row>
        <table:table-row table:style-name="ro2">
          <table:table-cell office:value-type="string">
            <text:p>Total Rank</text:p>
          </table:table-cell>
          <table:table-cell table:formula="of:=RANK(INDIRECT(ADDRESS(64;2;4));INDIRECT(ADDRESS(64;2;4)):INDIRECT(ADDRESS(64;12;4));1)" office:value-type="float" office:value="5">
            <text:p>5</text:p>
          </table:table-cell>
          <table:table-cell table:formula="of:=RANK(INDIRECT(ADDRESS(64;3;4));INDIRECT(ADDRESS(64;2;4)):INDIRECT(ADDRESS(64;12;4));1)" office:value-type="float" office:value="9">
            <text:p>9</text:p>
          </table:table-cell>
          <table:table-cell table:formula="of:=RANK(INDIRECT(ADDRESS(64;4;4));INDIRECT(ADDRESS(64;2;4)):INDIRECT(ADDRESS(64;12;4));1)" office:value-type="float" office:value="7">
            <text:p>7</text:p>
          </table:table-cell>
          <table:table-cell table:formula="of:=RANK(INDIRECT(ADDRESS(64;5;4));INDIRECT(ADDRESS(64;2;4)):INDIRECT(ADDRESS(64;12;4));1)" office:value-type="float" office:value="8">
            <text:p>8</text:p>
          </table:table-cell>
          <table:table-cell table:formula="of:=RANK(INDIRECT(ADDRESS(64;6;4));INDIRECT(ADDRESS(64;2;4)):INDIRECT(ADDRESS(64;12;4));1)" office:value-type="float" office:value="6">
            <text:p>6</text:p>
          </table:table-cell>
          <table:table-cell table:formula="of:=RANK(INDIRECT(ADDRESS(64;7;4));INDIRECT(ADDRESS(64;2;4)):INDIRECT(ADDRESS(64;12;4));1)" office:value-type="float" office:value="4">
            <text:p>4</text:p>
          </table:table-cell>
          <table:table-cell table:formula="of:=RANK(INDIRECT(ADDRESS(64;8;4));INDIRECT(ADDRESS(64;2;4)):INDIRECT(ADDRESS(64;12;4));1)" office:value-type="float" office:value="11">
            <text:p>11</text:p>
          </table:table-cell>
          <table:table-cell table:formula="of:=RANK(INDIRECT(ADDRESS(64;9;4));INDIRECT(ADDRESS(64;2;4)):INDIRECT(ADDRESS(64;12;4));1)" office:value-type="float" office:value="10">
            <text:p>10</text:p>
          </table:table-cell>
          <table:table-cell table:formula="of:=RANK(INDIRECT(ADDRESS(64;10;4));INDIRECT(ADDRESS(64;2;4)):INDIRECT(ADDRESS(64;12;4));1)" office:value-type="float" office:value="1">
            <text:p>1</text:p>
          </table:table-cell>
          <table:table-cell table:formula="of:=RANK(INDIRECT(ADDRESS(64;11;4));INDIRECT(ADDRESS(64;2;4)):INDIRECT(ADDRESS(64;12;4));1)" office:value-type="float" office:value="3">
            <text:p>3</text:p>
          </table:table-cell>
          <table:table-cell table:formula="of:=RANK(INDIRECT(ADDRESS(64;12;4));INDIRECT(ADDRESS(64;2;4)):INDIRECT(ADDRESS(64;12;4));1)" office:value-type="float" office:value="2">
            <text:p>2</text:p>
          </table:table-cell>
        </table:table-row>
        <table:table-row table:style-name="ro2">
          <table:table-cell office:value-type="string">
            <text:p>Significant Diff</text:p>
          </table:table-cell>
          <table:table-cell table:number-columns-repeated="11" office:value-type="float" office:value="0.176608809278359">
            <text:p>0.1766088093</text:p>
          </table:table-cell>
        </table:table-row>
        <table:table-row table:style-name="ro2">
          <table:table-cell office:value-type="string">
            <text:p>Cutoff Rank</text:p>
          </table:table-cell>
          <table:table-cell table:formula="of:=MIN(INDIRECT(ADDRESS(64;2;4)):INDIRECT(ADDRESS(64;12;4)))+INDIRECT(ADDRESS(66;2;4))" office:value-type="float" office:value="2.82660880927836">
            <text:p>2.8266088093</text:p>
          </table:table-cell>
          <table:table-cell table:formula="of:=MIN(INDIRECT(ADDRESS(64;2;4)):INDIRECT(ADDRESS(64;12;4)))+INDIRECT(ADDRESS(66;3;4))" office:value-type="float" office:value="2.82660880927836">
            <text:p>2.8266088093</text:p>
          </table:table-cell>
          <table:table-cell table:formula="of:=MIN(INDIRECT(ADDRESS(64;2;4)):INDIRECT(ADDRESS(64;12;4)))+INDIRECT(ADDRESS(66;4;4))" office:value-type="float" office:value="2.82660880927836">
            <text:p>2.8266088093</text:p>
          </table:table-cell>
          <table:table-cell table:formula="of:=MIN(INDIRECT(ADDRESS(64;2;4)):INDIRECT(ADDRESS(64;12;4)))+INDIRECT(ADDRESS(66;5;4))" office:value-type="float" office:value="2.82660880927836">
            <text:p>2.8266088093</text:p>
          </table:table-cell>
          <table:table-cell table:formula="of:=MIN(INDIRECT(ADDRESS(64;2;4)):INDIRECT(ADDRESS(64;12;4)))+INDIRECT(ADDRESS(66;6;4))" office:value-type="float" office:value="2.82660880927836">
            <text:p>2.8266088093</text:p>
          </table:table-cell>
          <table:table-cell table:formula="of:=MIN(INDIRECT(ADDRESS(64;2;4)):INDIRECT(ADDRESS(64;12;4)))+INDIRECT(ADDRESS(66;7;4))" office:value-type="float" office:value="2.82660880927836">
            <text:p>2.8266088093</text:p>
          </table:table-cell>
          <table:table-cell table:formula="of:=MIN(INDIRECT(ADDRESS(64;2;4)):INDIRECT(ADDRESS(64;12;4)))+INDIRECT(ADDRESS(66;8;4))" office:value-type="float" office:value="2.82660880927836">
            <text:p>2.8266088093</text:p>
          </table:table-cell>
          <table:table-cell table:formula="of:=MIN(INDIRECT(ADDRESS(64;2;4)):INDIRECT(ADDRESS(64;12;4)))+INDIRECT(ADDRESS(66;9;4))" office:value-type="float" office:value="2.82660880927836">
            <text:p>2.8266088093</text:p>
          </table:table-cell>
          <table:table-cell table:formula="of:=MIN(INDIRECT(ADDRESS(64;2;4)):INDIRECT(ADDRESS(64;12;4)))+INDIRECT(ADDRESS(66;10;4))" office:value-type="float" office:value="2.82660880927836">
            <text:p>2.8266088093</text:p>
          </table:table-cell>
          <table:table-cell table:formula="of:=MIN(INDIRECT(ADDRESS(64;2;4)):INDIRECT(ADDRESS(64;12;4)))+INDIRECT(ADDRESS(66;11;4))" office:value-type="float" office:value="2.82660880927836">
            <text:p>2.8266088093</text:p>
          </table:table-cell>
          <table:table-cell table:formula="of:=MIN(INDIRECT(ADDRESS(64;2;4)):INDIRECT(ADDRESS(64;12;4)))+INDIRECT(ADDRESS(66;12;4))" office:value-type="float" office:value="2.82660880927836">
            <text:p>2.8266088093</text:p>
          </table:table-cell>
        </table:table-row>
        <table:table-row table:style-name="ro2">
          <table:table-cell office:value-type="string">
            <text:p>Same as Best</text:p>
          </table:table-cell>
          <table:table-cell table:formula="of:=IF(INDIRECT(ADDRESS(67;2;4))&gt;INDIRECT(ADDRESS(64;2;4));1;0)" office:value-type="float" office:value="0">
            <text:p>0</text:p>
          </table:table-cell>
          <table:table-cell table:formula="of:=IF(INDIRECT(ADDRESS(67;3;4))&gt;INDIRECT(ADDRESS(64;3;4));1;0)" office:value-type="float" office:value="0">
            <text:p>0</text:p>
          </table:table-cell>
          <table:table-cell table:formula="of:=IF(INDIRECT(ADDRESS(67;4;4))&gt;INDIRECT(ADDRESS(64;4;4));1;0)" office:value-type="float" office:value="0">
            <text:p>0</text:p>
          </table:table-cell>
          <table:table-cell table:formula="of:=IF(INDIRECT(ADDRESS(67;5;4))&gt;INDIRECT(ADDRESS(64;5;4));1;0)" office:value-type="float" office:value="0">
            <text:p>0</text:p>
          </table:table-cell>
          <table:table-cell table:formula="of:=IF(INDIRECT(ADDRESS(67;6;4))&gt;INDIRECT(ADDRESS(64;6;4));1;0)" office:value-type="float" office:value="0">
            <text:p>0</text:p>
          </table:table-cell>
          <table:table-cell table:formula="of:=IF(INDIRECT(ADDRESS(67;7;4))&gt;INDIRECT(ADDRESS(64;7;4));1;0)" office:value-type="float" office:value="0">
            <text:p>0</text:p>
          </table:table-cell>
          <table:table-cell table:formula="of:=IF(INDIRECT(ADDRESS(67;8;4))&gt;INDIRECT(ADDRESS(64;8;4));1;0)" office:value-type="float" office:value="0">
            <text:p>0</text:p>
          </table:table-cell>
          <table:table-cell table:formula="of:=IF(INDIRECT(ADDRESS(67;9;4))&gt;INDIRECT(ADDRESS(64;9;4));1;0)" office:value-type="float" office:value="0">
            <text:p>0</text:p>
          </table:table-cell>
          <table:table-cell table:formula="of:=IF(INDIRECT(ADDRESS(67;10;4))&gt;INDIRECT(ADDRESS(64;10;4));1;0)" office:value-type="float" office:value="1">
            <text:p>1</text:p>
          </table:table-cell>
          <table:table-cell table:formula="of:=IF(INDIRECT(ADDRESS(67;11;4))&gt;INDIRECT(ADDRESS(64;11;4));1;0)" office:value-type="float" office:value="0">
            <text:p>0</text:p>
          </table:table-cell>
          <table:table-cell table:formula="of:=IF(INDIRECT(ADDRESS(67;12;4))&gt;INDIRECT(ADDRESS(64;12;4));1;0)" office:value-type="float" office:value="1">
            <text:p>1</text:p>
          </table:table-cell>
        </table:table-row>
      </table:table>
      <table:table table:name="Error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>
            <text:p>metaSPSA</text:p>
          </table:table-cell>
          <table:table-cell office:value-type="string">
            <text:p>Compass</text:p>
          </table:table-cell>
          <table:table-cell office:value-type="string">
            <text:p>UnimodalCD</text:p>
          </table:table-cell>
          <table:table-cell office:value-type="string">
            <text:p>NelderMead</text:p>
          </table:table-cell>
          <table:table-cell office:value-type="string">
            <text:p>RestartedNelderMead</text:p>
          </table:table-cell>
          <table:table-cell office:value-type="string">
            <text:p>RestartedNelderMead100</text:p>
          </table:table-cell>
          <table:table-cell office:value-type="string">
            <text:p>SubgradientDescent</text:p>
          </table:table-cell>
          <table:table-cell office:value-type="string">
            <text:p>LBFGSMinimizeNW</text:p>
          </table:table-cell>
          <table:table-cell office:value-type="string">
            <text:p>LBFGSMinimize</text:p>
          </table:table-cell>
          <table:table-cell office:value-type="string">
            <text:p>LBFGSMinimizeMT</text:p>
          </table:table-cell>
          <table:table-cell office:value-type="string">
            <text:p>HybridLocalMinimize</text:p>
          </table:table-cell>
        </table:table-row>
        <table:table-row table:style-name="ro2">
          <table:table-cell office:value-type="string">
            <text:p>ExtendedRosenbrock2</text:p>
          </table:table-cell>
          <table:table-cell office:value-type="float" office:value="-9.12538566028669">
            <text:p>-9.1253856603</text:p>
          </table:table-cell>
          <table:table-cell office:value-type="float" office:value="-11.156878958016">
            <text:p>-11.156878958</text:p>
          </table:table-cell>
          <table:table-cell office:value-type="float" office:value="-13.6629393624343">
            <text:p>-13.6629393624</text:p>
          </table:table-cell>
          <table:table-cell office:value-type="float" office:value="-13.4053977153411">
            <text:p>-13.4053977153</text:p>
          </table:table-cell>
          <table:table-cell office:value-type="float" office:value="-13.5978402985446">
            <text:p>-13.5978402985</text:p>
          </table:table-cell>
          <table:table-cell office:value-type="float" office:value="-13.2353185957979">
            <text:p>-13.2353185958</text:p>
          </table:table-cell>
          <table:table-cell office:value-type="float" office:value="0">
            <text:p>0</text:p>
          </table:table-cell>
          <table:table-cell office:value-type="float" office:value="-4.00445557238041">
            <text:p>-4.0044555724</text:p>
          </table:table-cell>
          <table:table-cell office:value-type="float" office:value="-8.08131755022848">
            <text:p>-8.0813175502</text:p>
          </table:table-cell>
          <table:table-cell office:value-type="float" office:value="-8.27669204793093">
            <text:p>-8.2766920479</text:p>
          </table:table-cell>
          <table:table-cell office:value-type="float" office:value="-13.6558299312165">
            <text:p>-13.6558299312</text:p>
          </table:table-cell>
        </table:table-row>
        <table:table-row table:style-name="ro2">
          <table:table-cell office:value-type="string">
            <text:p>ExtendedPowellSingular4</text:p>
          </table:table-cell>
          <table:table-cell office:value-type="float" office:value="-4.63455101942127">
            <text:p>-4.6345510194</text:p>
          </table:table-cell>
          <table:table-cell office:value-type="float" office:value="-4.74683725616344">
            <text:p>-4.7468372562</text:p>
          </table:table-cell>
          <table:table-cell office:value-type="float" office:value="-4.01150099996513">
            <text:p>-4.011501</text:p>
          </table:table-cell>
          <table:table-cell office:value-type="float" office:value="-13.2150859045325">
            <text:p>-13.2150859045</text:p>
          </table:table-cell>
          <table:table-cell office:value-type="float" office:value="-13.6032650832332">
            <text:p>-13.6032650832</text:p>
          </table:table-cell>
          <table:table-cell office:value-type="float" office:value="-13.6157610775404">
            <text:p>-13.6157610775</text:p>
          </table:table-cell>
          <table:table-cell office:value-type="float" office:value="-0.293143369097111">
            <text:p>-0.2931433691</text:p>
          </table:table-cell>
          <table:table-cell office:value-type="float" office:value="-4.23233503852042">
            <text:p>-4.2323350385</text:p>
          </table:table-cell>
          <table:table-cell office:value-type="float" office:value="-4.82684415089342">
            <text:p>-4.8268441509</text:p>
          </table:table-cell>
          <table:table-cell office:value-type="float" office:value="-6.22455909504457">
            <text:p>-6.224559095</text:p>
          </table:table-cell>
          <table:table-cell office:value-type="float" office:value="-13.39344131024">
            <text:p>-13.3934413102</text:p>
          </table:table-cell>
        </table:table-row>
        <table:table-row table:style-name="ro1">
          <table:table-cell office:value-type="string">
            <text:p>HelicalValley</text:p>
          </table:table-cell>
          <table:table-cell office:value-type="float" office:value="-11.2765022093053">
            <text:p>-11.2765022093</text:p>
          </table:table-cell>
          <table:table-cell office:value-type="float" office:value="-11.6043825827264">
            <text:p>-11.6043825827</text:p>
          </table:table-cell>
          <table:table-cell office:value-type="float" office:value="-11.3887949199453">
            <text:p>-11.3887949199</text:p>
          </table:table-cell>
          <table:table-cell office:value-type="float" office:value="-13.3875432394433">
            <text:p>-13.3875432394</text:p>
          </table:table-cell>
          <table:table-cell office:value-type="float" office:value="-13.4400642718929">
            <text:p>-13.4400642719</text:p>
          </table:table-cell>
          <table:table-cell office:value-type="float" office:value="-13.5941777281664">
            <text:p>-13.5941777282</text:p>
          </table:table-cell>
          <table:table-cell office:value-type="float" office:value="0">
            <text:p>0</text:p>
          </table:table-cell>
          <table:table-cell office:value-type="float" office:value="-4.599873145647">
            <text:p>-4.5998731456</text:p>
          </table:table-cell>
          <table:table-cell office:value-type="float" office:value="-13.0293675037481">
            <text:p>-13.0293675037</text:p>
          </table:table-cell>
          <table:table-cell office:value-type="float" office:value="-8.38980091958604">
            <text:p>-8.3898009196</text:p>
          </table:table-cell>
          <table:table-cell office:value-type="float" office:value="-13.8703701982675">
            <text:p>-13.8703701983</text:p>
          </table:table-cell>
        </table:table-row>
        <table:table-row table:style-name="ro2">
          <table:table-cell office:value-type="string">
            <text:p>VariableDimensionF2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13.9040428868227">
            <text:p>-13.9040428868</text:p>
          </table:table-cell>
          <table:table-cell office:value-type="float" office:value="-13.5155012799453">
            <text:p>-13.5155012799</text:p>
          </table:table-cell>
          <table:table-cell office:value-type="float" office:value="-13.5991927202258">
            <text:p>-13.5991927202</text:p>
          </table:table-cell>
          <table:table-cell office:value-type="float" office:value="-13.7828854732891">
            <text:p>-13.7828854733</text:p>
          </table:table-cell>
          <table:table-cell office:value-type="float" office:value="-1.02390743079423">
            <text:p>-1.0239074308</text:p>
          </table:table-cell>
          <table:table-cell office:value-type="float" office:value="-12.8022172281174">
            <text:p>-12.8022172281</text:p>
          </table:table-cell>
          <table:table-cell office:value-type="float" office:value="-14.1874497675885">
            <text:p>-14.1874497676</text:p>
          </table:table-cell>
          <table:table-cell office:value-type="float" office:value="-14.4607566377279">
            <text:p>-14.4607566377</text:p>
          </table:table-cell>
          <table:table-cell office:value-type="float" office:value="-14.1874497675885">
            <text:p>-14.1874497676</text:p>
          </table:table-cell>
        </table:table-row>
        <table:table-row table:style-name="ro2">
          <table:table-cell office:value-type="string">
            <text:p>LinearFFullRank2</text:p>
          </table:table-cell>
          <table:table-cell office:value-type="float" office:value="-15.653559774527">
            <text:p>-15.6535597745</text:p>
          </table:table-cell>
          <table:table-cell office:value-type="float" office:value="-13.6457122802638">
            <text:p>-13.6457122803</text:p>
          </table:table-cell>
          <table:table-cell office:value-type="float" office:value="-14.4736420333571">
            <text:p>-14.4736420334</text:p>
          </table:table-cell>
          <table:table-cell office:value-type="float" office:value="-13.3896610742459">
            <text:p>-13.3896610742</text:p>
          </table:table-cell>
          <table:table-cell office:value-type="float" office:value="-13.5976429854526">
            <text:p>-13.5976429855</text:p>
          </table:table-cell>
          <table:table-cell office:value-type="float" office:value="-13.4608795438852">
            <text:p>-13.4608795439</text:p>
          </table:table-cell>
          <table:table-cell office:value-type="float" office:value="-0.958212175153592">
            <text:p>-0.9582121752</text:p>
          </table:table-cell>
          <table:table-cell office:value-type="float" office:value="-15.503044776695">
            <text:p>-15.5030447767</text:p>
          </table:table-cell>
          <table:table-cell table:number-columns-repeated="3" office:value-type="float" office:value="-15.653559774527">
            <text:p>-15.6535597745</text:p>
          </table:table-cell>
        </table:table-row>
        <table:table-row table:style-name="ro1">
          <table:table-cell office:value-type="string">
            <text:p>BrownBadScaled</text:p>
          </table:table-cell>
          <table:table-cell office:value-type="float" office:value="0">
            <text:p>0</text:p>
          </table:table-cell>
          <table:table-cell office:value-type="float" office:value="-7.80224463497736">
            <text:p>-7.802244635</text:p>
          </table:table-cell>
          <table:table-cell office:value-type="float" office:value="-8.61223800794947">
            <text:p>-8.6122380079</text:p>
          </table:table-cell>
          <table:table-cell office:value-type="float" office:value="-13.5908547958022">
            <text:p>-13.5908547958</text:p>
          </table:table-cell>
          <table:table-cell office:value-type="float" office:value="-13.9751907952657">
            <text:p>-13.9751907953</text:p>
          </table:table-cell>
          <table:table-cell office:value-type="float" office:value="-13.5470544745934">
            <text:p>-13.5470544746</text:p>
          </table:table-cell>
          <table:table-cell office:value-type="float" office:value="0">
            <text:p>0</text:p>
          </table:table-cell>
          <table:table-cell office:value-type="float" office:value="-9.53853368223042">
            <text:p>-9.5385336822</text:p>
          </table:table-cell>
          <table:table-cell office:value-type="float" office:value="-14.0007196997436">
            <text:p>-14.0007196997</text:p>
          </table:table-cell>
          <table:table-cell office:value-type="float" office:value="-12.3079236119278">
            <text:p>-12.3079236119</text:p>
          </table:table-cell>
          <table:table-cell office:value-type="float" office:value="-14.1537371570905">
            <text:p>-14.1537371571</text:p>
          </table:table-cell>
        </table:table-row>
        <table:table-row table:style-name="ro1">
          <table:table-cell office:value-type="string">
            <text:p>Beale</text:p>
          </table:table-cell>
          <table:table-cell office:value-type="float" office:value="-11.1835841766771">
            <text:p>-11.1835841767</text:p>
          </table:table-cell>
          <table:table-cell office:value-type="float" office:value="-12.6646556858607">
            <text:p>-12.6646556859</text:p>
          </table:table-cell>
          <table:table-cell office:value-type="float" office:value="-12.6044690718974">
            <text:p>-12.6044690719</text:p>
          </table:table-cell>
          <table:table-cell office:value-type="float" office:value="-13.9240096641064">
            <text:p>-13.9240096641</text:p>
          </table:table-cell>
          <table:table-cell office:value-type="float" office:value="-13.8178993941994">
            <text:p>-13.8178993942</text:p>
          </table:table-cell>
          <table:table-cell office:value-type="float" office:value="-13.5934991218586">
            <text:p>-13.5934991219</text:p>
          </table:table-cell>
          <table:table-cell office:value-type="float" office:value="-0.660491061613883">
            <text:p>-0.6604910616</text:p>
          </table:table-cell>
          <table:table-cell office:value-type="float" office:value="-9.58353624504197">
            <text:p>-9.583536245</text:p>
          </table:table-cell>
          <table:table-cell office:value-type="float" office:value="-10.0280770047549">
            <text:p>-10.0280770048</text:p>
          </table:table-cell>
          <table:table-cell office:value-type="float" office:value="-9.87277056657198">
            <text:p>-9.8727705666</text:p>
          </table:table-cell>
          <table:table-cell office:value-type="float" office:value="-13.7812415649153">
            <text:p>-13.7812415649</text:p>
          </table:table-cell>
        </table:table-row>
        <table:table-row table:style-name="ro2">
          <table:table-cell office:value-type="string">
            <text:p>BiggsExp6</text:p>
          </table:table-cell>
          <table:table-cell office:value-type="float" office:value="-1.38210176885613">
            <text:p>-1.3821017689</text:p>
          </table:table-cell>
          <table:table-cell office:value-type="float" office:value="-2.23240073514928">
            <text:p>-2.2324007351</text:p>
          </table:table-cell>
          <table:table-cell office:value-type="float" office:value="-2.22864387338225">
            <text:p>-2.2286438734</text:p>
          </table:table-cell>
          <table:table-cell office:value-type="float" office:value="-3.69096152698152">
            <text:p>-3.690961527</text:p>
          </table:table-cell>
          <table:table-cell office:value-type="float" office:value="-2.22485486303425">
            <text:p>-2.224854863</text:p>
          </table:table-cell>
          <table:table-cell office:value-type="float" office:value="-2.2248548630341">
            <text:p>-2.224854863</text:p>
          </table:table-cell>
          <table:table-cell office:value-type="float" office:value="-0.067678300929668">
            <text:p>-0.0676783009</text:p>
          </table:table-cell>
          <table:table-cell office:value-type="float" office:value="-4.00419797967194">
            <text:p>-4.0041979797</text:p>
          </table:table-cell>
          <table:table-cell office:value-type="float" office:value="-4.6078430182795">
            <text:p>-4.6078430183</text:p>
          </table:table-cell>
          <table:table-cell office:value-type="float" office:value="-2.22485486303161">
            <text:p>-2.224854863</text:p>
          </table:table-cell>
          <table:table-cell office:value-type="float" office:value="-13.3498893065447">
            <text:p>-13.3498893065</text:p>
          </table:table-cell>
        </table:table-row>
        <table:table-row table:style-name="ro2">
          <table:table-cell office:value-type="string">
            <text:p>ExtendedRosenbrock10</text:p>
          </table:table-cell>
          <table:table-cell office:value-type="float" office:value="0">
            <text:p>0</text:p>
          </table:table-cell>
          <table:table-cell office:value-type="float" office:value="-5.5951430062237">
            <text:p>-5.5951430062</text:p>
          </table:table-cell>
          <table:table-cell office:value-type="float" office:value="-1.81652318484908">
            <text:p>-1.8165231848</text:p>
          </table:table-cell>
          <table:table-cell office:value-type="float" office:value="-10.8155336562935">
            <text:p>-10.8155336563</text:p>
          </table:table-cell>
          <table:table-cell office:value-type="float" office:value="-13.1863661053058">
            <text:p>-13.1863661053</text:p>
          </table:table-cell>
          <table:table-cell office:value-type="float" office:value="-13.2236485056897">
            <text:p>-13.2236485057</text:p>
          </table:table-cell>
          <table:table-cell office:value-type="float" office:value="0">
            <text:p>0</text:p>
          </table:table-cell>
          <table:table-cell office:value-type="float" office:value="-3.8170511661844">
            <text:p>-3.8170511662</text:p>
          </table:table-cell>
          <table:table-cell office:value-type="float" office:value="-8.44827947485526">
            <text:p>-8.4482794749</text:p>
          </table:table-cell>
          <table:table-cell office:value-type="float" office:value="-9.12333908879532">
            <text:p>-9.1233390888</text:p>
          </table:table-cell>
          <table:table-cell office:value-type="float" office:value="-12.9750814827988">
            <text:p>-12.9750814828</text:p>
          </table:table-cell>
        </table:table-row>
        <table:table-row table:style-name="ro2">
          <table:table-cell office:value-type="string">
            <text:p>ExtendedPowellSingular12</text:p>
          </table:table-cell>
          <table:table-cell office:value-type="float" office:value="-2.7812104525966">
            <text:p>-2.7812104526</text:p>
          </table:table-cell>
          <table:table-cell office:value-type="float" office:value="-3.57790352497539">
            <text:p>-3.577903525</text:p>
          </table:table-cell>
          <table:table-cell office:value-type="float" office:value="-3.26079702049658">
            <text:p>-3.2607970205</text:p>
          </table:table-cell>
          <table:table-cell office:value-type="float" office:value="0">
            <text:p>0</text:p>
          </table:table-cell>
          <table:table-cell office:value-type="float" office:value="-11.4523165465303">
            <text:p>-11.4523165465</text:p>
          </table:table-cell>
          <table:table-cell office:value-type="float" office:value="-10.5859915933101">
            <text:p>-10.5859915933</text:p>
          </table:table-cell>
          <table:table-cell office:value-type="float" office:value="-0.285116059561639">
            <text:p>-0.2851160596</text:p>
          </table:table-cell>
          <table:table-cell office:value-type="float" office:value="-4.2356712165238">
            <text:p>-4.2356712165</text:p>
          </table:table-cell>
          <table:table-cell office:value-type="float" office:value="-4.62188369552498">
            <text:p>-4.6218836955</text:p>
          </table:table-cell>
          <table:table-cell office:value-type="float" office:value="-5.14813427423204">
            <text:p>-5.1481342742</text:p>
          </table:table-cell>
          <table:table-cell office:value-type="float" office:value="-9.09979094001297">
            <text:p>-9.09979094</text:p>
          </table:table-cell>
        </table:table-row>
        <table:table-row table:style-name="ro2">
          <table:table-cell office:value-type="string">
            <text:p>VariableDimensionF10</text:p>
          </table:table-cell>
          <table:table-cell office:value-type="float" office:value="0">
            <text:p>0</text:p>
          </table:table-cell>
          <table:table-cell office:value-type="float" office:value="-11.5923672467964">
            <text:p>-11.5923672468</text:p>
          </table:table-cell>
          <table:table-cell office:value-type="float" office:value="-11.761945582567">
            <text:p>-11.7619455826</text:p>
          </table:table-cell>
          <table:table-cell office:value-type="float" office:value="-11.6347258809923">
            <text:p>-11.634725881</text:p>
          </table:table-cell>
          <table:table-cell office:value-type="float" office:value="-13.0723022145447">
            <text:p>-13.0723022145</text:p>
          </table:table-cell>
          <table:table-cell office:value-type="float" office:value="-13.4155934956059">
            <text:p>-13.4155934956</text:p>
          </table:table-cell>
          <table:table-cell office:value-type="float" office:value="0">
            <text:p>0</text:p>
          </table:table-cell>
          <table:table-cell office:value-type="float" office:value="-5.26238226016544">
            <text:p>-5.2623822602</text:p>
          </table:table-cell>
          <table:table-cell office:value-type="float" office:value="-13.3293687899592">
            <text:p>-13.32936879</text:p>
          </table:table-cell>
          <table:table-cell office:value-type="float" office:value="-8.56767448894061">
            <text:p>-8.5676744889</text:p>
          </table:table-cell>
          <table:table-cell office:value-type="float" office:value="-13.402025510584">
            <text:p>-13.4020255106</text:p>
          </table:table-cell>
        </table:table-row>
        <table:table-row table:style-name="ro2">
          <table:table-cell office:value-type="string">
            <text:p>LinearFFullRank10</text:p>
          </table:table-cell>
          <table:table-cell office:value-type="float" office:value="-15.653559774527">
            <text:p>-15.6535597745</text:p>
          </table:table-cell>
          <table:table-cell office:value-type="float" office:value="-13.3849174465498">
            <text:p>-13.3849174465</text:p>
          </table:table-cell>
          <table:table-cell office:value-type="float" office:value="-13.8953117514037">
            <text:p>-13.8953117514</text:p>
          </table:table-cell>
          <table:table-cell office:value-type="float" office:value="-12.8130721128058">
            <text:p>-12.8130721128</text:p>
          </table:table-cell>
          <table:table-cell office:value-type="float" office:value="-13.4125754411361">
            <text:p>-13.4125754411</text:p>
          </table:table-cell>
          <table:table-cell office:value-type="float" office:value="-13.3656408032339">
            <text:p>-13.3656408032</text:p>
          </table:table-cell>
          <table:table-cell office:value-type="float" office:value="-0.621816727427333">
            <text:p>-0.6218167274</text:p>
          </table:table-cell>
          <table:table-cell table:number-columns-repeated="4"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ExtendedRosenbrock30</text:p>
          </table:table-cell>
          <table:table-cell office:value-type="float" office:value="0">
            <text:p>0</text:p>
          </table:table-cell>
          <table:table-cell office:value-type="float" office:value="-0.542505948903056">
            <text:p>-0.5425059489</text:p>
          </table:table-cell>
          <table:table-cell office:value-type="float" office:value="-0.628825547021685">
            <text:p>-0.628825547</text:p>
          </table:table-cell>
          <table:table-cell office:value-type="float" office:value="-0.579619919010489">
            <text:p>-0.579619919</text:p>
          </table:table-cell>
          <table:table-cell office:value-type="float" office:value="-7.37907590857429">
            <text:p>-7.3790759086</text:p>
          </table:table-cell>
          <table:table-cell office:value-type="float" office:value="-11.7860676537194">
            <text:p>-11.7860676537</text:p>
          </table:table-cell>
          <table:table-cell office:value-type="float" office:value="0">
            <text:p>0</text:p>
          </table:table-cell>
          <table:table-cell office:value-type="float" office:value="-4.2565338352104">
            <text:p>-4.2565338352</text:p>
          </table:table-cell>
          <table:table-cell office:value-type="float" office:value="-7.51885902448806">
            <text:p>-7.5188590245</text:p>
          </table:table-cell>
          <table:table-cell office:value-type="float" office:value="-8.59694727215703">
            <text:p>-8.5969472722</text:p>
          </table:table-cell>
          <table:table-cell office:value-type="float" office:value="-10.9601906722947">
            <text:p>-10.9601906723</text:p>
          </table:table-cell>
        </table:table-row>
        <table:table-row table:style-name="ro2">
          <table:table-cell office:value-type="string">
            <text:p>ExtendedPowellSingular32</text:p>
          </table:table-cell>
          <table:table-cell office:value-type="float" office:value="-2.24318421852439">
            <text:p>-2.2431842185</text:p>
          </table:table-cell>
          <table:table-cell office:value-type="float" office:value="-2.5246896313382">
            <text:p>-2.5246896313</text:p>
          </table:table-cell>
          <table:table-cell office:value-type="float" office:value="-2.57822847927254">
            <text:p>-2.5782284793</text:p>
          </table:table-cell>
          <table:table-cell office:value-type="float" office:value="0">
            <text:p>0</text:p>
          </table:table-cell>
          <table:table-cell office:value-type="float" office:value="-5.37157320600549">
            <text:p>-5.371573206</text:p>
          </table:table-cell>
          <table:table-cell office:value-type="float" office:value="-8.35381953866325">
            <text:p>-8.3538195387</text:p>
          </table:table-cell>
          <table:table-cell office:value-type="float" office:value="-0.330396108972844">
            <text:p>-0.330396109</text:p>
          </table:table-cell>
          <table:table-cell office:value-type="float" office:value="-4.00412404501013">
            <text:p>-4.004124045</text:p>
          </table:table-cell>
          <table:table-cell office:value-type="float" office:value="-4.61399717705811">
            <text:p>-4.6139971771</text:p>
          </table:table-cell>
          <table:table-cell office:value-type="float" office:value="-4.64880610345894">
            <text:p>-4.6488061035</text:p>
          </table:table-cell>
          <table:table-cell office:value-type="float" office:value="-7.19422775033765">
            <text:p>-7.1942277503</text:p>
          </table:table-cell>
        </table:table-row>
        <table:table-row table:style-name="ro2">
          <table:table-cell office:value-type="string">
            <text:p>VariableDimensionF30</text:p>
          </table:table-cell>
          <table:table-cell table:number-columns-repeated="4" office:value-type="float" office:value="0">
            <text:p>0</text:p>
          </table:table-cell>
          <table:table-cell office:value-type="float" office:value="-6.48028504173669">
            <text:p>-6.4802850417</text:p>
          </table:table-cell>
          <table:table-cell office:value-type="float" office:value="-12.1080908991179">
            <text:p>-12.1080908991</text:p>
          </table:table-cell>
          <table:table-cell office:value-type="float" office:value="0">
            <text:p>0</text:p>
          </table:table-cell>
          <table:table-cell office:value-type="float" office:value="-5.35222827894199">
            <text:p>-5.3522282789</text:p>
          </table:table-cell>
          <table:table-cell office:value-type="float" office:value="-11.5746248573191">
            <text:p>-11.5746248573</text:p>
          </table:table-cell>
          <table:table-cell office:value-type="float" office:value="-7.94589982612915">
            <text:p>-7.9458998261</text:p>
          </table:table-cell>
          <table:table-cell office:value-type="float" office:value="-12.2136506439846">
            <text:p>-12.213650644</text:p>
          </table:table-cell>
        </table:table-row>
        <table:table-row table:style-name="ro2">
          <table:table-cell office:value-type="string">
            <text:p>LinearFFullRank30</text:p>
          </table:table-cell>
          <table:table-cell office:value-type="float" office:value="-15.0141829740506">
            <text:p>-15.0141829741</text:p>
          </table:table-cell>
          <table:table-cell office:value-type="float" office:value="-13.0560699179511">
            <text:p>-13.056069918</text:p>
          </table:table-cell>
          <table:table-cell office:value-type="float" office:value="-14.0845967421578">
            <text:p>-14.0845967422</text:p>
          </table:table-cell>
          <table:table-cell office:value-type="float" office:value="0">
            <text:p>0</text:p>
          </table:table-cell>
          <table:table-cell office:value-type="float" office:value="-11.3038854063513">
            <text:p>-11.3038854064</text:p>
          </table:table-cell>
          <table:table-cell office:value-type="float" office:value="-12.7799338131011">
            <text:p>-12.7799338131</text:p>
          </table:table-cell>
          <table:table-cell office:value-type="float" office:value="-0.393938968532815">
            <text:p>-0.3939389685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14.8606539590151">
            <text:p>-14.860653959</text:p>
          </table:table-cell>
          <table:table-cell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ExtendedRosenbrock100</text:p>
          </table:table-cell>
          <table:table-cell table:number-columns-repeated="2" office:value-type="float" office:value="0">
            <text:p>0</text:p>
          </table:table-cell>
          <table:table-cell office:value-type="float" office:value="-0.114097776421323">
            <text:p>-0.1140977764</text:p>
          </table:table-cell>
          <table:table-cell office:value-type="float" office:value="-0.175800276859011">
            <text:p>-0.1758002769</text:p>
          </table:table-cell>
          <table:table-cell office:value-type="float" office:value="-3.48939425305748">
            <text:p>-3.4893942531</text:p>
          </table:table-cell>
          <table:table-cell office:value-type="float" office:value="-5.02364352538195">
            <text:p>-5.0236435254</text:p>
          </table:table-cell>
          <table:table-cell office:value-type="float" office:value="0">
            <text:p>0</text:p>
          </table:table-cell>
          <table:table-cell office:value-type="float" office:value="-3.98041661098525">
            <text:p>-3.980416611</text:p>
          </table:table-cell>
          <table:table-cell office:value-type="float" office:value="-7.2650747008949">
            <text:p>-7.2650747009</text:p>
          </table:table-cell>
          <table:table-cell office:value-type="float" office:value="-10.341492054293">
            <text:p>-10.3414920543</text:p>
          </table:table-cell>
          <table:table-cell office:value-type="float" office:value="-8.01528617801857">
            <text:p>-8.015286178</text:p>
          </table:table-cell>
        </table:table-row>
        <table:table-row table:style-name="ro2">
          <table:table-cell office:value-type="string">
            <text:p>ExtendedPowellSingular100</text:p>
          </table:table-cell>
          <table:table-cell office:value-type="float" office:value="-1.24733297874891">
            <text:p>-1.2473329787</text:p>
          </table:table-cell>
          <table:table-cell office:value-type="float" office:value="-1.30424571362152">
            <text:p>-1.3042457136</text:p>
          </table:table-cell>
          <table:table-cell office:value-type="float" office:value="-1.77550471334194">
            <text:p>-1.7755047133</text:p>
          </table:table-cell>
          <table:table-cell office:value-type="float" office:value="0">
            <text:p>0</text:p>
          </table:table-cell>
          <table:table-cell office:value-type="float" office:value="-4.37265318016472">
            <text:p>-4.3726531802</text:p>
          </table:table-cell>
          <table:table-cell office:value-type="float" office:value="-3.85717376988573">
            <text:p>-3.8571737699</text:p>
          </table:table-cell>
          <table:table-cell office:value-type="float" office:value="-0.264807182142916">
            <text:p>-0.2648071821</text:p>
          </table:table-cell>
          <table:table-cell office:value-type="float" office:value="-3.62128402254458">
            <text:p>-3.6212840225</text:p>
          </table:table-cell>
          <table:table-cell office:value-type="float" office:value="-4.853030673328">
            <text:p>-4.8530306733</text:p>
          </table:table-cell>
          <table:table-cell office:value-type="float" office:value="-5.41414241199032">
            <text:p>-5.414142412</text:p>
          </table:table-cell>
          <table:table-cell office:value-type="float" office:value="-5.41273941725386">
            <text:p>-5.4127394173</text:p>
          </table:table-cell>
        </table:table-row>
        <table:table-row table:style-name="ro2">
          <table:table-cell office:value-type="string">
            <text:p>VariableDimensionF100</text:p>
          </table:table-cell>
          <table:table-cell table:number-columns-repeated="4" office:value-type="float" office:value="0">
            <text:p>0</text:p>
          </table:table-cell>
          <table:table-cell office:value-type="float" office:value="-1.41236226148395">
            <text:p>-1.4123622615</text:p>
          </table:table-cell>
          <table:table-cell office:value-type="float" office:value="-5.69258226248502">
            <text:p>-5.6925822625</text:p>
          </table:table-cell>
          <table:table-cell office:value-type="float" office:value="0">
            <text:p>0</text:p>
          </table:table-cell>
          <table:table-cell office:value-type="float" office:value="-7.29841757304408">
            <text:p>-7.298417573</text:p>
          </table:table-cell>
          <table:table-cell office:value-type="float" office:value="-8.93117931248183">
            <text:p>-8.9311793125</text:p>
          </table:table-cell>
          <table:table-cell office:value-type="float" office:value="-6.89998283146511">
            <text:p>-6.8999828315</text:p>
          </table:table-cell>
          <table:table-cell office:value-type="float" office:value="-9.51659456096336">
            <text:p>-9.516594561</text:p>
          </table:table-cell>
        </table:table-row>
        <table:table-row table:style-name="ro2">
          <table:table-cell office:value-type="string">
            <text:p>LinearFFullRank100</text:p>
          </table:table-cell>
          <table:table-cell office:value-type="float" office:value="-14.3643834537718">
            <text:p>-14.3643834538</text:p>
          </table:table-cell>
          <table:table-cell office:value-type="float" office:value="-15.653559774527">
            <text:p>-15.6535597745</text:p>
          </table:table-cell>
          <table:table-cell office:value-type="float" office:value="-13.4620659261449">
            <text:p>-13.4620659261</text:p>
          </table:table-cell>
          <table:table-cell office:value-type="float" office:value="0">
            <text:p>0</text:p>
          </table:table-cell>
          <table:table-cell office:value-type="float" office:value="-9.98168560041987">
            <text:p>-9.9816856004</text:p>
          </table:table-cell>
          <table:table-cell office:value-type="float" office:value="-7.53705214612288">
            <text:p>-7.5370521461</text:p>
          </table:table-cell>
          <table:table-cell office:value-type="float" office:value="-0.0820374588552732">
            <text:p>-0.0820374589</text:p>
          </table:table-cell>
          <table:table-cell table:number-columns-repeated="4" office:value-type="float" office:value="-15.653559774527">
            <text:p>-15.6535597745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formula="of:=VALUE(TRIM(INDIRECT(ADDRESS(2;2;4))))" office:value-type="float" office:value="-9.12538566028669">
            <text:p>-9.1253856603</text:p>
          </table:table-cell>
          <table:table-cell table:formula="of:=VALUE(TRIM(INDIRECT(ADDRESS(2;3;4))))" office:value-type="float" office:value="-11.156878958016">
            <text:p>-11.156878958</text:p>
          </table:table-cell>
          <table:table-cell table:formula="of:=VALUE(TRIM(INDIRECT(ADDRESS(2;4;4))))" office:value-type="float" office:value="-13.6629393624343">
            <text:p>-13.6629393624</text:p>
          </table:table-cell>
          <table:table-cell table:formula="of:=VALUE(TRIM(INDIRECT(ADDRESS(2;5;4))))" office:value-type="float" office:value="-13.4053977153411">
            <text:p>-13.4053977153</text:p>
          </table:table-cell>
          <table:table-cell table:formula="of:=VALUE(TRIM(INDIRECT(ADDRESS(2;6;4))))" office:value-type="float" office:value="-13.5978402985446">
            <text:p>-13.5978402985</text:p>
          </table:table-cell>
          <table:table-cell table:formula="of:=VALUE(TRIM(INDIRECT(ADDRESS(2;7;4))))" office:value-type="float" office:value="-13.2353185957979">
            <text:p>-13.2353185958</text:p>
          </table:table-cell>
          <table:table-cell table:formula="of:=VALUE(TRIM(INDIRECT(ADDRESS(2;8;4))))" office:value-type="float" office:value="0">
            <text:p>0</text:p>
          </table:table-cell>
          <table:table-cell table:formula="of:=VALUE(TRIM(INDIRECT(ADDRESS(2;9;4))))" office:value-type="float" office:value="-4.00445557238041">
            <text:p>-4.0044555724</text:p>
          </table:table-cell>
          <table:table-cell table:formula="of:=VALUE(TRIM(INDIRECT(ADDRESS(2;10;4))))" office:value-type="float" office:value="-8.08131755022848">
            <text:p>-8.0813175502</text:p>
          </table:table-cell>
          <table:table-cell table:formula="of:=VALUE(TRIM(INDIRECT(ADDRESS(2;11;4))))" office:value-type="float" office:value="-8.27669204793093">
            <text:p>-8.2766920479</text:p>
          </table:table-cell>
          <table:table-cell table:formula="of:=VALUE(TRIM(INDIRECT(ADDRESS(2;12;4))))" office:value-type="float" office:value="-13.6558299312165">
            <text:p>-13.6558299312</text:p>
          </table:table-cell>
        </table:table-row>
        <table:table-row table:style-name="ro2">
          <table:table-cell/>
          <table:table-cell table:formula="of:=VALUE(TRIM(INDIRECT(ADDRESS(3;2;4))))" office:value-type="float" office:value="-4.63455101942127">
            <text:p>-4.6345510194</text:p>
          </table:table-cell>
          <table:table-cell table:formula="of:=VALUE(TRIM(INDIRECT(ADDRESS(3;3;4))))" office:value-type="float" office:value="-4.74683725616344">
            <text:p>-4.7468372562</text:p>
          </table:table-cell>
          <table:table-cell table:formula="of:=VALUE(TRIM(INDIRECT(ADDRESS(3;4;4))))" office:value-type="float" office:value="-4.01150099996513">
            <text:p>-4.011501</text:p>
          </table:table-cell>
          <table:table-cell table:formula="of:=VALUE(TRIM(INDIRECT(ADDRESS(3;5;4))))" office:value-type="float" office:value="-13.2150859045325">
            <text:p>-13.2150859045</text:p>
          </table:table-cell>
          <table:table-cell table:formula="of:=VALUE(TRIM(INDIRECT(ADDRESS(3;6;4))))" office:value-type="float" office:value="-13.6032650832332">
            <text:p>-13.6032650832</text:p>
          </table:table-cell>
          <table:table-cell table:formula="of:=VALUE(TRIM(INDIRECT(ADDRESS(3;7;4))))" office:value-type="float" office:value="-13.6157610775404">
            <text:p>-13.6157610775</text:p>
          </table:table-cell>
          <table:table-cell table:formula="of:=VALUE(TRIM(INDIRECT(ADDRESS(3;8;4))))" office:value-type="float" office:value="-0.293143369097111">
            <text:p>-0.2931433691</text:p>
          </table:table-cell>
          <table:table-cell table:formula="of:=VALUE(TRIM(INDIRECT(ADDRESS(3;9;4))))" office:value-type="float" office:value="-4.23233503852042">
            <text:p>-4.2323350385</text:p>
          </table:table-cell>
          <table:table-cell table:formula="of:=VALUE(TRIM(INDIRECT(ADDRESS(3;10;4))))" office:value-type="float" office:value="-4.82684415089342">
            <text:p>-4.8268441509</text:p>
          </table:table-cell>
          <table:table-cell table:formula="of:=VALUE(TRIM(INDIRECT(ADDRESS(3;11;4))))" office:value-type="float" office:value="-6.22455909504457">
            <text:p>-6.224559095</text:p>
          </table:table-cell>
          <table:table-cell table:formula="of:=VALUE(TRIM(INDIRECT(ADDRESS(3;12;4))))" office:value-type="float" office:value="-13.39344131024">
            <text:p>-13.3934413102</text:p>
          </table:table-cell>
        </table:table-row>
        <table:table-row table:style-name="ro2">
          <table:table-cell/>
          <table:table-cell table:formula="of:=VALUE(TRIM(INDIRECT(ADDRESS(4;2;4))))" office:value-type="float" office:value="-11.2765022093053">
            <text:p>-11.2765022093</text:p>
          </table:table-cell>
          <table:table-cell table:formula="of:=VALUE(TRIM(INDIRECT(ADDRESS(4;3;4))))" office:value-type="float" office:value="-11.6043825827264">
            <text:p>-11.6043825827</text:p>
          </table:table-cell>
          <table:table-cell table:formula="of:=VALUE(TRIM(INDIRECT(ADDRESS(4;4;4))))" office:value-type="float" office:value="-11.3887949199453">
            <text:p>-11.3887949199</text:p>
          </table:table-cell>
          <table:table-cell table:formula="of:=VALUE(TRIM(INDIRECT(ADDRESS(4;5;4))))" office:value-type="float" office:value="-13.3875432394433">
            <text:p>-13.3875432394</text:p>
          </table:table-cell>
          <table:table-cell table:formula="of:=VALUE(TRIM(INDIRECT(ADDRESS(4;6;4))))" office:value-type="float" office:value="-13.4400642718929">
            <text:p>-13.4400642719</text:p>
          </table:table-cell>
          <table:table-cell table:formula="of:=VALUE(TRIM(INDIRECT(ADDRESS(4;7;4))))" office:value-type="float" office:value="-13.5941777281664">
            <text:p>-13.5941777282</text:p>
          </table:table-cell>
          <table:table-cell table:formula="of:=VALUE(TRIM(INDIRECT(ADDRESS(4;8;4))))" office:value-type="float" office:value="0">
            <text:p>0</text:p>
          </table:table-cell>
          <table:table-cell table:formula="of:=VALUE(TRIM(INDIRECT(ADDRESS(4;9;4))))" office:value-type="float" office:value="-4.599873145647">
            <text:p>-4.5998731456</text:p>
          </table:table-cell>
          <table:table-cell table:formula="of:=VALUE(TRIM(INDIRECT(ADDRESS(4;10;4))))" office:value-type="float" office:value="-13.0293675037481">
            <text:p>-13.0293675037</text:p>
          </table:table-cell>
          <table:table-cell table:formula="of:=VALUE(TRIM(INDIRECT(ADDRESS(4;11;4))))" office:value-type="float" office:value="-8.38980091958604">
            <text:p>-8.3898009196</text:p>
          </table:table-cell>
          <table:table-cell table:formula="of:=VALUE(TRIM(INDIRECT(ADDRESS(4;12;4))))" office:value-type="float" office:value="-13.8703701982675">
            <text:p>-13.8703701983</text:p>
          </table:table-cell>
        </table:table-row>
        <table:table-row table:style-name="ro2">
          <table:table-cell/>
          <table:table-cell table:formula="of:=VALUE(TRIM(INDIRECT(ADDRESS(5;2;4))))" office:value-type="float" office:value="-15.653559774527">
            <text:p>-15.6535597745</text:p>
          </table:table-cell>
          <table:table-cell table:formula="of:=VALUE(TRIM(INDIRECT(ADDRESS(5;3;4))))" office:value-type="float" office:value="-15.653559774527">
            <text:p>-15.6535597745</text:p>
          </table:table-cell>
          <table:table-cell table:formula="of:=VALUE(TRIM(INDIRECT(ADDRESS(5;4;4))))" office:value-type="float" office:value="-13.9040428868227">
            <text:p>-13.9040428868</text:p>
          </table:table-cell>
          <table:table-cell table:formula="of:=VALUE(TRIM(INDIRECT(ADDRESS(5;5;4))))" office:value-type="float" office:value="-13.5155012799453">
            <text:p>-13.5155012799</text:p>
          </table:table-cell>
          <table:table-cell table:formula="of:=VALUE(TRIM(INDIRECT(ADDRESS(5;6;4))))" office:value-type="float" office:value="-13.5991927202258">
            <text:p>-13.5991927202</text:p>
          </table:table-cell>
          <table:table-cell table:formula="of:=VALUE(TRIM(INDIRECT(ADDRESS(5;7;4))))" office:value-type="float" office:value="-13.7828854732891">
            <text:p>-13.7828854733</text:p>
          </table:table-cell>
          <table:table-cell table:formula="of:=VALUE(TRIM(INDIRECT(ADDRESS(5;8;4))))" office:value-type="float" office:value="-1.02390743079423">
            <text:p>-1.0239074308</text:p>
          </table:table-cell>
          <table:table-cell table:formula="of:=VALUE(TRIM(INDIRECT(ADDRESS(5;9;4))))" office:value-type="float" office:value="-12.8022172281174">
            <text:p>-12.8022172281</text:p>
          </table:table-cell>
          <table:table-cell table:formula="of:=VALUE(TRIM(INDIRECT(ADDRESS(5;10;4))))" office:value-type="float" office:value="-14.1874497675885">
            <text:p>-14.1874497676</text:p>
          </table:table-cell>
          <table:table-cell table:formula="of:=VALUE(TRIM(INDIRECT(ADDRESS(5;11;4))))" office:value-type="float" office:value="-14.4607566377279">
            <text:p>-14.4607566377</text:p>
          </table:table-cell>
          <table:table-cell table:formula="of:=VALUE(TRIM(INDIRECT(ADDRESS(5;12;4))))" office:value-type="float" office:value="-14.1874497675885">
            <text:p>-14.1874497676</text:p>
          </table:table-cell>
        </table:table-row>
        <table:table-row table:style-name="ro2">
          <table:table-cell/>
          <table:table-cell table:formula="of:=VALUE(TRIM(INDIRECT(ADDRESS(6;2;4))))" office:value-type="float" office:value="-15.653559774527">
            <text:p>-15.6535597745</text:p>
          </table:table-cell>
          <table:table-cell table:formula="of:=VALUE(TRIM(INDIRECT(ADDRESS(6;3;4))))" office:value-type="float" office:value="-13.6457122802638">
            <text:p>-13.6457122803</text:p>
          </table:table-cell>
          <table:table-cell table:formula="of:=VALUE(TRIM(INDIRECT(ADDRESS(6;4;4))))" office:value-type="float" office:value="-14.4736420333571">
            <text:p>-14.4736420334</text:p>
          </table:table-cell>
          <table:table-cell table:formula="of:=VALUE(TRIM(INDIRECT(ADDRESS(6;5;4))))" office:value-type="float" office:value="-13.3896610742459">
            <text:p>-13.3896610742</text:p>
          </table:table-cell>
          <table:table-cell table:formula="of:=VALUE(TRIM(INDIRECT(ADDRESS(6;6;4))))" office:value-type="float" office:value="-13.5976429854526">
            <text:p>-13.5976429855</text:p>
          </table:table-cell>
          <table:table-cell table:formula="of:=VALUE(TRIM(INDIRECT(ADDRESS(6;7;4))))" office:value-type="float" office:value="-13.4608795438852">
            <text:p>-13.4608795439</text:p>
          </table:table-cell>
          <table:table-cell table:formula="of:=VALUE(TRIM(INDIRECT(ADDRESS(6;8;4))))" office:value-type="float" office:value="-0.958212175153592">
            <text:p>-0.9582121752</text:p>
          </table:table-cell>
          <table:table-cell table:formula="of:=VALUE(TRIM(INDIRECT(ADDRESS(6;9;4))))" office:value-type="float" office:value="-15.503044776695">
            <text:p>-15.5030447767</text:p>
          </table:table-cell>
          <table:table-cell table:formula="of:=VALUE(TRIM(INDIRECT(ADDRESS(6;10;4))))" office:value-type="float" office:value="-15.653559774527">
            <text:p>-15.6535597745</text:p>
          </table:table-cell>
          <table:table-cell table:formula="of:=VALUE(TRIM(INDIRECT(ADDRESS(6;11;4))))" office:value-type="float" office:value="-15.653559774527">
            <text:p>-15.6535597745</text:p>
          </table:table-cell>
          <table:table-cell table:formula="of:=VALUE(TRIM(INDIRECT(ADDRESS(6;12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7;2;4))))" office:value-type="float" office:value="0">
            <text:p>0</text:p>
          </table:table-cell>
          <table:table-cell table:formula="of:=VALUE(TRIM(INDIRECT(ADDRESS(7;3;4))))" office:value-type="float" office:value="-7.80224463497736">
            <text:p>-7.802244635</text:p>
          </table:table-cell>
          <table:table-cell table:formula="of:=VALUE(TRIM(INDIRECT(ADDRESS(7;4;4))))" office:value-type="float" office:value="-8.61223800794947">
            <text:p>-8.6122380079</text:p>
          </table:table-cell>
          <table:table-cell table:formula="of:=VALUE(TRIM(INDIRECT(ADDRESS(7;5;4))))" office:value-type="float" office:value="-13.5908547958022">
            <text:p>-13.5908547958</text:p>
          </table:table-cell>
          <table:table-cell table:formula="of:=VALUE(TRIM(INDIRECT(ADDRESS(7;6;4))))" office:value-type="float" office:value="-13.9751907952657">
            <text:p>-13.9751907953</text:p>
          </table:table-cell>
          <table:table-cell table:formula="of:=VALUE(TRIM(INDIRECT(ADDRESS(7;7;4))))" office:value-type="float" office:value="-13.5470544745934">
            <text:p>-13.5470544746</text:p>
          </table:table-cell>
          <table:table-cell table:formula="of:=VALUE(TRIM(INDIRECT(ADDRESS(7;8;4))))" office:value-type="float" office:value="0">
            <text:p>0</text:p>
          </table:table-cell>
          <table:table-cell table:formula="of:=VALUE(TRIM(INDIRECT(ADDRESS(7;9;4))))" office:value-type="float" office:value="-9.53853368223042">
            <text:p>-9.5385336822</text:p>
          </table:table-cell>
          <table:table-cell table:formula="of:=VALUE(TRIM(INDIRECT(ADDRESS(7;10;4))))" office:value-type="float" office:value="-14.0007196997436">
            <text:p>-14.0007196997</text:p>
          </table:table-cell>
          <table:table-cell table:formula="of:=VALUE(TRIM(INDIRECT(ADDRESS(7;11;4))))" office:value-type="float" office:value="-12.3079236119278">
            <text:p>-12.3079236119</text:p>
          </table:table-cell>
          <table:table-cell table:formula="of:=VALUE(TRIM(INDIRECT(ADDRESS(7;12;4))))" office:value-type="float" office:value="-14.1537371570905">
            <text:p>-14.1537371571</text:p>
          </table:table-cell>
        </table:table-row>
        <table:table-row table:style-name="ro2">
          <table:table-cell/>
          <table:table-cell table:formula="of:=VALUE(TRIM(INDIRECT(ADDRESS(8;2;4))))" office:value-type="float" office:value="-11.1835841766771">
            <text:p>-11.1835841767</text:p>
          </table:table-cell>
          <table:table-cell table:formula="of:=VALUE(TRIM(INDIRECT(ADDRESS(8;3;4))))" office:value-type="float" office:value="-12.6646556858607">
            <text:p>-12.6646556859</text:p>
          </table:table-cell>
          <table:table-cell table:formula="of:=VALUE(TRIM(INDIRECT(ADDRESS(8;4;4))))" office:value-type="float" office:value="-12.6044690718974">
            <text:p>-12.6044690719</text:p>
          </table:table-cell>
          <table:table-cell table:formula="of:=VALUE(TRIM(INDIRECT(ADDRESS(8;5;4))))" office:value-type="float" office:value="-13.9240096641064">
            <text:p>-13.9240096641</text:p>
          </table:table-cell>
          <table:table-cell table:formula="of:=VALUE(TRIM(INDIRECT(ADDRESS(8;6;4))))" office:value-type="float" office:value="-13.8178993941994">
            <text:p>-13.8178993942</text:p>
          </table:table-cell>
          <table:table-cell table:formula="of:=VALUE(TRIM(INDIRECT(ADDRESS(8;7;4))))" office:value-type="float" office:value="-13.5934991218586">
            <text:p>-13.5934991219</text:p>
          </table:table-cell>
          <table:table-cell table:formula="of:=VALUE(TRIM(INDIRECT(ADDRESS(8;8;4))))" office:value-type="float" office:value="-0.660491061613883">
            <text:p>-0.6604910616</text:p>
          </table:table-cell>
          <table:table-cell table:formula="of:=VALUE(TRIM(INDIRECT(ADDRESS(8;9;4))))" office:value-type="float" office:value="-9.58353624504197">
            <text:p>-9.583536245</text:p>
          </table:table-cell>
          <table:table-cell table:formula="of:=VALUE(TRIM(INDIRECT(ADDRESS(8;10;4))))" office:value-type="float" office:value="-10.0280770047549">
            <text:p>-10.0280770048</text:p>
          </table:table-cell>
          <table:table-cell table:formula="of:=VALUE(TRIM(INDIRECT(ADDRESS(8;11;4))))" office:value-type="float" office:value="-9.87277056657198">
            <text:p>-9.8727705666</text:p>
          </table:table-cell>
          <table:table-cell table:formula="of:=VALUE(TRIM(INDIRECT(ADDRESS(8;12;4))))" office:value-type="float" office:value="-13.7812415649153">
            <text:p>-13.7812415649</text:p>
          </table:table-cell>
        </table:table-row>
        <table:table-row table:style-name="ro2">
          <table:table-cell/>
          <table:table-cell table:formula="of:=VALUE(TRIM(INDIRECT(ADDRESS(9;2;4))))" office:value-type="float" office:value="-1.38210176885613">
            <text:p>-1.3821017689</text:p>
          </table:table-cell>
          <table:table-cell table:formula="of:=VALUE(TRIM(INDIRECT(ADDRESS(9;3;4))))" office:value-type="float" office:value="-2.23240073514928">
            <text:p>-2.2324007351</text:p>
          </table:table-cell>
          <table:table-cell table:formula="of:=VALUE(TRIM(INDIRECT(ADDRESS(9;4;4))))" office:value-type="float" office:value="-2.22864387338225">
            <text:p>-2.2286438734</text:p>
          </table:table-cell>
          <table:table-cell table:formula="of:=VALUE(TRIM(INDIRECT(ADDRESS(9;5;4))))" office:value-type="float" office:value="-3.69096152698152">
            <text:p>-3.690961527</text:p>
          </table:table-cell>
          <table:table-cell table:formula="of:=VALUE(TRIM(INDIRECT(ADDRESS(9;6;4))))" office:value-type="float" office:value="-2.22485486303425">
            <text:p>-2.224854863</text:p>
          </table:table-cell>
          <table:table-cell table:formula="of:=VALUE(TRIM(INDIRECT(ADDRESS(9;7;4))))" office:value-type="float" office:value="-2.2248548630341">
            <text:p>-2.224854863</text:p>
          </table:table-cell>
          <table:table-cell table:formula="of:=VALUE(TRIM(INDIRECT(ADDRESS(9;8;4))))" office:value-type="float" office:value="-0.067678300929668">
            <text:p>-0.0676783009</text:p>
          </table:table-cell>
          <table:table-cell table:formula="of:=VALUE(TRIM(INDIRECT(ADDRESS(9;9;4))))" office:value-type="float" office:value="-4.00419797967194">
            <text:p>-4.0041979797</text:p>
          </table:table-cell>
          <table:table-cell table:formula="of:=VALUE(TRIM(INDIRECT(ADDRESS(9;10;4))))" office:value-type="float" office:value="-4.6078430182795">
            <text:p>-4.6078430183</text:p>
          </table:table-cell>
          <table:table-cell table:formula="of:=VALUE(TRIM(INDIRECT(ADDRESS(9;11;4))))" office:value-type="float" office:value="-2.22485486303161">
            <text:p>-2.224854863</text:p>
          </table:table-cell>
          <table:table-cell table:formula="of:=VALUE(TRIM(INDIRECT(ADDRESS(9;12;4))))" office:value-type="float" office:value="-13.3498893065447">
            <text:p>-13.3498893065</text:p>
          </table:table-cell>
        </table:table-row>
        <table:table-row table:style-name="ro2">
          <table:table-cell/>
          <table:table-cell table:formula="of:=VALUE(TRIM(INDIRECT(ADDRESS(10;2;4))))" office:value-type="float" office:value="0">
            <text:p>0</text:p>
          </table:table-cell>
          <table:table-cell table:formula="of:=VALUE(TRIM(INDIRECT(ADDRESS(10;3;4))))" office:value-type="float" office:value="-5.5951430062237">
            <text:p>-5.5951430062</text:p>
          </table:table-cell>
          <table:table-cell table:formula="of:=VALUE(TRIM(INDIRECT(ADDRESS(10;4;4))))" office:value-type="float" office:value="-1.81652318484908">
            <text:p>-1.8165231848</text:p>
          </table:table-cell>
          <table:table-cell table:formula="of:=VALUE(TRIM(INDIRECT(ADDRESS(10;5;4))))" office:value-type="float" office:value="-10.8155336562935">
            <text:p>-10.8155336563</text:p>
          </table:table-cell>
          <table:table-cell table:formula="of:=VALUE(TRIM(INDIRECT(ADDRESS(10;6;4))))" office:value-type="float" office:value="-13.1863661053058">
            <text:p>-13.1863661053</text:p>
          </table:table-cell>
          <table:table-cell table:formula="of:=VALUE(TRIM(INDIRECT(ADDRESS(10;7;4))))" office:value-type="float" office:value="-13.2236485056897">
            <text:p>-13.2236485057</text:p>
          </table:table-cell>
          <table:table-cell table:formula="of:=VALUE(TRIM(INDIRECT(ADDRESS(10;8;4))))" office:value-type="float" office:value="0">
            <text:p>0</text:p>
          </table:table-cell>
          <table:table-cell table:formula="of:=VALUE(TRIM(INDIRECT(ADDRESS(10;9;4))))" office:value-type="float" office:value="-3.8170511661844">
            <text:p>-3.8170511662</text:p>
          </table:table-cell>
          <table:table-cell table:formula="of:=VALUE(TRIM(INDIRECT(ADDRESS(10;10;4))))" office:value-type="float" office:value="-8.44827947485526">
            <text:p>-8.4482794749</text:p>
          </table:table-cell>
          <table:table-cell table:formula="of:=VALUE(TRIM(INDIRECT(ADDRESS(10;11;4))))" office:value-type="float" office:value="-9.12333908879532">
            <text:p>-9.1233390888</text:p>
          </table:table-cell>
          <table:table-cell table:formula="of:=VALUE(TRIM(INDIRECT(ADDRESS(10;12;4))))" office:value-type="float" office:value="-12.9750814827988">
            <text:p>-12.9750814828</text:p>
          </table:table-cell>
        </table:table-row>
        <table:table-row table:style-name="ro2">
          <table:table-cell/>
          <table:table-cell table:formula="of:=VALUE(TRIM(INDIRECT(ADDRESS(11;2;4))))" office:value-type="float" office:value="-2.7812104525966">
            <text:p>-2.7812104526</text:p>
          </table:table-cell>
          <table:table-cell table:formula="of:=VALUE(TRIM(INDIRECT(ADDRESS(11;3;4))))" office:value-type="float" office:value="-3.57790352497539">
            <text:p>-3.577903525</text:p>
          </table:table-cell>
          <table:table-cell table:formula="of:=VALUE(TRIM(INDIRECT(ADDRESS(11;4;4))))" office:value-type="float" office:value="-3.26079702049658">
            <text:p>-3.2607970205</text:p>
          </table:table-cell>
          <table:table-cell table:formula="of:=VALUE(TRIM(INDIRECT(ADDRESS(11;5;4))))" office:value-type="float" office:value="0">
            <text:p>0</text:p>
          </table:table-cell>
          <table:table-cell table:formula="of:=VALUE(TRIM(INDIRECT(ADDRESS(11;6;4))))" office:value-type="float" office:value="-11.4523165465303">
            <text:p>-11.4523165465</text:p>
          </table:table-cell>
          <table:table-cell table:formula="of:=VALUE(TRIM(INDIRECT(ADDRESS(11;7;4))))" office:value-type="float" office:value="-10.5859915933101">
            <text:p>-10.5859915933</text:p>
          </table:table-cell>
          <table:table-cell table:formula="of:=VALUE(TRIM(INDIRECT(ADDRESS(11;8;4))))" office:value-type="float" office:value="-0.285116059561639">
            <text:p>-0.2851160596</text:p>
          </table:table-cell>
          <table:table-cell table:formula="of:=VALUE(TRIM(INDIRECT(ADDRESS(11;9;4))))" office:value-type="float" office:value="-4.2356712165238">
            <text:p>-4.2356712165</text:p>
          </table:table-cell>
          <table:table-cell table:formula="of:=VALUE(TRIM(INDIRECT(ADDRESS(11;10;4))))" office:value-type="float" office:value="-4.62188369552498">
            <text:p>-4.6218836955</text:p>
          </table:table-cell>
          <table:table-cell table:formula="of:=VALUE(TRIM(INDIRECT(ADDRESS(11;11;4))))" office:value-type="float" office:value="-5.14813427423204">
            <text:p>-5.1481342742</text:p>
          </table:table-cell>
          <table:table-cell table:formula="of:=VALUE(TRIM(INDIRECT(ADDRESS(11;12;4))))" office:value-type="float" office:value="-9.09979094001297">
            <text:p>-9.09979094</text:p>
          </table:table-cell>
        </table:table-row>
        <table:table-row table:style-name="ro2">
          <table:table-cell/>
          <table:table-cell table:formula="of:=VALUE(TRIM(INDIRECT(ADDRESS(12;2;4))))" office:value-type="float" office:value="0">
            <text:p>0</text:p>
          </table:table-cell>
          <table:table-cell table:formula="of:=VALUE(TRIM(INDIRECT(ADDRESS(12;3;4))))" office:value-type="float" office:value="-11.5923672467964">
            <text:p>-11.5923672468</text:p>
          </table:table-cell>
          <table:table-cell table:formula="of:=VALUE(TRIM(INDIRECT(ADDRESS(12;4;4))))" office:value-type="float" office:value="-11.761945582567">
            <text:p>-11.7619455826</text:p>
          </table:table-cell>
          <table:table-cell table:formula="of:=VALUE(TRIM(INDIRECT(ADDRESS(12;5;4))))" office:value-type="float" office:value="-11.6347258809923">
            <text:p>-11.634725881</text:p>
          </table:table-cell>
          <table:table-cell table:formula="of:=VALUE(TRIM(INDIRECT(ADDRESS(12;6;4))))" office:value-type="float" office:value="-13.0723022145447">
            <text:p>-13.0723022145</text:p>
          </table:table-cell>
          <table:table-cell table:formula="of:=VALUE(TRIM(INDIRECT(ADDRESS(12;7;4))))" office:value-type="float" office:value="-13.4155934956059">
            <text:p>-13.4155934956</text:p>
          </table:table-cell>
          <table:table-cell table:formula="of:=VALUE(TRIM(INDIRECT(ADDRESS(12;8;4))))" office:value-type="float" office:value="0">
            <text:p>0</text:p>
          </table:table-cell>
          <table:table-cell table:formula="of:=VALUE(TRIM(INDIRECT(ADDRESS(12;9;4))))" office:value-type="float" office:value="-5.26238226016544">
            <text:p>-5.2623822602</text:p>
          </table:table-cell>
          <table:table-cell table:formula="of:=VALUE(TRIM(INDIRECT(ADDRESS(12;10;4))))" office:value-type="float" office:value="-13.3293687899592">
            <text:p>-13.32936879</text:p>
          </table:table-cell>
          <table:table-cell table:formula="of:=VALUE(TRIM(INDIRECT(ADDRESS(12;11;4))))" office:value-type="float" office:value="-8.56767448894061">
            <text:p>-8.5676744889</text:p>
          </table:table-cell>
          <table:table-cell table:formula="of:=VALUE(TRIM(INDIRECT(ADDRESS(12;12;4))))" office:value-type="float" office:value="-13.402025510584">
            <text:p>-13.4020255106</text:p>
          </table:table-cell>
        </table:table-row>
        <table:table-row table:style-name="ro2">
          <table:table-cell/>
          <table:table-cell table:formula="of:=VALUE(TRIM(INDIRECT(ADDRESS(13;2;4))))" office:value-type="float" office:value="-15.653559774527">
            <text:p>-15.6535597745</text:p>
          </table:table-cell>
          <table:table-cell table:formula="of:=VALUE(TRIM(INDIRECT(ADDRESS(13;3;4))))" office:value-type="float" office:value="-13.3849174465498">
            <text:p>-13.3849174465</text:p>
          </table:table-cell>
          <table:table-cell table:formula="of:=VALUE(TRIM(INDIRECT(ADDRESS(13;4;4))))" office:value-type="float" office:value="-13.8953117514037">
            <text:p>-13.8953117514</text:p>
          </table:table-cell>
          <table:table-cell table:formula="of:=VALUE(TRIM(INDIRECT(ADDRESS(13;5;4))))" office:value-type="float" office:value="-12.8130721128058">
            <text:p>-12.8130721128</text:p>
          </table:table-cell>
          <table:table-cell table:formula="of:=VALUE(TRIM(INDIRECT(ADDRESS(13;6;4))))" office:value-type="float" office:value="-13.4125754411361">
            <text:p>-13.4125754411</text:p>
          </table:table-cell>
          <table:table-cell table:formula="of:=VALUE(TRIM(INDIRECT(ADDRESS(13;7;4))))" office:value-type="float" office:value="-13.3656408032339">
            <text:p>-13.3656408032</text:p>
          </table:table-cell>
          <table:table-cell table:formula="of:=VALUE(TRIM(INDIRECT(ADDRESS(13;8;4))))" office:value-type="float" office:value="-0.621816727427333">
            <text:p>-0.6218167274</text:p>
          </table:table-cell>
          <table:table-cell table:formula="of:=VALUE(TRIM(INDIRECT(ADDRESS(13;9;4))))" office:value-type="float" office:value="-15.653559774527">
            <text:p>-15.6535597745</text:p>
          </table:table-cell>
          <table:table-cell table:formula="of:=VALUE(TRIM(INDIRECT(ADDRESS(13;10;4))))" office:value-type="float" office:value="-15.653559774527">
            <text:p>-15.6535597745</text:p>
          </table:table-cell>
          <table:table-cell table:formula="of:=VALUE(TRIM(INDIRECT(ADDRESS(13;11;4))))" office:value-type="float" office:value="-15.653559774527">
            <text:p>-15.6535597745</text:p>
          </table:table-cell>
          <table:table-cell table:formula="of:=VALUE(TRIM(INDIRECT(ADDRESS(13;12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14;2;4))))" office:value-type="float" office:value="0">
            <text:p>0</text:p>
          </table:table-cell>
          <table:table-cell table:formula="of:=VALUE(TRIM(INDIRECT(ADDRESS(14;3;4))))" office:value-type="float" office:value="-0.542505948903056">
            <text:p>-0.5425059489</text:p>
          </table:table-cell>
          <table:table-cell table:formula="of:=VALUE(TRIM(INDIRECT(ADDRESS(14;4;4))))" office:value-type="float" office:value="-0.628825547021685">
            <text:p>-0.628825547</text:p>
          </table:table-cell>
          <table:table-cell table:formula="of:=VALUE(TRIM(INDIRECT(ADDRESS(14;5;4))))" office:value-type="float" office:value="-0.579619919010489">
            <text:p>-0.579619919</text:p>
          </table:table-cell>
          <table:table-cell table:formula="of:=VALUE(TRIM(INDIRECT(ADDRESS(14;6;4))))" office:value-type="float" office:value="-7.37907590857429">
            <text:p>-7.3790759086</text:p>
          </table:table-cell>
          <table:table-cell table:formula="of:=VALUE(TRIM(INDIRECT(ADDRESS(14;7;4))))" office:value-type="float" office:value="-11.7860676537194">
            <text:p>-11.7860676537</text:p>
          </table:table-cell>
          <table:table-cell table:formula="of:=VALUE(TRIM(INDIRECT(ADDRESS(14;8;4))))" office:value-type="float" office:value="0">
            <text:p>0</text:p>
          </table:table-cell>
          <table:table-cell table:formula="of:=VALUE(TRIM(INDIRECT(ADDRESS(14;9;4))))" office:value-type="float" office:value="-4.2565338352104">
            <text:p>-4.2565338352</text:p>
          </table:table-cell>
          <table:table-cell table:formula="of:=VALUE(TRIM(INDIRECT(ADDRESS(14;10;4))))" office:value-type="float" office:value="-7.51885902448806">
            <text:p>-7.5188590245</text:p>
          </table:table-cell>
          <table:table-cell table:formula="of:=VALUE(TRIM(INDIRECT(ADDRESS(14;11;4))))" office:value-type="float" office:value="-8.59694727215703">
            <text:p>-8.5969472722</text:p>
          </table:table-cell>
          <table:table-cell table:formula="of:=VALUE(TRIM(INDIRECT(ADDRESS(14;12;4))))" office:value-type="float" office:value="-10.9601906722947">
            <text:p>-10.9601906723</text:p>
          </table:table-cell>
        </table:table-row>
        <table:table-row table:style-name="ro2">
          <table:table-cell/>
          <table:table-cell table:formula="of:=VALUE(TRIM(INDIRECT(ADDRESS(15;2;4))))" office:value-type="float" office:value="-2.24318421852439">
            <text:p>-2.2431842185</text:p>
          </table:table-cell>
          <table:table-cell table:formula="of:=VALUE(TRIM(INDIRECT(ADDRESS(15;3;4))))" office:value-type="float" office:value="-2.5246896313382">
            <text:p>-2.5246896313</text:p>
          </table:table-cell>
          <table:table-cell table:formula="of:=VALUE(TRIM(INDIRECT(ADDRESS(15;4;4))))" office:value-type="float" office:value="-2.57822847927254">
            <text:p>-2.5782284793</text:p>
          </table:table-cell>
          <table:table-cell table:formula="of:=VALUE(TRIM(INDIRECT(ADDRESS(15;5;4))))" office:value-type="float" office:value="0">
            <text:p>0</text:p>
          </table:table-cell>
          <table:table-cell table:formula="of:=VALUE(TRIM(INDIRECT(ADDRESS(15;6;4))))" office:value-type="float" office:value="-5.37157320600549">
            <text:p>-5.371573206</text:p>
          </table:table-cell>
          <table:table-cell table:formula="of:=VALUE(TRIM(INDIRECT(ADDRESS(15;7;4))))" office:value-type="float" office:value="-8.35381953866325">
            <text:p>-8.3538195387</text:p>
          </table:table-cell>
          <table:table-cell table:formula="of:=VALUE(TRIM(INDIRECT(ADDRESS(15;8;4))))" office:value-type="float" office:value="-0.330396108972844">
            <text:p>-0.330396109</text:p>
          </table:table-cell>
          <table:table-cell table:formula="of:=VALUE(TRIM(INDIRECT(ADDRESS(15;9;4))))" office:value-type="float" office:value="-4.00412404501013">
            <text:p>-4.004124045</text:p>
          </table:table-cell>
          <table:table-cell table:formula="of:=VALUE(TRIM(INDIRECT(ADDRESS(15;10;4))))" office:value-type="float" office:value="-4.61399717705811">
            <text:p>-4.6139971771</text:p>
          </table:table-cell>
          <table:table-cell table:formula="of:=VALUE(TRIM(INDIRECT(ADDRESS(15;11;4))))" office:value-type="float" office:value="-4.64880610345894">
            <text:p>-4.6488061035</text:p>
          </table:table-cell>
          <table:table-cell table:formula="of:=VALUE(TRIM(INDIRECT(ADDRESS(15;12;4))))" office:value-type="float" office:value="-7.19422775033765">
            <text:p>-7.1942277503</text:p>
          </table:table-cell>
        </table:table-row>
        <table:table-row table:style-name="ro2">
          <table:table-cell/>
          <table:table-cell table:formula="of:=VALUE(TRIM(INDIRECT(ADDRESS(16;2;4))))" office:value-type="float" office:value="0">
            <text:p>0</text:p>
          </table:table-cell>
          <table:table-cell table:formula="of:=VALUE(TRIM(INDIRECT(ADDRESS(16;3;4))))" office:value-type="float" office:value="0">
            <text:p>0</text:p>
          </table:table-cell>
          <table:table-cell table:formula="of:=VALUE(TRIM(INDIRECT(ADDRESS(16;4;4))))" office:value-type="float" office:value="0">
            <text:p>0</text:p>
          </table:table-cell>
          <table:table-cell table:formula="of:=VALUE(TRIM(INDIRECT(ADDRESS(16;5;4))))" office:value-type="float" office:value="0">
            <text:p>0</text:p>
          </table:table-cell>
          <table:table-cell table:formula="of:=VALUE(TRIM(INDIRECT(ADDRESS(16;6;4))))" office:value-type="float" office:value="-6.48028504173669">
            <text:p>-6.4802850417</text:p>
          </table:table-cell>
          <table:table-cell table:formula="of:=VALUE(TRIM(INDIRECT(ADDRESS(16;7;4))))" office:value-type="float" office:value="-12.1080908991179">
            <text:p>-12.1080908991</text:p>
          </table:table-cell>
          <table:table-cell table:formula="of:=VALUE(TRIM(INDIRECT(ADDRESS(16;8;4))))" office:value-type="float" office:value="0">
            <text:p>0</text:p>
          </table:table-cell>
          <table:table-cell table:formula="of:=VALUE(TRIM(INDIRECT(ADDRESS(16;9;4))))" office:value-type="float" office:value="-5.35222827894199">
            <text:p>-5.3522282789</text:p>
          </table:table-cell>
          <table:table-cell table:formula="of:=VALUE(TRIM(INDIRECT(ADDRESS(16;10;4))))" office:value-type="float" office:value="-11.5746248573191">
            <text:p>-11.5746248573</text:p>
          </table:table-cell>
          <table:table-cell table:formula="of:=VALUE(TRIM(INDIRECT(ADDRESS(16;11;4))))" office:value-type="float" office:value="-7.94589982612915">
            <text:p>-7.9458998261</text:p>
          </table:table-cell>
          <table:table-cell table:formula="of:=VALUE(TRIM(INDIRECT(ADDRESS(16;12;4))))" office:value-type="float" office:value="-12.2136506439846">
            <text:p>-12.213650644</text:p>
          </table:table-cell>
        </table:table-row>
        <table:table-row table:style-name="ro2">
          <table:table-cell/>
          <table:table-cell table:formula="of:=VALUE(TRIM(INDIRECT(ADDRESS(17;2;4))))" office:value-type="float" office:value="-15.0141829740506">
            <text:p>-15.0141829741</text:p>
          </table:table-cell>
          <table:table-cell table:formula="of:=VALUE(TRIM(INDIRECT(ADDRESS(17;3;4))))" office:value-type="float" office:value="-13.0560699179511">
            <text:p>-13.056069918</text:p>
          </table:table-cell>
          <table:table-cell table:formula="of:=VALUE(TRIM(INDIRECT(ADDRESS(17;4;4))))" office:value-type="float" office:value="-14.0845967421578">
            <text:p>-14.0845967422</text:p>
          </table:table-cell>
          <table:table-cell table:formula="of:=VALUE(TRIM(INDIRECT(ADDRESS(17;5;4))))" office:value-type="float" office:value="0">
            <text:p>0</text:p>
          </table:table-cell>
          <table:table-cell table:formula="of:=VALUE(TRIM(INDIRECT(ADDRESS(17;6;4))))" office:value-type="float" office:value="-11.3038854063513">
            <text:p>-11.3038854064</text:p>
          </table:table-cell>
          <table:table-cell table:formula="of:=VALUE(TRIM(INDIRECT(ADDRESS(17;7;4))))" office:value-type="float" office:value="-12.7799338131011">
            <text:p>-12.7799338131</text:p>
          </table:table-cell>
          <table:table-cell table:formula="of:=VALUE(TRIM(INDIRECT(ADDRESS(17;8;4))))" office:value-type="float" office:value="-0.393938968532815">
            <text:p>-0.3939389685</text:p>
          </table:table-cell>
          <table:table-cell table:formula="of:=VALUE(TRIM(INDIRECT(ADDRESS(17;9;4))))" office:value-type="float" office:value="-15.653559774527">
            <text:p>-15.6535597745</text:p>
          </table:table-cell>
          <table:table-cell table:formula="of:=VALUE(TRIM(INDIRECT(ADDRESS(17;10;4))))" office:value-type="float" office:value="-15.653559774527">
            <text:p>-15.6535597745</text:p>
          </table:table-cell>
          <table:table-cell table:formula="of:=VALUE(TRIM(INDIRECT(ADDRESS(17;11;4))))" office:value-type="float" office:value="-14.8606539590151">
            <text:p>-14.860653959</text:p>
          </table:table-cell>
          <table:table-cell table:formula="of:=VALUE(TRIM(INDIRECT(ADDRESS(17;12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18;2;4))))" office:value-type="float" office:value="0">
            <text:p>0</text:p>
          </table:table-cell>
          <table:table-cell table:formula="of:=VALUE(TRIM(INDIRECT(ADDRESS(18;3;4))))" office:value-type="float" office:value="0">
            <text:p>0</text:p>
          </table:table-cell>
          <table:table-cell table:formula="of:=VALUE(TRIM(INDIRECT(ADDRESS(18;4;4))))" office:value-type="float" office:value="-0.114097776421323">
            <text:p>-0.1140977764</text:p>
          </table:table-cell>
          <table:table-cell table:formula="of:=VALUE(TRIM(INDIRECT(ADDRESS(18;5;4))))" office:value-type="float" office:value="-0.175800276859011">
            <text:p>-0.1758002769</text:p>
          </table:table-cell>
          <table:table-cell table:formula="of:=VALUE(TRIM(INDIRECT(ADDRESS(18;6;4))))" office:value-type="float" office:value="-3.48939425305748">
            <text:p>-3.4893942531</text:p>
          </table:table-cell>
          <table:table-cell table:formula="of:=VALUE(TRIM(INDIRECT(ADDRESS(18;7;4))))" office:value-type="float" office:value="-5.02364352538195">
            <text:p>-5.0236435254</text:p>
          </table:table-cell>
          <table:table-cell table:formula="of:=VALUE(TRIM(INDIRECT(ADDRESS(18;8;4))))" office:value-type="float" office:value="0">
            <text:p>0</text:p>
          </table:table-cell>
          <table:table-cell table:formula="of:=VALUE(TRIM(INDIRECT(ADDRESS(18;9;4))))" office:value-type="float" office:value="-3.98041661098525">
            <text:p>-3.980416611</text:p>
          </table:table-cell>
          <table:table-cell table:formula="of:=VALUE(TRIM(INDIRECT(ADDRESS(18;10;4))))" office:value-type="float" office:value="-7.2650747008949">
            <text:p>-7.2650747009</text:p>
          </table:table-cell>
          <table:table-cell table:formula="of:=VALUE(TRIM(INDIRECT(ADDRESS(18;11;4))))" office:value-type="float" office:value="-10.341492054293">
            <text:p>-10.3414920543</text:p>
          </table:table-cell>
          <table:table-cell table:formula="of:=VALUE(TRIM(INDIRECT(ADDRESS(18;12;4))))" office:value-type="float" office:value="-8.01528617801857">
            <text:p>-8.015286178</text:p>
          </table:table-cell>
        </table:table-row>
        <table:table-row table:style-name="ro2">
          <table:table-cell/>
          <table:table-cell table:formula="of:=VALUE(TRIM(INDIRECT(ADDRESS(19;2;4))))" office:value-type="float" office:value="-1.24733297874891">
            <text:p>-1.2473329787</text:p>
          </table:table-cell>
          <table:table-cell table:formula="of:=VALUE(TRIM(INDIRECT(ADDRESS(19;3;4))))" office:value-type="float" office:value="-1.30424571362152">
            <text:p>-1.3042457136</text:p>
          </table:table-cell>
          <table:table-cell table:formula="of:=VALUE(TRIM(INDIRECT(ADDRESS(19;4;4))))" office:value-type="float" office:value="-1.77550471334194">
            <text:p>-1.7755047133</text:p>
          </table:table-cell>
          <table:table-cell table:formula="of:=VALUE(TRIM(INDIRECT(ADDRESS(19;5;4))))" office:value-type="float" office:value="0">
            <text:p>0</text:p>
          </table:table-cell>
          <table:table-cell table:formula="of:=VALUE(TRIM(INDIRECT(ADDRESS(19;6;4))))" office:value-type="float" office:value="-4.37265318016472">
            <text:p>-4.3726531802</text:p>
          </table:table-cell>
          <table:table-cell table:formula="of:=VALUE(TRIM(INDIRECT(ADDRESS(19;7;4))))" office:value-type="float" office:value="-3.85717376988573">
            <text:p>-3.8571737699</text:p>
          </table:table-cell>
          <table:table-cell table:formula="of:=VALUE(TRIM(INDIRECT(ADDRESS(19;8;4))))" office:value-type="float" office:value="-0.264807182142916">
            <text:p>-0.2648071821</text:p>
          </table:table-cell>
          <table:table-cell table:formula="of:=VALUE(TRIM(INDIRECT(ADDRESS(19;9;4))))" office:value-type="float" office:value="-3.62128402254458">
            <text:p>-3.6212840225</text:p>
          </table:table-cell>
          <table:table-cell table:formula="of:=VALUE(TRIM(INDIRECT(ADDRESS(19;10;4))))" office:value-type="float" office:value="-4.853030673328">
            <text:p>-4.8530306733</text:p>
          </table:table-cell>
          <table:table-cell table:formula="of:=VALUE(TRIM(INDIRECT(ADDRESS(19;11;4))))" office:value-type="float" office:value="-5.41414241199032">
            <text:p>-5.414142412</text:p>
          </table:table-cell>
          <table:table-cell table:formula="of:=VALUE(TRIM(INDIRECT(ADDRESS(19;12;4))))" office:value-type="float" office:value="-5.41273941725386">
            <text:p>-5.4127394173</text:p>
          </table:table-cell>
        </table:table-row>
        <table:table-row table:style-name="ro2">
          <table:table-cell/>
          <table:table-cell table:formula="of:=VALUE(TRIM(INDIRECT(ADDRESS(20;2;4))))" office:value-type="float" office:value="0">
            <text:p>0</text:p>
          </table:table-cell>
          <table:table-cell table:formula="of:=VALUE(TRIM(INDIRECT(ADDRESS(20;3;4))))" office:value-type="float" office:value="0">
            <text:p>0</text:p>
          </table:table-cell>
          <table:table-cell table:formula="of:=VALUE(TRIM(INDIRECT(ADDRESS(20;4;4))))" office:value-type="float" office:value="0">
            <text:p>0</text:p>
          </table:table-cell>
          <table:table-cell table:formula="of:=VALUE(TRIM(INDIRECT(ADDRESS(20;5;4))))" office:value-type="float" office:value="0">
            <text:p>0</text:p>
          </table:table-cell>
          <table:table-cell table:formula="of:=VALUE(TRIM(INDIRECT(ADDRESS(20;6;4))))" office:value-type="float" office:value="-1.41236226148395">
            <text:p>-1.4123622615</text:p>
          </table:table-cell>
          <table:table-cell table:formula="of:=VALUE(TRIM(INDIRECT(ADDRESS(20;7;4))))" office:value-type="float" office:value="-5.69258226248502">
            <text:p>-5.6925822625</text:p>
          </table:table-cell>
          <table:table-cell table:formula="of:=VALUE(TRIM(INDIRECT(ADDRESS(20;8;4))))" office:value-type="float" office:value="0">
            <text:p>0</text:p>
          </table:table-cell>
          <table:table-cell table:formula="of:=VALUE(TRIM(INDIRECT(ADDRESS(20;9;4))))" office:value-type="float" office:value="-7.29841757304408">
            <text:p>-7.298417573</text:p>
          </table:table-cell>
          <table:table-cell table:formula="of:=VALUE(TRIM(INDIRECT(ADDRESS(20;10;4))))" office:value-type="float" office:value="-8.93117931248183">
            <text:p>-8.9311793125</text:p>
          </table:table-cell>
          <table:table-cell table:formula="of:=VALUE(TRIM(INDIRECT(ADDRESS(20;11;4))))" office:value-type="float" office:value="-6.89998283146511">
            <text:p>-6.8999828315</text:p>
          </table:table-cell>
          <table:table-cell table:formula="of:=VALUE(TRIM(INDIRECT(ADDRESS(20;12;4))))" office:value-type="float" office:value="-9.51659456096336">
            <text:p>-9.516594561</text:p>
          </table:table-cell>
        </table:table-row>
        <table:table-row table:style-name="ro2">
          <table:table-cell/>
          <table:table-cell table:formula="of:=VALUE(TRIM(INDIRECT(ADDRESS(21;2;4))))" office:value-type="float" office:value="-14.3643834537718">
            <text:p>-14.3643834538</text:p>
          </table:table-cell>
          <table:table-cell table:formula="of:=VALUE(TRIM(INDIRECT(ADDRESS(21;3;4))))" office:value-type="float" office:value="-15.653559774527">
            <text:p>-15.6535597745</text:p>
          </table:table-cell>
          <table:table-cell table:formula="of:=VALUE(TRIM(INDIRECT(ADDRESS(21;4;4))))" office:value-type="float" office:value="-13.4620659261449">
            <text:p>-13.4620659261</text:p>
          </table:table-cell>
          <table:table-cell table:formula="of:=VALUE(TRIM(INDIRECT(ADDRESS(21;5;4))))" office:value-type="float" office:value="0">
            <text:p>0</text:p>
          </table:table-cell>
          <table:table-cell table:formula="of:=VALUE(TRIM(INDIRECT(ADDRESS(21;6;4))))" office:value-type="float" office:value="-9.98168560041987">
            <text:p>-9.9816856004</text:p>
          </table:table-cell>
          <table:table-cell table:formula="of:=VALUE(TRIM(INDIRECT(ADDRESS(21;7;4))))" office:value-type="float" office:value="-7.53705214612288">
            <text:p>-7.5370521461</text:p>
          </table:table-cell>
          <table:table-cell table:formula="of:=VALUE(TRIM(INDIRECT(ADDRESS(21;8;4))))" office:value-type="float" office:value="-0.0820374588552732">
            <text:p>-0.0820374589</text:p>
          </table:table-cell>
          <table:table-cell table:formula="of:=VALUE(TRIM(INDIRECT(ADDRESS(21;9;4))))" office:value-type="float" office:value="-15.653559774527">
            <text:p>-15.6535597745</text:p>
          </table:table-cell>
          <table:table-cell table:formula="of:=VALUE(TRIM(INDIRECT(ADDRESS(21;10;4))))" office:value-type="float" office:value="-15.653559774527">
            <text:p>-15.6535597745</text:p>
          </table:table-cell>
          <table:table-cell table:formula="of:=VALUE(TRIM(INDIRECT(ADDRESS(21;11;4))))" office:value-type="float" office:value="-15.653559774527">
            <text:p>-15.6535597745</text:p>
          </table:table-cell>
          <table:table-cell table:formula="of:=VALUE(TRIM(INDIRECT(ADDRESS(21;12;4))))" office:value-type="float" office:value="-15.653559774527">
            <text:p>-15.6535597745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formula="of:=RANK(INDIRECT(ADDRESS(23;2;4));INDIRECT(ADDRESS(23;2;4)):INDIRECT(ADDRESS(23;12;4));1)" office:value-type="float" office:value="7">
            <text:p>7</text:p>
          </table:table-cell>
          <table:table-cell table:formula="of:=RANK(INDIRECT(ADDRESS(23;3;4));INDIRECT(ADDRESS(23;2;4)):INDIRECT(ADDRESS(23;12;4));1)" office:value-type="float" office:value="6">
            <text:p>6</text:p>
          </table:table-cell>
          <table:table-cell table:formula="of:=RANK(INDIRECT(ADDRESS(23;4;4));INDIRECT(ADDRESS(23;2;4)):INDIRECT(ADDRESS(23;12;4));1)" office:value-type="float" office:value="1">
            <text:p>1</text:p>
          </table:table-cell>
          <table:table-cell table:formula="of:=RANK(INDIRECT(ADDRESS(23;5;4));INDIRECT(ADDRESS(23;2;4)):INDIRECT(ADDRESS(23;12;4));1)" office:value-type="float" office:value="4">
            <text:p>4</text:p>
          </table:table-cell>
          <table:table-cell table:formula="of:=RANK(INDIRECT(ADDRESS(23;6;4));INDIRECT(ADDRESS(23;2;4)):INDIRECT(ADDRESS(23;12;4));1)" office:value-type="float" office:value="3">
            <text:p>3</text:p>
          </table:table-cell>
          <table:table-cell table:formula="of:=RANK(INDIRECT(ADDRESS(23;7;4));INDIRECT(ADDRESS(23;2;4)):INDIRECT(ADDRESS(23;12;4));1)" office:value-type="float" office:value="5">
            <text:p>5</text:p>
          </table:table-cell>
          <table:table-cell table:formula="of:=RANK(INDIRECT(ADDRESS(23;8;4));INDIRECT(ADDRESS(23;2;4)):INDIRECT(ADDRESS(23;12;4));1)" office:value-type="float" office:value="11">
            <text:p>11</text:p>
          </table:table-cell>
          <table:table-cell table:formula="of:=RANK(INDIRECT(ADDRESS(23;9;4));INDIRECT(ADDRESS(23;2;4)):INDIRECT(ADDRESS(23;12;4));1)" office:value-type="float" office:value="10">
            <text:p>10</text:p>
          </table:table-cell>
          <table:table-cell table:formula="of:=RANK(INDIRECT(ADDRESS(23;10;4));INDIRECT(ADDRESS(23;2;4)):INDIRECT(ADDRESS(23;12;4));1)" office:value-type="float" office:value="9">
            <text:p>9</text:p>
          </table:table-cell>
          <table:table-cell table:formula="of:=RANK(INDIRECT(ADDRESS(23;11;4));INDIRECT(ADDRESS(23;2;4)):INDIRECT(ADDRESS(23;12;4));1)" office:value-type="float" office:value="8">
            <text:p>8</text:p>
          </table:table-cell>
          <table:table-cell table:formula="of:=RANK(INDIRECT(ADDRESS(23;12;4));INDIRECT(ADDRESS(23;2;4)):INDIRECT(ADDRESS(23;12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24;2;4));INDIRECT(ADDRESS(24;2;4)):INDIRECT(ADDRESS(24;12;4));1)" office:value-type="float" office:value="8">
            <text:p>8</text:p>
          </table:table-cell>
          <table:table-cell table:formula="of:=RANK(INDIRECT(ADDRESS(24;3;4));INDIRECT(ADDRESS(24;2;4)):INDIRECT(ADDRESS(24;12;4));1)" office:value-type="float" office:value="7">
            <text:p>7</text:p>
          </table:table-cell>
          <table:table-cell table:formula="of:=RANK(INDIRECT(ADDRESS(24;4;4));INDIRECT(ADDRESS(24;2;4)):INDIRECT(ADDRESS(24;12;4));1)" office:value-type="float" office:value="10">
            <text:p>10</text:p>
          </table:table-cell>
          <table:table-cell table:formula="of:=RANK(INDIRECT(ADDRESS(24;5;4));INDIRECT(ADDRESS(24;2;4)):INDIRECT(ADDRESS(24;12;4));1)" office:value-type="float" office:value="4">
            <text:p>4</text:p>
          </table:table-cell>
          <table:table-cell table:formula="of:=RANK(INDIRECT(ADDRESS(24;6;4));INDIRECT(ADDRESS(24;2;4)):INDIRECT(ADDRESS(24;12;4));1)" office:value-type="float" office:value="2">
            <text:p>2</text:p>
          </table:table-cell>
          <table:table-cell table:formula="of:=RANK(INDIRECT(ADDRESS(24;7;4));INDIRECT(ADDRESS(24;2;4)):INDIRECT(ADDRESS(24;12;4));1)" office:value-type="float" office:value="1">
            <text:p>1</text:p>
          </table:table-cell>
          <table:table-cell table:formula="of:=RANK(INDIRECT(ADDRESS(24;8;4));INDIRECT(ADDRESS(24;2;4)):INDIRECT(ADDRESS(24;12;4));1)" office:value-type="float" office:value="11">
            <text:p>11</text:p>
          </table:table-cell>
          <table:table-cell table:formula="of:=RANK(INDIRECT(ADDRESS(24;9;4));INDIRECT(ADDRESS(24;2;4)):INDIRECT(ADDRESS(24;12;4));1)" office:value-type="float" office:value="9">
            <text:p>9</text:p>
          </table:table-cell>
          <table:table-cell table:formula="of:=RANK(INDIRECT(ADDRESS(24;10;4));INDIRECT(ADDRESS(24;2;4)):INDIRECT(ADDRESS(24;12;4));1)" office:value-type="float" office:value="6">
            <text:p>6</text:p>
          </table:table-cell>
          <table:table-cell table:formula="of:=RANK(INDIRECT(ADDRESS(24;11;4));INDIRECT(ADDRESS(24;2;4)):INDIRECT(ADDRESS(24;12;4));1)" office:value-type="float" office:value="5">
            <text:p>5</text:p>
          </table:table-cell>
          <table:table-cell table:formula="of:=RANK(INDIRECT(ADDRESS(24;12;4));INDIRECT(ADDRESS(24;2;4)):INDIRECT(ADDRESS(24;12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25;2;4));INDIRECT(ADDRESS(25;2;4)):INDIRECT(ADDRESS(25;12;4));1)" office:value-type="float" office:value="8">
            <text:p>8</text:p>
          </table:table-cell>
          <table:table-cell table:formula="of:=RANK(INDIRECT(ADDRESS(25;3;4));INDIRECT(ADDRESS(25;2;4)):INDIRECT(ADDRESS(25;12;4));1)" office:value-type="float" office:value="6">
            <text:p>6</text:p>
          </table:table-cell>
          <table:table-cell table:formula="of:=RANK(INDIRECT(ADDRESS(25;4;4));INDIRECT(ADDRESS(25;2;4)):INDIRECT(ADDRESS(25;12;4));1)" office:value-type="float" office:value="7">
            <text:p>7</text:p>
          </table:table-cell>
          <table:table-cell table:formula="of:=RANK(INDIRECT(ADDRESS(25;5;4));INDIRECT(ADDRESS(25;2;4)):INDIRECT(ADDRESS(25;12;4));1)" office:value-type="float" office:value="4">
            <text:p>4</text:p>
          </table:table-cell>
          <table:table-cell table:formula="of:=RANK(INDIRECT(ADDRESS(25;6;4));INDIRECT(ADDRESS(25;2;4)):INDIRECT(ADDRESS(25;12;4));1)" office:value-type="float" office:value="3">
            <text:p>3</text:p>
          </table:table-cell>
          <table:table-cell table:formula="of:=RANK(INDIRECT(ADDRESS(25;7;4));INDIRECT(ADDRESS(25;2;4)):INDIRECT(ADDRESS(25;12;4));1)" office:value-type="float" office:value="2">
            <text:p>2</text:p>
          </table:table-cell>
          <table:table-cell table:formula="of:=RANK(INDIRECT(ADDRESS(25;8;4));INDIRECT(ADDRESS(25;2;4)):INDIRECT(ADDRESS(25;12;4));1)" office:value-type="float" office:value="11">
            <text:p>11</text:p>
          </table:table-cell>
          <table:table-cell table:formula="of:=RANK(INDIRECT(ADDRESS(25;9;4));INDIRECT(ADDRESS(25;2;4)):INDIRECT(ADDRESS(25;12;4));1)" office:value-type="float" office:value="10">
            <text:p>10</text:p>
          </table:table-cell>
          <table:table-cell table:formula="of:=RANK(INDIRECT(ADDRESS(25;10;4));INDIRECT(ADDRESS(25;2;4)):INDIRECT(ADDRESS(25;12;4));1)" office:value-type="float" office:value="5">
            <text:p>5</text:p>
          </table:table-cell>
          <table:table-cell table:formula="of:=RANK(INDIRECT(ADDRESS(25;11;4));INDIRECT(ADDRESS(25;2;4)):INDIRECT(ADDRESS(25;12;4));1)" office:value-type="float" office:value="9">
            <text:p>9</text:p>
          </table:table-cell>
          <table:table-cell table:formula="of:=RANK(INDIRECT(ADDRESS(25;12;4));INDIRECT(ADDRESS(25;2;4)):INDIRECT(ADDRESS(25;12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26;2;4));INDIRECT(ADDRESS(26;2;4)):INDIRECT(ADDRESS(26;12;4));1)" office:value-type="float" office:value="1">
            <text:p>1</text:p>
          </table:table-cell>
          <table:table-cell table:formula="of:=RANK(INDIRECT(ADDRESS(26;3;4));INDIRECT(ADDRESS(26;2;4)):INDIRECT(ADDRESS(26;12;4));1)" office:value-type="float" office:value="1">
            <text:p>1</text:p>
          </table:table-cell>
          <table:table-cell table:formula="of:=RANK(INDIRECT(ADDRESS(26;4;4));INDIRECT(ADDRESS(26;2;4)):INDIRECT(ADDRESS(26;12;4));1)" office:value-type="float" office:value="6">
            <text:p>6</text:p>
          </table:table-cell>
          <table:table-cell table:formula="of:=RANK(INDIRECT(ADDRESS(26;5;4));INDIRECT(ADDRESS(26;2;4)):INDIRECT(ADDRESS(26;12;4));1)" office:value-type="float" office:value="9">
            <text:p>9</text:p>
          </table:table-cell>
          <table:table-cell table:formula="of:=RANK(INDIRECT(ADDRESS(26;6;4));INDIRECT(ADDRESS(26;2;4)):INDIRECT(ADDRESS(26;12;4));1)" office:value-type="float" office:value="8">
            <text:p>8</text:p>
          </table:table-cell>
          <table:table-cell table:formula="of:=RANK(INDIRECT(ADDRESS(26;7;4));INDIRECT(ADDRESS(26;2;4)):INDIRECT(ADDRESS(26;12;4));1)" office:value-type="float" office:value="7">
            <text:p>7</text:p>
          </table:table-cell>
          <table:table-cell table:formula="of:=RANK(INDIRECT(ADDRESS(26;8;4));INDIRECT(ADDRESS(26;2;4)):INDIRECT(ADDRESS(26;12;4));1)" office:value-type="float" office:value="11">
            <text:p>11</text:p>
          </table:table-cell>
          <table:table-cell table:formula="of:=RANK(INDIRECT(ADDRESS(26;9;4));INDIRECT(ADDRESS(26;2;4)):INDIRECT(ADDRESS(26;12;4));1)" office:value-type="float" office:value="10">
            <text:p>10</text:p>
          </table:table-cell>
          <table:table-cell table:formula="of:=RANK(INDIRECT(ADDRESS(26;10;4));INDIRECT(ADDRESS(26;2;4)):INDIRECT(ADDRESS(26;12;4));1)" office:value-type="float" office:value="4">
            <text:p>4</text:p>
          </table:table-cell>
          <table:table-cell table:formula="of:=RANK(INDIRECT(ADDRESS(26;11;4));INDIRECT(ADDRESS(26;2;4)):INDIRECT(ADDRESS(26;12;4));1)" office:value-type="float" office:value="3">
            <text:p>3</text:p>
          </table:table-cell>
          <table:table-cell table:formula="of:=RANK(INDIRECT(ADDRESS(26;12;4));INDIRECT(ADDRESS(26;2;4)):INDIRECT(ADDRESS(26;12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27;2;4));INDIRECT(ADDRESS(27;2;4)):INDIRECT(ADDRESS(27;12;4));1)" office:value-type="float" office:value="1">
            <text:p>1</text:p>
          </table:table-cell>
          <table:table-cell table:formula="of:=RANK(INDIRECT(ADDRESS(27;3;4));INDIRECT(ADDRESS(27;2;4)):INDIRECT(ADDRESS(27;12;4));1)" office:value-type="float" office:value="7">
            <text:p>7</text:p>
          </table:table-cell>
          <table:table-cell table:formula="of:=RANK(INDIRECT(ADDRESS(27;4;4));INDIRECT(ADDRESS(27;2;4)):INDIRECT(ADDRESS(27;12;4));1)" office:value-type="float" office:value="6">
            <text:p>6</text:p>
          </table:table-cell>
          <table:table-cell table:formula="of:=RANK(INDIRECT(ADDRESS(27;5;4));INDIRECT(ADDRESS(27;2;4)):INDIRECT(ADDRESS(27;12;4));1)" office:value-type="float" office:value="10">
            <text:p>10</text:p>
          </table:table-cell>
          <table:table-cell table:formula="of:=RANK(INDIRECT(ADDRESS(27;6;4));INDIRECT(ADDRESS(27;2;4)):INDIRECT(ADDRESS(27;12;4));1)" office:value-type="float" office:value="8">
            <text:p>8</text:p>
          </table:table-cell>
          <table:table-cell table:formula="of:=RANK(INDIRECT(ADDRESS(27;7;4));INDIRECT(ADDRESS(27;2;4)):INDIRECT(ADDRESS(27;12;4));1)" office:value-type="float" office:value="9">
            <text:p>9</text:p>
          </table:table-cell>
          <table:table-cell table:formula="of:=RANK(INDIRECT(ADDRESS(27;8;4));INDIRECT(ADDRESS(27;2;4)):INDIRECT(ADDRESS(27;12;4));1)" office:value-type="float" office:value="11">
            <text:p>11</text:p>
          </table:table-cell>
          <table:table-cell table:formula="of:=RANK(INDIRECT(ADDRESS(27;9;4));INDIRECT(ADDRESS(27;2;4)):INDIRECT(ADDRESS(27;12;4));1)" office:value-type="float" office:value="5">
            <text:p>5</text:p>
          </table:table-cell>
          <table:table-cell table:formula="of:=RANK(INDIRECT(ADDRESS(27;10;4));INDIRECT(ADDRESS(27;2;4)):INDIRECT(ADDRESS(27;12;4));1)" office:value-type="float" office:value="1">
            <text:p>1</text:p>
          </table:table-cell>
          <table:table-cell table:formula="of:=RANK(INDIRECT(ADDRESS(27;11;4));INDIRECT(ADDRESS(27;2;4)):INDIRECT(ADDRESS(27;12;4));1)" office:value-type="float" office:value="1">
            <text:p>1</text:p>
          </table:table-cell>
          <table:table-cell table:formula="of:=RANK(INDIRECT(ADDRESS(27;12;4));INDIRECT(ADDRESS(27;2;4)):INDIRECT(ADDRESS(27;12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28;2;4));INDIRECT(ADDRESS(28;2;4)):INDIRECT(ADDRESS(28;12;4));1)" office:value-type="float" office:value="10">
            <text:p>10</text:p>
          </table:table-cell>
          <table:table-cell table:formula="of:=RANK(INDIRECT(ADDRESS(28;3;4));INDIRECT(ADDRESS(28;2;4)):INDIRECT(ADDRESS(28;12;4));1)" office:value-type="float" office:value="9">
            <text:p>9</text:p>
          </table:table-cell>
          <table:table-cell table:formula="of:=RANK(INDIRECT(ADDRESS(28;4;4));INDIRECT(ADDRESS(28;2;4)):INDIRECT(ADDRESS(28;12;4));1)" office:value-type="float" office:value="8">
            <text:p>8</text:p>
          </table:table-cell>
          <table:table-cell table:formula="of:=RANK(INDIRECT(ADDRESS(28;5;4));INDIRECT(ADDRESS(28;2;4)):INDIRECT(ADDRESS(28;12;4));1)" office:value-type="float" office:value="4">
            <text:p>4</text:p>
          </table:table-cell>
          <table:table-cell table:formula="of:=RANK(INDIRECT(ADDRESS(28;6;4));INDIRECT(ADDRESS(28;2;4)):INDIRECT(ADDRESS(28;12;4));1)" office:value-type="float" office:value="3">
            <text:p>3</text:p>
          </table:table-cell>
          <table:table-cell table:formula="of:=RANK(INDIRECT(ADDRESS(28;7;4));INDIRECT(ADDRESS(28;2;4)):INDIRECT(ADDRESS(28;12;4));1)" office:value-type="float" office:value="5">
            <text:p>5</text:p>
          </table:table-cell>
          <table:table-cell table:formula="of:=RANK(INDIRECT(ADDRESS(28;8;4));INDIRECT(ADDRESS(28;2;4)):INDIRECT(ADDRESS(28;12;4));1)" office:value-type="float" office:value="10">
            <text:p>10</text:p>
          </table:table-cell>
          <table:table-cell table:formula="of:=RANK(INDIRECT(ADDRESS(28;9;4));INDIRECT(ADDRESS(28;2;4)):INDIRECT(ADDRESS(28;12;4));1)" office:value-type="float" office:value="7">
            <text:p>7</text:p>
          </table:table-cell>
          <table:table-cell table:formula="of:=RANK(INDIRECT(ADDRESS(28;10;4));INDIRECT(ADDRESS(28;2;4)):INDIRECT(ADDRESS(28;12;4));1)" office:value-type="float" office:value="2">
            <text:p>2</text:p>
          </table:table-cell>
          <table:table-cell table:formula="of:=RANK(INDIRECT(ADDRESS(28;11;4));INDIRECT(ADDRESS(28;2;4)):INDIRECT(ADDRESS(28;12;4));1)" office:value-type="float" office:value="6">
            <text:p>6</text:p>
          </table:table-cell>
          <table:table-cell table:formula="of:=RANK(INDIRECT(ADDRESS(28;12;4));INDIRECT(ADDRESS(28;2;4)):INDIRECT(ADDRESS(28;12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29;2;4));INDIRECT(ADDRESS(29;2;4)):INDIRECT(ADDRESS(29;12;4));1)" office:value-type="float" office:value="7">
            <text:p>7</text:p>
          </table:table-cell>
          <table:table-cell table:formula="of:=RANK(INDIRECT(ADDRESS(29;3;4));INDIRECT(ADDRESS(29;2;4)):INDIRECT(ADDRESS(29;12;4));1)" office:value-type="float" office:value="5">
            <text:p>5</text:p>
          </table:table-cell>
          <table:table-cell table:formula="of:=RANK(INDIRECT(ADDRESS(29;4;4));INDIRECT(ADDRESS(29;2;4)):INDIRECT(ADDRESS(29;12;4));1)" office:value-type="float" office:value="6">
            <text:p>6</text:p>
          </table:table-cell>
          <table:table-cell table:formula="of:=RANK(INDIRECT(ADDRESS(29;5;4));INDIRECT(ADDRESS(29;2;4)):INDIRECT(ADDRESS(29;12;4));1)" office:value-type="float" office:value="1">
            <text:p>1</text:p>
          </table:table-cell>
          <table:table-cell table:formula="of:=RANK(INDIRECT(ADDRESS(29;6;4));INDIRECT(ADDRESS(29;2;4)):INDIRECT(ADDRESS(29;12;4));1)" office:value-type="float" office:value="2">
            <text:p>2</text:p>
          </table:table-cell>
          <table:table-cell table:formula="of:=RANK(INDIRECT(ADDRESS(29;7;4));INDIRECT(ADDRESS(29;2;4)):INDIRECT(ADDRESS(29;12;4));1)" office:value-type="float" office:value="4">
            <text:p>4</text:p>
          </table:table-cell>
          <table:table-cell table:formula="of:=RANK(INDIRECT(ADDRESS(29;8;4));INDIRECT(ADDRESS(29;2;4)):INDIRECT(ADDRESS(29;12;4));1)" office:value-type="float" office:value="11">
            <text:p>11</text:p>
          </table:table-cell>
          <table:table-cell table:formula="of:=RANK(INDIRECT(ADDRESS(29;9;4));INDIRECT(ADDRESS(29;2;4)):INDIRECT(ADDRESS(29;12;4));1)" office:value-type="float" office:value="10">
            <text:p>10</text:p>
          </table:table-cell>
          <table:table-cell table:formula="of:=RANK(INDIRECT(ADDRESS(29;10;4));INDIRECT(ADDRESS(29;2;4)):INDIRECT(ADDRESS(29;12;4));1)" office:value-type="float" office:value="8">
            <text:p>8</text:p>
          </table:table-cell>
          <table:table-cell table:formula="of:=RANK(INDIRECT(ADDRESS(29;11;4));INDIRECT(ADDRESS(29;2;4)):INDIRECT(ADDRESS(29;12;4));1)" office:value-type="float" office:value="9">
            <text:p>9</text:p>
          </table:table-cell>
          <table:table-cell table:formula="of:=RANK(INDIRECT(ADDRESS(29;12;4));INDIRECT(ADDRESS(29;2;4)):INDIRECT(ADDRESS(29;12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30;2;4));INDIRECT(ADDRESS(30;2;4)):INDIRECT(ADDRESS(30;12;4));1)" office:value-type="float" office:value="10">
            <text:p>10</text:p>
          </table:table-cell>
          <table:table-cell table:formula="of:=RANK(INDIRECT(ADDRESS(30;3;4));INDIRECT(ADDRESS(30;2;4)):INDIRECT(ADDRESS(30;12;4));1)" office:value-type="float" office:value="5">
            <text:p>5</text:p>
          </table:table-cell>
          <table:table-cell table:formula="of:=RANK(INDIRECT(ADDRESS(30;4;4));INDIRECT(ADDRESS(30;2;4)):INDIRECT(ADDRESS(30;12;4));1)" office:value-type="float" office:value="6">
            <text:p>6</text:p>
          </table:table-cell>
          <table:table-cell table:formula="of:=RANK(INDIRECT(ADDRESS(30;5;4));INDIRECT(ADDRESS(30;2;4)):INDIRECT(ADDRESS(30;12;4));1)" office:value-type="float" office:value="4">
            <text:p>4</text:p>
          </table:table-cell>
          <table:table-cell table:formula="of:=RANK(INDIRECT(ADDRESS(30;6;4));INDIRECT(ADDRESS(30;2;4)):INDIRECT(ADDRESS(30;12;4));1)" office:value-type="float" office:value="7">
            <text:p>7</text:p>
          </table:table-cell>
          <table:table-cell table:formula="of:=RANK(INDIRECT(ADDRESS(30;7;4));INDIRECT(ADDRESS(30;2;4)):INDIRECT(ADDRESS(30;12;4));1)" office:value-type="float" office:value="8">
            <text:p>8</text:p>
          </table:table-cell>
          <table:table-cell table:formula="of:=RANK(INDIRECT(ADDRESS(30;8;4));INDIRECT(ADDRESS(30;2;4)):INDIRECT(ADDRESS(30;12;4));1)" office:value-type="float" office:value="11">
            <text:p>11</text:p>
          </table:table-cell>
          <table:table-cell table:formula="of:=RANK(INDIRECT(ADDRESS(30;9;4));INDIRECT(ADDRESS(30;2;4)):INDIRECT(ADDRESS(30;12;4));1)" office:value-type="float" office:value="3">
            <text:p>3</text:p>
          </table:table-cell>
          <table:table-cell table:formula="of:=RANK(INDIRECT(ADDRESS(30;10;4));INDIRECT(ADDRESS(30;2;4)):INDIRECT(ADDRESS(30;12;4));1)" office:value-type="float" office:value="2">
            <text:p>2</text:p>
          </table:table-cell>
          <table:table-cell table:formula="of:=RANK(INDIRECT(ADDRESS(30;11;4));INDIRECT(ADDRESS(30;2;4)):INDIRECT(ADDRESS(30;12;4));1)" office:value-type="float" office:value="9">
            <text:p>9</text:p>
          </table:table-cell>
          <table:table-cell table:formula="of:=RANK(INDIRECT(ADDRESS(30;12;4));INDIRECT(ADDRESS(30;2;4)):INDIRECT(ADDRESS(30;12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31;2;4));INDIRECT(ADDRESS(31;2;4)):INDIRECT(ADDRESS(31;12;4));1)" office:value-type="float" office:value="10">
            <text:p>10</text:p>
          </table:table-cell>
          <table:table-cell table:formula="of:=RANK(INDIRECT(ADDRESS(31;3;4));INDIRECT(ADDRESS(31;2;4)):INDIRECT(ADDRESS(31;12;4));1)" office:value-type="float" office:value="7">
            <text:p>7</text:p>
          </table:table-cell>
          <table:table-cell table:formula="of:=RANK(INDIRECT(ADDRESS(31;4;4));INDIRECT(ADDRESS(31;2;4)):INDIRECT(ADDRESS(31;12;4));1)" office:value-type="float" office:value="9">
            <text:p>9</text:p>
          </table:table-cell>
          <table:table-cell table:formula="of:=RANK(INDIRECT(ADDRESS(31;5;4));INDIRECT(ADDRESS(31;2;4)):INDIRECT(ADDRESS(31;12;4));1)" office:value-type="float" office:value="4">
            <text:p>4</text:p>
          </table:table-cell>
          <table:table-cell table:formula="of:=RANK(INDIRECT(ADDRESS(31;6;4));INDIRECT(ADDRESS(31;2;4)):INDIRECT(ADDRESS(31;12;4));1)" office:value-type="float" office:value="2">
            <text:p>2</text:p>
          </table:table-cell>
          <table:table-cell table:formula="of:=RANK(INDIRECT(ADDRESS(31;7;4));INDIRECT(ADDRESS(31;2;4)):INDIRECT(ADDRESS(31;12;4));1)" office:value-type="float" office:value="1">
            <text:p>1</text:p>
          </table:table-cell>
          <table:table-cell table:formula="of:=RANK(INDIRECT(ADDRESS(31;8;4));INDIRECT(ADDRESS(31;2;4)):INDIRECT(ADDRESS(31;12;4));1)" office:value-type="float" office:value="10">
            <text:p>10</text:p>
          </table:table-cell>
          <table:table-cell table:formula="of:=RANK(INDIRECT(ADDRESS(31;9;4));INDIRECT(ADDRESS(31;2;4)):INDIRECT(ADDRESS(31;12;4));1)" office:value-type="float" office:value="8">
            <text:p>8</text:p>
          </table:table-cell>
          <table:table-cell table:formula="of:=RANK(INDIRECT(ADDRESS(31;10;4));INDIRECT(ADDRESS(31;2;4)):INDIRECT(ADDRESS(31;12;4));1)" office:value-type="float" office:value="6">
            <text:p>6</text:p>
          </table:table-cell>
          <table:table-cell table:formula="of:=RANK(INDIRECT(ADDRESS(31;11;4));INDIRECT(ADDRESS(31;2;4)):INDIRECT(ADDRESS(31;12;4));1)" office:value-type="float" office:value="5">
            <text:p>5</text:p>
          </table:table-cell>
          <table:table-cell table:formula="of:=RANK(INDIRECT(ADDRESS(31;12;4));INDIRECT(ADDRESS(31;2;4)):INDIRECT(ADDRESS(31;12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32;2;4));INDIRECT(ADDRESS(32;2;4)):INDIRECT(ADDRESS(32;12;4));1)" office:value-type="float" office:value="9">
            <text:p>9</text:p>
          </table:table-cell>
          <table:table-cell table:formula="of:=RANK(INDIRECT(ADDRESS(32;3;4));INDIRECT(ADDRESS(32;2;4)):INDIRECT(ADDRESS(32;12;4));1)" office:value-type="float" office:value="7">
            <text:p>7</text:p>
          </table:table-cell>
          <table:table-cell table:formula="of:=RANK(INDIRECT(ADDRESS(32;4;4));INDIRECT(ADDRESS(32;2;4)):INDIRECT(ADDRESS(32;12;4));1)" office:value-type="float" office:value="8">
            <text:p>8</text:p>
          </table:table-cell>
          <table:table-cell table:formula="of:=RANK(INDIRECT(ADDRESS(32;5;4));INDIRECT(ADDRESS(32;2;4)):INDIRECT(ADDRESS(32;12;4));1)" office:value-type="float" office:value="11">
            <text:p>11</text:p>
          </table:table-cell>
          <table:table-cell table:formula="of:=RANK(INDIRECT(ADDRESS(32;6;4));INDIRECT(ADDRESS(32;2;4)):INDIRECT(ADDRESS(32;12;4));1)" office:value-type="float" office:value="1">
            <text:p>1</text:p>
          </table:table-cell>
          <table:table-cell table:formula="of:=RANK(INDIRECT(ADDRESS(32;7;4));INDIRECT(ADDRESS(32;2;4)):INDIRECT(ADDRESS(32;12;4));1)" office:value-type="float" office:value="2">
            <text:p>2</text:p>
          </table:table-cell>
          <table:table-cell table:formula="of:=RANK(INDIRECT(ADDRESS(32;8;4));INDIRECT(ADDRESS(32;2;4)):INDIRECT(ADDRESS(32;12;4));1)" office:value-type="float" office:value="10">
            <text:p>10</text:p>
          </table:table-cell>
          <table:table-cell table:formula="of:=RANK(INDIRECT(ADDRESS(32;9;4));INDIRECT(ADDRESS(32;2;4)):INDIRECT(ADDRESS(32;12;4));1)" office:value-type="float" office:value="6">
            <text:p>6</text:p>
          </table:table-cell>
          <table:table-cell table:formula="of:=RANK(INDIRECT(ADDRESS(32;10;4));INDIRECT(ADDRESS(32;2;4)):INDIRECT(ADDRESS(32;12;4));1)" office:value-type="float" office:value="5">
            <text:p>5</text:p>
          </table:table-cell>
          <table:table-cell table:formula="of:=RANK(INDIRECT(ADDRESS(32;11;4));INDIRECT(ADDRESS(32;2;4)):INDIRECT(ADDRESS(32;12;4));1)" office:value-type="float" office:value="4">
            <text:p>4</text:p>
          </table:table-cell>
          <table:table-cell table:formula="of:=RANK(INDIRECT(ADDRESS(32;12;4));INDIRECT(ADDRESS(32;2;4)):INDIRECT(ADDRESS(32;12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33;2;4));INDIRECT(ADDRESS(33;2;4)):INDIRECT(ADDRESS(33;12;4));1)" office:value-type="float" office:value="10">
            <text:p>10</text:p>
          </table:table-cell>
          <table:table-cell table:formula="of:=RANK(INDIRECT(ADDRESS(33;3;4));INDIRECT(ADDRESS(33;2;4)):INDIRECT(ADDRESS(33;12;4));1)" office:value-type="float" office:value="7">
            <text:p>7</text:p>
          </table:table-cell>
          <table:table-cell table:formula="of:=RANK(INDIRECT(ADDRESS(33;4;4));INDIRECT(ADDRESS(33;2;4)):INDIRECT(ADDRESS(33;12;4));1)" office:value-type="float" office:value="5">
            <text:p>5</text:p>
          </table:table-cell>
          <table:table-cell table:formula="of:=RANK(INDIRECT(ADDRESS(33;5;4));INDIRECT(ADDRESS(33;2;4)):INDIRECT(ADDRESS(33;12;4));1)" office:value-type="float" office:value="6">
            <text:p>6</text:p>
          </table:table-cell>
          <table:table-cell table:formula="of:=RANK(INDIRECT(ADDRESS(33;6;4));INDIRECT(ADDRESS(33;2;4)):INDIRECT(ADDRESS(33;12;4));1)" office:value-type="float" office:value="4">
            <text:p>4</text:p>
          </table:table-cell>
          <table:table-cell table:formula="of:=RANK(INDIRECT(ADDRESS(33;7;4));INDIRECT(ADDRESS(33;2;4)):INDIRECT(ADDRESS(33;12;4));1)" office:value-type="float" office:value="1">
            <text:p>1</text:p>
          </table:table-cell>
          <table:table-cell table:formula="of:=RANK(INDIRECT(ADDRESS(33;8;4));INDIRECT(ADDRESS(33;2;4)):INDIRECT(ADDRESS(33;12;4));1)" office:value-type="float" office:value="10">
            <text:p>10</text:p>
          </table:table-cell>
          <table:table-cell table:formula="of:=RANK(INDIRECT(ADDRESS(33;9;4));INDIRECT(ADDRESS(33;2;4)):INDIRECT(ADDRESS(33;12;4));1)" office:value-type="float" office:value="9">
            <text:p>9</text:p>
          </table:table-cell>
          <table:table-cell table:formula="of:=RANK(INDIRECT(ADDRESS(33;10;4));INDIRECT(ADDRESS(33;2;4)):INDIRECT(ADDRESS(33;12;4));1)" office:value-type="float" office:value="3">
            <text:p>3</text:p>
          </table:table-cell>
          <table:table-cell table:formula="of:=RANK(INDIRECT(ADDRESS(33;11;4));INDIRECT(ADDRESS(33;2;4)):INDIRECT(ADDRESS(33;12;4));1)" office:value-type="float" office:value="8">
            <text:p>8</text:p>
          </table:table-cell>
          <table:table-cell table:formula="of:=RANK(INDIRECT(ADDRESS(33;12;4));INDIRECT(ADDRESS(33;2;4)):INDIRECT(ADDRESS(33;12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34;2;4));INDIRECT(ADDRESS(34;2;4)):INDIRECT(ADDRESS(34;12;4));1)" office:value-type="float" office:value="1">
            <text:p>1</text:p>
          </table:table-cell>
          <table:table-cell table:formula="of:=RANK(INDIRECT(ADDRESS(34;3;4));INDIRECT(ADDRESS(34;2;4)):INDIRECT(ADDRESS(34;12;4));1)" office:value-type="float" office:value="8">
            <text:p>8</text:p>
          </table:table-cell>
          <table:table-cell table:formula="of:=RANK(INDIRECT(ADDRESS(34;4;4));INDIRECT(ADDRESS(34;2;4)):INDIRECT(ADDRESS(34;12;4));1)" office:value-type="float" office:value="6">
            <text:p>6</text:p>
          </table:table-cell>
          <table:table-cell table:formula="of:=RANK(INDIRECT(ADDRESS(34;5;4));INDIRECT(ADDRESS(34;2;4)):INDIRECT(ADDRESS(34;12;4));1)" office:value-type="float" office:value="10">
            <text:p>10</text:p>
          </table:table-cell>
          <table:table-cell table:formula="of:=RANK(INDIRECT(ADDRESS(34;6;4));INDIRECT(ADDRESS(34;2;4)):INDIRECT(ADDRESS(34;12;4));1)" office:value-type="float" office:value="7">
            <text:p>7</text:p>
          </table:table-cell>
          <table:table-cell table:formula="of:=RANK(INDIRECT(ADDRESS(34;7;4));INDIRECT(ADDRESS(34;2;4)):INDIRECT(ADDRESS(34;12;4));1)" office:value-type="float" office:value="9">
            <text:p>9</text:p>
          </table:table-cell>
          <table:table-cell table:formula="of:=RANK(INDIRECT(ADDRESS(34;8;4));INDIRECT(ADDRESS(34;2;4)):INDIRECT(ADDRESS(34;12;4));1)" office:value-type="float" office:value="11">
            <text:p>11</text:p>
          </table:table-cell>
          <table:table-cell table:formula="of:=RANK(INDIRECT(ADDRESS(34;9;4));INDIRECT(ADDRESS(34;2;4)):INDIRECT(ADDRESS(34;12;4));1)" office:value-type="float" office:value="1">
            <text:p>1</text:p>
          </table:table-cell>
          <table:table-cell table:formula="of:=RANK(INDIRECT(ADDRESS(34;10;4));INDIRECT(ADDRESS(34;2;4)):INDIRECT(ADDRESS(34;12;4));1)" office:value-type="float" office:value="1">
            <text:p>1</text:p>
          </table:table-cell>
          <table:table-cell table:formula="of:=RANK(INDIRECT(ADDRESS(34;11;4));INDIRECT(ADDRESS(34;2;4)):INDIRECT(ADDRESS(34;12;4));1)" office:value-type="float" office:value="1">
            <text:p>1</text:p>
          </table:table-cell>
          <table:table-cell table:formula="of:=RANK(INDIRECT(ADDRESS(34;12;4));INDIRECT(ADDRESS(34;2;4)):INDIRECT(ADDRESS(34;12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35;2;4));INDIRECT(ADDRESS(35;2;4)):INDIRECT(ADDRESS(35;12;4));1)" office:value-type="float" office:value="10">
            <text:p>10</text:p>
          </table:table-cell>
          <table:table-cell table:formula="of:=RANK(INDIRECT(ADDRESS(35;3;4));INDIRECT(ADDRESS(35;2;4)):INDIRECT(ADDRESS(35;12;4));1)" office:value-type="float" office:value="9">
            <text:p>9</text:p>
          </table:table-cell>
          <table:table-cell table:formula="of:=RANK(INDIRECT(ADDRESS(35;4;4));INDIRECT(ADDRESS(35;2;4)):INDIRECT(ADDRESS(35;12;4));1)" office:value-type="float" office:value="7">
            <text:p>7</text:p>
          </table:table-cell>
          <table:table-cell table:formula="of:=RANK(INDIRECT(ADDRESS(35;5;4));INDIRECT(ADDRESS(35;2;4)):INDIRECT(ADDRESS(35;12;4));1)" office:value-type="float" office:value="8">
            <text:p>8</text:p>
          </table:table-cell>
          <table:table-cell table:formula="of:=RANK(INDIRECT(ADDRESS(35;6;4));INDIRECT(ADDRESS(35;2;4)):INDIRECT(ADDRESS(35;12;4));1)" office:value-type="float" office:value="5">
            <text:p>5</text:p>
          </table:table-cell>
          <table:table-cell table:formula="of:=RANK(INDIRECT(ADDRESS(35;7;4));INDIRECT(ADDRESS(35;2;4)):INDIRECT(ADDRESS(35;12;4));1)" office:value-type="float" office:value="1">
            <text:p>1</text:p>
          </table:table-cell>
          <table:table-cell table:formula="of:=RANK(INDIRECT(ADDRESS(35;8;4));INDIRECT(ADDRESS(35;2;4)):INDIRECT(ADDRESS(35;12;4));1)" office:value-type="float" office:value="10">
            <text:p>10</text:p>
          </table:table-cell>
          <table:table-cell table:formula="of:=RANK(INDIRECT(ADDRESS(35;9;4));INDIRECT(ADDRESS(35;2;4)):INDIRECT(ADDRESS(35;12;4));1)" office:value-type="float" office:value="6">
            <text:p>6</text:p>
          </table:table-cell>
          <table:table-cell table:formula="of:=RANK(INDIRECT(ADDRESS(35;10;4));INDIRECT(ADDRESS(35;2;4)):INDIRECT(ADDRESS(35;12;4));1)" office:value-type="float" office:value="4">
            <text:p>4</text:p>
          </table:table-cell>
          <table:table-cell table:formula="of:=RANK(INDIRECT(ADDRESS(35;11;4));INDIRECT(ADDRESS(35;2;4)):INDIRECT(ADDRESS(35;12;4));1)" office:value-type="float" office:value="3">
            <text:p>3</text:p>
          </table:table-cell>
          <table:table-cell table:formula="of:=RANK(INDIRECT(ADDRESS(35;12;4));INDIRECT(ADDRESS(35;2;4)):INDIRECT(ADDRESS(35;12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36;2;4));INDIRECT(ADDRESS(36;2;4)):INDIRECT(ADDRESS(36;12;4));1)" office:value-type="float" office:value="9">
            <text:p>9</text:p>
          </table:table-cell>
          <table:table-cell table:formula="of:=RANK(INDIRECT(ADDRESS(36;3;4));INDIRECT(ADDRESS(36;2;4)):INDIRECT(ADDRESS(36;12;4));1)" office:value-type="float" office:value="8">
            <text:p>8</text:p>
          </table:table-cell>
          <table:table-cell table:formula="of:=RANK(INDIRECT(ADDRESS(36;4;4));INDIRECT(ADDRESS(36;2;4)):INDIRECT(ADDRESS(36;12;4));1)" office:value-type="float" office:value="7">
            <text:p>7</text:p>
          </table:table-cell>
          <table:table-cell table:formula="of:=RANK(INDIRECT(ADDRESS(36;5;4));INDIRECT(ADDRESS(36;2;4)):INDIRECT(ADDRESS(36;12;4));1)" office:value-type="float" office:value="11">
            <text:p>11</text:p>
          </table:table-cell>
          <table:table-cell table:formula="of:=RANK(INDIRECT(ADDRESS(36;6;4));INDIRECT(ADDRESS(36;2;4)):INDIRECT(ADDRESS(36;12;4));1)" office:value-type="float" office:value="3">
            <text:p>3</text:p>
          </table:table-cell>
          <table:table-cell table:formula="of:=RANK(INDIRECT(ADDRESS(36;7;4));INDIRECT(ADDRESS(36;2;4)):INDIRECT(ADDRESS(36;12;4));1)" office:value-type="float" office:value="1">
            <text:p>1</text:p>
          </table:table-cell>
          <table:table-cell table:formula="of:=RANK(INDIRECT(ADDRESS(36;8;4));INDIRECT(ADDRESS(36;2;4)):INDIRECT(ADDRESS(36;12;4));1)" office:value-type="float" office:value="10">
            <text:p>10</text:p>
          </table:table-cell>
          <table:table-cell table:formula="of:=RANK(INDIRECT(ADDRESS(36;9;4));INDIRECT(ADDRESS(36;2;4)):INDIRECT(ADDRESS(36;12;4));1)" office:value-type="float" office:value="6">
            <text:p>6</text:p>
          </table:table-cell>
          <table:table-cell table:formula="of:=RANK(INDIRECT(ADDRESS(36;10;4));INDIRECT(ADDRESS(36;2;4)):INDIRECT(ADDRESS(36;12;4));1)" office:value-type="float" office:value="5">
            <text:p>5</text:p>
          </table:table-cell>
          <table:table-cell table:formula="of:=RANK(INDIRECT(ADDRESS(36;11;4));INDIRECT(ADDRESS(36;2;4)):INDIRECT(ADDRESS(36;12;4));1)" office:value-type="float" office:value="4">
            <text:p>4</text:p>
          </table:table-cell>
          <table:table-cell table:formula="of:=RANK(INDIRECT(ADDRESS(36;12;4));INDIRECT(ADDRESS(36;2;4)):INDIRECT(ADDRESS(36;12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37;2;4));INDIRECT(ADDRESS(37;2;4)):INDIRECT(ADDRESS(37;12;4));1)" office:value-type="float" office:value="7">
            <text:p>7</text:p>
          </table:table-cell>
          <table:table-cell table:formula="of:=RANK(INDIRECT(ADDRESS(37;3;4));INDIRECT(ADDRESS(37;2;4)):INDIRECT(ADDRESS(37;12;4));1)" office:value-type="float" office:value="7">
            <text:p>7</text:p>
          </table:table-cell>
          <table:table-cell table:formula="of:=RANK(INDIRECT(ADDRESS(37;4;4));INDIRECT(ADDRESS(37;2;4)):INDIRECT(ADDRESS(37;12;4));1)" office:value-type="float" office:value="7">
            <text:p>7</text:p>
          </table:table-cell>
          <table:table-cell table:formula="of:=RANK(INDIRECT(ADDRESS(37;5;4));INDIRECT(ADDRESS(37;2;4)):INDIRECT(ADDRESS(37;12;4));1)" office:value-type="float" office:value="7">
            <text:p>7</text:p>
          </table:table-cell>
          <table:table-cell table:formula="of:=RANK(INDIRECT(ADDRESS(37;6;4));INDIRECT(ADDRESS(37;2;4)):INDIRECT(ADDRESS(37;12;4));1)" office:value-type="float" office:value="5">
            <text:p>5</text:p>
          </table:table-cell>
          <table:table-cell table:formula="of:=RANK(INDIRECT(ADDRESS(37;7;4));INDIRECT(ADDRESS(37;2;4)):INDIRECT(ADDRESS(37;12;4));1)" office:value-type="float" office:value="2">
            <text:p>2</text:p>
          </table:table-cell>
          <table:table-cell table:formula="of:=RANK(INDIRECT(ADDRESS(37;8;4));INDIRECT(ADDRESS(37;2;4)):INDIRECT(ADDRESS(37;12;4));1)" office:value-type="float" office:value="7">
            <text:p>7</text:p>
          </table:table-cell>
          <table:table-cell table:formula="of:=RANK(INDIRECT(ADDRESS(37;9;4));INDIRECT(ADDRESS(37;2;4)):INDIRECT(ADDRESS(37;12;4));1)" office:value-type="float" office:value="6">
            <text:p>6</text:p>
          </table:table-cell>
          <table:table-cell table:formula="of:=RANK(INDIRECT(ADDRESS(37;10;4));INDIRECT(ADDRESS(37;2;4)):INDIRECT(ADDRESS(37;12;4));1)" office:value-type="float" office:value="3">
            <text:p>3</text:p>
          </table:table-cell>
          <table:table-cell table:formula="of:=RANK(INDIRECT(ADDRESS(37;11;4));INDIRECT(ADDRESS(37;2;4)):INDIRECT(ADDRESS(37;12;4));1)" office:value-type="float" office:value="4">
            <text:p>4</text:p>
          </table:table-cell>
          <table:table-cell table:formula="of:=RANK(INDIRECT(ADDRESS(37;12;4));INDIRECT(ADDRESS(37;2;4)):INDIRECT(ADDRESS(37;12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38;2;4));INDIRECT(ADDRESS(38;2;4)):INDIRECT(ADDRESS(38;12;4));1)" office:value-type="float" office:value="4">
            <text:p>4</text:p>
          </table:table-cell>
          <table:table-cell table:formula="of:=RANK(INDIRECT(ADDRESS(38;3;4));INDIRECT(ADDRESS(38;2;4)):INDIRECT(ADDRESS(38;12;4));1)" office:value-type="float" office:value="7">
            <text:p>7</text:p>
          </table:table-cell>
          <table:table-cell table:formula="of:=RANK(INDIRECT(ADDRESS(38;4;4));INDIRECT(ADDRESS(38;2;4)):INDIRECT(ADDRESS(38;12;4));1)" office:value-type="float" office:value="6">
            <text:p>6</text:p>
          </table:table-cell>
          <table:table-cell table:formula="of:=RANK(INDIRECT(ADDRESS(38;5;4));INDIRECT(ADDRESS(38;2;4)):INDIRECT(ADDRESS(38;12;4));1)" office:value-type="float" office:value="11">
            <text:p>11</text:p>
          </table:table-cell>
          <table:table-cell table:formula="of:=RANK(INDIRECT(ADDRESS(38;6;4));INDIRECT(ADDRESS(38;2;4)):INDIRECT(ADDRESS(38;12;4));1)" office:value-type="float" office:value="9">
            <text:p>9</text:p>
          </table:table-cell>
          <table:table-cell table:formula="of:=RANK(INDIRECT(ADDRESS(38;7;4));INDIRECT(ADDRESS(38;2;4)):INDIRECT(ADDRESS(38;12;4));1)" office:value-type="float" office:value="8">
            <text:p>8</text:p>
          </table:table-cell>
          <table:table-cell table:formula="of:=RANK(INDIRECT(ADDRESS(38;8;4));INDIRECT(ADDRESS(38;2;4)):INDIRECT(ADDRESS(38;12;4));1)" office:value-type="float" office:value="10">
            <text:p>10</text:p>
          </table:table-cell>
          <table:table-cell table:formula="of:=RANK(INDIRECT(ADDRESS(38;9;4));INDIRECT(ADDRESS(38;2;4)):INDIRECT(ADDRESS(38;12;4));1)" office:value-type="float" office:value="1">
            <text:p>1</text:p>
          </table:table-cell>
          <table:table-cell table:formula="of:=RANK(INDIRECT(ADDRESS(38;10;4));INDIRECT(ADDRESS(38;2;4)):INDIRECT(ADDRESS(38;12;4));1)" office:value-type="float" office:value="1">
            <text:p>1</text:p>
          </table:table-cell>
          <table:table-cell table:formula="of:=RANK(INDIRECT(ADDRESS(38;11;4));INDIRECT(ADDRESS(38;2;4)):INDIRECT(ADDRESS(38;12;4));1)" office:value-type="float" office:value="5">
            <text:p>5</text:p>
          </table:table-cell>
          <table:table-cell table:formula="of:=RANK(INDIRECT(ADDRESS(38;12;4));INDIRECT(ADDRESS(38;2;4)):INDIRECT(ADDRESS(38;12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39;2;4));INDIRECT(ADDRESS(39;2;4)):INDIRECT(ADDRESS(39;12;4));1)" office:value-type="float" office:value="9">
            <text:p>9</text:p>
          </table:table-cell>
          <table:table-cell table:formula="of:=RANK(INDIRECT(ADDRESS(39;3;4));INDIRECT(ADDRESS(39;2;4)):INDIRECT(ADDRESS(39;12;4));1)" office:value-type="float" office:value="9">
            <text:p>9</text:p>
          </table:table-cell>
          <table:table-cell table:formula="of:=RANK(INDIRECT(ADDRESS(39;4;4));INDIRECT(ADDRESS(39;2;4)):INDIRECT(ADDRESS(39;12;4));1)" office:value-type="float" office:value="8">
            <text:p>8</text:p>
          </table:table-cell>
          <table:table-cell table:formula="of:=RANK(INDIRECT(ADDRESS(39;5;4));INDIRECT(ADDRESS(39;2;4)):INDIRECT(ADDRESS(39;12;4));1)" office:value-type="float" office:value="7">
            <text:p>7</text:p>
          </table:table-cell>
          <table:table-cell table:formula="of:=RANK(INDIRECT(ADDRESS(39;6;4));INDIRECT(ADDRESS(39;2;4)):INDIRECT(ADDRESS(39;12;4));1)" office:value-type="float" office:value="6">
            <text:p>6</text:p>
          </table:table-cell>
          <table:table-cell table:formula="of:=RANK(INDIRECT(ADDRESS(39;7;4));INDIRECT(ADDRESS(39;2;4)):INDIRECT(ADDRESS(39;12;4));1)" office:value-type="float" office:value="4">
            <text:p>4</text:p>
          </table:table-cell>
          <table:table-cell table:formula="of:=RANK(INDIRECT(ADDRESS(39;8;4));INDIRECT(ADDRESS(39;2;4)):INDIRECT(ADDRESS(39;12;4));1)" office:value-type="float" office:value="9">
            <text:p>9</text:p>
          </table:table-cell>
          <table:table-cell table:formula="of:=RANK(INDIRECT(ADDRESS(39;9;4));INDIRECT(ADDRESS(39;2;4)):INDIRECT(ADDRESS(39;12;4));1)" office:value-type="float" office:value="5">
            <text:p>5</text:p>
          </table:table-cell>
          <table:table-cell table:formula="of:=RANK(INDIRECT(ADDRESS(39;10;4));INDIRECT(ADDRESS(39;2;4)):INDIRECT(ADDRESS(39;12;4));1)" office:value-type="float" office:value="3">
            <text:p>3</text:p>
          </table:table-cell>
          <table:table-cell table:formula="of:=RANK(INDIRECT(ADDRESS(39;11;4));INDIRECT(ADDRESS(39;2;4)):INDIRECT(ADDRESS(39;12;4));1)" office:value-type="float" office:value="1">
            <text:p>1</text:p>
          </table:table-cell>
          <table:table-cell table:formula="of:=RANK(INDIRECT(ADDRESS(39;12;4));INDIRECT(ADDRESS(39;2;4)):INDIRECT(ADDRESS(39;12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40;2;4));INDIRECT(ADDRESS(40;2;4)):INDIRECT(ADDRESS(40;12;4));1)" office:value-type="float" office:value="9">
            <text:p>9</text:p>
          </table:table-cell>
          <table:table-cell table:formula="of:=RANK(INDIRECT(ADDRESS(40;3;4));INDIRECT(ADDRESS(40;2;4)):INDIRECT(ADDRESS(40;12;4));1)" office:value-type="float" office:value="8">
            <text:p>8</text:p>
          </table:table-cell>
          <table:table-cell table:formula="of:=RANK(INDIRECT(ADDRESS(40;4;4));INDIRECT(ADDRESS(40;2;4)):INDIRECT(ADDRESS(40;12;4));1)" office:value-type="float" office:value="7">
            <text:p>7</text:p>
          </table:table-cell>
          <table:table-cell table:formula="of:=RANK(INDIRECT(ADDRESS(40;5;4));INDIRECT(ADDRESS(40;2;4)):INDIRECT(ADDRESS(40;12;4));1)" office:value-type="float" office:value="11">
            <text:p>11</text:p>
          </table:table-cell>
          <table:table-cell table:formula="of:=RANK(INDIRECT(ADDRESS(40;6;4));INDIRECT(ADDRESS(40;2;4)):INDIRECT(ADDRESS(40;12;4));1)" office:value-type="float" office:value="4">
            <text:p>4</text:p>
          </table:table-cell>
          <table:table-cell table:formula="of:=RANK(INDIRECT(ADDRESS(40;7;4));INDIRECT(ADDRESS(40;2;4)):INDIRECT(ADDRESS(40;12;4));1)" office:value-type="float" office:value="5">
            <text:p>5</text:p>
          </table:table-cell>
          <table:table-cell table:formula="of:=RANK(INDIRECT(ADDRESS(40;8;4));INDIRECT(ADDRESS(40;2;4)):INDIRECT(ADDRESS(40;12;4));1)" office:value-type="float" office:value="10">
            <text:p>10</text:p>
          </table:table-cell>
          <table:table-cell table:formula="of:=RANK(INDIRECT(ADDRESS(40;9;4));INDIRECT(ADDRESS(40;2;4)):INDIRECT(ADDRESS(40;12;4));1)" office:value-type="float" office:value="6">
            <text:p>6</text:p>
          </table:table-cell>
          <table:table-cell table:formula="of:=RANK(INDIRECT(ADDRESS(40;10;4));INDIRECT(ADDRESS(40;2;4)):INDIRECT(ADDRESS(40;12;4));1)" office:value-type="float" office:value="3">
            <text:p>3</text:p>
          </table:table-cell>
          <table:table-cell table:formula="of:=RANK(INDIRECT(ADDRESS(40;11;4));INDIRECT(ADDRESS(40;2;4)):INDIRECT(ADDRESS(40;12;4));1)" office:value-type="float" office:value="1">
            <text:p>1</text:p>
          </table:table-cell>
          <table:table-cell table:formula="of:=RANK(INDIRECT(ADDRESS(40;12;4));INDIRECT(ADDRESS(40;2;4)):INDIRECT(ADDRESS(40;12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41;2;4));INDIRECT(ADDRESS(41;2;4)):INDIRECT(ADDRESS(41;12;4));1)" office:value-type="float" office:value="7">
            <text:p>7</text:p>
          </table:table-cell>
          <table:table-cell table:formula="of:=RANK(INDIRECT(ADDRESS(41;3;4));INDIRECT(ADDRESS(41;2;4)):INDIRECT(ADDRESS(41;12;4));1)" office:value-type="float" office:value="7">
            <text:p>7</text:p>
          </table:table-cell>
          <table:table-cell table:formula="of:=RANK(INDIRECT(ADDRESS(41;4;4));INDIRECT(ADDRESS(41;2;4)):INDIRECT(ADDRESS(41;12;4));1)" office:value-type="float" office:value="7">
            <text:p>7</text:p>
          </table:table-cell>
          <table:table-cell table:formula="of:=RANK(INDIRECT(ADDRESS(41;5;4));INDIRECT(ADDRESS(41;2;4)):INDIRECT(ADDRESS(41;12;4));1)" office:value-type="float" office:value="7">
            <text:p>7</text:p>
          </table:table-cell>
          <table:table-cell table:formula="of:=RANK(INDIRECT(ADDRESS(41;6;4));INDIRECT(ADDRESS(41;2;4)):INDIRECT(ADDRESS(41;12;4));1)" office:value-type="float" office:value="6">
            <text:p>6</text:p>
          </table:table-cell>
          <table:table-cell table:formula="of:=RANK(INDIRECT(ADDRESS(41;7;4));INDIRECT(ADDRESS(41;2;4)):INDIRECT(ADDRESS(41;12;4));1)" office:value-type="float" office:value="5">
            <text:p>5</text:p>
          </table:table-cell>
          <table:table-cell table:formula="of:=RANK(INDIRECT(ADDRESS(41;8;4));INDIRECT(ADDRESS(41;2;4)):INDIRECT(ADDRESS(41;12;4));1)" office:value-type="float" office:value="7">
            <text:p>7</text:p>
          </table:table-cell>
          <table:table-cell table:formula="of:=RANK(INDIRECT(ADDRESS(41;9;4));INDIRECT(ADDRESS(41;2;4)):INDIRECT(ADDRESS(41;12;4));1)" office:value-type="float" office:value="3">
            <text:p>3</text:p>
          </table:table-cell>
          <table:table-cell table:formula="of:=RANK(INDIRECT(ADDRESS(41;10;4));INDIRECT(ADDRESS(41;2;4)):INDIRECT(ADDRESS(41;12;4));1)" office:value-type="float" office:value="2">
            <text:p>2</text:p>
          </table:table-cell>
          <table:table-cell table:formula="of:=RANK(INDIRECT(ADDRESS(41;11;4));INDIRECT(ADDRESS(41;2;4)):INDIRECT(ADDRESS(41;12;4));1)" office:value-type="float" office:value="4">
            <text:p>4</text:p>
          </table:table-cell>
          <table:table-cell table:formula="of:=RANK(INDIRECT(ADDRESS(41;12;4));INDIRECT(ADDRESS(41;2;4)):INDIRECT(ADDRESS(41;12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2;2;4));INDIRECT(ADDRESS(42;2;4)):INDIRECT(ADDRESS(42;12;4));1)" office:value-type="float" office:value="6">
            <text:p>6</text:p>
          </table:table-cell>
          <table:table-cell table:formula="of:=RANK(INDIRECT(ADDRESS(42;3;4));INDIRECT(ADDRESS(42;2;4)):INDIRECT(ADDRESS(42;12;4));1)" office:value-type="float" office:value="1">
            <text:p>1</text:p>
          </table:table-cell>
          <table:table-cell table:formula="of:=RANK(INDIRECT(ADDRESS(42;4;4));INDIRECT(ADDRESS(42;2;4)):INDIRECT(ADDRESS(42;12;4));1)" office:value-type="float" office:value="7">
            <text:p>7</text:p>
          </table:table-cell>
          <table:table-cell table:formula="of:=RANK(INDIRECT(ADDRESS(42;5;4));INDIRECT(ADDRESS(42;2;4)):INDIRECT(ADDRESS(42;12;4));1)" office:value-type="float" office:value="11">
            <text:p>11</text:p>
          </table:table-cell>
          <table:table-cell table:formula="of:=RANK(INDIRECT(ADDRESS(42;6;4));INDIRECT(ADDRESS(42;2;4)):INDIRECT(ADDRESS(42;12;4));1)" office:value-type="float" office:value="8">
            <text:p>8</text:p>
          </table:table-cell>
          <table:table-cell table:formula="of:=RANK(INDIRECT(ADDRESS(42;7;4));INDIRECT(ADDRESS(42;2;4)):INDIRECT(ADDRESS(42;12;4));1)" office:value-type="float" office:value="9">
            <text:p>9</text:p>
          </table:table-cell>
          <table:table-cell table:formula="of:=RANK(INDIRECT(ADDRESS(42;8;4));INDIRECT(ADDRESS(42;2;4)):INDIRECT(ADDRESS(42;12;4));1)" office:value-type="float" office:value="10">
            <text:p>10</text:p>
          </table:table-cell>
          <table:table-cell table:formula="of:=RANK(INDIRECT(ADDRESS(42;9;4));INDIRECT(ADDRESS(42;2;4)):INDIRECT(ADDRESS(42;12;4));1)" office:value-type="float" office:value="1">
            <text:p>1</text:p>
          </table:table-cell>
          <table:table-cell table:formula="of:=RANK(INDIRECT(ADDRESS(42;10;4));INDIRECT(ADDRESS(42;2;4)):INDIRECT(ADDRESS(42;12;4));1)" office:value-type="float" office:value="1">
            <text:p>1</text:p>
          </table:table-cell>
          <table:table-cell table:formula="of:=RANK(INDIRECT(ADDRESS(42;11;4));INDIRECT(ADDRESS(42;2;4)):INDIRECT(ADDRESS(42;12;4));1)" office:value-type="float" office:value="1">
            <text:p>1</text:p>
          </table:table-cell>
          <table:table-cell table:formula="of:=RANK(INDIRECT(ADDRESS(42;12;4));INDIRECT(ADDRESS(42;2;4)):INDIRECT(ADDRESS(42;12;4));1)" office:value-type="float" office:value="1">
            <text:p>1</text:p>
          </table:table-cell>
        </table:table-row>
        <table:table-row table:style-name="ro2">
          <table:table-cell office:value-type="string">
            <text:p>Ave Ranks</text:p>
          </table:table-cell>
          <table:table-cell table:formula="of:=AVERAGE(INDIRECT(ADDRESS(44;2;4)):INDIRECT(ADDRESS(63;2;4)))" office:value-type="float" office:value="7.15">
            <text:p>7.15</text:p>
          </table:table-cell>
          <table:table-cell table:formula="of:=AVERAGE(INDIRECT(ADDRESS(44;3;4)):INDIRECT(ADDRESS(63;3;4)))" office:value-type="float" office:value="6.55">
            <text:p>6.55</text:p>
          </table:table-cell>
          <table:table-cell table:formula="of:=AVERAGE(INDIRECT(ADDRESS(44;4;4)):INDIRECT(ADDRESS(63;4;4)))" office:value-type="float" office:value="6.7">
            <text:p>6.7</text:p>
          </table:table-cell>
          <table:table-cell table:formula="of:=AVERAGE(INDIRECT(ADDRESS(44;5;4)):INDIRECT(ADDRESS(63;5;4)))" office:value-type="float" office:value="7.2">
            <text:p>7.2</text:p>
          </table:table-cell>
          <table:table-cell table:formula="of:=AVERAGE(INDIRECT(ADDRESS(44;6;4)):INDIRECT(ADDRESS(63;6;4)))" office:value-type="float" office:value="4.8">
            <text:p>4.8</text:p>
          </table:table-cell>
          <table:table-cell table:formula="of:=AVERAGE(INDIRECT(ADDRESS(44;7;4)):INDIRECT(ADDRESS(63;7;4)))" office:value-type="float" office:value="4.45">
            <text:p>4.45</text:p>
          </table:table-cell>
          <table:table-cell table:formula="of:=AVERAGE(INDIRECT(ADDRESS(44;8;4)):INDIRECT(ADDRESS(63;8;4)))" office:value-type="float" office:value="10.05">
            <text:p>10.05</text:p>
          </table:table-cell>
          <table:table-cell table:formula="of:=AVERAGE(INDIRECT(ADDRESS(44;9;4)):INDIRECT(ADDRESS(63;9;4)))" office:value-type="float" office:value="6.1">
            <text:p>6.1</text:p>
          </table:table-cell>
          <table:table-cell table:formula="of:=AVERAGE(INDIRECT(ADDRESS(44;10;4)):INDIRECT(ADDRESS(63;10;4)))" office:value-type="float" office:value="3.7">
            <text:p>3.7</text:p>
          </table:table-cell>
          <table:table-cell table:formula="of:=AVERAGE(INDIRECT(ADDRESS(44;11;4)):INDIRECT(ADDRESS(63;11;4)))" office:value-type="float" office:value="4.55">
            <text:p>4.55</text:p>
          </table:table-cell>
          <table:table-cell table:formula="of:=AVERAGE(INDIRECT(ADDRESS(44;12;4)):INDIRECT(ADDRESS(63;12;4)))" office:value-type="float" office:value="1.85">
            <text:p>1.85</text:p>
          </table:table-cell>
        </table:table-row>
        <table:table-row table:style-name="ro2">
          <table:table-cell office:value-type="string">
            <text:p>Total Rank</text:p>
          </table:table-cell>
          <table:table-cell table:formula="of:=RANK(INDIRECT(ADDRESS(64;2;4));INDIRECT(ADDRESS(64;2;4)):INDIRECT(ADDRESS(64;12;4));1)" office:value-type="float" office:value="9">
            <text:p>9</text:p>
          </table:table-cell>
          <table:table-cell table:formula="of:=RANK(INDIRECT(ADDRESS(64;3;4));INDIRECT(ADDRESS(64;2;4)):INDIRECT(ADDRESS(64;12;4));1)" office:value-type="float" office:value="7">
            <text:p>7</text:p>
          </table:table-cell>
          <table:table-cell table:formula="of:=RANK(INDIRECT(ADDRESS(64;4;4));INDIRECT(ADDRESS(64;2;4)):INDIRECT(ADDRESS(64;12;4));1)" office:value-type="float" office:value="8">
            <text:p>8</text:p>
          </table:table-cell>
          <table:table-cell table:formula="of:=RANK(INDIRECT(ADDRESS(64;5;4));INDIRECT(ADDRESS(64;2;4)):INDIRECT(ADDRESS(64;12;4));1)" office:value-type="float" office:value="10">
            <text:p>10</text:p>
          </table:table-cell>
          <table:table-cell table:formula="of:=RANK(INDIRECT(ADDRESS(64;6;4));INDIRECT(ADDRESS(64;2;4)):INDIRECT(ADDRESS(64;12;4));1)" office:value-type="float" office:value="5">
            <text:p>5</text:p>
          </table:table-cell>
          <table:table-cell table:formula="of:=RANK(INDIRECT(ADDRESS(64;7;4));INDIRECT(ADDRESS(64;2;4)):INDIRECT(ADDRESS(64;12;4));1)" office:value-type="float" office:value="3">
            <text:p>3</text:p>
          </table:table-cell>
          <table:table-cell table:formula="of:=RANK(INDIRECT(ADDRESS(64;8;4));INDIRECT(ADDRESS(64;2;4)):INDIRECT(ADDRESS(64;12;4));1)" office:value-type="float" office:value="11">
            <text:p>11</text:p>
          </table:table-cell>
          <table:table-cell table:formula="of:=RANK(INDIRECT(ADDRESS(64;9;4));INDIRECT(ADDRESS(64;2;4)):INDIRECT(ADDRESS(64;12;4));1)" office:value-type="float" office:value="6">
            <text:p>6</text:p>
          </table:table-cell>
          <table:table-cell table:formula="of:=RANK(INDIRECT(ADDRESS(64;10;4));INDIRECT(ADDRESS(64;2;4)):INDIRECT(ADDRESS(64;12;4));1)" office:value-type="float" office:value="2">
            <text:p>2</text:p>
          </table:table-cell>
          <table:table-cell table:formula="of:=RANK(INDIRECT(ADDRESS(64;11;4));INDIRECT(ADDRESS(64;2;4)):INDIRECT(ADDRESS(64;12;4));1)" office:value-type="float" office:value="4">
            <text:p>4</text:p>
          </table:table-cell>
          <table:table-cell table:formula="of:=RANK(INDIRECT(ADDRESS(64;12;4));INDIRECT(ADDRESS(64;2;4)):INDIRECT(ADDRESS(64;12;4));1)" office:value-type="float" office:value="1">
            <text:p>1</text:p>
          </table:table-cell>
        </table:table-row>
        <table:table-row table:style-name="ro2">
          <table:table-cell office:value-type="string">
            <text:p>Significant Diff</text:p>
          </table:table-cell>
          <table:table-cell table:number-columns-repeated="11" office:value-type="float" office:value="0.176608809278359">
            <text:p>0.1766088093</text:p>
          </table:table-cell>
        </table:table-row>
        <table:table-row table:style-name="ro2">
          <table:table-cell office:value-type="string">
            <text:p>Cutoff Rank</text:p>
          </table:table-cell>
          <table:table-cell table:formula="of:=MIN(INDIRECT(ADDRESS(64;2;4)):INDIRECT(ADDRESS(64;12;4)))+INDIRECT(ADDRESS(66;2;4))" office:value-type="float" office:value="2.02660880927836">
            <text:p>2.0266088093</text:p>
          </table:table-cell>
          <table:table-cell table:formula="of:=MIN(INDIRECT(ADDRESS(64;2;4)):INDIRECT(ADDRESS(64;12;4)))+INDIRECT(ADDRESS(66;3;4))" office:value-type="float" office:value="2.02660880927836">
            <text:p>2.0266088093</text:p>
          </table:table-cell>
          <table:table-cell table:formula="of:=MIN(INDIRECT(ADDRESS(64;2;4)):INDIRECT(ADDRESS(64;12;4)))+INDIRECT(ADDRESS(66;4;4))" office:value-type="float" office:value="2.02660880927836">
            <text:p>2.0266088093</text:p>
          </table:table-cell>
          <table:table-cell table:formula="of:=MIN(INDIRECT(ADDRESS(64;2;4)):INDIRECT(ADDRESS(64;12;4)))+INDIRECT(ADDRESS(66;5;4))" office:value-type="float" office:value="2.02660880927836">
            <text:p>2.0266088093</text:p>
          </table:table-cell>
          <table:table-cell table:formula="of:=MIN(INDIRECT(ADDRESS(64;2;4)):INDIRECT(ADDRESS(64;12;4)))+INDIRECT(ADDRESS(66;6;4))" office:value-type="float" office:value="2.02660880927836">
            <text:p>2.0266088093</text:p>
          </table:table-cell>
          <table:table-cell table:formula="of:=MIN(INDIRECT(ADDRESS(64;2;4)):INDIRECT(ADDRESS(64;12;4)))+INDIRECT(ADDRESS(66;7;4))" office:value-type="float" office:value="2.02660880927836">
            <text:p>2.0266088093</text:p>
          </table:table-cell>
          <table:table-cell table:formula="of:=MIN(INDIRECT(ADDRESS(64;2;4)):INDIRECT(ADDRESS(64;12;4)))+INDIRECT(ADDRESS(66;8;4))" office:value-type="float" office:value="2.02660880927836">
            <text:p>2.0266088093</text:p>
          </table:table-cell>
          <table:table-cell table:formula="of:=MIN(INDIRECT(ADDRESS(64;2;4)):INDIRECT(ADDRESS(64;12;4)))+INDIRECT(ADDRESS(66;9;4))" office:value-type="float" office:value="2.02660880927836">
            <text:p>2.0266088093</text:p>
          </table:table-cell>
          <table:table-cell table:formula="of:=MIN(INDIRECT(ADDRESS(64;2;4)):INDIRECT(ADDRESS(64;12;4)))+INDIRECT(ADDRESS(66;10;4))" office:value-type="float" office:value="2.02660880927836">
            <text:p>2.0266088093</text:p>
          </table:table-cell>
          <table:table-cell table:formula="of:=MIN(INDIRECT(ADDRESS(64;2;4)):INDIRECT(ADDRESS(64;12;4)))+INDIRECT(ADDRESS(66;11;4))" office:value-type="float" office:value="2.02660880927836">
            <text:p>2.0266088093</text:p>
          </table:table-cell>
          <table:table-cell table:formula="of:=MIN(INDIRECT(ADDRESS(64;2;4)):INDIRECT(ADDRESS(64;12;4)))+INDIRECT(ADDRESS(66;12;4))" office:value-type="float" office:value="2.02660880927836">
            <text:p>2.0266088093</text:p>
          </table:table-cell>
        </table:table-row>
        <table:table-row table:style-name="ro2">
          <table:table-cell office:value-type="string">
            <text:p>Same as Best</text:p>
          </table:table-cell>
          <table:table-cell table:formula="of:=IF(INDIRECT(ADDRESS(67;2;4))&gt;INDIRECT(ADDRESS(64;2;4));1;0)" office:value-type="float" office:value="0">
            <text:p>0</text:p>
          </table:table-cell>
          <table:table-cell table:formula="of:=IF(INDIRECT(ADDRESS(67;3;4))&gt;INDIRECT(ADDRESS(64;3;4));1;0)" office:value-type="float" office:value="0">
            <text:p>0</text:p>
          </table:table-cell>
          <table:table-cell table:formula="of:=IF(INDIRECT(ADDRESS(67;4;4))&gt;INDIRECT(ADDRESS(64;4;4));1;0)" office:value-type="float" office:value="0">
            <text:p>0</text:p>
          </table:table-cell>
          <table:table-cell table:formula="of:=IF(INDIRECT(ADDRESS(67;5;4))&gt;INDIRECT(ADDRESS(64;5;4));1;0)" office:value-type="float" office:value="0">
            <text:p>0</text:p>
          </table:table-cell>
          <table:table-cell table:formula="of:=IF(INDIRECT(ADDRESS(67;6;4))&gt;INDIRECT(ADDRESS(64;6;4));1;0)" office:value-type="float" office:value="0">
            <text:p>0</text:p>
          </table:table-cell>
          <table:table-cell table:formula="of:=IF(INDIRECT(ADDRESS(67;7;4))&gt;INDIRECT(ADDRESS(64;7;4));1;0)" office:value-type="float" office:value="0">
            <text:p>0</text:p>
          </table:table-cell>
          <table:table-cell table:formula="of:=IF(INDIRECT(ADDRESS(67;8;4))&gt;INDIRECT(ADDRESS(64;8;4));1;0)" office:value-type="float" office:value="0">
            <text:p>0</text:p>
          </table:table-cell>
          <table:table-cell table:formula="of:=IF(INDIRECT(ADDRESS(67;9;4))&gt;INDIRECT(ADDRESS(64;9;4));1;0)" office:value-type="float" office:value="0">
            <text:p>0</text:p>
          </table:table-cell>
          <table:table-cell table:formula="of:=IF(INDIRECT(ADDRESS(67;10;4))&gt;INDIRECT(ADDRESS(64;10;4));1;0)" office:value-type="float" office:value="0">
            <text:p>0</text:p>
          </table:table-cell>
          <table:table-cell table:formula="of:=IF(INDIRECT(ADDRESS(67;11;4))&gt;INDIRECT(ADDRESS(64;11;4));1;0)" office:value-type="float" office:value="0">
            <text:p>0</text:p>
          </table:table-cell>
          <table:table-cell table:formula="of:=IF(INDIRECT(ADDRESS(67;12;4))&gt;INDIRECT(ADDRESS(64;12;4));1;0)" office:value-type="float" office:value="1">
            <text:p>1</text:p>
          </table:table-cell>
        </table:table-row>
      </table:table>
      <table:table table:name="Evals" table:style-name="ta1" table:print="false">
        <table:table-column table:style-name="co1" table:default-cell-style-name="Default"/>
        <table:table-column table:style-name="co10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>
            <text:p>metaSPSA</text:p>
          </table:table-cell>
          <table:table-cell office:value-type="string">
            <text:p>Compass</text:p>
          </table:table-cell>
          <table:table-cell office:value-type="string">
            <text:p>UnimodalCD</text:p>
          </table:table-cell>
          <table:table-cell office:value-type="string">
            <text:p>NelderMead</text:p>
          </table:table-cell>
          <table:table-cell office:value-type="string">
            <text:p>RestartedNelderMead</text:p>
          </table:table-cell>
          <table:table-cell office:value-type="string">
            <text:p>RestartedNelderMead100</text:p>
          </table:table-cell>
          <table:table-cell office:value-type="string">
            <text:p>SubgradientDescent</text:p>
          </table:table-cell>
          <table:table-cell office:value-type="string">
            <text:p>LBFGSMinimizeNW</text:p>
          </table:table-cell>
          <table:table-cell office:value-type="string">
            <text:p>LBFGSMinimize</text:p>
          </table:table-cell>
          <table:table-cell office:value-type="string">
            <text:p>LBFGSMinimizeMT</text:p>
          </table:table-cell>
          <table:table-cell office:value-type="string">
            <text:p>HybridLocalMinimize</text:p>
          </table:table-cell>
        </table:table-row>
        <table:table-row table:style-name="ro2">
          <table:table-cell office:value-type="string">
            <text:p>ExtendedRosenbrock2</text:p>
          </table:table-cell>
          <table:table-cell office:value-type="float" office:value="2903004">
            <text:p>2903004</text:p>
          </table:table-cell>
          <table:table-cell office:value-type="float" office:value="80746">
            <text:p>80746</text:p>
          </table:table-cell>
          <table:table-cell office:value-type="float" office:value="271">
            <text:p>271</text:p>
          </table:table-cell>
          <table:table-cell office:value-type="float" office:value="193">
            <text:p>193</text:p>
          </table:table-cell>
          <table:table-cell office:value-type="float" office:value="384">
            <text:p>384</text:p>
          </table:table-cell>
          <table:table-cell office:value-type="float" office:value="372">
            <text:p>372</text:p>
          </table:table-cell>
          <table:table-cell office:value-type="float" office:value="1000000">
            <text:p>1000000</text:p>
          </table:table-cell>
          <table:table-cell office:value-type="float" office:value="214">
            <text:p>214</text:p>
          </table:table-cell>
          <table:table-cell office:value-type="float" office:value="47371">
            <text:p>47371</text:p>
          </table:table-cell>
          <table:table-cell office:value-type="float" office:value="5293">
            <text:p>5293</text:p>
          </table:table-cell>
          <table:table-cell office:value-type="float" office:value="47705">
            <text:p>47705</text:p>
          </table:table-cell>
        </table:table-row>
        <table:table-row table:style-name="ro2">
          <table:table-cell office:value-type="string">
            <text:p>ExtendedPowellSingular4</text:p>
          </table:table-cell>
          <table:table-cell office:value-type="float" office:value="2903008">
            <text:p>2903008</text:p>
          </table:table-cell>
          <table:table-cell office:value-type="float" office:value="1000008">
            <text:p>1000008</text:p>
          </table:table-cell>
          <table:table-cell office:value-type="float" office:value="1000010">
            <text:p>1000010</text:p>
          </table:table-cell>
          <table:table-cell office:value-type="float" office:value="729">
            <text:p>729</text:p>
          </table:table-cell>
          <table:table-cell office:value-type="float" office:value="1138">
            <text:p>1138</text:p>
          </table:table-cell>
          <table:table-cell office:value-type="float" office:value="987">
            <text:p>987</text:p>
          </table:table-cell>
          <table:table-cell office:value-type="float" office:value="1000008">
            <text:p>1000008</text:p>
          </table:table-cell>
          <table:table-cell office:value-type="float" office:value="450">
            <text:p>450</text:p>
          </table:table-cell>
          <table:table-cell office:value-type="float" office:value="1000052">
            <text:p>1000052</text:p>
          </table:table-cell>
          <table:table-cell office:value-type="float" office:value="483677">
            <text:p>483677</text:p>
          </table:table-cell>
          <table:table-cell office:value-type="float" office:value="500838">
            <text:p>500838</text:p>
          </table:table-cell>
        </table:table-row>
        <table:table-row table:style-name="ro1">
          <table:table-cell office:value-type="string">
            <text:p>HelicalValley</text:p>
          </table:table-cell>
          <table:table-cell office:value-type="float" office:value="2903006">
            <text:p>2903006</text:p>
          </table:table-cell>
          <table:table-cell office:value-type="float" office:value="27125">
            <text:p>27125</text:p>
          </table:table-cell>
          <table:table-cell office:value-type="float" office:value="398978">
            <text:p>398978</text:p>
          </table:table-cell>
          <table:table-cell office:value-type="float" office:value="489">
            <text:p>489</text:p>
          </table:table-cell>
          <table:table-cell office:value-type="float" office:value="834">
            <text:p>834</text:p>
          </table:table-cell>
          <table:table-cell office:value-type="float" office:value="1219">
            <text:p>1219</text:p>
          </table:table-cell>
          <table:table-cell office:value-type="float" office:value="1000006">
            <text:p>1000006</text:p>
          </table:table-cell>
          <table:table-cell office:value-type="float" office:value="561">
            <text:p>561</text:p>
          </table:table-cell>
          <table:table-cell office:value-type="float" office:value="8240">
            <text:p>8240</text:p>
          </table:table-cell>
          <table:table-cell office:value-type="float" office:value="3095">
            <text:p>3095</text:p>
          </table:table-cell>
          <table:table-cell office:value-type="float" office:value="8913">
            <text:p>8913</text:p>
          </table:table-cell>
        </table:table-row>
        <table:table-row table:style-name="ro2">
          <table:table-cell office:value-type="string">
            <text:p>VariableDimensionF2</text:p>
          </table:table-cell>
          <table:table-cell office:value-type="float" office:value="2903004">
            <text:p>2903004</text:p>
          </table:table-cell>
          <table:table-cell office:value-type="float" office:value="200">
            <text:p>200</text:p>
          </table:table-cell>
          <table:table-cell office:value-type="float" office:value="3738">
            <text:p>3738</text:p>
          </table:table-cell>
          <table:table-cell office:value-type="float" office:value="251">
            <text:p>251</text:p>
          </table:table-cell>
          <table:table-cell office:value-type="float" office:value="402">
            <text:p>402</text:p>
          </table:table-cell>
          <table:table-cell office:value-type="float" office:value="392">
            <text:p>392</text:p>
          </table:table-cell>
          <table:table-cell office:value-type="float" office:value="1000000">
            <text:p>1000000</text:p>
          </table:table-cell>
          <table:table-cell office:value-type="float" office:value="238">
            <text:p>238</text:p>
          </table:table-cell>
          <table:table-cell office:value-type="float" office:value="1032">
            <text:p>1032</text:p>
          </table:table-cell>
          <table:table-cell office:value-type="float" office:value="241">
            <text:p>241</text:p>
          </table:table-cell>
          <table:table-cell office:value-type="float" office:value="1372">
            <text:p>1372</text:p>
          </table:table-cell>
        </table:table-row>
        <table:table-row table:style-name="ro2">
          <table:table-cell office:value-type="string">
            <text:p>LinearFFullRank2</text:p>
          </table:table-cell>
          <table:table-cell office:value-type="float" office:value="2903004">
            <text:p>2903004</text:p>
          </table:table-cell>
          <table:table-cell office:value-type="float" office:value="425">
            <text:p>425</text:p>
          </table:table-cell>
          <table:table-cell office:value-type="float" office:value="337">
            <text:p>337</text:p>
          </table:table-cell>
          <table:table-cell office:value-type="float" office:value="233">
            <text:p>233</text:p>
          </table:table-cell>
          <table:table-cell office:value-type="float" office:value="399">
            <text:p>399</text:p>
          </table:table-cell>
          <table:table-cell office:value-type="float" office:value="389">
            <text:p>389</text:p>
          </table:table-cell>
          <table:table-cell office:value-type="float" office:value="1000000">
            <text:p>1000000</text:p>
          </table:table-cell>
          <table:table-cell office:value-type="float" office:value="1000002">
            <text:p>1000002</text:p>
          </table:table-cell>
          <table:table-cell office:value-type="float" office:value="1000000">
            <text:p>1000000</text:p>
          </table:table-cell>
          <table:table-cell office:value-type="float" office:value="1000001">
            <text:p>1000001</text:p>
          </table:table-cell>
          <table:table-cell office:value-type="float" office:value="500347">
            <text:p>500347</text:p>
          </table:table-cell>
        </table:table-row>
        <table:table-row table:style-name="ro1">
          <table:table-cell office:value-type="string">
            <text:p>BrownBadScaled</text:p>
          </table:table-cell>
          <table:table-cell office:value-type="float" office:value="2903004">
            <text:p>2903004</text:p>
          </table:table-cell>
          <table:table-cell office:value-type="float" office:value="1534">
            <text:p>1534</text:p>
          </table:table-cell>
          <table:table-cell office:value-type="float" office:value="473">
            <text:p>473</text:p>
          </table:table-cell>
          <table:table-cell office:value-type="float" office:value="435">
            <text:p>435</text:p>
          </table:table-cell>
          <table:table-cell office:value-type="float" office:value="616">
            <text:p>616</text:p>
          </table:table-cell>
          <table:table-cell office:value-type="float" office:value="901">
            <text:p>901</text:p>
          </table:table-cell>
          <table:table-cell office:value-type="float" office:value="1000000">
            <text:p>1000000</text:p>
          </table:table-cell>
          <table:table-cell office:value-type="float" office:value="501">
            <text:p>501</text:p>
          </table:table-cell>
          <table:table-cell office:value-type="float" office:value="1399">
            <text:p>1399</text:p>
          </table:table-cell>
          <table:table-cell office:value-type="float" office:value="625">
            <text:p>625</text:p>
          </table:table-cell>
          <table:table-cell office:value-type="float" office:value="1852">
            <text:p>1852</text:p>
          </table:table-cell>
        </table:table-row>
        <table:table-row table:style-name="ro1">
          <table:table-cell office:value-type="string">
            <text:p>Beale</text:p>
          </table:table-cell>
          <table:table-cell office:value-type="float" office:value="2903004">
            <text:p>2903004</text:p>
          </table:table-cell>
          <table:table-cell office:value-type="float" office:value="2911">
            <text:p>2911</text:p>
          </table:table-cell>
          <table:table-cell office:value-type="float" office:value="22494">
            <text:p>22494</text:p>
          </table:table-cell>
          <table:table-cell office:value-type="float" office:value="216">
            <text:p>216</text:p>
          </table:table-cell>
          <table:table-cell office:value-type="float" office:value="618">
            <text:p>618</text:p>
          </table:table-cell>
          <table:table-cell office:value-type="float" office:value="393">
            <text:p>393</text:p>
          </table:table-cell>
          <table:table-cell office:value-type="float" office:value="1000000">
            <text:p>1000000</text:p>
          </table:table-cell>
          <table:table-cell office:value-type="float" office:value="682">
            <text:p>682</text:p>
          </table:table-cell>
          <table:table-cell office:value-type="float" office:value="1996">
            <text:p>1996</text:p>
          </table:table-cell>
          <table:table-cell office:value-type="float" office:value="696">
            <text:p>696</text:p>
          </table:table-cell>
          <table:table-cell office:value-type="float" office:value="2339">
            <text:p>2339</text:p>
          </table:table-cell>
        </table:table-row>
        <table:table-row table:style-name="ro2">
          <table:table-cell office:value-type="string">
            <text:p>BiggsExp6</text:p>
          </table:table-cell>
          <table:table-cell office:value-type="float" office:value="2503030">
            <text:p>2503030</text:p>
          </table:table-cell>
          <table:table-cell office:value-type="float" office:value="1000012">
            <text:p>1000012</text:p>
          </table:table-cell>
          <table:table-cell office:value-type="float" office:value="1000022">
            <text:p>1000022</text:p>
          </table:table-cell>
          <table:table-cell office:value-type="float" office:value="2474">
            <text:p>2474</text:p>
          </table:table-cell>
          <table:table-cell office:value-type="float" office:value="1624">
            <text:p>1624</text:p>
          </table:table-cell>
          <table:table-cell office:value-type="float" office:value="2164">
            <text:p>2164</text:p>
          </table:table-cell>
          <table:table-cell office:value-type="float" office:value="1000012">
            <text:p>1000012</text:p>
          </table:table-cell>
          <table:table-cell office:value-type="float" office:value="4127">
            <text:p>4127</text:p>
          </table:table-cell>
          <table:table-cell office:value-type="float" office:value="1000055">
            <text:p>1000055</text:p>
          </table:table-cell>
          <table:table-cell office:value-type="float" office:value="632">
            <text:p>632</text:p>
          </table:table-cell>
          <table:table-cell office:value-type="float" office:value="503479">
            <text:p>503479</text:p>
          </table:table-cell>
        </table:table-row>
        <table:table-row table:style-name="ro2">
          <table:table-cell office:value-type="string">
            <text:p>ExtendedRosenbrock10</text:p>
          </table:table-cell>
          <table:table-cell office:value-type="float" office:value="2903020">
            <text:p>2903020</text:p>
          </table:table-cell>
          <table:table-cell office:value-type="float" office:value="1000020">
            <text:p>1000020</text:p>
          </table:table-cell>
          <table:table-cell office:value-type="float" office:value="1000055">
            <text:p>1000055</text:p>
          </table:table-cell>
          <table:table-cell office:value-type="float" office:value="6992">
            <text:p>6992</text:p>
          </table:table-cell>
          <table:table-cell office:value-type="float" office:value="13000">
            <text:p>13000</text:p>
          </table:table-cell>
          <table:table-cell office:value-type="float" office:value="9911">
            <text:p>9911</text:p>
          </table:table-cell>
          <table:table-cell office:value-type="float" office:value="1000020">
            <text:p>1000020</text:p>
          </table:table-cell>
          <table:table-cell office:value-type="float" office:value="827">
            <text:p>827</text:p>
          </table:table-cell>
          <table:table-cell office:value-type="float" office:value="64759">
            <text:p>64759</text:p>
          </table:table-cell>
          <table:table-cell office:value-type="float" office:value="23899">
            <text:p>23899</text:p>
          </table:table-cell>
          <table:table-cell office:value-type="float" office:value="71703">
            <text:p>71703</text:p>
          </table:table-cell>
        </table:table-row>
        <table:table-row table:style-name="ro2">
          <table:table-cell office:value-type="string">
            <text:p>ExtendedPowellSingular12</text:p>
          </table:table-cell>
          <table:table-cell office:value-type="float" office:value="2903024">
            <text:p>2903024</text:p>
          </table:table-cell>
          <table:table-cell office:value-type="float" office:value="1000024">
            <text:p>1000024</text:p>
          </table:table-cell>
          <table:table-cell office:value-type="float" office:value="1000048">
            <text:p>1000048</text:p>
          </table:table-cell>
          <table:table-cell office:value-type="float" office:value="8256">
            <text:p>8256</text:p>
          </table:table-cell>
          <table:table-cell office:value-type="float" office:value="27279">
            <text:p>27279</text:p>
          </table:table-cell>
          <table:table-cell office:value-type="float" office:value="70101">
            <text:p>70101</text:p>
          </table:table-cell>
          <table:table-cell office:value-type="float" office:value="1000000">
            <text:p>1000000</text:p>
          </table:table-cell>
          <table:table-cell office:value-type="float" office:value="803">
            <text:p>803</text:p>
          </table:table-cell>
          <table:table-cell office:value-type="float" office:value="1000024">
            <text:p>1000024</text:p>
          </table:table-cell>
          <table:table-cell office:value-type="float" office:value="1000026">
            <text:p>1000026</text:p>
          </table:table-cell>
          <table:table-cell office:value-type="float" office:value="543961">
            <text:p>543961</text:p>
          </table:table-cell>
        </table:table-row>
        <table:table-row table:style-name="ro2">
          <table:table-cell office:value-type="string">
            <text:p>VariableDimensionF10</text:p>
          </table:table-cell>
          <table:table-cell office:value-type="float" office:value="2903020">
            <text:p>2903020</text:p>
          </table:table-cell>
          <table:table-cell office:value-type="float" office:value="334075">
            <text:p>334075</text:p>
          </table:table-cell>
          <table:table-cell office:value-type="float" office:value="749456">
            <text:p>749456</text:p>
          </table:table-cell>
          <table:table-cell office:value-type="float" office:value="8405">
            <text:p>8405</text:p>
          </table:table-cell>
          <table:table-cell office:value-type="float" office:value="13357">
            <text:p>13357</text:p>
          </table:table-cell>
          <table:table-cell office:value-type="float" office:value="9493">
            <text:p>9493</text:p>
          </table:table-cell>
          <table:table-cell office:value-type="float" office:value="1000020">
            <text:p>1000020</text:p>
          </table:table-cell>
          <table:table-cell office:value-type="float" office:value="175">
            <text:p>175</text:p>
          </table:table-cell>
          <table:table-cell office:value-type="float" office:value="5741">
            <text:p>5741</text:p>
          </table:table-cell>
          <table:table-cell office:value-type="float" office:value="2038">
            <text:p>2038</text:p>
          </table:table-cell>
          <table:table-cell office:value-type="float" office:value="8140">
            <text:p>8140</text:p>
          </table:table-cell>
        </table:table-row>
        <table:table-row table:style-name="ro2">
          <table:table-cell office:value-type="string">
            <text:p>LinearFFullRank10</text:p>
          </table:table-cell>
          <table:table-cell office:value-type="float" office:value="2903020">
            <text:p>2903020</text:p>
          </table:table-cell>
          <table:table-cell office:value-type="float" office:value="7997">
            <text:p>7997</text:p>
          </table:table-cell>
          <table:table-cell office:value-type="float" office:value="1921">
            <text:p>1921</text:p>
          </table:table-cell>
          <table:table-cell office:value-type="float" office:value="4199">
            <text:p>4199</text:p>
          </table:table-cell>
          <table:table-cell office:value-type="float" office:value="7230">
            <text:p>7230</text:p>
          </table:table-cell>
          <table:table-cell office:value-type="float" office:value="8075">
            <text:p>8075</text:p>
          </table:table-cell>
          <table:table-cell office:value-type="float" office:value="1000020">
            <text:p>1000020</text:p>
          </table:table-cell>
          <table:table-cell office:value-type="float" office:value="200">
            <text:p>200</text:p>
          </table:table-cell>
          <table:table-cell office:value-type="float" office:value="397">
            <text:p>397</text:p>
          </table:table-cell>
          <table:table-cell office:value-type="float" office:value="96">
            <text:p>96</text:p>
          </table:table-cell>
          <table:table-cell office:value-type="float" office:value="3019">
            <text:p>3019</text:p>
          </table:table-cell>
        </table:table-row>
        <table:table-row table:style-name="ro2">
          <table:table-cell office:value-type="string">
            <text:p>ExtendedRosenbrock30</text:p>
          </table:table-cell>
          <table:table-cell office:value-type="float" office:value="2903060">
            <text:p>2903060</text:p>
          </table:table-cell>
          <table:table-cell office:value-type="float" office:value="1000060">
            <text:p>1000060</text:p>
          </table:table-cell>
          <table:table-cell office:value-type="float" office:value="1000067">
            <text:p>1000067</text:p>
          </table:table-cell>
          <table:table-cell office:value-type="float" office:value="35433">
            <text:p>35433</text:p>
          </table:table-cell>
          <table:table-cell office:value-type="float" office:value="463063">
            <text:p>463063</text:p>
          </table:table-cell>
          <table:table-cell office:value-type="float" office:value="337045">
            <text:p>337045</text:p>
          </table:table-cell>
          <table:table-cell office:value-type="float" office:value="1000034">
            <text:p>1000034</text:p>
          </table:table-cell>
          <table:table-cell office:value-type="float" office:value="1120">
            <text:p>1120</text:p>
          </table:table-cell>
          <table:table-cell office:value-type="float" office:value="134706">
            <text:p>134706</text:p>
          </table:table-cell>
          <table:table-cell office:value-type="float" office:value="6937">
            <text:p>6937</text:p>
          </table:table-cell>
          <table:table-cell office:value-type="float" office:value="259814">
            <text:p>259814</text:p>
          </table:table-cell>
        </table:table-row>
        <table:table-row table:style-name="ro2">
          <table:table-cell office:value-type="string">
            <text:p>ExtendedPowellSingular32</text:p>
          </table:table-cell>
          <table:table-cell office:value-type="float" office:value="2903064">
            <text:p>2903064</text:p>
          </table:table-cell>
          <table:table-cell office:value-type="float" office:value="1000064">
            <text:p>1000064</text:p>
          </table:table-cell>
          <table:table-cell office:value-type="float" office:value="1000096">
            <text:p>1000096</text:p>
          </table:table-cell>
          <table:table-cell office:value-type="float" office:value="159722">
            <text:p>159722</text:p>
          </table:table-cell>
          <table:table-cell office:value-type="float" office:value="618889">
            <text:p>618889</text:p>
          </table:table-cell>
          <table:table-cell office:value-type="float" office:value="519918">
            <text:p>519918</text:p>
          </table:table-cell>
          <table:table-cell office:value-type="float" office:value="1000025">
            <text:p>1000025</text:p>
          </table:table-cell>
          <table:table-cell office:value-type="float" office:value="1890">
            <text:p>1890</text:p>
          </table:table-cell>
          <table:table-cell office:value-type="float" office:value="1000075">
            <text:p>1000075</text:p>
          </table:table-cell>
          <table:table-cell office:value-type="float" office:value="1000064">
            <text:p>1000064</text:p>
          </table:table-cell>
          <table:table-cell office:value-type="float" office:value="685426">
            <text:p>685426</text:p>
          </table:table-cell>
        </table:table-row>
        <table:table-row table:style-name="ro2">
          <table:table-cell office:value-type="string">
            <text:p>VariableDimensionF30</text:p>
          </table:table-cell>
          <table:table-cell office:value-type="float" office:value="2903060">
            <text:p>2903060</text:p>
          </table:table-cell>
          <table:table-cell office:value-type="float" office:value="1000060">
            <text:p>1000060</text:p>
          </table:table-cell>
          <table:table-cell office:value-type="float" office:value="1000088">
            <text:p>1000088</text:p>
          </table:table-cell>
          <table:table-cell office:value-type="float" office:value="39674">
            <text:p>39674</text:p>
          </table:table-cell>
          <table:table-cell office:value-type="float" office:value="627111">
            <text:p>627111</text:p>
          </table:table-cell>
          <table:table-cell office:value-type="float" office:value="294046">
            <text:p>294046</text:p>
          </table:table-cell>
          <table:table-cell office:value-type="float" office:value="1000034">
            <text:p>1000034</text:p>
          </table:table-cell>
          <table:table-cell office:value-type="float" office:value="446">
            <text:p>446</text:p>
          </table:table-cell>
          <table:table-cell office:value-type="float" office:value="33397">
            <text:p>33397</text:p>
          </table:table-cell>
          <table:table-cell office:value-type="float" office:value="164920">
            <text:p>164920</text:p>
          </table:table-cell>
          <table:table-cell office:value-type="float" office:value="86511">
            <text:p>86511</text:p>
          </table:table-cell>
        </table:table-row>
        <table:table-row table:style-name="ro2">
          <table:table-cell office:value-type="string">
            <text:p>LinearFFullRank30</text:p>
          </table:table-cell>
          <table:table-cell office:value-type="float" office:value="2903060">
            <text:p>2903060</text:p>
          </table:table-cell>
          <table:table-cell office:value-type="float" office:value="48841">
            <text:p>48841</text:p>
          </table:table-cell>
          <table:table-cell office:value-type="float" office:value="6151">
            <text:p>6151</text:p>
          </table:table-cell>
          <table:table-cell office:value-type="float" office:value="49749">
            <text:p>49749</text:p>
          </table:table-cell>
          <table:table-cell office:value-type="float" office:value="374158">
            <text:p>374158</text:p>
          </table:table-cell>
          <table:table-cell office:value-type="float" office:value="123859">
            <text:p>123859</text:p>
          </table:table-cell>
          <table:table-cell office:value-type="float" office:value="1000034">
            <text:p>1000034</text:p>
          </table:table-cell>
          <table:table-cell office:value-type="float" office:value="476">
            <text:p>476</text:p>
          </table:table-cell>
          <table:table-cell office:value-type="float" office:value="601">
            <text:p>601</text:p>
          </table:table-cell>
          <table:table-cell office:value-type="float" office:value="221">
            <text:p>221</text:p>
          </table:table-cell>
          <table:table-cell office:value-type="float" office:value="10209">
            <text:p>10209</text:p>
          </table:table-cell>
        </table:table-row>
        <table:table-row table:style-name="ro2">
          <table:table-cell office:value-type="string">
            <text:p>ExtendedRosenbrock100</text:p>
          </table:table-cell>
          <table:table-cell office:value-type="float" office:value="2903200">
            <text:p>2903200</text:p>
          </table:table-cell>
          <table:table-cell office:value-type="float" office:value="1000200">
            <text:p>1000200</text:p>
          </table:table-cell>
          <table:table-cell office:value-type="float" office:value="1000204">
            <text:p>1000204</text:p>
          </table:table-cell>
          <table:table-cell office:value-type="float" office:value="1000200">
            <text:p>1000200</text:p>
          </table:table-cell>
          <table:table-cell office:value-type="float" office:value="1000203">
            <text:p>1000203</text:p>
          </table:table-cell>
          <table:table-cell office:value-type="float" office:value="1000206">
            <text:p>1000206</text:p>
          </table:table-cell>
          <table:table-cell office:value-type="float" office:value="1000176">
            <text:p>1000176</text:p>
          </table:table-cell>
          <table:table-cell office:value-type="float" office:value="2955">
            <text:p>2955</text:p>
          </table:table-cell>
          <table:table-cell office:value-type="float" office:value="80115">
            <text:p>80115</text:p>
          </table:table-cell>
          <table:table-cell office:value-type="float" office:value="19338">
            <text:p>19338</text:p>
          </table:table-cell>
          <table:table-cell office:value-type="float" office:value="562807">
            <text:p>562807</text:p>
          </table:table-cell>
        </table:table-row>
        <table:table-row table:style-name="ro2">
          <table:table-cell office:value-type="string">
            <text:p>ExtendedPowellSingular100</text:p>
          </table:table-cell>
          <table:table-cell office:value-type="float" office:value="2903200">
            <text:p>2903200</text:p>
          </table:table-cell>
          <table:table-cell office:value-type="float" office:value="1000200">
            <text:p>1000200</text:p>
          </table:table-cell>
          <table:table-cell office:value-type="float" office:value="1000222">
            <text:p>1000222</text:p>
          </table:table-cell>
          <table:table-cell office:value-type="float" office:value="1000200">
            <text:p>1000200</text:p>
          </table:table-cell>
          <table:table-cell office:value-type="float" office:value="1000201">
            <text:p>1000201</text:p>
          </table:table-cell>
          <table:table-cell office:value-type="float" office:value="1000204">
            <text:p>1000204</text:p>
          </table:table-cell>
          <table:table-cell office:value-type="float" office:value="1000176">
            <text:p>1000176</text:p>
          </table:table-cell>
          <table:table-cell office:value-type="float" office:value="4874">
            <text:p>4874</text:p>
          </table:table-cell>
          <table:table-cell office:value-type="float" office:value="1000105">
            <text:p>1000105</text:p>
          </table:table-cell>
          <table:table-cell office:value-type="float" office:value="1000176">
            <text:p>1000176</text:p>
          </table:table-cell>
          <table:table-cell office:value-type="float" office:value="1000052">
            <text:p>1000052</text:p>
          </table:table-cell>
        </table:table-row>
        <table:table-row table:style-name="ro2">
          <table:table-cell office:value-type="string">
            <text:p>VariableDimensionF100</text:p>
          </table:table-cell>
          <table:table-cell office:value-type="float" office:value="2903200">
            <text:p>2903200</text:p>
          </table:table-cell>
          <table:table-cell office:value-type="float" office:value="1000200">
            <text:p>1000200</text:p>
          </table:table-cell>
          <table:table-cell office:value-type="float" office:value="1000246">
            <text:p>1000246</text:p>
          </table:table-cell>
          <table:table-cell office:value-type="float" office:value="334728">
            <text:p>334728</text:p>
          </table:table-cell>
          <table:table-cell office:value-type="float" office:value="1000200">
            <text:p>1000200</text:p>
          </table:table-cell>
          <table:table-cell office:value-type="float" office:value="1000203">
            <text:p>1000203</text:p>
          </table:table-cell>
          <table:table-cell office:value-type="float" office:value="1000176">
            <text:p>1000176</text:p>
          </table:table-cell>
          <table:table-cell office:value-type="float" office:value="3209">
            <text:p>3209</text:p>
          </table:table-cell>
          <table:table-cell office:value-type="float" office:value="154946">
            <text:p>154946</text:p>
          </table:table-cell>
          <table:table-cell office:value-type="float" office:value="586481">
            <text:p>586481</text:p>
          </table:table-cell>
          <table:table-cell office:value-type="float" office:value="617026">
            <text:p>617026</text:p>
          </table:table-cell>
        </table:table-row>
        <table:table-row table:style-name="ro2">
          <table:table-cell office:value-type="string">
            <text:p>LinearFFullRank100</text:p>
          </table:table-cell>
          <table:table-cell office:value-type="float" office:value="2903200">
            <text:p>2903200</text:p>
          </table:table-cell>
          <table:table-cell office:value-type="float" office:value="34153">
            <text:p>34153</text:p>
          </table:table-cell>
          <table:table-cell office:value-type="float" office:value="21101">
            <text:p>21101</text:p>
          </table:table-cell>
          <table:table-cell office:value-type="float" office:value="1000200">
            <text:p>1000200</text:p>
          </table:table-cell>
          <table:table-cell office:value-type="float" office:value="700649">
            <text:p>700649</text:p>
          </table:table-cell>
          <table:table-cell office:value-type="float" office:value="220202">
            <text:p>220202</text:p>
          </table:table-cell>
          <table:table-cell office:value-type="float" office:value="1000176">
            <text:p>1000176</text:p>
          </table:table-cell>
          <table:table-cell office:value-type="float" office:value="1060">
            <text:p>1060</text:p>
          </table:table-cell>
          <table:table-cell office:value-type="float" office:value="1306">
            <text:p>1306</text:p>
          </table:table-cell>
          <table:table-cell office:value-type="float" office:value="640">
            <text:p>640</text:p>
          </table:table-cell>
          <table:table-cell office:value-type="float" office:value="34638">
            <text:p>34638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formula="of:=VALUE(TRIM(INDIRECT(ADDRESS(2;2;4))))" office:value-type="float" office:value="2903004">
            <text:p>2903004</text:p>
          </table:table-cell>
          <table:table-cell table:formula="of:=VALUE(TRIM(INDIRECT(ADDRESS(2;3;4))))" office:value-type="float" office:value="80746">
            <text:p>80746</text:p>
          </table:table-cell>
          <table:table-cell table:formula="of:=VALUE(TRIM(INDIRECT(ADDRESS(2;4;4))))" office:value-type="float" office:value="271">
            <text:p>271</text:p>
          </table:table-cell>
          <table:table-cell table:formula="of:=VALUE(TRIM(INDIRECT(ADDRESS(2;5;4))))" office:value-type="float" office:value="193">
            <text:p>193</text:p>
          </table:table-cell>
          <table:table-cell table:formula="of:=VALUE(TRIM(INDIRECT(ADDRESS(2;6;4))))" office:value-type="float" office:value="384">
            <text:p>384</text:p>
          </table:table-cell>
          <table:table-cell table:formula="of:=VALUE(TRIM(INDIRECT(ADDRESS(2;7;4))))" office:value-type="float" office:value="372">
            <text:p>372</text:p>
          </table:table-cell>
          <table:table-cell table:formula="of:=VALUE(TRIM(INDIRECT(ADDRESS(2;8;4))))" office:value-type="float" office:value="1000000">
            <text:p>1000000</text:p>
          </table:table-cell>
          <table:table-cell table:formula="of:=VALUE(TRIM(INDIRECT(ADDRESS(2;9;4))))" office:value-type="float" office:value="214">
            <text:p>214</text:p>
          </table:table-cell>
          <table:table-cell table:formula="of:=VALUE(TRIM(INDIRECT(ADDRESS(2;10;4))))" office:value-type="float" office:value="47371">
            <text:p>47371</text:p>
          </table:table-cell>
          <table:table-cell table:formula="of:=VALUE(TRIM(INDIRECT(ADDRESS(2;11;4))))" office:value-type="float" office:value="5293">
            <text:p>5293</text:p>
          </table:table-cell>
          <table:table-cell table:formula="of:=VALUE(TRIM(INDIRECT(ADDRESS(2;12;4))))" office:value-type="float" office:value="47705">
            <text:p>47705</text:p>
          </table:table-cell>
        </table:table-row>
        <table:table-row table:style-name="ro2">
          <table:table-cell/>
          <table:table-cell table:formula="of:=VALUE(TRIM(INDIRECT(ADDRESS(3;2;4))))" office:value-type="float" office:value="2903008">
            <text:p>2903008</text:p>
          </table:table-cell>
          <table:table-cell table:formula="of:=VALUE(TRIM(INDIRECT(ADDRESS(3;3;4))))" office:value-type="float" office:value="1000008">
            <text:p>1000008</text:p>
          </table:table-cell>
          <table:table-cell table:formula="of:=VALUE(TRIM(INDIRECT(ADDRESS(3;4;4))))" office:value-type="float" office:value="1000010">
            <text:p>1000010</text:p>
          </table:table-cell>
          <table:table-cell table:formula="of:=VALUE(TRIM(INDIRECT(ADDRESS(3;5;4))))" office:value-type="float" office:value="729">
            <text:p>729</text:p>
          </table:table-cell>
          <table:table-cell table:formula="of:=VALUE(TRIM(INDIRECT(ADDRESS(3;6;4))))" office:value-type="float" office:value="1138">
            <text:p>1138</text:p>
          </table:table-cell>
          <table:table-cell table:formula="of:=VALUE(TRIM(INDIRECT(ADDRESS(3;7;4))))" office:value-type="float" office:value="987">
            <text:p>987</text:p>
          </table:table-cell>
          <table:table-cell table:formula="of:=VALUE(TRIM(INDIRECT(ADDRESS(3;8;4))))" office:value-type="float" office:value="1000008">
            <text:p>1000008</text:p>
          </table:table-cell>
          <table:table-cell table:formula="of:=VALUE(TRIM(INDIRECT(ADDRESS(3;9;4))))" office:value-type="float" office:value="450">
            <text:p>450</text:p>
          </table:table-cell>
          <table:table-cell table:formula="of:=VALUE(TRIM(INDIRECT(ADDRESS(3;10;4))))" office:value-type="float" office:value="1000052">
            <text:p>1000052</text:p>
          </table:table-cell>
          <table:table-cell table:formula="of:=VALUE(TRIM(INDIRECT(ADDRESS(3;11;4))))" office:value-type="float" office:value="483677">
            <text:p>483677</text:p>
          </table:table-cell>
          <table:table-cell table:formula="of:=VALUE(TRIM(INDIRECT(ADDRESS(3;12;4))))" office:value-type="float" office:value="500838">
            <text:p>500838</text:p>
          </table:table-cell>
        </table:table-row>
        <table:table-row table:style-name="ro2">
          <table:table-cell/>
          <table:table-cell table:formula="of:=VALUE(TRIM(INDIRECT(ADDRESS(4;2;4))))" office:value-type="float" office:value="2903006">
            <text:p>2903006</text:p>
          </table:table-cell>
          <table:table-cell table:formula="of:=VALUE(TRIM(INDIRECT(ADDRESS(4;3;4))))" office:value-type="float" office:value="27125">
            <text:p>27125</text:p>
          </table:table-cell>
          <table:table-cell table:formula="of:=VALUE(TRIM(INDIRECT(ADDRESS(4;4;4))))" office:value-type="float" office:value="398978">
            <text:p>398978</text:p>
          </table:table-cell>
          <table:table-cell table:formula="of:=VALUE(TRIM(INDIRECT(ADDRESS(4;5;4))))" office:value-type="float" office:value="489">
            <text:p>489</text:p>
          </table:table-cell>
          <table:table-cell table:formula="of:=VALUE(TRIM(INDIRECT(ADDRESS(4;6;4))))" office:value-type="float" office:value="834">
            <text:p>834</text:p>
          </table:table-cell>
          <table:table-cell table:formula="of:=VALUE(TRIM(INDIRECT(ADDRESS(4;7;4))))" office:value-type="float" office:value="1219">
            <text:p>1219</text:p>
          </table:table-cell>
          <table:table-cell table:formula="of:=VALUE(TRIM(INDIRECT(ADDRESS(4;8;4))))" office:value-type="float" office:value="1000006">
            <text:p>1000006</text:p>
          </table:table-cell>
          <table:table-cell table:formula="of:=VALUE(TRIM(INDIRECT(ADDRESS(4;9;4))))" office:value-type="float" office:value="561">
            <text:p>561</text:p>
          </table:table-cell>
          <table:table-cell table:formula="of:=VALUE(TRIM(INDIRECT(ADDRESS(4;10;4))))" office:value-type="float" office:value="8240">
            <text:p>8240</text:p>
          </table:table-cell>
          <table:table-cell table:formula="of:=VALUE(TRIM(INDIRECT(ADDRESS(4;11;4))))" office:value-type="float" office:value="3095">
            <text:p>3095</text:p>
          </table:table-cell>
          <table:table-cell table:formula="of:=VALUE(TRIM(INDIRECT(ADDRESS(4;12;4))))" office:value-type="float" office:value="8913">
            <text:p>8913</text:p>
          </table:table-cell>
        </table:table-row>
        <table:table-row table:style-name="ro2">
          <table:table-cell/>
          <table:table-cell table:formula="of:=VALUE(TRIM(INDIRECT(ADDRESS(5;2;4))))" office:value-type="float" office:value="2903004">
            <text:p>2903004</text:p>
          </table:table-cell>
          <table:table-cell table:formula="of:=VALUE(TRIM(INDIRECT(ADDRESS(5;3;4))))" office:value-type="float" office:value="200">
            <text:p>200</text:p>
          </table:table-cell>
          <table:table-cell table:formula="of:=VALUE(TRIM(INDIRECT(ADDRESS(5;4;4))))" office:value-type="float" office:value="3738">
            <text:p>3738</text:p>
          </table:table-cell>
          <table:table-cell table:formula="of:=VALUE(TRIM(INDIRECT(ADDRESS(5;5;4))))" office:value-type="float" office:value="251">
            <text:p>251</text:p>
          </table:table-cell>
          <table:table-cell table:formula="of:=VALUE(TRIM(INDIRECT(ADDRESS(5;6;4))))" office:value-type="float" office:value="402">
            <text:p>402</text:p>
          </table:table-cell>
          <table:table-cell table:formula="of:=VALUE(TRIM(INDIRECT(ADDRESS(5;7;4))))" office:value-type="float" office:value="392">
            <text:p>392</text:p>
          </table:table-cell>
          <table:table-cell table:formula="of:=VALUE(TRIM(INDIRECT(ADDRESS(5;8;4))))" office:value-type="float" office:value="1000000">
            <text:p>1000000</text:p>
          </table:table-cell>
          <table:table-cell table:formula="of:=VALUE(TRIM(INDIRECT(ADDRESS(5;9;4))))" office:value-type="float" office:value="238">
            <text:p>238</text:p>
          </table:table-cell>
          <table:table-cell table:formula="of:=VALUE(TRIM(INDIRECT(ADDRESS(5;10;4))))" office:value-type="float" office:value="1032">
            <text:p>1032</text:p>
          </table:table-cell>
          <table:table-cell table:formula="of:=VALUE(TRIM(INDIRECT(ADDRESS(5;11;4))))" office:value-type="float" office:value="241">
            <text:p>241</text:p>
          </table:table-cell>
          <table:table-cell table:formula="of:=VALUE(TRIM(INDIRECT(ADDRESS(5;12;4))))" office:value-type="float" office:value="1372">
            <text:p>1372</text:p>
          </table:table-cell>
        </table:table-row>
        <table:table-row table:style-name="ro2">
          <table:table-cell/>
          <table:table-cell table:formula="of:=VALUE(TRIM(INDIRECT(ADDRESS(6;2;4))))" office:value-type="float" office:value="2903004">
            <text:p>2903004</text:p>
          </table:table-cell>
          <table:table-cell table:formula="of:=VALUE(TRIM(INDIRECT(ADDRESS(6;3;4))))" office:value-type="float" office:value="425">
            <text:p>425</text:p>
          </table:table-cell>
          <table:table-cell table:formula="of:=VALUE(TRIM(INDIRECT(ADDRESS(6;4;4))))" office:value-type="float" office:value="337">
            <text:p>337</text:p>
          </table:table-cell>
          <table:table-cell table:formula="of:=VALUE(TRIM(INDIRECT(ADDRESS(6;5;4))))" office:value-type="float" office:value="233">
            <text:p>233</text:p>
          </table:table-cell>
          <table:table-cell table:formula="of:=VALUE(TRIM(INDIRECT(ADDRESS(6;6;4))))" office:value-type="float" office:value="399">
            <text:p>399</text:p>
          </table:table-cell>
          <table:table-cell table:formula="of:=VALUE(TRIM(INDIRECT(ADDRESS(6;7;4))))" office:value-type="float" office:value="389">
            <text:p>389</text:p>
          </table:table-cell>
          <table:table-cell table:formula="of:=VALUE(TRIM(INDIRECT(ADDRESS(6;8;4))))" office:value-type="float" office:value="1000000">
            <text:p>1000000</text:p>
          </table:table-cell>
          <table:table-cell table:formula="of:=VALUE(TRIM(INDIRECT(ADDRESS(6;9;4))))" office:value-type="float" office:value="1000002">
            <text:p>1000002</text:p>
          </table:table-cell>
          <table:table-cell table:formula="of:=VALUE(TRIM(INDIRECT(ADDRESS(6;10;4))))" office:value-type="float" office:value="1000000">
            <text:p>1000000</text:p>
          </table:table-cell>
          <table:table-cell table:formula="of:=VALUE(TRIM(INDIRECT(ADDRESS(6;11;4))))" office:value-type="float" office:value="1000001">
            <text:p>1000001</text:p>
          </table:table-cell>
          <table:table-cell table:formula="of:=VALUE(TRIM(INDIRECT(ADDRESS(6;12;4))))" office:value-type="float" office:value="500347">
            <text:p>500347</text:p>
          </table:table-cell>
        </table:table-row>
        <table:table-row table:style-name="ro2">
          <table:table-cell/>
          <table:table-cell table:formula="of:=VALUE(TRIM(INDIRECT(ADDRESS(7;2;4))))" office:value-type="float" office:value="2903004">
            <text:p>2903004</text:p>
          </table:table-cell>
          <table:table-cell table:formula="of:=VALUE(TRIM(INDIRECT(ADDRESS(7;3;4))))" office:value-type="float" office:value="1534">
            <text:p>1534</text:p>
          </table:table-cell>
          <table:table-cell table:formula="of:=VALUE(TRIM(INDIRECT(ADDRESS(7;4;4))))" office:value-type="float" office:value="473">
            <text:p>473</text:p>
          </table:table-cell>
          <table:table-cell table:formula="of:=VALUE(TRIM(INDIRECT(ADDRESS(7;5;4))))" office:value-type="float" office:value="435">
            <text:p>435</text:p>
          </table:table-cell>
          <table:table-cell table:formula="of:=VALUE(TRIM(INDIRECT(ADDRESS(7;6;4))))" office:value-type="float" office:value="616">
            <text:p>616</text:p>
          </table:table-cell>
          <table:table-cell table:formula="of:=VALUE(TRIM(INDIRECT(ADDRESS(7;7;4))))" office:value-type="float" office:value="901">
            <text:p>901</text:p>
          </table:table-cell>
          <table:table-cell table:formula="of:=VALUE(TRIM(INDIRECT(ADDRESS(7;8;4))))" office:value-type="float" office:value="1000000">
            <text:p>1000000</text:p>
          </table:table-cell>
          <table:table-cell table:formula="of:=VALUE(TRIM(INDIRECT(ADDRESS(7;9;4))))" office:value-type="float" office:value="501">
            <text:p>501</text:p>
          </table:table-cell>
          <table:table-cell table:formula="of:=VALUE(TRIM(INDIRECT(ADDRESS(7;10;4))))" office:value-type="float" office:value="1399">
            <text:p>1399</text:p>
          </table:table-cell>
          <table:table-cell table:formula="of:=VALUE(TRIM(INDIRECT(ADDRESS(7;11;4))))" office:value-type="float" office:value="625">
            <text:p>625</text:p>
          </table:table-cell>
          <table:table-cell table:formula="of:=VALUE(TRIM(INDIRECT(ADDRESS(7;12;4))))" office:value-type="float" office:value="1852">
            <text:p>1852</text:p>
          </table:table-cell>
        </table:table-row>
        <table:table-row table:style-name="ro2">
          <table:table-cell/>
          <table:table-cell table:formula="of:=VALUE(TRIM(INDIRECT(ADDRESS(8;2;4))))" office:value-type="float" office:value="2903004">
            <text:p>2903004</text:p>
          </table:table-cell>
          <table:table-cell table:formula="of:=VALUE(TRIM(INDIRECT(ADDRESS(8;3;4))))" office:value-type="float" office:value="2911">
            <text:p>2911</text:p>
          </table:table-cell>
          <table:table-cell table:formula="of:=VALUE(TRIM(INDIRECT(ADDRESS(8;4;4))))" office:value-type="float" office:value="22494">
            <text:p>22494</text:p>
          </table:table-cell>
          <table:table-cell table:formula="of:=VALUE(TRIM(INDIRECT(ADDRESS(8;5;4))))" office:value-type="float" office:value="216">
            <text:p>216</text:p>
          </table:table-cell>
          <table:table-cell table:formula="of:=VALUE(TRIM(INDIRECT(ADDRESS(8;6;4))))" office:value-type="float" office:value="618">
            <text:p>618</text:p>
          </table:table-cell>
          <table:table-cell table:formula="of:=VALUE(TRIM(INDIRECT(ADDRESS(8;7;4))))" office:value-type="float" office:value="393">
            <text:p>393</text:p>
          </table:table-cell>
          <table:table-cell table:formula="of:=VALUE(TRIM(INDIRECT(ADDRESS(8;8;4))))" office:value-type="float" office:value="1000000">
            <text:p>1000000</text:p>
          </table:table-cell>
          <table:table-cell table:formula="of:=VALUE(TRIM(INDIRECT(ADDRESS(8;9;4))))" office:value-type="float" office:value="682">
            <text:p>682</text:p>
          </table:table-cell>
          <table:table-cell table:formula="of:=VALUE(TRIM(INDIRECT(ADDRESS(8;10;4))))" office:value-type="float" office:value="1996">
            <text:p>1996</text:p>
          </table:table-cell>
          <table:table-cell table:formula="of:=VALUE(TRIM(INDIRECT(ADDRESS(8;11;4))))" office:value-type="float" office:value="696">
            <text:p>696</text:p>
          </table:table-cell>
          <table:table-cell table:formula="of:=VALUE(TRIM(INDIRECT(ADDRESS(8;12;4))))" office:value-type="float" office:value="2339">
            <text:p>2339</text:p>
          </table:table-cell>
        </table:table-row>
        <table:table-row table:style-name="ro2">
          <table:table-cell/>
          <table:table-cell table:formula="of:=VALUE(TRIM(INDIRECT(ADDRESS(9;2;4))))" office:value-type="float" office:value="2503030">
            <text:p>2503030</text:p>
          </table:table-cell>
          <table:table-cell table:formula="of:=VALUE(TRIM(INDIRECT(ADDRESS(9;3;4))))" office:value-type="float" office:value="1000012">
            <text:p>1000012</text:p>
          </table:table-cell>
          <table:table-cell table:formula="of:=VALUE(TRIM(INDIRECT(ADDRESS(9;4;4))))" office:value-type="float" office:value="1000022">
            <text:p>1000022</text:p>
          </table:table-cell>
          <table:table-cell table:formula="of:=VALUE(TRIM(INDIRECT(ADDRESS(9;5;4))))" office:value-type="float" office:value="2474">
            <text:p>2474</text:p>
          </table:table-cell>
          <table:table-cell table:formula="of:=VALUE(TRIM(INDIRECT(ADDRESS(9;6;4))))" office:value-type="float" office:value="1624">
            <text:p>1624</text:p>
          </table:table-cell>
          <table:table-cell table:formula="of:=VALUE(TRIM(INDIRECT(ADDRESS(9;7;4))))" office:value-type="float" office:value="2164">
            <text:p>2164</text:p>
          </table:table-cell>
          <table:table-cell table:formula="of:=VALUE(TRIM(INDIRECT(ADDRESS(9;8;4))))" office:value-type="float" office:value="1000012">
            <text:p>1000012</text:p>
          </table:table-cell>
          <table:table-cell table:formula="of:=VALUE(TRIM(INDIRECT(ADDRESS(9;9;4))))" office:value-type="float" office:value="4127">
            <text:p>4127</text:p>
          </table:table-cell>
          <table:table-cell table:formula="of:=VALUE(TRIM(INDIRECT(ADDRESS(9;10;4))))" office:value-type="float" office:value="1000055">
            <text:p>1000055</text:p>
          </table:table-cell>
          <table:table-cell table:formula="of:=VALUE(TRIM(INDIRECT(ADDRESS(9;11;4))))" office:value-type="float" office:value="632">
            <text:p>632</text:p>
          </table:table-cell>
          <table:table-cell table:formula="of:=VALUE(TRIM(INDIRECT(ADDRESS(9;12;4))))" office:value-type="float" office:value="503479">
            <text:p>503479</text:p>
          </table:table-cell>
        </table:table-row>
        <table:table-row table:style-name="ro2">
          <table:table-cell/>
          <table:table-cell table:formula="of:=VALUE(TRIM(INDIRECT(ADDRESS(10;2;4))))" office:value-type="float" office:value="2903020">
            <text:p>2903020</text:p>
          </table:table-cell>
          <table:table-cell table:formula="of:=VALUE(TRIM(INDIRECT(ADDRESS(10;3;4))))" office:value-type="float" office:value="1000020">
            <text:p>1000020</text:p>
          </table:table-cell>
          <table:table-cell table:formula="of:=VALUE(TRIM(INDIRECT(ADDRESS(10;4;4))))" office:value-type="float" office:value="1000055">
            <text:p>1000055</text:p>
          </table:table-cell>
          <table:table-cell table:formula="of:=VALUE(TRIM(INDIRECT(ADDRESS(10;5;4))))" office:value-type="float" office:value="6992">
            <text:p>6992</text:p>
          </table:table-cell>
          <table:table-cell table:formula="of:=VALUE(TRIM(INDIRECT(ADDRESS(10;6;4))))" office:value-type="float" office:value="13000">
            <text:p>13000</text:p>
          </table:table-cell>
          <table:table-cell table:formula="of:=VALUE(TRIM(INDIRECT(ADDRESS(10;7;4))))" office:value-type="float" office:value="9911">
            <text:p>9911</text:p>
          </table:table-cell>
          <table:table-cell table:formula="of:=VALUE(TRIM(INDIRECT(ADDRESS(10;8;4))))" office:value-type="float" office:value="1000020">
            <text:p>1000020</text:p>
          </table:table-cell>
          <table:table-cell table:formula="of:=VALUE(TRIM(INDIRECT(ADDRESS(10;9;4))))" office:value-type="float" office:value="827">
            <text:p>827</text:p>
          </table:table-cell>
          <table:table-cell table:formula="of:=VALUE(TRIM(INDIRECT(ADDRESS(10;10;4))))" office:value-type="float" office:value="64759">
            <text:p>64759</text:p>
          </table:table-cell>
          <table:table-cell table:formula="of:=VALUE(TRIM(INDIRECT(ADDRESS(10;11;4))))" office:value-type="float" office:value="23899">
            <text:p>23899</text:p>
          </table:table-cell>
          <table:table-cell table:formula="of:=VALUE(TRIM(INDIRECT(ADDRESS(10;12;4))))" office:value-type="float" office:value="71703">
            <text:p>71703</text:p>
          </table:table-cell>
        </table:table-row>
        <table:table-row table:style-name="ro2">
          <table:table-cell/>
          <table:table-cell table:formula="of:=VALUE(TRIM(INDIRECT(ADDRESS(11;2;4))))" office:value-type="float" office:value="2903024">
            <text:p>2903024</text:p>
          </table:table-cell>
          <table:table-cell table:formula="of:=VALUE(TRIM(INDIRECT(ADDRESS(11;3;4))))" office:value-type="float" office:value="1000024">
            <text:p>1000024</text:p>
          </table:table-cell>
          <table:table-cell table:formula="of:=VALUE(TRIM(INDIRECT(ADDRESS(11;4;4))))" office:value-type="float" office:value="1000048">
            <text:p>1000048</text:p>
          </table:table-cell>
          <table:table-cell table:formula="of:=VALUE(TRIM(INDIRECT(ADDRESS(11;5;4))))" office:value-type="float" office:value="8256">
            <text:p>8256</text:p>
          </table:table-cell>
          <table:table-cell table:formula="of:=VALUE(TRIM(INDIRECT(ADDRESS(11;6;4))))" office:value-type="float" office:value="27279">
            <text:p>27279</text:p>
          </table:table-cell>
          <table:table-cell table:formula="of:=VALUE(TRIM(INDIRECT(ADDRESS(11;7;4))))" office:value-type="float" office:value="70101">
            <text:p>70101</text:p>
          </table:table-cell>
          <table:table-cell table:formula="of:=VALUE(TRIM(INDIRECT(ADDRESS(11;8;4))))" office:value-type="float" office:value="1000000">
            <text:p>1000000</text:p>
          </table:table-cell>
          <table:table-cell table:formula="of:=VALUE(TRIM(INDIRECT(ADDRESS(11;9;4))))" office:value-type="float" office:value="803">
            <text:p>803</text:p>
          </table:table-cell>
          <table:table-cell table:formula="of:=VALUE(TRIM(INDIRECT(ADDRESS(11;10;4))))" office:value-type="float" office:value="1000024">
            <text:p>1000024</text:p>
          </table:table-cell>
          <table:table-cell table:formula="of:=VALUE(TRIM(INDIRECT(ADDRESS(11;11;4))))" office:value-type="float" office:value="1000026">
            <text:p>1000026</text:p>
          </table:table-cell>
          <table:table-cell table:formula="of:=VALUE(TRIM(INDIRECT(ADDRESS(11;12;4))))" office:value-type="float" office:value="543961">
            <text:p>543961</text:p>
          </table:table-cell>
        </table:table-row>
        <table:table-row table:style-name="ro2">
          <table:table-cell/>
          <table:table-cell table:formula="of:=VALUE(TRIM(INDIRECT(ADDRESS(12;2;4))))" office:value-type="float" office:value="2903020">
            <text:p>2903020</text:p>
          </table:table-cell>
          <table:table-cell table:formula="of:=VALUE(TRIM(INDIRECT(ADDRESS(12;3;4))))" office:value-type="float" office:value="334075">
            <text:p>334075</text:p>
          </table:table-cell>
          <table:table-cell table:formula="of:=VALUE(TRIM(INDIRECT(ADDRESS(12;4;4))))" office:value-type="float" office:value="749456">
            <text:p>749456</text:p>
          </table:table-cell>
          <table:table-cell table:formula="of:=VALUE(TRIM(INDIRECT(ADDRESS(12;5;4))))" office:value-type="float" office:value="8405">
            <text:p>8405</text:p>
          </table:table-cell>
          <table:table-cell table:formula="of:=VALUE(TRIM(INDIRECT(ADDRESS(12;6;4))))" office:value-type="float" office:value="13357">
            <text:p>13357</text:p>
          </table:table-cell>
          <table:table-cell table:formula="of:=VALUE(TRIM(INDIRECT(ADDRESS(12;7;4))))" office:value-type="float" office:value="9493">
            <text:p>9493</text:p>
          </table:table-cell>
          <table:table-cell table:formula="of:=VALUE(TRIM(INDIRECT(ADDRESS(12;8;4))))" office:value-type="float" office:value="1000020">
            <text:p>1000020</text:p>
          </table:table-cell>
          <table:table-cell table:formula="of:=VALUE(TRIM(INDIRECT(ADDRESS(12;9;4))))" office:value-type="float" office:value="175">
            <text:p>175</text:p>
          </table:table-cell>
          <table:table-cell table:formula="of:=VALUE(TRIM(INDIRECT(ADDRESS(12;10;4))))" office:value-type="float" office:value="5741">
            <text:p>5741</text:p>
          </table:table-cell>
          <table:table-cell table:formula="of:=VALUE(TRIM(INDIRECT(ADDRESS(12;11;4))))" office:value-type="float" office:value="2038">
            <text:p>2038</text:p>
          </table:table-cell>
          <table:table-cell table:formula="of:=VALUE(TRIM(INDIRECT(ADDRESS(12;12;4))))" office:value-type="float" office:value="8140">
            <text:p>8140</text:p>
          </table:table-cell>
        </table:table-row>
        <table:table-row table:style-name="ro2">
          <table:table-cell/>
          <table:table-cell table:formula="of:=VALUE(TRIM(INDIRECT(ADDRESS(13;2;4))))" office:value-type="float" office:value="2903020">
            <text:p>2903020</text:p>
          </table:table-cell>
          <table:table-cell table:formula="of:=VALUE(TRIM(INDIRECT(ADDRESS(13;3;4))))" office:value-type="float" office:value="7997">
            <text:p>7997</text:p>
          </table:table-cell>
          <table:table-cell table:formula="of:=VALUE(TRIM(INDIRECT(ADDRESS(13;4;4))))" office:value-type="float" office:value="1921">
            <text:p>1921</text:p>
          </table:table-cell>
          <table:table-cell table:formula="of:=VALUE(TRIM(INDIRECT(ADDRESS(13;5;4))))" office:value-type="float" office:value="4199">
            <text:p>4199</text:p>
          </table:table-cell>
          <table:table-cell table:formula="of:=VALUE(TRIM(INDIRECT(ADDRESS(13;6;4))))" office:value-type="float" office:value="7230">
            <text:p>7230</text:p>
          </table:table-cell>
          <table:table-cell table:formula="of:=VALUE(TRIM(INDIRECT(ADDRESS(13;7;4))))" office:value-type="float" office:value="8075">
            <text:p>8075</text:p>
          </table:table-cell>
          <table:table-cell table:formula="of:=VALUE(TRIM(INDIRECT(ADDRESS(13;8;4))))" office:value-type="float" office:value="1000020">
            <text:p>1000020</text:p>
          </table:table-cell>
          <table:table-cell table:formula="of:=VALUE(TRIM(INDIRECT(ADDRESS(13;9;4))))" office:value-type="float" office:value="200">
            <text:p>200</text:p>
          </table:table-cell>
          <table:table-cell table:formula="of:=VALUE(TRIM(INDIRECT(ADDRESS(13;10;4))))" office:value-type="float" office:value="397">
            <text:p>397</text:p>
          </table:table-cell>
          <table:table-cell table:formula="of:=VALUE(TRIM(INDIRECT(ADDRESS(13;11;4))))" office:value-type="float" office:value="96">
            <text:p>96</text:p>
          </table:table-cell>
          <table:table-cell table:formula="of:=VALUE(TRIM(INDIRECT(ADDRESS(13;12;4))))" office:value-type="float" office:value="3019">
            <text:p>3019</text:p>
          </table:table-cell>
        </table:table-row>
        <table:table-row table:style-name="ro2">
          <table:table-cell/>
          <table:table-cell table:formula="of:=VALUE(TRIM(INDIRECT(ADDRESS(14;2;4))))" office:value-type="float" office:value="2903060">
            <text:p>2903060</text:p>
          </table:table-cell>
          <table:table-cell table:formula="of:=VALUE(TRIM(INDIRECT(ADDRESS(14;3;4))))" office:value-type="float" office:value="1000060">
            <text:p>1000060</text:p>
          </table:table-cell>
          <table:table-cell table:formula="of:=VALUE(TRIM(INDIRECT(ADDRESS(14;4;4))))" office:value-type="float" office:value="1000067">
            <text:p>1000067</text:p>
          </table:table-cell>
          <table:table-cell table:formula="of:=VALUE(TRIM(INDIRECT(ADDRESS(14;5;4))))" office:value-type="float" office:value="35433">
            <text:p>35433</text:p>
          </table:table-cell>
          <table:table-cell table:formula="of:=VALUE(TRIM(INDIRECT(ADDRESS(14;6;4))))" office:value-type="float" office:value="463063">
            <text:p>463063</text:p>
          </table:table-cell>
          <table:table-cell table:formula="of:=VALUE(TRIM(INDIRECT(ADDRESS(14;7;4))))" office:value-type="float" office:value="337045">
            <text:p>337045</text:p>
          </table:table-cell>
          <table:table-cell table:formula="of:=VALUE(TRIM(INDIRECT(ADDRESS(14;8;4))))" office:value-type="float" office:value="1000034">
            <text:p>1000034</text:p>
          </table:table-cell>
          <table:table-cell table:formula="of:=VALUE(TRIM(INDIRECT(ADDRESS(14;9;4))))" office:value-type="float" office:value="1120">
            <text:p>1120</text:p>
          </table:table-cell>
          <table:table-cell table:formula="of:=VALUE(TRIM(INDIRECT(ADDRESS(14;10;4))))" office:value-type="float" office:value="134706">
            <text:p>134706</text:p>
          </table:table-cell>
          <table:table-cell table:formula="of:=VALUE(TRIM(INDIRECT(ADDRESS(14;11;4))))" office:value-type="float" office:value="6937">
            <text:p>6937</text:p>
          </table:table-cell>
          <table:table-cell table:formula="of:=VALUE(TRIM(INDIRECT(ADDRESS(14;12;4))))" office:value-type="float" office:value="259814">
            <text:p>259814</text:p>
          </table:table-cell>
        </table:table-row>
        <table:table-row table:style-name="ro2">
          <table:table-cell/>
          <table:table-cell table:formula="of:=VALUE(TRIM(INDIRECT(ADDRESS(15;2;4))))" office:value-type="float" office:value="2903064">
            <text:p>2903064</text:p>
          </table:table-cell>
          <table:table-cell table:formula="of:=VALUE(TRIM(INDIRECT(ADDRESS(15;3;4))))" office:value-type="float" office:value="1000064">
            <text:p>1000064</text:p>
          </table:table-cell>
          <table:table-cell table:formula="of:=VALUE(TRIM(INDIRECT(ADDRESS(15;4;4))))" office:value-type="float" office:value="1000096">
            <text:p>1000096</text:p>
          </table:table-cell>
          <table:table-cell table:formula="of:=VALUE(TRIM(INDIRECT(ADDRESS(15;5;4))))" office:value-type="float" office:value="159722">
            <text:p>159722</text:p>
          </table:table-cell>
          <table:table-cell table:formula="of:=VALUE(TRIM(INDIRECT(ADDRESS(15;6;4))))" office:value-type="float" office:value="618889">
            <text:p>618889</text:p>
          </table:table-cell>
          <table:table-cell table:formula="of:=VALUE(TRIM(INDIRECT(ADDRESS(15;7;4))))" office:value-type="float" office:value="519918">
            <text:p>519918</text:p>
          </table:table-cell>
          <table:table-cell table:formula="of:=VALUE(TRIM(INDIRECT(ADDRESS(15;8;4))))" office:value-type="float" office:value="1000025">
            <text:p>1000025</text:p>
          </table:table-cell>
          <table:table-cell table:formula="of:=VALUE(TRIM(INDIRECT(ADDRESS(15;9;4))))" office:value-type="float" office:value="1890">
            <text:p>1890</text:p>
          </table:table-cell>
          <table:table-cell table:formula="of:=VALUE(TRIM(INDIRECT(ADDRESS(15;10;4))))" office:value-type="float" office:value="1000075">
            <text:p>1000075</text:p>
          </table:table-cell>
          <table:table-cell table:formula="of:=VALUE(TRIM(INDIRECT(ADDRESS(15;11;4))))" office:value-type="float" office:value="1000064">
            <text:p>1000064</text:p>
          </table:table-cell>
          <table:table-cell table:formula="of:=VALUE(TRIM(INDIRECT(ADDRESS(15;12;4))))" office:value-type="float" office:value="685426">
            <text:p>685426</text:p>
          </table:table-cell>
        </table:table-row>
        <table:table-row table:style-name="ro2">
          <table:table-cell/>
          <table:table-cell table:formula="of:=VALUE(TRIM(INDIRECT(ADDRESS(16;2;4))))" office:value-type="float" office:value="2903060">
            <text:p>2903060</text:p>
          </table:table-cell>
          <table:table-cell table:formula="of:=VALUE(TRIM(INDIRECT(ADDRESS(16;3;4))))" office:value-type="float" office:value="1000060">
            <text:p>1000060</text:p>
          </table:table-cell>
          <table:table-cell table:formula="of:=VALUE(TRIM(INDIRECT(ADDRESS(16;4;4))))" office:value-type="float" office:value="1000088">
            <text:p>1000088</text:p>
          </table:table-cell>
          <table:table-cell table:formula="of:=VALUE(TRIM(INDIRECT(ADDRESS(16;5;4))))" office:value-type="float" office:value="39674">
            <text:p>39674</text:p>
          </table:table-cell>
          <table:table-cell table:formula="of:=VALUE(TRIM(INDIRECT(ADDRESS(16;6;4))))" office:value-type="float" office:value="627111">
            <text:p>627111</text:p>
          </table:table-cell>
          <table:table-cell table:formula="of:=VALUE(TRIM(INDIRECT(ADDRESS(16;7;4))))" office:value-type="float" office:value="294046">
            <text:p>294046</text:p>
          </table:table-cell>
          <table:table-cell table:formula="of:=VALUE(TRIM(INDIRECT(ADDRESS(16;8;4))))" office:value-type="float" office:value="1000034">
            <text:p>1000034</text:p>
          </table:table-cell>
          <table:table-cell table:formula="of:=VALUE(TRIM(INDIRECT(ADDRESS(16;9;4))))" office:value-type="float" office:value="446">
            <text:p>446</text:p>
          </table:table-cell>
          <table:table-cell table:formula="of:=VALUE(TRIM(INDIRECT(ADDRESS(16;10;4))))" office:value-type="float" office:value="33397">
            <text:p>33397</text:p>
          </table:table-cell>
          <table:table-cell table:formula="of:=VALUE(TRIM(INDIRECT(ADDRESS(16;11;4))))" office:value-type="float" office:value="164920">
            <text:p>164920</text:p>
          </table:table-cell>
          <table:table-cell table:formula="of:=VALUE(TRIM(INDIRECT(ADDRESS(16;12;4))))" office:value-type="float" office:value="86511">
            <text:p>86511</text:p>
          </table:table-cell>
        </table:table-row>
        <table:table-row table:style-name="ro2">
          <table:table-cell/>
          <table:table-cell table:formula="of:=VALUE(TRIM(INDIRECT(ADDRESS(17;2;4))))" office:value-type="float" office:value="2903060">
            <text:p>2903060</text:p>
          </table:table-cell>
          <table:table-cell table:formula="of:=VALUE(TRIM(INDIRECT(ADDRESS(17;3;4))))" office:value-type="float" office:value="48841">
            <text:p>48841</text:p>
          </table:table-cell>
          <table:table-cell table:formula="of:=VALUE(TRIM(INDIRECT(ADDRESS(17;4;4))))" office:value-type="float" office:value="6151">
            <text:p>6151</text:p>
          </table:table-cell>
          <table:table-cell table:formula="of:=VALUE(TRIM(INDIRECT(ADDRESS(17;5;4))))" office:value-type="float" office:value="49749">
            <text:p>49749</text:p>
          </table:table-cell>
          <table:table-cell table:formula="of:=VALUE(TRIM(INDIRECT(ADDRESS(17;6;4))))" office:value-type="float" office:value="374158">
            <text:p>374158</text:p>
          </table:table-cell>
          <table:table-cell table:formula="of:=VALUE(TRIM(INDIRECT(ADDRESS(17;7;4))))" office:value-type="float" office:value="123859">
            <text:p>123859</text:p>
          </table:table-cell>
          <table:table-cell table:formula="of:=VALUE(TRIM(INDIRECT(ADDRESS(17;8;4))))" office:value-type="float" office:value="1000034">
            <text:p>1000034</text:p>
          </table:table-cell>
          <table:table-cell table:formula="of:=VALUE(TRIM(INDIRECT(ADDRESS(17;9;4))))" office:value-type="float" office:value="476">
            <text:p>476</text:p>
          </table:table-cell>
          <table:table-cell table:formula="of:=VALUE(TRIM(INDIRECT(ADDRESS(17;10;4))))" office:value-type="float" office:value="601">
            <text:p>601</text:p>
          </table:table-cell>
          <table:table-cell table:formula="of:=VALUE(TRIM(INDIRECT(ADDRESS(17;11;4))))" office:value-type="float" office:value="221">
            <text:p>221</text:p>
          </table:table-cell>
          <table:table-cell table:formula="of:=VALUE(TRIM(INDIRECT(ADDRESS(17;12;4))))" office:value-type="float" office:value="10209">
            <text:p>10209</text:p>
          </table:table-cell>
        </table:table-row>
        <table:table-row table:style-name="ro2">
          <table:table-cell/>
          <table:table-cell table:formula="of:=VALUE(TRIM(INDIRECT(ADDRESS(18;2;4))))" office:value-type="float" office:value="2903200">
            <text:p>2903200</text:p>
          </table:table-cell>
          <table:table-cell table:formula="of:=VALUE(TRIM(INDIRECT(ADDRESS(18;3;4))))" office:value-type="float" office:value="1000200">
            <text:p>1000200</text:p>
          </table:table-cell>
          <table:table-cell table:formula="of:=VALUE(TRIM(INDIRECT(ADDRESS(18;4;4))))" office:value-type="float" office:value="1000204">
            <text:p>1000204</text:p>
          </table:table-cell>
          <table:table-cell table:formula="of:=VALUE(TRIM(INDIRECT(ADDRESS(18;5;4))))" office:value-type="float" office:value="1000200">
            <text:p>1000200</text:p>
          </table:table-cell>
          <table:table-cell table:formula="of:=VALUE(TRIM(INDIRECT(ADDRESS(18;6;4))))" office:value-type="float" office:value="1000203">
            <text:p>1000203</text:p>
          </table:table-cell>
          <table:table-cell table:formula="of:=VALUE(TRIM(INDIRECT(ADDRESS(18;7;4))))" office:value-type="float" office:value="1000206">
            <text:p>1000206</text:p>
          </table:table-cell>
          <table:table-cell table:formula="of:=VALUE(TRIM(INDIRECT(ADDRESS(18;8;4))))" office:value-type="float" office:value="1000176">
            <text:p>1000176</text:p>
          </table:table-cell>
          <table:table-cell table:formula="of:=VALUE(TRIM(INDIRECT(ADDRESS(18;9;4))))" office:value-type="float" office:value="2955">
            <text:p>2955</text:p>
          </table:table-cell>
          <table:table-cell table:formula="of:=VALUE(TRIM(INDIRECT(ADDRESS(18;10;4))))" office:value-type="float" office:value="80115">
            <text:p>80115</text:p>
          </table:table-cell>
          <table:table-cell table:formula="of:=VALUE(TRIM(INDIRECT(ADDRESS(18;11;4))))" office:value-type="float" office:value="19338">
            <text:p>19338</text:p>
          </table:table-cell>
          <table:table-cell table:formula="of:=VALUE(TRIM(INDIRECT(ADDRESS(18;12;4))))" office:value-type="float" office:value="562807">
            <text:p>562807</text:p>
          </table:table-cell>
        </table:table-row>
        <table:table-row table:style-name="ro2">
          <table:table-cell/>
          <table:table-cell table:formula="of:=VALUE(TRIM(INDIRECT(ADDRESS(19;2;4))))" office:value-type="float" office:value="2903200">
            <text:p>2903200</text:p>
          </table:table-cell>
          <table:table-cell table:formula="of:=VALUE(TRIM(INDIRECT(ADDRESS(19;3;4))))" office:value-type="float" office:value="1000200">
            <text:p>1000200</text:p>
          </table:table-cell>
          <table:table-cell table:formula="of:=VALUE(TRIM(INDIRECT(ADDRESS(19;4;4))))" office:value-type="float" office:value="1000222">
            <text:p>1000222</text:p>
          </table:table-cell>
          <table:table-cell table:formula="of:=VALUE(TRIM(INDIRECT(ADDRESS(19;5;4))))" office:value-type="float" office:value="1000200">
            <text:p>1000200</text:p>
          </table:table-cell>
          <table:table-cell table:formula="of:=VALUE(TRIM(INDIRECT(ADDRESS(19;6;4))))" office:value-type="float" office:value="1000201">
            <text:p>1000201</text:p>
          </table:table-cell>
          <table:table-cell table:formula="of:=VALUE(TRIM(INDIRECT(ADDRESS(19;7;4))))" office:value-type="float" office:value="1000204">
            <text:p>1000204</text:p>
          </table:table-cell>
          <table:table-cell table:formula="of:=VALUE(TRIM(INDIRECT(ADDRESS(19;8;4))))" office:value-type="float" office:value="1000176">
            <text:p>1000176</text:p>
          </table:table-cell>
          <table:table-cell table:formula="of:=VALUE(TRIM(INDIRECT(ADDRESS(19;9;4))))" office:value-type="float" office:value="4874">
            <text:p>4874</text:p>
          </table:table-cell>
          <table:table-cell table:formula="of:=VALUE(TRIM(INDIRECT(ADDRESS(19;10;4))))" office:value-type="float" office:value="1000105">
            <text:p>1000105</text:p>
          </table:table-cell>
          <table:table-cell table:formula="of:=VALUE(TRIM(INDIRECT(ADDRESS(19;11;4))))" office:value-type="float" office:value="1000176">
            <text:p>1000176</text:p>
          </table:table-cell>
          <table:table-cell table:formula="of:=VALUE(TRIM(INDIRECT(ADDRESS(19;12;4))))" office:value-type="float" office:value="1000052">
            <text:p>1000052</text:p>
          </table:table-cell>
        </table:table-row>
        <table:table-row table:style-name="ro2">
          <table:table-cell/>
          <table:table-cell table:formula="of:=VALUE(TRIM(INDIRECT(ADDRESS(20;2;4))))" office:value-type="float" office:value="2903200">
            <text:p>2903200</text:p>
          </table:table-cell>
          <table:table-cell table:formula="of:=VALUE(TRIM(INDIRECT(ADDRESS(20;3;4))))" office:value-type="float" office:value="1000200">
            <text:p>1000200</text:p>
          </table:table-cell>
          <table:table-cell table:formula="of:=VALUE(TRIM(INDIRECT(ADDRESS(20;4;4))))" office:value-type="float" office:value="1000246">
            <text:p>1000246</text:p>
          </table:table-cell>
          <table:table-cell table:formula="of:=VALUE(TRIM(INDIRECT(ADDRESS(20;5;4))))" office:value-type="float" office:value="334728">
            <text:p>334728</text:p>
          </table:table-cell>
          <table:table-cell table:formula="of:=VALUE(TRIM(INDIRECT(ADDRESS(20;6;4))))" office:value-type="float" office:value="1000200">
            <text:p>1000200</text:p>
          </table:table-cell>
          <table:table-cell table:formula="of:=VALUE(TRIM(INDIRECT(ADDRESS(20;7;4))))" office:value-type="float" office:value="1000203">
            <text:p>1000203</text:p>
          </table:table-cell>
          <table:table-cell table:formula="of:=VALUE(TRIM(INDIRECT(ADDRESS(20;8;4))))" office:value-type="float" office:value="1000176">
            <text:p>1000176</text:p>
          </table:table-cell>
          <table:table-cell table:formula="of:=VALUE(TRIM(INDIRECT(ADDRESS(20;9;4))))" office:value-type="float" office:value="3209">
            <text:p>3209</text:p>
          </table:table-cell>
          <table:table-cell table:formula="of:=VALUE(TRIM(INDIRECT(ADDRESS(20;10;4))))" office:value-type="float" office:value="154946">
            <text:p>154946</text:p>
          </table:table-cell>
          <table:table-cell table:formula="of:=VALUE(TRIM(INDIRECT(ADDRESS(20;11;4))))" office:value-type="float" office:value="586481">
            <text:p>586481</text:p>
          </table:table-cell>
          <table:table-cell table:formula="of:=VALUE(TRIM(INDIRECT(ADDRESS(20;12;4))))" office:value-type="float" office:value="617026">
            <text:p>617026</text:p>
          </table:table-cell>
        </table:table-row>
        <table:table-row table:style-name="ro2">
          <table:table-cell/>
          <table:table-cell table:formula="of:=VALUE(TRIM(INDIRECT(ADDRESS(21;2;4))))" office:value-type="float" office:value="2903200">
            <text:p>2903200</text:p>
          </table:table-cell>
          <table:table-cell table:formula="of:=VALUE(TRIM(INDIRECT(ADDRESS(21;3;4))))" office:value-type="float" office:value="34153">
            <text:p>34153</text:p>
          </table:table-cell>
          <table:table-cell table:formula="of:=VALUE(TRIM(INDIRECT(ADDRESS(21;4;4))))" office:value-type="float" office:value="21101">
            <text:p>21101</text:p>
          </table:table-cell>
          <table:table-cell table:formula="of:=VALUE(TRIM(INDIRECT(ADDRESS(21;5;4))))" office:value-type="float" office:value="1000200">
            <text:p>1000200</text:p>
          </table:table-cell>
          <table:table-cell table:formula="of:=VALUE(TRIM(INDIRECT(ADDRESS(21;6;4))))" office:value-type="float" office:value="700649">
            <text:p>700649</text:p>
          </table:table-cell>
          <table:table-cell table:formula="of:=VALUE(TRIM(INDIRECT(ADDRESS(21;7;4))))" office:value-type="float" office:value="220202">
            <text:p>220202</text:p>
          </table:table-cell>
          <table:table-cell table:formula="of:=VALUE(TRIM(INDIRECT(ADDRESS(21;8;4))))" office:value-type="float" office:value="1000176">
            <text:p>1000176</text:p>
          </table:table-cell>
          <table:table-cell table:formula="of:=VALUE(TRIM(INDIRECT(ADDRESS(21;9;4))))" office:value-type="float" office:value="1060">
            <text:p>1060</text:p>
          </table:table-cell>
          <table:table-cell table:formula="of:=VALUE(TRIM(INDIRECT(ADDRESS(21;10;4))))" office:value-type="float" office:value="1306">
            <text:p>1306</text:p>
          </table:table-cell>
          <table:table-cell table:formula="of:=VALUE(TRIM(INDIRECT(ADDRESS(21;11;4))))" office:value-type="float" office:value="640">
            <text:p>640</text:p>
          </table:table-cell>
          <table:table-cell table:formula="of:=VALUE(TRIM(INDIRECT(ADDRESS(21;12;4))))" office:value-type="float" office:value="34638">
            <text:p>34638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formula="of:=RANK(INDIRECT(ADDRESS(23;2;4));INDIRECT(ADDRESS(23;2;4)):INDIRECT(ADDRESS(23;12;4));1)" office:value-type="float" office:value="11">
            <text:p>11</text:p>
          </table:table-cell>
          <table:table-cell table:formula="of:=RANK(INDIRECT(ADDRESS(23;3;4));INDIRECT(ADDRESS(23;2;4)):INDIRECT(ADDRESS(23;12;4));1)" office:value-type="float" office:value="9">
            <text:p>9</text:p>
          </table:table-cell>
          <table:table-cell table:formula="of:=RANK(INDIRECT(ADDRESS(23;4;4));INDIRECT(ADDRESS(23;2;4)):INDIRECT(ADDRESS(23;12;4));1)" office:value-type="float" office:value="3">
            <text:p>3</text:p>
          </table:table-cell>
          <table:table-cell table:formula="of:=RANK(INDIRECT(ADDRESS(23;5;4));INDIRECT(ADDRESS(23;2;4)):INDIRECT(ADDRESS(23;12;4));1)" office:value-type="float" office:value="1">
            <text:p>1</text:p>
          </table:table-cell>
          <table:table-cell table:formula="of:=RANK(INDIRECT(ADDRESS(23;6;4));INDIRECT(ADDRESS(23;2;4)):INDIRECT(ADDRESS(23;12;4));1)" office:value-type="float" office:value="5">
            <text:p>5</text:p>
          </table:table-cell>
          <table:table-cell table:formula="of:=RANK(INDIRECT(ADDRESS(23;7;4));INDIRECT(ADDRESS(23;2;4)):INDIRECT(ADDRESS(23;12;4));1)" office:value-type="float" office:value="4">
            <text:p>4</text:p>
          </table:table-cell>
          <table:table-cell table:formula="of:=RANK(INDIRECT(ADDRESS(23;8;4));INDIRECT(ADDRESS(23;2;4)):INDIRECT(ADDRESS(23;12;4));1)" office:value-type="float" office:value="10">
            <text:p>10</text:p>
          </table:table-cell>
          <table:table-cell table:formula="of:=RANK(INDIRECT(ADDRESS(23;9;4));INDIRECT(ADDRESS(23;2;4)):INDIRECT(ADDRESS(23;12;4));1)" office:value-type="float" office:value="2">
            <text:p>2</text:p>
          </table:table-cell>
          <table:table-cell table:formula="of:=RANK(INDIRECT(ADDRESS(23;10;4));INDIRECT(ADDRESS(23;2;4)):INDIRECT(ADDRESS(23;12;4));1)" office:value-type="float" office:value="7">
            <text:p>7</text:p>
          </table:table-cell>
          <table:table-cell table:formula="of:=RANK(INDIRECT(ADDRESS(23;11;4));INDIRECT(ADDRESS(23;2;4)):INDIRECT(ADDRESS(23;12;4));1)" office:value-type="float" office:value="6">
            <text:p>6</text:p>
          </table:table-cell>
          <table:table-cell table:formula="of:=RANK(INDIRECT(ADDRESS(23;12;4));INDIRECT(ADDRESS(23;2;4)):INDIRECT(ADDRESS(23;12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24;2;4));INDIRECT(ADDRESS(24;2;4)):INDIRECT(ADDRESS(24;12;4));1)" office:value-type="float" office:value="11">
            <text:p>11</text:p>
          </table:table-cell>
          <table:table-cell table:formula="of:=RANK(INDIRECT(ADDRESS(24;3;4));INDIRECT(ADDRESS(24;2;4)):INDIRECT(ADDRESS(24;12;4));1)" office:value-type="float" office:value="7">
            <text:p>7</text:p>
          </table:table-cell>
          <table:table-cell table:formula="of:=RANK(INDIRECT(ADDRESS(24;4;4));INDIRECT(ADDRESS(24;2;4)):INDIRECT(ADDRESS(24;12;4));1)" office:value-type="float" office:value="9">
            <text:p>9</text:p>
          </table:table-cell>
          <table:table-cell table:formula="of:=RANK(INDIRECT(ADDRESS(24;5;4));INDIRECT(ADDRESS(24;2;4)):INDIRECT(ADDRESS(24;12;4));1)" office:value-type="float" office:value="2">
            <text:p>2</text:p>
          </table:table-cell>
          <table:table-cell table:formula="of:=RANK(INDIRECT(ADDRESS(24;6;4));INDIRECT(ADDRESS(24;2;4)):INDIRECT(ADDRESS(24;12;4));1)" office:value-type="float" office:value="4">
            <text:p>4</text:p>
          </table:table-cell>
          <table:table-cell table:formula="of:=RANK(INDIRECT(ADDRESS(24;7;4));INDIRECT(ADDRESS(24;2;4)):INDIRECT(ADDRESS(24;12;4));1)" office:value-type="float" office:value="3">
            <text:p>3</text:p>
          </table:table-cell>
          <table:table-cell table:formula="of:=RANK(INDIRECT(ADDRESS(24;8;4));INDIRECT(ADDRESS(24;2;4)):INDIRECT(ADDRESS(24;12;4));1)" office:value-type="float" office:value="7">
            <text:p>7</text:p>
          </table:table-cell>
          <table:table-cell table:formula="of:=RANK(INDIRECT(ADDRESS(24;9;4));INDIRECT(ADDRESS(24;2;4)):INDIRECT(ADDRESS(24;12;4));1)" office:value-type="float" office:value="1">
            <text:p>1</text:p>
          </table:table-cell>
          <table:table-cell table:formula="of:=RANK(INDIRECT(ADDRESS(24;10;4));INDIRECT(ADDRESS(24;2;4)):INDIRECT(ADDRESS(24;12;4));1)" office:value-type="float" office:value="10">
            <text:p>10</text:p>
          </table:table-cell>
          <table:table-cell table:formula="of:=RANK(INDIRECT(ADDRESS(24;11;4));INDIRECT(ADDRESS(24;2;4)):INDIRECT(ADDRESS(24;12;4));1)" office:value-type="float" office:value="5">
            <text:p>5</text:p>
          </table:table-cell>
          <table:table-cell table:formula="of:=RANK(INDIRECT(ADDRESS(24;12;4));INDIRECT(ADDRESS(24;2;4)):INDIRECT(ADDRESS(24;12;4));1)" office:value-type="float" office:value="6">
            <text:p>6</text:p>
          </table:table-cell>
        </table:table-row>
        <table:table-row table:style-name="ro2">
          <table:table-cell/>
          <table:table-cell table:formula="of:=RANK(INDIRECT(ADDRESS(25;2;4));INDIRECT(ADDRESS(25;2;4)):INDIRECT(ADDRESS(25;12;4));1)" office:value-type="float" office:value="11">
            <text:p>11</text:p>
          </table:table-cell>
          <table:table-cell table:formula="of:=RANK(INDIRECT(ADDRESS(25;3;4));INDIRECT(ADDRESS(25;2;4)):INDIRECT(ADDRESS(25;12;4));1)" office:value-type="float" office:value="8">
            <text:p>8</text:p>
          </table:table-cell>
          <table:table-cell table:formula="of:=RANK(INDIRECT(ADDRESS(25;4;4));INDIRECT(ADDRESS(25;2;4)):INDIRECT(ADDRESS(25;12;4));1)" office:value-type="float" office:value="9">
            <text:p>9</text:p>
          </table:table-cell>
          <table:table-cell table:formula="of:=RANK(INDIRECT(ADDRESS(25;5;4));INDIRECT(ADDRESS(25;2;4)):INDIRECT(ADDRESS(25;12;4));1)" office:value-type="float" office:value="1">
            <text:p>1</text:p>
          </table:table-cell>
          <table:table-cell table:formula="of:=RANK(INDIRECT(ADDRESS(25;6;4));INDIRECT(ADDRESS(25;2;4)):INDIRECT(ADDRESS(25;12;4));1)" office:value-type="float" office:value="3">
            <text:p>3</text:p>
          </table:table-cell>
          <table:table-cell table:formula="of:=RANK(INDIRECT(ADDRESS(25;7;4));INDIRECT(ADDRESS(25;2;4)):INDIRECT(ADDRESS(25;12;4));1)" office:value-type="float" office:value="4">
            <text:p>4</text:p>
          </table:table-cell>
          <table:table-cell table:formula="of:=RANK(INDIRECT(ADDRESS(25;8;4));INDIRECT(ADDRESS(25;2;4)):INDIRECT(ADDRESS(25;12;4));1)" office:value-type="float" office:value="10">
            <text:p>10</text:p>
          </table:table-cell>
          <table:table-cell table:formula="of:=RANK(INDIRECT(ADDRESS(25;9;4));INDIRECT(ADDRESS(25;2;4)):INDIRECT(ADDRESS(25;12;4));1)" office:value-type="float" office:value="2">
            <text:p>2</text:p>
          </table:table-cell>
          <table:table-cell table:formula="of:=RANK(INDIRECT(ADDRESS(25;10;4));INDIRECT(ADDRESS(25;2;4)):INDIRECT(ADDRESS(25;12;4));1)" office:value-type="float" office:value="6">
            <text:p>6</text:p>
          </table:table-cell>
          <table:table-cell table:formula="of:=RANK(INDIRECT(ADDRESS(25;11;4));INDIRECT(ADDRESS(25;2;4)):INDIRECT(ADDRESS(25;12;4));1)" office:value-type="float" office:value="5">
            <text:p>5</text:p>
          </table:table-cell>
          <table:table-cell table:formula="of:=RANK(INDIRECT(ADDRESS(25;12;4));INDIRECT(ADDRESS(25;2;4)):INDIRECT(ADDRESS(25;12;4));1)" office:value-type="float" office:value="7">
            <text:p>7</text:p>
          </table:table-cell>
        </table:table-row>
        <table:table-row table:style-name="ro2">
          <table:table-cell/>
          <table:table-cell table:formula="of:=RANK(INDIRECT(ADDRESS(26;2;4));INDIRECT(ADDRESS(26;2;4)):INDIRECT(ADDRESS(26;12;4));1)" office:value-type="float" office:value="11">
            <text:p>11</text:p>
          </table:table-cell>
          <table:table-cell table:formula="of:=RANK(INDIRECT(ADDRESS(26;3;4));INDIRECT(ADDRESS(26;2;4)):INDIRECT(ADDRESS(26;12;4));1)" office:value-type="float" office:value="1">
            <text:p>1</text:p>
          </table:table-cell>
          <table:table-cell table:formula="of:=RANK(INDIRECT(ADDRESS(26;4;4));INDIRECT(ADDRESS(26;2;4)):INDIRECT(ADDRESS(26;12;4));1)" office:value-type="float" office:value="9">
            <text:p>9</text:p>
          </table:table-cell>
          <table:table-cell table:formula="of:=RANK(INDIRECT(ADDRESS(26;5;4));INDIRECT(ADDRESS(26;2;4)):INDIRECT(ADDRESS(26;12;4));1)" office:value-type="float" office:value="4">
            <text:p>4</text:p>
          </table:table-cell>
          <table:table-cell table:formula="of:=RANK(INDIRECT(ADDRESS(26;6;4));INDIRECT(ADDRESS(26;2;4)):INDIRECT(ADDRESS(26;12;4));1)" office:value-type="float" office:value="6">
            <text:p>6</text:p>
          </table:table-cell>
          <table:table-cell table:formula="of:=RANK(INDIRECT(ADDRESS(26;7;4));INDIRECT(ADDRESS(26;2;4)):INDIRECT(ADDRESS(26;12;4));1)" office:value-type="float" office:value="5">
            <text:p>5</text:p>
          </table:table-cell>
          <table:table-cell table:formula="of:=RANK(INDIRECT(ADDRESS(26;8;4));INDIRECT(ADDRESS(26;2;4)):INDIRECT(ADDRESS(26;12;4));1)" office:value-type="float" office:value="10">
            <text:p>10</text:p>
          </table:table-cell>
          <table:table-cell table:formula="of:=RANK(INDIRECT(ADDRESS(26;9;4));INDIRECT(ADDRESS(26;2;4)):INDIRECT(ADDRESS(26;12;4));1)" office:value-type="float" office:value="2">
            <text:p>2</text:p>
          </table:table-cell>
          <table:table-cell table:formula="of:=RANK(INDIRECT(ADDRESS(26;10;4));INDIRECT(ADDRESS(26;2;4)):INDIRECT(ADDRESS(26;12;4));1)" office:value-type="float" office:value="7">
            <text:p>7</text:p>
          </table:table-cell>
          <table:table-cell table:formula="of:=RANK(INDIRECT(ADDRESS(26;11;4));INDIRECT(ADDRESS(26;2;4)):INDIRECT(ADDRESS(26;12;4));1)" office:value-type="float" office:value="3">
            <text:p>3</text:p>
          </table:table-cell>
          <table:table-cell table:formula="of:=RANK(INDIRECT(ADDRESS(26;12;4));INDIRECT(ADDRESS(26;2;4)):INDIRECT(ADDRESS(26;12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27;2;4));INDIRECT(ADDRESS(27;2;4)):INDIRECT(ADDRESS(27;12;4));1)" office:value-type="float" office:value="11">
            <text:p>11</text:p>
          </table:table-cell>
          <table:table-cell table:formula="of:=RANK(INDIRECT(ADDRESS(27;3;4));INDIRECT(ADDRESS(27;2;4)):INDIRECT(ADDRESS(27;12;4));1)" office:value-type="float" office:value="5">
            <text:p>5</text:p>
          </table:table-cell>
          <table:table-cell table:formula="of:=RANK(INDIRECT(ADDRESS(27;4;4));INDIRECT(ADDRESS(27;2;4)):INDIRECT(ADDRESS(27;12;4));1)" office:value-type="float" office:value="2">
            <text:p>2</text:p>
          </table:table-cell>
          <table:table-cell table:formula="of:=RANK(INDIRECT(ADDRESS(27;5;4));INDIRECT(ADDRESS(27;2;4)):INDIRECT(ADDRESS(27;12;4));1)" office:value-type="float" office:value="1">
            <text:p>1</text:p>
          </table:table-cell>
          <table:table-cell table:formula="of:=RANK(INDIRECT(ADDRESS(27;6;4));INDIRECT(ADDRESS(27;2;4)):INDIRECT(ADDRESS(27;12;4));1)" office:value-type="float" office:value="4">
            <text:p>4</text:p>
          </table:table-cell>
          <table:table-cell table:formula="of:=RANK(INDIRECT(ADDRESS(27;7;4));INDIRECT(ADDRESS(27;2;4)):INDIRECT(ADDRESS(27;12;4));1)" office:value-type="float" office:value="3">
            <text:p>3</text:p>
          </table:table-cell>
          <table:table-cell table:formula="of:=RANK(INDIRECT(ADDRESS(27;8;4));INDIRECT(ADDRESS(27;2;4)):INDIRECT(ADDRESS(27;12;4));1)" office:value-type="float" office:value="7">
            <text:p>7</text:p>
          </table:table-cell>
          <table:table-cell table:formula="of:=RANK(INDIRECT(ADDRESS(27;9;4));INDIRECT(ADDRESS(27;2;4)):INDIRECT(ADDRESS(27;12;4));1)" office:value-type="float" office:value="10">
            <text:p>10</text:p>
          </table:table-cell>
          <table:table-cell table:formula="of:=RANK(INDIRECT(ADDRESS(27;10;4));INDIRECT(ADDRESS(27;2;4)):INDIRECT(ADDRESS(27;12;4));1)" office:value-type="float" office:value="7">
            <text:p>7</text:p>
          </table:table-cell>
          <table:table-cell table:formula="of:=RANK(INDIRECT(ADDRESS(27;11;4));INDIRECT(ADDRESS(27;2;4)):INDIRECT(ADDRESS(27;12;4));1)" office:value-type="float" office:value="9">
            <text:p>9</text:p>
          </table:table-cell>
          <table:table-cell table:formula="of:=RANK(INDIRECT(ADDRESS(27;12;4));INDIRECT(ADDRESS(27;2;4)):INDIRECT(ADDRESS(27;12;4));1)" office:value-type="float" office:value="6">
            <text:p>6</text:p>
          </table:table-cell>
        </table:table-row>
        <table:table-row table:style-name="ro2">
          <table:table-cell/>
          <table:table-cell table:formula="of:=RANK(INDIRECT(ADDRESS(28;2;4));INDIRECT(ADDRESS(28;2;4)):INDIRECT(ADDRESS(28;12;4));1)" office:value-type="float" office:value="11">
            <text:p>11</text:p>
          </table:table-cell>
          <table:table-cell table:formula="of:=RANK(INDIRECT(ADDRESS(28;3;4));INDIRECT(ADDRESS(28;2;4)):INDIRECT(ADDRESS(28;12;4));1)" office:value-type="float" office:value="8">
            <text:p>8</text:p>
          </table:table-cell>
          <table:table-cell table:formula="of:=RANK(INDIRECT(ADDRESS(28;4;4));INDIRECT(ADDRESS(28;2;4)):INDIRECT(ADDRESS(28;12;4));1)" office:value-type="float" office:value="2">
            <text:p>2</text:p>
          </table:table-cell>
          <table:table-cell table:formula="of:=RANK(INDIRECT(ADDRESS(28;5;4));INDIRECT(ADDRESS(28;2;4)):INDIRECT(ADDRESS(28;12;4));1)" office:value-type="float" office:value="1">
            <text:p>1</text:p>
          </table:table-cell>
          <table:table-cell table:formula="of:=RANK(INDIRECT(ADDRESS(28;6;4));INDIRECT(ADDRESS(28;2;4)):INDIRECT(ADDRESS(28;12;4));1)" office:value-type="float" office:value="4">
            <text:p>4</text:p>
          </table:table-cell>
          <table:table-cell table:formula="of:=RANK(INDIRECT(ADDRESS(28;7;4));INDIRECT(ADDRESS(28;2;4)):INDIRECT(ADDRESS(28;12;4));1)" office:value-type="float" office:value="6">
            <text:p>6</text:p>
          </table:table-cell>
          <table:table-cell table:formula="of:=RANK(INDIRECT(ADDRESS(28;8;4));INDIRECT(ADDRESS(28;2;4)):INDIRECT(ADDRESS(28;12;4));1)" office:value-type="float" office:value="10">
            <text:p>10</text:p>
          </table:table-cell>
          <table:table-cell table:formula="of:=RANK(INDIRECT(ADDRESS(28;9;4));INDIRECT(ADDRESS(28;2;4)):INDIRECT(ADDRESS(28;12;4));1)" office:value-type="float" office:value="3">
            <text:p>3</text:p>
          </table:table-cell>
          <table:table-cell table:formula="of:=RANK(INDIRECT(ADDRESS(28;10;4));INDIRECT(ADDRESS(28;2;4)):INDIRECT(ADDRESS(28;12;4));1)" office:value-type="float" office:value="7">
            <text:p>7</text:p>
          </table:table-cell>
          <table:table-cell table:formula="of:=RANK(INDIRECT(ADDRESS(28;11;4));INDIRECT(ADDRESS(28;2;4)):INDIRECT(ADDRESS(28;12;4));1)" office:value-type="float" office:value="5">
            <text:p>5</text:p>
          </table:table-cell>
          <table:table-cell table:formula="of:=RANK(INDIRECT(ADDRESS(28;12;4));INDIRECT(ADDRESS(28;2;4)):INDIRECT(ADDRESS(28;12;4));1)" office:value-type="float" office:value="9">
            <text:p>9</text:p>
          </table:table-cell>
        </table:table-row>
        <table:table-row table:style-name="ro2">
          <table:table-cell/>
          <table:table-cell table:formula="of:=RANK(INDIRECT(ADDRESS(29;2;4));INDIRECT(ADDRESS(29;2;4)):INDIRECT(ADDRESS(29;12;4));1)" office:value-type="float" office:value="11">
            <text:p>11</text:p>
          </table:table-cell>
          <table:table-cell table:formula="of:=RANK(INDIRECT(ADDRESS(29;3;4));INDIRECT(ADDRESS(29;2;4)):INDIRECT(ADDRESS(29;12;4));1)" office:value-type="float" office:value="8">
            <text:p>8</text:p>
          </table:table-cell>
          <table:table-cell table:formula="of:=RANK(INDIRECT(ADDRESS(29;4;4));INDIRECT(ADDRESS(29;2;4)):INDIRECT(ADDRESS(29;12;4));1)" office:value-type="float" office:value="9">
            <text:p>9</text:p>
          </table:table-cell>
          <table:table-cell table:formula="of:=RANK(INDIRECT(ADDRESS(29;5;4));INDIRECT(ADDRESS(29;2;4)):INDIRECT(ADDRESS(29;12;4));1)" office:value-type="float" office:value="1">
            <text:p>1</text:p>
          </table:table-cell>
          <table:table-cell table:formula="of:=RANK(INDIRECT(ADDRESS(29;6;4));INDIRECT(ADDRESS(29;2;4)):INDIRECT(ADDRESS(29;12;4));1)" office:value-type="float" office:value="3">
            <text:p>3</text:p>
          </table:table-cell>
          <table:table-cell table:formula="of:=RANK(INDIRECT(ADDRESS(29;7;4));INDIRECT(ADDRESS(29;2;4)):INDIRECT(ADDRESS(29;12;4));1)" office:value-type="float" office:value="2">
            <text:p>2</text:p>
          </table:table-cell>
          <table:table-cell table:formula="of:=RANK(INDIRECT(ADDRESS(29;8;4));INDIRECT(ADDRESS(29;2;4)):INDIRECT(ADDRESS(29;12;4));1)" office:value-type="float" office:value="10">
            <text:p>10</text:p>
          </table:table-cell>
          <table:table-cell table:formula="of:=RANK(INDIRECT(ADDRESS(29;9;4));INDIRECT(ADDRESS(29;2;4)):INDIRECT(ADDRESS(29;12;4));1)" office:value-type="float" office:value="4">
            <text:p>4</text:p>
          </table:table-cell>
          <table:table-cell table:formula="of:=RANK(INDIRECT(ADDRESS(29;10;4));INDIRECT(ADDRESS(29;2;4)):INDIRECT(ADDRESS(29;12;4));1)" office:value-type="float" office:value="6">
            <text:p>6</text:p>
          </table:table-cell>
          <table:table-cell table:formula="of:=RANK(INDIRECT(ADDRESS(29;11;4));INDIRECT(ADDRESS(29;2;4)):INDIRECT(ADDRESS(29;12;4));1)" office:value-type="float" office:value="5">
            <text:p>5</text:p>
          </table:table-cell>
          <table:table-cell table:formula="of:=RANK(INDIRECT(ADDRESS(29;12;4));INDIRECT(ADDRESS(29;2;4)):INDIRECT(ADDRESS(29;12;4));1)" office:value-type="float" office:value="7">
            <text:p>7</text:p>
          </table:table-cell>
        </table:table-row>
        <table:table-row table:style-name="ro2">
          <table:table-cell/>
          <table:table-cell table:formula="of:=RANK(INDIRECT(ADDRESS(30;2;4));INDIRECT(ADDRESS(30;2;4)):INDIRECT(ADDRESS(30;12;4));1)" office:value-type="float" office:value="11">
            <text:p>11</text:p>
          </table:table-cell>
          <table:table-cell table:formula="of:=RANK(INDIRECT(ADDRESS(30;3;4));INDIRECT(ADDRESS(30;2;4)):INDIRECT(ADDRESS(30;12;4));1)" office:value-type="float" office:value="7">
            <text:p>7</text:p>
          </table:table-cell>
          <table:table-cell table:formula="of:=RANK(INDIRECT(ADDRESS(30;4;4));INDIRECT(ADDRESS(30;2;4)):INDIRECT(ADDRESS(30;12;4));1)" office:value-type="float" office:value="9">
            <text:p>9</text:p>
          </table:table-cell>
          <table:table-cell table:formula="of:=RANK(INDIRECT(ADDRESS(30;5;4));INDIRECT(ADDRESS(30;2;4)):INDIRECT(ADDRESS(30;12;4));1)" office:value-type="float" office:value="4">
            <text:p>4</text:p>
          </table:table-cell>
          <table:table-cell table:formula="of:=RANK(INDIRECT(ADDRESS(30;6;4));INDIRECT(ADDRESS(30;2;4)):INDIRECT(ADDRESS(30;12;4));1)" office:value-type="float" office:value="2">
            <text:p>2</text:p>
          </table:table-cell>
          <table:table-cell table:formula="of:=RANK(INDIRECT(ADDRESS(30;7;4));INDIRECT(ADDRESS(30;2;4)):INDIRECT(ADDRESS(30;12;4));1)" office:value-type="float" office:value="3">
            <text:p>3</text:p>
          </table:table-cell>
          <table:table-cell table:formula="of:=RANK(INDIRECT(ADDRESS(30;8;4));INDIRECT(ADDRESS(30;2;4)):INDIRECT(ADDRESS(30;12;4));1)" office:value-type="float" office:value="7">
            <text:p>7</text:p>
          </table:table-cell>
          <table:table-cell table:formula="of:=RANK(INDIRECT(ADDRESS(30;9;4));INDIRECT(ADDRESS(30;2;4)):INDIRECT(ADDRESS(30;12;4));1)" office:value-type="float" office:value="5">
            <text:p>5</text:p>
          </table:table-cell>
          <table:table-cell table:formula="of:=RANK(INDIRECT(ADDRESS(30;10;4));INDIRECT(ADDRESS(30;2;4)):INDIRECT(ADDRESS(30;12;4));1)" office:value-type="float" office:value="10">
            <text:p>10</text:p>
          </table:table-cell>
          <table:table-cell table:formula="of:=RANK(INDIRECT(ADDRESS(30;11;4));INDIRECT(ADDRESS(30;2;4)):INDIRECT(ADDRESS(30;12;4));1)" office:value-type="float" office:value="1">
            <text:p>1</text:p>
          </table:table-cell>
          <table:table-cell table:formula="of:=RANK(INDIRECT(ADDRESS(30;12;4));INDIRECT(ADDRESS(30;2;4)):INDIRECT(ADDRESS(30;12;4));1)" office:value-type="float" office:value="6">
            <text:p>6</text:p>
          </table:table-cell>
        </table:table-row>
        <table:table-row table:style-name="ro2">
          <table:table-cell/>
          <table:table-cell table:formula="of:=RANK(INDIRECT(ADDRESS(31;2;4));INDIRECT(ADDRESS(31;2;4)):INDIRECT(ADDRESS(31;12;4));1)" office:value-type="float" office:value="11">
            <text:p>11</text:p>
          </table:table-cell>
          <table:table-cell table:formula="of:=RANK(INDIRECT(ADDRESS(31;3;4));INDIRECT(ADDRESS(31;2;4)):INDIRECT(ADDRESS(31;12;4));1)" office:value-type="float" office:value="8">
            <text:p>8</text:p>
          </table:table-cell>
          <table:table-cell table:formula="of:=RANK(INDIRECT(ADDRESS(31;4;4));INDIRECT(ADDRESS(31;2;4)):INDIRECT(ADDRESS(31;12;4));1)" office:value-type="float" office:value="10">
            <text:p>10</text:p>
          </table:table-cell>
          <table:table-cell table:formula="of:=RANK(INDIRECT(ADDRESS(31;5;4));INDIRECT(ADDRESS(31;2;4)):INDIRECT(ADDRESS(31;12;4));1)" office:value-type="float" office:value="2">
            <text:p>2</text:p>
          </table:table-cell>
          <table:table-cell table:formula="of:=RANK(INDIRECT(ADDRESS(31;6;4));INDIRECT(ADDRESS(31;2;4)):INDIRECT(ADDRESS(31;12;4));1)" office:value-type="float" office:value="4">
            <text:p>4</text:p>
          </table:table-cell>
          <table:table-cell table:formula="of:=RANK(INDIRECT(ADDRESS(31;7;4));INDIRECT(ADDRESS(31;2;4)):INDIRECT(ADDRESS(31;12;4));1)" office:value-type="float" office:value="3">
            <text:p>3</text:p>
          </table:table-cell>
          <table:table-cell table:formula="of:=RANK(INDIRECT(ADDRESS(31;8;4));INDIRECT(ADDRESS(31;2;4)):INDIRECT(ADDRESS(31;12;4));1)" office:value-type="float" office:value="8">
            <text:p>8</text:p>
          </table:table-cell>
          <table:table-cell table:formula="of:=RANK(INDIRECT(ADDRESS(31;9;4));INDIRECT(ADDRESS(31;2;4)):INDIRECT(ADDRESS(31;12;4));1)" office:value-type="float" office:value="1">
            <text:p>1</text:p>
          </table:table-cell>
          <table:table-cell table:formula="of:=RANK(INDIRECT(ADDRESS(31;10;4));INDIRECT(ADDRESS(31;2;4)):INDIRECT(ADDRESS(31;12;4));1)" office:value-type="float" office:value="6">
            <text:p>6</text:p>
          </table:table-cell>
          <table:table-cell table:formula="of:=RANK(INDIRECT(ADDRESS(31;11;4));INDIRECT(ADDRESS(31;2;4)):INDIRECT(ADDRESS(31;12;4));1)" office:value-type="float" office:value="5">
            <text:p>5</text:p>
          </table:table-cell>
          <table:table-cell table:formula="of:=RANK(INDIRECT(ADDRESS(31;12;4));INDIRECT(ADDRESS(31;2;4)):INDIRECT(ADDRESS(31;12;4));1)" office:value-type="float" office:value="7">
            <text:p>7</text:p>
          </table:table-cell>
        </table:table-row>
        <table:table-row table:style-name="ro2">
          <table:table-cell/>
          <table:table-cell table:formula="of:=RANK(INDIRECT(ADDRESS(32;2;4));INDIRECT(ADDRESS(32;2;4)):INDIRECT(ADDRESS(32;12;4));1)" office:value-type="float" office:value="11">
            <text:p>11</text:p>
          </table:table-cell>
          <table:table-cell table:formula="of:=RANK(INDIRECT(ADDRESS(32;3;4));INDIRECT(ADDRESS(32;2;4)):INDIRECT(ADDRESS(32;12;4));1)" office:value-type="float" office:value="7">
            <text:p>7</text:p>
          </table:table-cell>
          <table:table-cell table:formula="of:=RANK(INDIRECT(ADDRESS(32;4;4));INDIRECT(ADDRESS(32;2;4)):INDIRECT(ADDRESS(32;12;4));1)" office:value-type="float" office:value="10">
            <text:p>10</text:p>
          </table:table-cell>
          <table:table-cell table:formula="of:=RANK(INDIRECT(ADDRESS(32;5;4));INDIRECT(ADDRESS(32;2;4)):INDIRECT(ADDRESS(32;12;4));1)" office:value-type="float" office:value="2">
            <text:p>2</text:p>
          </table:table-cell>
          <table:table-cell table:formula="of:=RANK(INDIRECT(ADDRESS(32;6;4));INDIRECT(ADDRESS(32;2;4)):INDIRECT(ADDRESS(32;12;4));1)" office:value-type="float" office:value="3">
            <text:p>3</text:p>
          </table:table-cell>
          <table:table-cell table:formula="of:=RANK(INDIRECT(ADDRESS(32;7;4));INDIRECT(ADDRESS(32;2;4)):INDIRECT(ADDRESS(32;12;4));1)" office:value-type="float" office:value="4">
            <text:p>4</text:p>
          </table:table-cell>
          <table:table-cell table:formula="of:=RANK(INDIRECT(ADDRESS(32;8;4));INDIRECT(ADDRESS(32;2;4)):INDIRECT(ADDRESS(32;12;4));1)" office:value-type="float" office:value="6">
            <text:p>6</text:p>
          </table:table-cell>
          <table:table-cell table:formula="of:=RANK(INDIRECT(ADDRESS(32;9;4));INDIRECT(ADDRESS(32;2;4)):INDIRECT(ADDRESS(32;12;4));1)" office:value-type="float" office:value="1">
            <text:p>1</text:p>
          </table:table-cell>
          <table:table-cell table:formula="of:=RANK(INDIRECT(ADDRESS(32;10;4));INDIRECT(ADDRESS(32;2;4)):INDIRECT(ADDRESS(32;12;4));1)" office:value-type="float" office:value="7">
            <text:p>7</text:p>
          </table:table-cell>
          <table:table-cell table:formula="of:=RANK(INDIRECT(ADDRESS(32;11;4));INDIRECT(ADDRESS(32;2;4)):INDIRECT(ADDRESS(32;12;4));1)" office:value-type="float" office:value="9">
            <text:p>9</text:p>
          </table:table-cell>
          <table:table-cell table:formula="of:=RANK(INDIRECT(ADDRESS(32;12;4));INDIRECT(ADDRESS(32;2;4)):INDIRECT(ADDRESS(32;12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33;2;4));INDIRECT(ADDRESS(33;2;4)):INDIRECT(ADDRESS(33;12;4));1)" office:value-type="float" office:value="11">
            <text:p>11</text:p>
          </table:table-cell>
          <table:table-cell table:formula="of:=RANK(INDIRECT(ADDRESS(33;3;4));INDIRECT(ADDRESS(33;2;4)):INDIRECT(ADDRESS(33;12;4));1)" office:value-type="float" office:value="8">
            <text:p>8</text:p>
          </table:table-cell>
          <table:table-cell table:formula="of:=RANK(INDIRECT(ADDRESS(33;4;4));INDIRECT(ADDRESS(33;2;4)):INDIRECT(ADDRESS(33;12;4));1)" office:value-type="float" office:value="9">
            <text:p>9</text:p>
          </table:table-cell>
          <table:table-cell table:formula="of:=RANK(INDIRECT(ADDRESS(33;5;4));INDIRECT(ADDRESS(33;2;4)):INDIRECT(ADDRESS(33;12;4));1)" office:value-type="float" office:value="5">
            <text:p>5</text:p>
          </table:table-cell>
          <table:table-cell table:formula="of:=RANK(INDIRECT(ADDRESS(33;6;4));INDIRECT(ADDRESS(33;2;4)):INDIRECT(ADDRESS(33;12;4));1)" office:value-type="float" office:value="7">
            <text:p>7</text:p>
          </table:table-cell>
          <table:table-cell table:formula="of:=RANK(INDIRECT(ADDRESS(33;7;4));INDIRECT(ADDRESS(33;2;4)):INDIRECT(ADDRESS(33;12;4));1)" office:value-type="float" office:value="6">
            <text:p>6</text:p>
          </table:table-cell>
          <table:table-cell table:formula="of:=RANK(INDIRECT(ADDRESS(33;8;4));INDIRECT(ADDRESS(33;2;4)):INDIRECT(ADDRESS(33;12;4));1)" office:value-type="float" office:value="10">
            <text:p>10</text:p>
          </table:table-cell>
          <table:table-cell table:formula="of:=RANK(INDIRECT(ADDRESS(33;9;4));INDIRECT(ADDRESS(33;2;4)):INDIRECT(ADDRESS(33;12;4));1)" office:value-type="float" office:value="1">
            <text:p>1</text:p>
          </table:table-cell>
          <table:table-cell table:formula="of:=RANK(INDIRECT(ADDRESS(33;10;4));INDIRECT(ADDRESS(33;2;4)):INDIRECT(ADDRESS(33;12;4));1)" office:value-type="float" office:value="3">
            <text:p>3</text:p>
          </table:table-cell>
          <table:table-cell table:formula="of:=RANK(INDIRECT(ADDRESS(33;11;4));INDIRECT(ADDRESS(33;2;4)):INDIRECT(ADDRESS(33;12;4));1)" office:value-type="float" office:value="2">
            <text:p>2</text:p>
          </table:table-cell>
          <table:table-cell table:formula="of:=RANK(INDIRECT(ADDRESS(33;12;4));INDIRECT(ADDRESS(33;2;4)):INDIRECT(ADDRESS(33;12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34;2;4));INDIRECT(ADDRESS(34;2;4)):INDIRECT(ADDRESS(34;12;4));1)" office:value-type="float" office:value="11">
            <text:p>11</text:p>
          </table:table-cell>
          <table:table-cell table:formula="of:=RANK(INDIRECT(ADDRESS(34;3;4));INDIRECT(ADDRESS(34;2;4)):INDIRECT(ADDRESS(34;12;4));1)" office:value-type="float" office:value="8">
            <text:p>8</text:p>
          </table:table-cell>
          <table:table-cell table:formula="of:=RANK(INDIRECT(ADDRESS(34;4;4));INDIRECT(ADDRESS(34;2;4)):INDIRECT(ADDRESS(34;12;4));1)" office:value-type="float" office:value="4">
            <text:p>4</text:p>
          </table:table-cell>
          <table:table-cell table:formula="of:=RANK(INDIRECT(ADDRESS(34;5;4));INDIRECT(ADDRESS(34;2;4)):INDIRECT(ADDRESS(34;12;4));1)" office:value-type="float" office:value="6">
            <text:p>6</text:p>
          </table:table-cell>
          <table:table-cell table:formula="of:=RANK(INDIRECT(ADDRESS(34;6;4));INDIRECT(ADDRESS(34;2;4)):INDIRECT(ADDRESS(34;12;4));1)" office:value-type="float" office:value="7">
            <text:p>7</text:p>
          </table:table-cell>
          <table:table-cell table:formula="of:=RANK(INDIRECT(ADDRESS(34;7;4));INDIRECT(ADDRESS(34;2;4)):INDIRECT(ADDRESS(34;12;4));1)" office:value-type="float" office:value="9">
            <text:p>9</text:p>
          </table:table-cell>
          <table:table-cell table:formula="of:=RANK(INDIRECT(ADDRESS(34;8;4));INDIRECT(ADDRESS(34;2;4)):INDIRECT(ADDRESS(34;12;4));1)" office:value-type="float" office:value="10">
            <text:p>10</text:p>
          </table:table-cell>
          <table:table-cell table:formula="of:=RANK(INDIRECT(ADDRESS(34;9;4));INDIRECT(ADDRESS(34;2;4)):INDIRECT(ADDRESS(34;12;4));1)" office:value-type="float" office:value="2">
            <text:p>2</text:p>
          </table:table-cell>
          <table:table-cell table:formula="of:=RANK(INDIRECT(ADDRESS(34;10;4));INDIRECT(ADDRESS(34;2;4)):INDIRECT(ADDRESS(34;12;4));1)" office:value-type="float" office:value="3">
            <text:p>3</text:p>
          </table:table-cell>
          <table:table-cell table:formula="of:=RANK(INDIRECT(ADDRESS(34;11;4));INDIRECT(ADDRESS(34;2;4)):INDIRECT(ADDRESS(34;12;4));1)" office:value-type="float" office:value="1">
            <text:p>1</text:p>
          </table:table-cell>
          <table:table-cell table:formula="of:=RANK(INDIRECT(ADDRESS(34;12;4));INDIRECT(ADDRESS(34;2;4)):INDIRECT(ADDRESS(34;12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35;2;4));INDIRECT(ADDRESS(35;2;4)):INDIRECT(ADDRESS(35;12;4));1)" office:value-type="float" office:value="11">
            <text:p>11</text:p>
          </table:table-cell>
          <table:table-cell table:formula="of:=RANK(INDIRECT(ADDRESS(35;3;4));INDIRECT(ADDRESS(35;2;4)):INDIRECT(ADDRESS(35;12;4));1)" office:value-type="float" office:value="9">
            <text:p>9</text:p>
          </table:table-cell>
          <table:table-cell table:formula="of:=RANK(INDIRECT(ADDRESS(35;4;4));INDIRECT(ADDRESS(35;2;4)):INDIRECT(ADDRESS(35;12;4));1)" office:value-type="float" office:value="10">
            <text:p>10</text:p>
          </table:table-cell>
          <table:table-cell table:formula="of:=RANK(INDIRECT(ADDRESS(35;5;4));INDIRECT(ADDRESS(35;2;4)):INDIRECT(ADDRESS(35;12;4));1)" office:value-type="float" office:value="3">
            <text:p>3</text:p>
          </table:table-cell>
          <table:table-cell table:formula="of:=RANK(INDIRECT(ADDRESS(35;6;4));INDIRECT(ADDRESS(35;2;4)):INDIRECT(ADDRESS(35;12;4));1)" office:value-type="float" office:value="7">
            <text:p>7</text:p>
          </table:table-cell>
          <table:table-cell table:formula="of:=RANK(INDIRECT(ADDRESS(35;7;4));INDIRECT(ADDRESS(35;2;4)):INDIRECT(ADDRESS(35;12;4));1)" office:value-type="float" office:value="6">
            <text:p>6</text:p>
          </table:table-cell>
          <table:table-cell table:formula="of:=RANK(INDIRECT(ADDRESS(35;8;4));INDIRECT(ADDRESS(35;2;4)):INDIRECT(ADDRESS(35;12;4));1)" office:value-type="float" office:value="8">
            <text:p>8</text:p>
          </table:table-cell>
          <table:table-cell table:formula="of:=RANK(INDIRECT(ADDRESS(35;9;4));INDIRECT(ADDRESS(35;2;4)):INDIRECT(ADDRESS(35;12;4));1)" office:value-type="float" office:value="1">
            <text:p>1</text:p>
          </table:table-cell>
          <table:table-cell table:formula="of:=RANK(INDIRECT(ADDRESS(35;10;4));INDIRECT(ADDRESS(35;2;4)):INDIRECT(ADDRESS(35;12;4));1)" office:value-type="float" office:value="4">
            <text:p>4</text:p>
          </table:table-cell>
          <table:table-cell table:formula="of:=RANK(INDIRECT(ADDRESS(35;11;4));INDIRECT(ADDRESS(35;2;4)):INDIRECT(ADDRESS(35;12;4));1)" office:value-type="float" office:value="2">
            <text:p>2</text:p>
          </table:table-cell>
          <table:table-cell table:formula="of:=RANK(INDIRECT(ADDRESS(35;12;4));INDIRECT(ADDRESS(35;2;4)):INDIRECT(ADDRESS(35;12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36;2;4));INDIRECT(ADDRESS(36;2;4)):INDIRECT(ADDRESS(36;12;4));1)" office:value-type="float" office:value="11">
            <text:p>11</text:p>
          </table:table-cell>
          <table:table-cell table:formula="of:=RANK(INDIRECT(ADDRESS(36;3;4));INDIRECT(ADDRESS(36;2;4)):INDIRECT(ADDRESS(36;12;4));1)" office:value-type="float" office:value="7">
            <text:p>7</text:p>
          </table:table-cell>
          <table:table-cell table:formula="of:=RANK(INDIRECT(ADDRESS(36;4;4));INDIRECT(ADDRESS(36;2;4)):INDIRECT(ADDRESS(36;12;4));1)" office:value-type="float" office:value="10">
            <text:p>10</text:p>
          </table:table-cell>
          <table:table-cell table:formula="of:=RANK(INDIRECT(ADDRESS(36;5;4));INDIRECT(ADDRESS(36;2;4)):INDIRECT(ADDRESS(36;12;4));1)" office:value-type="float" office:value="2">
            <text:p>2</text:p>
          </table:table-cell>
          <table:table-cell table:formula="of:=RANK(INDIRECT(ADDRESS(36;6;4));INDIRECT(ADDRESS(36;2;4)):INDIRECT(ADDRESS(36;12;4));1)" office:value-type="float" office:value="4">
            <text:p>4</text:p>
          </table:table-cell>
          <table:table-cell table:formula="of:=RANK(INDIRECT(ADDRESS(36;7;4));INDIRECT(ADDRESS(36;2;4)):INDIRECT(ADDRESS(36;12;4));1)" office:value-type="float" office:value="3">
            <text:p>3</text:p>
          </table:table-cell>
          <table:table-cell table:formula="of:=RANK(INDIRECT(ADDRESS(36;8;4));INDIRECT(ADDRESS(36;2;4)):INDIRECT(ADDRESS(36;12;4));1)" office:value-type="float" office:value="6">
            <text:p>6</text:p>
          </table:table-cell>
          <table:table-cell table:formula="of:=RANK(INDIRECT(ADDRESS(36;9;4));INDIRECT(ADDRESS(36;2;4)):INDIRECT(ADDRESS(36;12;4));1)" office:value-type="float" office:value="1">
            <text:p>1</text:p>
          </table:table-cell>
          <table:table-cell table:formula="of:=RANK(INDIRECT(ADDRESS(36;10;4));INDIRECT(ADDRESS(36;2;4)):INDIRECT(ADDRESS(36;12;4));1)" office:value-type="float" office:value="9">
            <text:p>9</text:p>
          </table:table-cell>
          <table:table-cell table:formula="of:=RANK(INDIRECT(ADDRESS(36;11;4));INDIRECT(ADDRESS(36;2;4)):INDIRECT(ADDRESS(36;12;4));1)" office:value-type="float" office:value="7">
            <text:p>7</text:p>
          </table:table-cell>
          <table:table-cell table:formula="of:=RANK(INDIRECT(ADDRESS(36;12;4));INDIRECT(ADDRESS(36;2;4)):INDIRECT(ADDRESS(36;12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37;2;4));INDIRECT(ADDRESS(37;2;4)):INDIRECT(ADDRESS(37;12;4));1)" office:value-type="float" office:value="11">
            <text:p>11</text:p>
          </table:table-cell>
          <table:table-cell table:formula="of:=RANK(INDIRECT(ADDRESS(37;3;4));INDIRECT(ADDRESS(37;2;4)):INDIRECT(ADDRESS(37;12;4));1)" office:value-type="float" office:value="9">
            <text:p>9</text:p>
          </table:table-cell>
          <table:table-cell table:formula="of:=RANK(INDIRECT(ADDRESS(37;4;4));INDIRECT(ADDRESS(37;2;4)):INDIRECT(ADDRESS(37;12;4));1)" office:value-type="float" office:value="10">
            <text:p>10</text:p>
          </table:table-cell>
          <table:table-cell table:formula="of:=RANK(INDIRECT(ADDRESS(37;5;4));INDIRECT(ADDRESS(37;2;4)):INDIRECT(ADDRESS(37;12;4));1)" office:value-type="float" office:value="3">
            <text:p>3</text:p>
          </table:table-cell>
          <table:table-cell table:formula="of:=RANK(INDIRECT(ADDRESS(37;6;4));INDIRECT(ADDRESS(37;2;4)):INDIRECT(ADDRESS(37;12;4));1)" office:value-type="float" office:value="7">
            <text:p>7</text:p>
          </table:table-cell>
          <table:table-cell table:formula="of:=RANK(INDIRECT(ADDRESS(37;7;4));INDIRECT(ADDRESS(37;2;4)):INDIRECT(ADDRESS(37;12;4));1)" office:value-type="float" office:value="6">
            <text:p>6</text:p>
          </table:table-cell>
          <table:table-cell table:formula="of:=RANK(INDIRECT(ADDRESS(37;8;4));INDIRECT(ADDRESS(37;2;4)):INDIRECT(ADDRESS(37;12;4));1)" office:value-type="float" office:value="8">
            <text:p>8</text:p>
          </table:table-cell>
          <table:table-cell table:formula="of:=RANK(INDIRECT(ADDRESS(37;9;4));INDIRECT(ADDRESS(37;2;4)):INDIRECT(ADDRESS(37;12;4));1)" office:value-type="float" office:value="1">
            <text:p>1</text:p>
          </table:table-cell>
          <table:table-cell table:formula="of:=RANK(INDIRECT(ADDRESS(37;10;4));INDIRECT(ADDRESS(37;2;4)):INDIRECT(ADDRESS(37;12;4));1)" office:value-type="float" office:value="2">
            <text:p>2</text:p>
          </table:table-cell>
          <table:table-cell table:formula="of:=RANK(INDIRECT(ADDRESS(37;11;4));INDIRECT(ADDRESS(37;2;4)):INDIRECT(ADDRESS(37;12;4));1)" office:value-type="float" office:value="5">
            <text:p>5</text:p>
          </table:table-cell>
          <table:table-cell table:formula="of:=RANK(INDIRECT(ADDRESS(37;12;4));INDIRECT(ADDRESS(37;2;4)):INDIRECT(ADDRESS(37;12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38;2;4));INDIRECT(ADDRESS(38;2;4)):INDIRECT(ADDRESS(38;12;4));1)" office:value-type="float" office:value="11">
            <text:p>11</text:p>
          </table:table-cell>
          <table:table-cell table:formula="of:=RANK(INDIRECT(ADDRESS(38;3;4));INDIRECT(ADDRESS(38;2;4)):INDIRECT(ADDRESS(38;12;4));1)" office:value-type="float" office:value="6">
            <text:p>6</text:p>
          </table:table-cell>
          <table:table-cell table:formula="of:=RANK(INDIRECT(ADDRESS(38;4;4));INDIRECT(ADDRESS(38;2;4)):INDIRECT(ADDRESS(38;12;4));1)" office:value-type="float" office:value="4">
            <text:p>4</text:p>
          </table:table-cell>
          <table:table-cell table:formula="of:=RANK(INDIRECT(ADDRESS(38;5;4));INDIRECT(ADDRESS(38;2;4)):INDIRECT(ADDRESS(38;12;4));1)" office:value-type="float" office:value="7">
            <text:p>7</text:p>
          </table:table-cell>
          <table:table-cell table:formula="of:=RANK(INDIRECT(ADDRESS(38;6;4));INDIRECT(ADDRESS(38;2;4)):INDIRECT(ADDRESS(38;12;4));1)" office:value-type="float" office:value="9">
            <text:p>9</text:p>
          </table:table-cell>
          <table:table-cell table:formula="of:=RANK(INDIRECT(ADDRESS(38;7;4));INDIRECT(ADDRESS(38;2;4)):INDIRECT(ADDRESS(38;12;4));1)" office:value-type="float" office:value="8">
            <text:p>8</text:p>
          </table:table-cell>
          <table:table-cell table:formula="of:=RANK(INDIRECT(ADDRESS(38;8;4));INDIRECT(ADDRESS(38;2;4)):INDIRECT(ADDRESS(38;12;4));1)" office:value-type="float" office:value="10">
            <text:p>10</text:p>
          </table:table-cell>
          <table:table-cell table:formula="of:=RANK(INDIRECT(ADDRESS(38;9;4));INDIRECT(ADDRESS(38;2;4)):INDIRECT(ADDRESS(38;12;4));1)" office:value-type="float" office:value="2">
            <text:p>2</text:p>
          </table:table-cell>
          <table:table-cell table:formula="of:=RANK(INDIRECT(ADDRESS(38;10;4));INDIRECT(ADDRESS(38;2;4)):INDIRECT(ADDRESS(38;12;4));1)" office:value-type="float" office:value="3">
            <text:p>3</text:p>
          </table:table-cell>
          <table:table-cell table:formula="of:=RANK(INDIRECT(ADDRESS(38;11;4));INDIRECT(ADDRESS(38;2;4)):INDIRECT(ADDRESS(38;12;4));1)" office:value-type="float" office:value="1">
            <text:p>1</text:p>
          </table:table-cell>
          <table:table-cell table:formula="of:=RANK(INDIRECT(ADDRESS(38;12;4));INDIRECT(ADDRESS(38;2;4)):INDIRECT(ADDRESS(38;12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39;2;4));INDIRECT(ADDRESS(39;2;4)):INDIRECT(ADDRESS(39;12;4));1)" office:value-type="float" office:value="11">
            <text:p>11</text:p>
          </table:table-cell>
          <table:table-cell table:formula="of:=RANK(INDIRECT(ADDRESS(39;3;4));INDIRECT(ADDRESS(39;2;4)):INDIRECT(ADDRESS(39;12;4));1)" office:value-type="float" office:value="6">
            <text:p>6</text:p>
          </table:table-cell>
          <table:table-cell table:formula="of:=RANK(INDIRECT(ADDRESS(39;4;4));INDIRECT(ADDRESS(39;2;4)):INDIRECT(ADDRESS(39;12;4));1)" office:value-type="float" office:value="9">
            <text:p>9</text:p>
          </table:table-cell>
          <table:table-cell table:formula="of:=RANK(INDIRECT(ADDRESS(39;5;4));INDIRECT(ADDRESS(39;2;4)):INDIRECT(ADDRESS(39;12;4));1)" office:value-type="float" office:value="6">
            <text:p>6</text:p>
          </table:table-cell>
          <table:table-cell table:formula="of:=RANK(INDIRECT(ADDRESS(39;6;4));INDIRECT(ADDRESS(39;2;4)):INDIRECT(ADDRESS(39;12;4));1)" office:value-type="float" office:value="8">
            <text:p>8</text:p>
          </table:table-cell>
          <table:table-cell table:formula="of:=RANK(INDIRECT(ADDRESS(39;7;4));INDIRECT(ADDRESS(39;2;4)):INDIRECT(ADDRESS(39;12;4));1)" office:value-type="float" office:value="10">
            <text:p>10</text:p>
          </table:table-cell>
          <table:table-cell table:formula="of:=RANK(INDIRECT(ADDRESS(39;8;4));INDIRECT(ADDRESS(39;2;4)):INDIRECT(ADDRESS(39;12;4));1)" office:value-type="float" office:value="5">
            <text:p>5</text:p>
          </table:table-cell>
          <table:table-cell table:formula="of:=RANK(INDIRECT(ADDRESS(39;9;4));INDIRECT(ADDRESS(39;2;4)):INDIRECT(ADDRESS(39;12;4));1)" office:value-type="float" office:value="1">
            <text:p>1</text:p>
          </table:table-cell>
          <table:table-cell table:formula="of:=RANK(INDIRECT(ADDRESS(39;10;4));INDIRECT(ADDRESS(39;2;4)):INDIRECT(ADDRESS(39;12;4));1)" office:value-type="float" office:value="3">
            <text:p>3</text:p>
          </table:table-cell>
          <table:table-cell table:formula="of:=RANK(INDIRECT(ADDRESS(39;11;4));INDIRECT(ADDRESS(39;2;4)):INDIRECT(ADDRESS(39;12;4));1)" office:value-type="float" office:value="2">
            <text:p>2</text:p>
          </table:table-cell>
          <table:table-cell table:formula="of:=RANK(INDIRECT(ADDRESS(39;12;4));INDIRECT(ADDRESS(39;2;4)):INDIRECT(ADDRESS(39;12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40;2;4));INDIRECT(ADDRESS(40;2;4)):INDIRECT(ADDRESS(40;12;4));1)" office:value-type="float" office:value="11">
            <text:p>11</text:p>
          </table:table-cell>
          <table:table-cell table:formula="of:=RANK(INDIRECT(ADDRESS(40;3;4));INDIRECT(ADDRESS(40;2;4)):INDIRECT(ADDRESS(40;12;4));1)" office:value-type="float" office:value="6">
            <text:p>6</text:p>
          </table:table-cell>
          <table:table-cell table:formula="of:=RANK(INDIRECT(ADDRESS(40;4;4));INDIRECT(ADDRESS(40;2;4)):INDIRECT(ADDRESS(40;12;4));1)" office:value-type="float" office:value="10">
            <text:p>10</text:p>
          </table:table-cell>
          <table:table-cell table:formula="of:=RANK(INDIRECT(ADDRESS(40;5;4));INDIRECT(ADDRESS(40;2;4)):INDIRECT(ADDRESS(40;12;4));1)" office:value-type="float" office:value="6">
            <text:p>6</text:p>
          </table:table-cell>
          <table:table-cell table:formula="of:=RANK(INDIRECT(ADDRESS(40;6;4));INDIRECT(ADDRESS(40;2;4)):INDIRECT(ADDRESS(40;12;4));1)" office:value-type="float" office:value="8">
            <text:p>8</text:p>
          </table:table-cell>
          <table:table-cell table:formula="of:=RANK(INDIRECT(ADDRESS(40;7;4));INDIRECT(ADDRESS(40;2;4)):INDIRECT(ADDRESS(40;12;4));1)" office:value-type="float" office:value="9">
            <text:p>9</text:p>
          </table:table-cell>
          <table:table-cell table:formula="of:=RANK(INDIRECT(ADDRESS(40;8;4));INDIRECT(ADDRESS(40;2;4)):INDIRECT(ADDRESS(40;12;4));1)" office:value-type="float" office:value="4">
            <text:p>4</text:p>
          </table:table-cell>
          <table:table-cell table:formula="of:=RANK(INDIRECT(ADDRESS(40;9;4));INDIRECT(ADDRESS(40;2;4)):INDIRECT(ADDRESS(40;12;4));1)" office:value-type="float" office:value="1">
            <text:p>1</text:p>
          </table:table-cell>
          <table:table-cell table:formula="of:=RANK(INDIRECT(ADDRESS(40;10;4));INDIRECT(ADDRESS(40;2;4)):INDIRECT(ADDRESS(40;12;4));1)" office:value-type="float" office:value="3">
            <text:p>3</text:p>
          </table:table-cell>
          <table:table-cell table:formula="of:=RANK(INDIRECT(ADDRESS(40;11;4));INDIRECT(ADDRESS(40;2;4)):INDIRECT(ADDRESS(40;12;4));1)" office:value-type="float" office:value="4">
            <text:p>4</text:p>
          </table:table-cell>
          <table:table-cell table:formula="of:=RANK(INDIRECT(ADDRESS(40;12;4));INDIRECT(ADDRESS(40;2;4)):INDIRECT(ADDRESS(40;12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41;2;4));INDIRECT(ADDRESS(41;2;4)):INDIRECT(ADDRESS(41;12;4));1)" office:value-type="float" office:value="11">
            <text:p>11</text:p>
          </table:table-cell>
          <table:table-cell table:formula="of:=RANK(INDIRECT(ADDRESS(41;3;4));INDIRECT(ADDRESS(41;2;4)):INDIRECT(ADDRESS(41;12;4));1)" office:value-type="float" office:value="7">
            <text:p>7</text:p>
          </table:table-cell>
          <table:table-cell table:formula="of:=RANK(INDIRECT(ADDRESS(41;4;4));INDIRECT(ADDRESS(41;2;4)):INDIRECT(ADDRESS(41;12;4));1)" office:value-type="float" office:value="10">
            <text:p>10</text:p>
          </table:table-cell>
          <table:table-cell table:formula="of:=RANK(INDIRECT(ADDRESS(41;5;4));INDIRECT(ADDRESS(41;2;4)):INDIRECT(ADDRESS(41;12;4));1)" office:value-type="float" office:value="3">
            <text:p>3</text:p>
          </table:table-cell>
          <table:table-cell table:formula="of:=RANK(INDIRECT(ADDRESS(41;6;4));INDIRECT(ADDRESS(41;2;4)):INDIRECT(ADDRESS(41;12;4));1)" office:value-type="float" office:value="7">
            <text:p>7</text:p>
          </table:table-cell>
          <table:table-cell table:formula="of:=RANK(INDIRECT(ADDRESS(41;7;4));INDIRECT(ADDRESS(41;2;4)):INDIRECT(ADDRESS(41;12;4));1)" office:value-type="float" office:value="9">
            <text:p>9</text:p>
          </table:table-cell>
          <table:table-cell table:formula="of:=RANK(INDIRECT(ADDRESS(41;8;4));INDIRECT(ADDRESS(41;2;4)):INDIRECT(ADDRESS(41;12;4));1)" office:value-type="float" office:value="6">
            <text:p>6</text:p>
          </table:table-cell>
          <table:table-cell table:formula="of:=RANK(INDIRECT(ADDRESS(41;9;4));INDIRECT(ADDRESS(41;2;4)):INDIRECT(ADDRESS(41;12;4));1)" office:value-type="float" office:value="1">
            <text:p>1</text:p>
          </table:table-cell>
          <table:table-cell table:formula="of:=RANK(INDIRECT(ADDRESS(41;10;4));INDIRECT(ADDRESS(41;2;4)):INDIRECT(ADDRESS(41;12;4));1)" office:value-type="float" office:value="2">
            <text:p>2</text:p>
          </table:table-cell>
          <table:table-cell table:formula="of:=RANK(INDIRECT(ADDRESS(41;11;4));INDIRECT(ADDRESS(41;2;4)):INDIRECT(ADDRESS(41;12;4));1)" office:value-type="float" office:value="4">
            <text:p>4</text:p>
          </table:table-cell>
          <table:table-cell table:formula="of:=RANK(INDIRECT(ADDRESS(41;12;4));INDIRECT(ADDRESS(41;2;4)):INDIRECT(ADDRESS(41;12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42;2;4));INDIRECT(ADDRESS(42;2;4)):INDIRECT(ADDRESS(42;12;4));1)" office:value-type="float" office:value="11">
            <text:p>11</text:p>
          </table:table-cell>
          <table:table-cell table:formula="of:=RANK(INDIRECT(ADDRESS(42;3;4));INDIRECT(ADDRESS(42;2;4)):INDIRECT(ADDRESS(42;12;4));1)" office:value-type="float" office:value="5">
            <text:p>5</text:p>
          </table:table-cell>
          <table:table-cell table:formula="of:=RANK(INDIRECT(ADDRESS(42;4;4));INDIRECT(ADDRESS(42;2;4)):INDIRECT(ADDRESS(42;12;4));1)" office:value-type="float" office:value="4">
            <text:p>4</text:p>
          </table:table-cell>
          <table:table-cell table:formula="of:=RANK(INDIRECT(ADDRESS(42;5;4));INDIRECT(ADDRESS(42;2;4)):INDIRECT(ADDRESS(42;12;4));1)" office:value-type="float" office:value="10">
            <text:p>10</text:p>
          </table:table-cell>
          <table:table-cell table:formula="of:=RANK(INDIRECT(ADDRESS(42;6;4));INDIRECT(ADDRESS(42;2;4)):INDIRECT(ADDRESS(42;12;4));1)" office:value-type="float" office:value="8">
            <text:p>8</text:p>
          </table:table-cell>
          <table:table-cell table:formula="of:=RANK(INDIRECT(ADDRESS(42;7;4));INDIRECT(ADDRESS(42;2;4)):INDIRECT(ADDRESS(42;12;4));1)" office:value-type="float" office:value="7">
            <text:p>7</text:p>
          </table:table-cell>
          <table:table-cell table:formula="of:=RANK(INDIRECT(ADDRESS(42;8;4));INDIRECT(ADDRESS(42;2;4)):INDIRECT(ADDRESS(42;12;4));1)" office:value-type="float" office:value="9">
            <text:p>9</text:p>
          </table:table-cell>
          <table:table-cell table:formula="of:=RANK(INDIRECT(ADDRESS(42;9;4));INDIRECT(ADDRESS(42;2;4)):INDIRECT(ADDRESS(42;12;4));1)" office:value-type="float" office:value="2">
            <text:p>2</text:p>
          </table:table-cell>
          <table:table-cell table:formula="of:=RANK(INDIRECT(ADDRESS(42;10;4));INDIRECT(ADDRESS(42;2;4)):INDIRECT(ADDRESS(42;12;4));1)" office:value-type="float" office:value="3">
            <text:p>3</text:p>
          </table:table-cell>
          <table:table-cell table:formula="of:=RANK(INDIRECT(ADDRESS(42;11;4));INDIRECT(ADDRESS(42;2;4)):INDIRECT(ADDRESS(42;12;4));1)" office:value-type="float" office:value="1">
            <text:p>1</text:p>
          </table:table-cell>
          <table:table-cell table:formula="of:=RANK(INDIRECT(ADDRESS(42;12;4));INDIRECT(ADDRESS(42;2;4)):INDIRECT(ADDRESS(42;12;4));1)" office:value-type="float" office:value="6">
            <text:p>6</text:p>
          </table:table-cell>
        </table:table-row>
        <table:table-row table:style-name="ro2">
          <table:table-cell office:value-type="string">
            <text:p>Ave Ranks</text:p>
          </table:table-cell>
          <table:table-cell table:formula="of:=AVERAGE(INDIRECT(ADDRESS(44;2;4)):INDIRECT(ADDRESS(63;2;4)))" office:value-type="float" office:value="11">
            <text:p>11</text:p>
          </table:table-cell>
          <table:table-cell table:formula="of:=AVERAGE(INDIRECT(ADDRESS(44;3;4)):INDIRECT(ADDRESS(63;3;4)))" office:value-type="float" office:value="6.95">
            <text:p>6.95</text:p>
          </table:table-cell>
          <table:table-cell table:formula="of:=AVERAGE(INDIRECT(ADDRESS(44;4;4)):INDIRECT(ADDRESS(63;4;4)))" office:value-type="float" office:value="7.6">
            <text:p>7.6</text:p>
          </table:table-cell>
          <table:table-cell table:formula="of:=AVERAGE(INDIRECT(ADDRESS(44;5;4)):INDIRECT(ADDRESS(63;5;4)))" office:value-type="float" office:value="3.5">
            <text:p>3.5</text:p>
          </table:table-cell>
          <table:table-cell table:formula="of:=AVERAGE(INDIRECT(ADDRESS(44;6;4)):INDIRECT(ADDRESS(63;6;4)))" office:value-type="float" office:value="5.5">
            <text:p>5.5</text:p>
          </table:table-cell>
          <table:table-cell table:formula="of:=AVERAGE(INDIRECT(ADDRESS(44;7;4)):INDIRECT(ADDRESS(63;7;4)))" office:value-type="float" office:value="5.5">
            <text:p>5.5</text:p>
          </table:table-cell>
          <table:table-cell table:formula="of:=AVERAGE(INDIRECT(ADDRESS(44;8;4)):INDIRECT(ADDRESS(63;8;4)))" office:value-type="float" office:value="8.05">
            <text:p>8.05</text:p>
          </table:table-cell>
          <table:table-cell table:formula="of:=AVERAGE(INDIRECT(ADDRESS(44;9;4)):INDIRECT(ADDRESS(63;9;4)))" office:value-type="float" office:value="2.2">
            <text:p>2.2</text:p>
          </table:table-cell>
          <table:table-cell table:formula="of:=AVERAGE(INDIRECT(ADDRESS(44;10;4)):INDIRECT(ADDRESS(63;10;4)))" office:value-type="float" office:value="5.4">
            <text:p>5.4</text:p>
          </table:table-cell>
          <table:table-cell table:formula="of:=AVERAGE(INDIRECT(ADDRESS(44;11;4)):INDIRECT(ADDRESS(63;11;4)))" office:value-type="float" office:value="4.1">
            <text:p>4.1</text:p>
          </table:table-cell>
          <table:table-cell table:formula="of:=AVERAGE(INDIRECT(ADDRESS(44;12;4)):INDIRECT(ADDRESS(63;12;4)))" office:value-type="float" office:value="5.7">
            <text:p>5.7</text:p>
          </table:table-cell>
        </table:table-row>
        <table:table-row table:style-name="ro2">
          <table:table-cell office:value-type="string">
            <text:p>Total Rank</text:p>
          </table:table-cell>
          <table:table-cell table:formula="of:=RANK(INDIRECT(ADDRESS(64;2;4));INDIRECT(ADDRESS(64;2;4)):INDIRECT(ADDRESS(64;12;4));1)" office:value-type="float" office:value="11">
            <text:p>11</text:p>
          </table:table-cell>
          <table:table-cell table:formula="of:=RANK(INDIRECT(ADDRESS(64;3;4));INDIRECT(ADDRESS(64;2;4)):INDIRECT(ADDRESS(64;12;4));1)" office:value-type="float" office:value="8">
            <text:p>8</text:p>
          </table:table-cell>
          <table:table-cell table:formula="of:=RANK(INDIRECT(ADDRESS(64;4;4));INDIRECT(ADDRESS(64;2;4)):INDIRECT(ADDRESS(64;12;4));1)" office:value-type="float" office:value="9">
            <text:p>9</text:p>
          </table:table-cell>
          <table:table-cell table:formula="of:=RANK(INDIRECT(ADDRESS(64;5;4));INDIRECT(ADDRESS(64;2;4)):INDIRECT(ADDRESS(64;12;4));1)" office:value-type="float" office:value="2">
            <text:p>2</text:p>
          </table:table-cell>
          <table:table-cell table:formula="of:=RANK(INDIRECT(ADDRESS(64;6;4));INDIRECT(ADDRESS(64;2;4)):INDIRECT(ADDRESS(64;12;4));1)" office:value-type="float" office:value="5">
            <text:p>5</text:p>
          </table:table-cell>
          <table:table-cell table:formula="of:=RANK(INDIRECT(ADDRESS(64;7;4));INDIRECT(ADDRESS(64;2;4)):INDIRECT(ADDRESS(64;12;4));1)" office:value-type="float" office:value="5">
            <text:p>5</text:p>
          </table:table-cell>
          <table:table-cell table:formula="of:=RANK(INDIRECT(ADDRESS(64;8;4));INDIRECT(ADDRESS(64;2;4)):INDIRECT(ADDRESS(64;12;4));1)" office:value-type="float" office:value="10">
            <text:p>10</text:p>
          </table:table-cell>
          <table:table-cell table:formula="of:=RANK(INDIRECT(ADDRESS(64;9;4));INDIRECT(ADDRESS(64;2;4)):INDIRECT(ADDRESS(64;12;4));1)" office:value-type="float" office:value="1">
            <text:p>1</text:p>
          </table:table-cell>
          <table:table-cell table:formula="of:=RANK(INDIRECT(ADDRESS(64;10;4));INDIRECT(ADDRESS(64;2;4)):INDIRECT(ADDRESS(64;12;4));1)" office:value-type="float" office:value="4">
            <text:p>4</text:p>
          </table:table-cell>
          <table:table-cell table:formula="of:=RANK(INDIRECT(ADDRESS(64;11;4));INDIRECT(ADDRESS(64;2;4)):INDIRECT(ADDRESS(64;12;4));1)" office:value-type="float" office:value="3">
            <text:p>3</text:p>
          </table:table-cell>
          <table:table-cell table:formula="of:=RANK(INDIRECT(ADDRESS(64;12;4));INDIRECT(ADDRESS(64;2;4)):INDIRECT(ADDRESS(64;12;4));1)" office:value-type="float" office:value="7">
            <text:p>7</text:p>
          </table:table-cell>
        </table:table-row>
        <table:table-row table:style-name="ro2">
          <table:table-cell office:value-type="string">
            <text:p>Significant Diff</text:p>
          </table:table-cell>
          <table:table-cell table:number-columns-repeated="11" office:value-type="float" office:value="0.176608809278359">
            <text:p>0.1766088093</text:p>
          </table:table-cell>
        </table:table-row>
        <table:table-row table:style-name="ro2">
          <table:table-cell office:value-type="string">
            <text:p>Cutoff Rank</text:p>
          </table:table-cell>
          <table:table-cell table:formula="of:=MIN(INDIRECT(ADDRESS(64;2;4)):INDIRECT(ADDRESS(64;12;4)))+INDIRECT(ADDRESS(66;2;4))" office:value-type="float" office:value="2.37660880927836">
            <text:p>2.3766088093</text:p>
          </table:table-cell>
          <table:table-cell table:formula="of:=MIN(INDIRECT(ADDRESS(64;2;4)):INDIRECT(ADDRESS(64;12;4)))+INDIRECT(ADDRESS(66;3;4))" office:value-type="float" office:value="2.37660880927836">
            <text:p>2.3766088093</text:p>
          </table:table-cell>
          <table:table-cell table:formula="of:=MIN(INDIRECT(ADDRESS(64;2;4)):INDIRECT(ADDRESS(64;12;4)))+INDIRECT(ADDRESS(66;4;4))" office:value-type="float" office:value="2.37660880927836">
            <text:p>2.3766088093</text:p>
          </table:table-cell>
          <table:table-cell table:formula="of:=MIN(INDIRECT(ADDRESS(64;2;4)):INDIRECT(ADDRESS(64;12;4)))+INDIRECT(ADDRESS(66;5;4))" office:value-type="float" office:value="2.37660880927836">
            <text:p>2.3766088093</text:p>
          </table:table-cell>
          <table:table-cell table:formula="of:=MIN(INDIRECT(ADDRESS(64;2;4)):INDIRECT(ADDRESS(64;12;4)))+INDIRECT(ADDRESS(66;6;4))" office:value-type="float" office:value="2.37660880927836">
            <text:p>2.3766088093</text:p>
          </table:table-cell>
          <table:table-cell table:formula="of:=MIN(INDIRECT(ADDRESS(64;2;4)):INDIRECT(ADDRESS(64;12;4)))+INDIRECT(ADDRESS(66;7;4))" office:value-type="float" office:value="2.37660880927836">
            <text:p>2.3766088093</text:p>
          </table:table-cell>
          <table:table-cell table:formula="of:=MIN(INDIRECT(ADDRESS(64;2;4)):INDIRECT(ADDRESS(64;12;4)))+INDIRECT(ADDRESS(66;8;4))" office:value-type="float" office:value="2.37660880927836">
            <text:p>2.3766088093</text:p>
          </table:table-cell>
          <table:table-cell table:formula="of:=MIN(INDIRECT(ADDRESS(64;2;4)):INDIRECT(ADDRESS(64;12;4)))+INDIRECT(ADDRESS(66;9;4))" office:value-type="float" office:value="2.37660880927836">
            <text:p>2.3766088093</text:p>
          </table:table-cell>
          <table:table-cell table:formula="of:=MIN(INDIRECT(ADDRESS(64;2;4)):INDIRECT(ADDRESS(64;12;4)))+INDIRECT(ADDRESS(66;10;4))" office:value-type="float" office:value="2.37660880927836">
            <text:p>2.3766088093</text:p>
          </table:table-cell>
          <table:table-cell table:formula="of:=MIN(INDIRECT(ADDRESS(64;2;4)):INDIRECT(ADDRESS(64;12;4)))+INDIRECT(ADDRESS(66;11;4))" office:value-type="float" office:value="2.37660880927836">
            <text:p>2.3766088093</text:p>
          </table:table-cell>
          <table:table-cell table:formula="of:=MIN(INDIRECT(ADDRESS(64;2;4)):INDIRECT(ADDRESS(64;12;4)))+INDIRECT(ADDRESS(66;12;4))" office:value-type="float" office:value="2.37660880927836">
            <text:p>2.3766088093</text:p>
          </table:table-cell>
        </table:table-row>
        <table:table-row table:style-name="ro2">
          <table:table-cell office:value-type="string">
            <text:p>Same as Best</text:p>
          </table:table-cell>
          <table:table-cell table:formula="of:=IF(INDIRECT(ADDRESS(67;2;4))&gt;INDIRECT(ADDRESS(64;2;4));1;0)" office:value-type="float" office:value="0">
            <text:p>0</text:p>
          </table:table-cell>
          <table:table-cell table:formula="of:=IF(INDIRECT(ADDRESS(67;3;4))&gt;INDIRECT(ADDRESS(64;3;4));1;0)" office:value-type="float" office:value="0">
            <text:p>0</text:p>
          </table:table-cell>
          <table:table-cell table:formula="of:=IF(INDIRECT(ADDRESS(67;4;4))&gt;INDIRECT(ADDRESS(64;4;4));1;0)" office:value-type="float" office:value="0">
            <text:p>0</text:p>
          </table:table-cell>
          <table:table-cell table:formula="of:=IF(INDIRECT(ADDRESS(67;5;4))&gt;INDIRECT(ADDRESS(64;5;4));1;0)" office:value-type="float" office:value="0">
            <text:p>0</text:p>
          </table:table-cell>
          <table:table-cell table:formula="of:=IF(INDIRECT(ADDRESS(67;6;4))&gt;INDIRECT(ADDRESS(64;6;4));1;0)" office:value-type="float" office:value="0">
            <text:p>0</text:p>
          </table:table-cell>
          <table:table-cell table:formula="of:=IF(INDIRECT(ADDRESS(67;7;4))&gt;INDIRECT(ADDRESS(64;7;4));1;0)" office:value-type="float" office:value="0">
            <text:p>0</text:p>
          </table:table-cell>
          <table:table-cell table:formula="of:=IF(INDIRECT(ADDRESS(67;8;4))&gt;INDIRECT(ADDRESS(64;8;4));1;0)" office:value-type="float" office:value="0">
            <text:p>0</text:p>
          </table:table-cell>
          <table:table-cell table:formula="of:=IF(INDIRECT(ADDRESS(67;9;4))&gt;INDIRECT(ADDRESS(64;9;4));1;0)" office:value-type="float" office:value="1">
            <text:p>1</text:p>
          </table:table-cell>
          <table:table-cell table:formula="of:=IF(INDIRECT(ADDRESS(67;10;4))&gt;INDIRECT(ADDRESS(64;10;4));1;0)" office:value-type="float" office:value="0">
            <text:p>0</text:p>
          </table:table-cell>
          <table:table-cell table:formula="of:=IF(INDIRECT(ADDRESS(67;11;4))&gt;INDIRECT(ADDRESS(64;11;4));1;0)" office:value-type="float" office:value="0">
            <text:p>0</text:p>
          </table:table-cell>
          <table:table-cell table:formula="of:=IF(INDIRECT(ADDRESS(67;12;4))&gt;INDIRECT(ADDRESS(64;12;4));1;0)" office:value-type="float" office:value="0">
            <text:p>0</text:p>
          </table:table-cell>
        </table:table-row>
      </table:table>
      <table:table table:name="Global" table:style-name="ta1" table:print="false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3"/>
        <table:table-column table:style-name="co18" table:default-cell-style-name="ce6"/>
        <table:table-column table:style-name="co17" table:default-cell-style-name="ce3"/>
        <table:table-column table:style-name="co18" table:default-cell-style-name="ce6"/>
        <table:table-column table:style-name="co19" table:default-cell-style-name="ce3"/>
        <table:table-column table:style-name="co20" table:default-cell-style-name="ce7"/>
        <table:table-column table:style-name="co19" table:default-cell-style-name="ce3"/>
        <table:table-column table:style-name="co20" table:default-cell-style-name="ce6"/>
        <table:table-column table:style-name="co21" table:default-cell-style-name="Default"/>
        <table:table-column table:style-name="co22" table:default-cell-style-name="Default"/>
        <table:table-column table:style-name="co21" table:default-cell-style-name="ce4"/>
        <table:table-column table:style-name="co22" table:default-cell-style-name="ce6"/>
        <table:table-column table:style-name="co12" table:default-cell-style-name="Default"/>
        <table:table-row table:style-name="ro2">
          <table:table-cell office:value-type="string" table:number-columns-spanned="4" table:number-rows-spanned="1">
            <text:p>Function</text:p>
          </table:table-cell>
          <table:covered-table-cell table:number-columns-repeated="3" table:style-name="ce2"/>
          <table:table-cell table:style-name="ce1" table:formula="of:=[Error.C1]" office:value-type="string" office:string-value="Compass" table:number-columns-spanned="2" table:number-rows-spanned="1">
            <text:p>Compass</text:p>
          </table:table-cell>
          <table:covered-table-cell table:style-name="ce1"/>
          <table:table-cell table:style-name="ce1" table:formula="of:=[Error.D1]" office:value-type="string" office:string-value="UnimodalCD" table:number-columns-spanned="2" table:number-rows-spanned="1">
            <text:p>UnimodalCD</text:p>
          </table:table-cell>
          <table:covered-table-cell table:style-name="ce1"/>
          <table:table-cell table:style-name="ce1" table:formula="of:=[Error.E1]" office:value-type="string" office:string-value="NelderMead" table:number-columns-spanned="2" table:number-rows-spanned="1">
            <text:p>NelderMead</text:p>
          </table:table-cell>
          <table:covered-table-cell table:style-name="ce1"/>
          <table:table-cell table:style-name="ce1" table:formula="of:=[Error.F1]" office:value-type="string" office:string-value="RestartedNelderMead" table:number-columns-spanned="2" table:number-rows-spanned="1">
            <text:p>RestartedNelderMead</text:p>
          </table:table-cell>
          <table:covered-table-cell table:style-name="ce1"/>
          <table:table-cell table:style-name="ce1" table:formula="of:=[Error.J1]" office:value-type="string" office:string-value="LBFGSMinimize" table:number-columns-spanned="2" table:number-rows-spanned="1">
            <text:p>LBFGSMinimize</text:p>
          </table:table-cell>
          <table:covered-table-cell table:style-name="ce1"/>
          <table:table-cell table:style-name="ce1" table:formula="of:=[Error.L1]" office:value-type="string" office:string-value="HybridLocalMinimize" table:number-columns-spanned="2" table:number-rows-spanned="1">
            <text:p>HybridLocalMinimize</text:p>
          </table:table-cell>
          <table:covered-table-cell table:style-name="ce1"/>
          <table:table-cell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2"/>
          <table:table-cell table:style-name="ce1" office:value-type="string">
            <text:p>Err</text:p>
          </table:table-cell>
          <table:table-cell table:style-name="ce1" office:value-type="string">
            <text:p>Evals</text:p>
          </table:table-cell>
          <table:table-cell table:style-name="ce1" table:formula="of:=[.E2]" office:value-type="string" office:string-value="Err">
            <text:p>Err</text:p>
          </table:table-cell>
          <table:table-cell table:style-name="ce1" table:formula="of:=[.F2]" office:value-type="string" office:string-value="Evals">
            <text:p>Evals</text:p>
          </table:table-cell>
          <table:table-cell table:style-name="ce1" table:formula="of:=[.G2]" office:value-type="string" office:string-value="Err">
            <text:p>Err</text:p>
          </table:table-cell>
          <table:table-cell table:style-name="ce1" table:formula="of:=[.H2]" office:value-type="string" office:string-value="Evals">
            <text:p>Evals</text:p>
          </table:table-cell>
          <table:table-cell table:style-name="ce1" table:formula="of:=[.I2]" office:value-type="string" office:string-value="Err">
            <text:p>Err</text:p>
          </table:table-cell>
          <table:table-cell table:style-name="ce1" table:formula="of:=[.J2]" office:value-type="string" office:string-value="Evals">
            <text:p>Evals</text:p>
          </table:table-cell>
          <table:table-cell table:style-name="ce1" table:formula="of:=[.K2]" office:value-type="string" office:string-value="Err">
            <text:p>Err</text:p>
          </table:table-cell>
          <table:table-cell table:style-name="ce1" table:formula="of:=[.L2]" office:value-type="string" office:string-value="Evals">
            <text:p>Evals</text:p>
          </table:table-cell>
          <table:table-cell table:style-name="ce1" table:formula="of:=[.M2]" office:value-type="string" office:string-value="Err">
            <text:p>Err</text:p>
          </table:table-cell>
          <table:table-cell table:style-name="ce1" table:formula="of:=[.N2]" office:value-type="string" office:string-value="Evals">
            <text:p>Evals</text:p>
          </table:table-cell>
          <table:table-cell/>
        </table:table-row>
        <table:table-row table:style-name="ro2">
          <table:table-cell table:formula="of:=[Error.A2]" office:value-type="string" office:string-value="ExtendedRosenbrock2" table:number-columns-spanned="4" table:number-rows-spanned="1">
            <text:p>ExtendedRosenbrock2</text:p>
          </table:table-cell>
          <table:covered-table-cell table:number-columns-repeated="3"/>
          <table:table-cell table:formula="of:=[Error.C2]" office:value-type="float" office:value="-11.156878958016">
            <text:p>-11.16</text:p>
          </table:table-cell>
          <table:table-cell table:formula="of:=[Evals.C2]" office:value-type="float" office:value="80746">
            <text:p>80746</text:p>
          </table:table-cell>
          <table:table-cell table:formula="of:=[Error.D2]" office:value-type="float" office:value="-13.6629393624343">
            <text:p>-13.66</text:p>
          </table:table-cell>
          <table:table-cell table:formula="of:=[Evals.D2]" office:value-type="float" office:value="271">
            <text:p>271</text:p>
          </table:table-cell>
          <table:table-cell table:formula="of:=[Error.E2]" office:value-type="float" office:value="-13.4053977153411">
            <text:p>-13.41</text:p>
          </table:table-cell>
          <table:table-cell table:formula="of:=[Evals.E2]" office:value-type="float" office:value="193">
            <text:p>193</text:p>
          </table:table-cell>
          <table:table-cell table:formula="of:=[Error.F2]" office:value-type="float" office:value="-13.5978402985446">
            <text:p>-13.60</text:p>
          </table:table-cell>
          <table:table-cell table:formula="of:=[Evals.F2]" office:value-type="float" office:value="384">
            <text:p>384</text:p>
          </table:table-cell>
          <table:table-cell table:style-name="ce3" table:formula="of:=[Error.J2]" office:value-type="float" office:value="-8.08131755022848">
            <text:p>-8.08</text:p>
          </table:table-cell>
          <table:table-cell table:style-name="ce6" table:formula="of:=[Evals.J2]" office:value-type="float" office:value="47371">
            <text:p>47371</text:p>
          </table:table-cell>
          <table:table-cell table:formula="of:=[Error.L2]" office:value-type="float" office:value="-13.6558299312165">
            <text:p>-13.66</text:p>
          </table:table-cell>
          <table:table-cell table:formula="of:=[Evals.L2]" office:value-type="float" office:value="47705">
            <text:p>47705</text:p>
          </table:table-cell>
          <table:table-cell/>
        </table:table-row>
        <table:table-row table:style-name="ro2">
          <table:table-cell table:formula="of:=[Error.A3]" office:value-type="string" office:string-value="ExtendedPowellSingular4" table:number-columns-spanned="4" table:number-rows-spanned="1">
            <text:p>ExtendedPowellSingular4</text:p>
          </table:table-cell>
          <table:covered-table-cell table:number-columns-repeated="3"/>
          <table:table-cell table:formula="of:=[Error.C3]" office:value-type="float" office:value="-4.74683725616344">
            <text:p>-4.75</text:p>
          </table:table-cell>
          <table:table-cell table:formula="of:=[Evals.C3]" office:value-type="float" office:value="1000008">
            <text:p>1000008</text:p>
          </table:table-cell>
          <table:table-cell table:formula="of:=[Error.D3]" office:value-type="float" office:value="-4.01150099996513">
            <text:p>-4.01</text:p>
          </table:table-cell>
          <table:table-cell table:formula="of:=[Evals.D3]" office:value-type="float" office:value="1000010">
            <text:p>1000010</text:p>
          </table:table-cell>
          <table:table-cell table:formula="of:=[Error.E3]" office:value-type="float" office:value="-13.2150859045325">
            <text:p>-13.22</text:p>
          </table:table-cell>
          <table:table-cell table:formula="of:=[Evals.E3]" office:value-type="float" office:value="729">
            <text:p>729</text:p>
          </table:table-cell>
          <table:table-cell table:formula="of:=[Error.F3]" office:value-type="float" office:value="-13.6032650832332">
            <text:p>-13.60</text:p>
          </table:table-cell>
          <table:table-cell table:formula="of:=[Evals.F3]" office:value-type="float" office:value="1138">
            <text:p>1138</text:p>
          </table:table-cell>
          <table:table-cell table:style-name="ce3" table:formula="of:=[Error.J3]" office:value-type="float" office:value="-4.82684415089342">
            <text:p>-4.83</text:p>
          </table:table-cell>
          <table:table-cell table:style-name="ce6" table:formula="of:=[Evals.J3]" office:value-type="float" office:value="1000052">
            <text:p>1000052</text:p>
          </table:table-cell>
          <table:table-cell table:formula="of:=[Error.L3]" office:value-type="float" office:value="-13.39344131024">
            <text:p>-13.39</text:p>
          </table:table-cell>
          <table:table-cell table:formula="of:=[Evals.L3]" office:value-type="float" office:value="500838">
            <text:p>500838</text:p>
          </table:table-cell>
          <table:table-cell/>
        </table:table-row>
        <table:table-row table:style-name="ro2">
          <table:table-cell table:formula="of:=[Error.A4]" office:value-type="string" office:string-value="HelicalValley" table:number-columns-spanned="4" table:number-rows-spanned="1">
            <text:p>HelicalValley</text:p>
          </table:table-cell>
          <table:covered-table-cell table:number-columns-repeated="3"/>
          <table:table-cell table:formula="of:=[Error.C4]" office:value-type="float" office:value="-11.6043825827264">
            <text:p>-11.60</text:p>
          </table:table-cell>
          <table:table-cell table:formula="of:=[Evals.C4]" office:value-type="float" office:value="27125">
            <text:p>27125</text:p>
          </table:table-cell>
          <table:table-cell table:formula="of:=[Error.D4]" office:value-type="float" office:value="-11.3887949199453">
            <text:p>-11.39</text:p>
          </table:table-cell>
          <table:table-cell table:formula="of:=[Evals.D4]" office:value-type="float" office:value="398978">
            <text:p>398978</text:p>
          </table:table-cell>
          <table:table-cell table:formula="of:=[Error.E4]" office:value-type="float" office:value="-13.3875432394433">
            <text:p>-13.39</text:p>
          </table:table-cell>
          <table:table-cell table:formula="of:=[Evals.E4]" office:value-type="float" office:value="489">
            <text:p>489</text:p>
          </table:table-cell>
          <table:table-cell table:formula="of:=[Error.F4]" office:value-type="float" office:value="-13.4400642718929">
            <text:p>-13.44</text:p>
          </table:table-cell>
          <table:table-cell table:formula="of:=[Evals.F4]" office:value-type="float" office:value="834">
            <text:p>834</text:p>
          </table:table-cell>
          <table:table-cell table:style-name="ce3" table:formula="of:=[Error.J4]" office:value-type="float" office:value="-13.0293675037481">
            <text:p>-13.03</text:p>
          </table:table-cell>
          <table:table-cell table:style-name="ce6" table:formula="of:=[Evals.J4]" office:value-type="float" office:value="8240">
            <text:p>8240</text:p>
          </table:table-cell>
          <table:table-cell table:formula="of:=[Error.L4]" office:value-type="float" office:value="-13.8703701982675">
            <text:p>-13.87</text:p>
          </table:table-cell>
          <table:table-cell table:formula="of:=[Evals.L4]" office:value-type="float" office:value="8913">
            <text:p>8913</text:p>
          </table:table-cell>
          <table:table-cell/>
        </table:table-row>
        <table:table-row table:style-name="ro2">
          <table:table-cell table:formula="of:=[Error.A5]" office:value-type="string" office:string-value="VariableDimensionF2" table:number-columns-spanned="4" table:number-rows-spanned="1">
            <text:p>VariableDimensionF2</text:p>
          </table:table-cell>
          <table:covered-table-cell table:number-columns-repeated="3"/>
          <table:table-cell table:style-name="ce4" table:formula="of:=[Error.C5]" office:value-type="float" office:value="-15.653559774527">
            <text:p>-15.65</text:p>
          </table:table-cell>
          <table:table-cell table:formula="of:=[Evals.C5]" office:value-type="float" office:value="200">
            <text:p>200</text:p>
          </table:table-cell>
          <table:table-cell table:formula="of:=[Error.D5]" office:value-type="float" office:value="-13.9040428868227">
            <text:p>-13.90</text:p>
          </table:table-cell>
          <table:table-cell table:formula="of:=[Evals.D5]" office:value-type="float" office:value="3738">
            <text:p>3738</text:p>
          </table:table-cell>
          <table:table-cell table:formula="of:=[Error.E5]" office:value-type="float" office:value="-13.5155012799453">
            <text:p>-13.52</text:p>
          </table:table-cell>
          <table:table-cell table:formula="of:=[Evals.E5]" office:value-type="float" office:value="251">
            <text:p>251</text:p>
          </table:table-cell>
          <table:table-cell table:formula="of:=[Error.F5]" office:value-type="float" office:value="-13.5991927202258">
            <text:p>-13.60</text:p>
          </table:table-cell>
          <table:table-cell table:formula="of:=[Evals.F5]" office:value-type="float" office:value="402">
            <text:p>402</text:p>
          </table:table-cell>
          <table:table-cell table:style-name="ce4" table:formula="of:=[Error.J5]" office:value-type="float" office:value="-14.1874497675885">
            <text:p>-14.19</text:p>
          </table:table-cell>
          <table:table-cell table:style-name="ce6" table:formula="of:=[Evals.J5]" office:value-type="float" office:value="1032">
            <text:p>1032</text:p>
          </table:table-cell>
          <table:table-cell table:formula="of:=[Error.L5]" office:value-type="float" office:value="-14.1874497675885">
            <text:p>-14.19</text:p>
          </table:table-cell>
          <table:table-cell table:formula="of:=[Evals.L5]" office:value-type="float" office:value="1372">
            <text:p>1372</text:p>
          </table:table-cell>
          <table:table-cell/>
        </table:table-row>
        <table:table-row table:style-name="ro2">
          <table:table-cell table:formula="of:=[Error.A6]" office:value-type="string" office:string-value="LinearFFullRank2" table:number-columns-spanned="4" table:number-rows-spanned="1">
            <text:p>LinearFFullRank2</text:p>
          </table:table-cell>
          <table:covered-table-cell table:number-columns-repeated="3"/>
          <table:table-cell table:formula="of:=[Error.C6]" office:value-type="float" office:value="-13.6457122802638">
            <text:p>-13.65</text:p>
          </table:table-cell>
          <table:table-cell table:formula="of:=[Evals.C6]" office:value-type="float" office:value="425">
            <text:p>425</text:p>
          </table:table-cell>
          <table:table-cell table:formula="of:=[Error.D6]" office:value-type="float" office:value="-14.4736420333571">
            <text:p>-14.47</text:p>
          </table:table-cell>
          <table:table-cell table:formula="of:=[Evals.D6]" office:value-type="float" office:value="337">
            <text:p>337</text:p>
          </table:table-cell>
          <table:table-cell table:formula="of:=[Error.E6]" office:value-type="float" office:value="-13.3896610742459">
            <text:p>-13.39</text:p>
          </table:table-cell>
          <table:table-cell table:formula="of:=[Evals.E6]" office:value-type="float" office:value="233">
            <text:p>233</text:p>
          </table:table-cell>
          <table:table-cell table:formula="of:=[Error.F6]" office:value-type="float" office:value="-13.5976429854526">
            <text:p>-13.60</text:p>
          </table:table-cell>
          <table:table-cell table:formula="of:=[Evals.F6]" office:value-type="float" office:value="399">
            <text:p>399</text:p>
          </table:table-cell>
          <table:table-cell table:style-name="ce4" table:formula="of:=[Error.J6]" office:value-type="float" office:value="-15.653559774527">
            <text:p>-15.65</text:p>
          </table:table-cell>
          <table:table-cell table:style-name="ce6" table:formula="of:=[Evals.J6]" office:value-type="float" office:value="1000000">
            <text:p>1000000</text:p>
          </table:table-cell>
          <table:table-cell table:formula="of:=[Error.L6]" office:value-type="float" office:value="-15.653559774527">
            <text:p>-15.65</text:p>
          </table:table-cell>
          <table:table-cell table:formula="of:=[Evals.L6]" office:value-type="float" office:value="500347">
            <text:p>500347</text:p>
          </table:table-cell>
          <table:table-cell/>
        </table:table-row>
        <table:table-row table:style-name="ro2">
          <table:table-cell table:formula="of:=[Error.A7]" office:value-type="string" office:string-value="BrownBadScaled" table:number-columns-spanned="4" table:number-rows-spanned="1">
            <text:p>BrownBadScaled</text:p>
          </table:table-cell>
          <table:covered-table-cell table:number-columns-repeated="3"/>
          <table:table-cell table:formula="of:=[Error.C7]" office:value-type="float" office:value="-7.80224463497736">
            <text:p>-7.80</text:p>
          </table:table-cell>
          <table:table-cell table:formula="of:=[Evals.C7]" office:value-type="float" office:value="1534">
            <text:p>1534</text:p>
          </table:table-cell>
          <table:table-cell table:formula="of:=[Error.D7]" office:value-type="float" office:value="-8.61223800794947">
            <text:p>-8.61</text:p>
          </table:table-cell>
          <table:table-cell table:formula="of:=[Evals.D7]" office:value-type="float" office:value="473">
            <text:p>473</text:p>
          </table:table-cell>
          <table:table-cell table:formula="of:=[Error.E7]" office:value-type="float" office:value="-13.5908547958022">
            <text:p>-13.59</text:p>
          </table:table-cell>
          <table:table-cell table:formula="of:=[Evals.E7]" office:value-type="float" office:value="435">
            <text:p>435</text:p>
          </table:table-cell>
          <table:table-cell table:formula="of:=[Error.F7]" office:value-type="float" office:value="-13.9751907952657">
            <text:p>-13.98</text:p>
          </table:table-cell>
          <table:table-cell table:formula="of:=[Evals.F7]" office:value-type="float" office:value="616">
            <text:p>616</text:p>
          </table:table-cell>
          <table:table-cell table:style-name="ce3" table:formula="of:=[Error.J7]" office:value-type="float" office:value="-14.0007196997436">
            <text:p>-14.00</text:p>
          </table:table-cell>
          <table:table-cell table:style-name="ce6" table:formula="of:=[Evals.J7]" office:value-type="float" office:value="1399">
            <text:p>1399</text:p>
          </table:table-cell>
          <table:table-cell table:formula="of:=[Error.L7]" office:value-type="float" office:value="-14.1537371570905">
            <text:p>-14.15</text:p>
          </table:table-cell>
          <table:table-cell table:formula="of:=[Evals.L7]" office:value-type="float" office:value="1852">
            <text:p>1852</text:p>
          </table:table-cell>
          <table:table-cell/>
        </table:table-row>
        <table:table-row table:style-name="ro2">
          <table:table-cell table:formula="of:=[Error.A8]" office:value-type="string" office:string-value="Beale" table:number-columns-spanned="4" table:number-rows-spanned="1">
            <text:p>Beale</text:p>
          </table:table-cell>
          <table:covered-table-cell table:number-columns-repeated="3"/>
          <table:table-cell table:formula="of:=[Error.C8]" office:value-type="float" office:value="-12.6646556858607">
            <text:p>-12.66</text:p>
          </table:table-cell>
          <table:table-cell table:formula="of:=[Evals.C8]" office:value-type="float" office:value="2911">
            <text:p>2911</text:p>
          </table:table-cell>
          <table:table-cell table:formula="of:=[Error.D8]" office:value-type="float" office:value="-12.6044690718974">
            <text:p>-12.60</text:p>
          </table:table-cell>
          <table:table-cell table:formula="of:=[Evals.D8]" office:value-type="float" office:value="22494">
            <text:p>22494</text:p>
          </table:table-cell>
          <table:table-cell table:style-name="ce4" table:formula="of:=[Error.E8]" office:value-type="float" office:value="-13.9240096641064">
            <text:p>-13.92</text:p>
          </table:table-cell>
          <table:table-cell table:formula="of:=[Evals.E8]" office:value-type="float" office:value="216">
            <text:p>216</text:p>
          </table:table-cell>
          <table:table-cell table:style-name="ce4" table:formula="of:=[Error.F8]" office:value-type="float" office:value="-13.8178993941994">
            <text:p>-13.82</text:p>
          </table:table-cell>
          <table:table-cell table:formula="of:=[Evals.F8]" office:value-type="float" office:value="618">
            <text:p>618</text:p>
          </table:table-cell>
          <table:table-cell table:style-name="ce3" table:formula="of:=[Error.J8]" office:value-type="float" office:value="-10.0280770047549">
            <text:p>-10.03</text:p>
          </table:table-cell>
          <table:table-cell table:style-name="ce6" table:formula="of:=[Evals.J8]" office:value-type="float" office:value="1996">
            <text:p>1996</text:p>
          </table:table-cell>
          <table:table-cell table:style-name="ce3" table:formula="of:=[Error.L8]" office:value-type="float" office:value="-13.7812415649153">
            <text:p>-13.78</text:p>
          </table:table-cell>
          <table:table-cell table:formula="of:=[Evals.L8]" office:value-type="float" office:value="2339">
            <text:p>2339</text:p>
          </table:table-cell>
          <table:table-cell/>
        </table:table-row>
        <table:table-row table:style-name="ro2">
          <table:table-cell table:formula="of:=[Error.A9]" office:value-type="string" office:string-value="BiggsExp6" table:number-columns-spanned="4" table:number-rows-spanned="1">
            <text:p>BiggsExp6</text:p>
          </table:table-cell>
          <table:covered-table-cell table:number-columns-repeated="3"/>
          <table:table-cell table:formula="of:=[Error.C9]" office:value-type="float" office:value="-2.23240073514928">
            <text:p>-2.23</text:p>
          </table:table-cell>
          <table:table-cell table:formula="of:=[Evals.C9]" office:value-type="float" office:value="1000012">
            <text:p>1000012</text:p>
          </table:table-cell>
          <table:table-cell table:formula="of:=[Error.D9]" office:value-type="float" office:value="-2.22864387338225">
            <text:p>-2.23</text:p>
          </table:table-cell>
          <table:table-cell table:formula="of:=[Evals.D9]" office:value-type="float" office:value="1000022">
            <text:p>1000022</text:p>
          </table:table-cell>
          <table:table-cell table:formula="of:=[Error.E9]" office:value-type="float" office:value="-3.69096152698152">
            <text:p>-3.69</text:p>
          </table:table-cell>
          <table:table-cell table:formula="of:=[Evals.E9]" office:value-type="float" office:value="2474">
            <text:p>2474</text:p>
          </table:table-cell>
          <table:table-cell table:formula="of:=[Error.F9]" office:value-type="float" office:value="-2.22485486303425">
            <text:p>-2.22</text:p>
          </table:table-cell>
          <table:table-cell table:formula="of:=[Evals.F9]" office:value-type="float" office:value="1624">
            <text:p>1624</text:p>
          </table:table-cell>
          <table:table-cell table:style-name="ce3" table:formula="of:=[Error.J9]" office:value-type="float" office:value="-4.6078430182795">
            <text:p>-4.61</text:p>
          </table:table-cell>
          <table:table-cell table:style-name="ce6" table:formula="of:=[Evals.J9]" office:value-type="float" office:value="1000055">
            <text:p>1000055</text:p>
          </table:table-cell>
          <table:table-cell table:formula="of:=[Error.L9]" office:value-type="float" office:value="-13.3498893065447">
            <text:p>-13.35</text:p>
          </table:table-cell>
          <table:table-cell table:formula="of:=[Evals.L9]" office:value-type="float" office:value="503479">
            <text:p>503479</text:p>
          </table:table-cell>
          <table:table-cell/>
        </table:table-row>
        <table:table-row table:style-name="ro2">
          <table:table-cell table:formula="of:=[Error.A10]" office:value-type="string" office:string-value="ExtendedRosenbrock10" table:number-columns-spanned="4" table:number-rows-spanned="1">
            <text:p>ExtendedRosenbrock10</text:p>
          </table:table-cell>
          <table:covered-table-cell table:number-columns-repeated="3"/>
          <table:table-cell table:formula="of:=[Error.C10]" office:value-type="float" office:value="-5.5951430062237">
            <text:p>-5.60</text:p>
          </table:table-cell>
          <table:table-cell table:formula="of:=[Evals.C10]" office:value-type="float" office:value="1000020">
            <text:p>1000020</text:p>
          </table:table-cell>
          <table:table-cell table:formula="of:=[Error.D10]" office:value-type="float" office:value="-1.81652318484908">
            <text:p>-1.82</text:p>
          </table:table-cell>
          <table:table-cell table:formula="of:=[Evals.D10]" office:value-type="float" office:value="1000055">
            <text:p>1000055</text:p>
          </table:table-cell>
          <table:table-cell table:formula="of:=[Error.E10]" office:value-type="float" office:value="-10.8155336562935">
            <text:p>-10.82</text:p>
          </table:table-cell>
          <table:table-cell table:formula="of:=[Evals.E10]" office:value-type="float" office:value="6992">
            <text:p>6992</text:p>
          </table:table-cell>
          <table:table-cell table:style-name="ce4" table:formula="of:=[Error.F10]" office:value-type="float" office:value="-13.1863661053058">
            <text:p>-13.19</text:p>
          </table:table-cell>
          <table:table-cell table:formula="of:=[Evals.F10]" office:value-type="float" office:value="13000">
            <text:p>13000</text:p>
          </table:table-cell>
          <table:table-cell table:style-name="ce3" table:formula="of:=[Error.J10]" office:value-type="float" office:value="-8.44827947485526">
            <text:p>-8.45</text:p>
          </table:table-cell>
          <table:table-cell table:style-name="ce6" table:formula="of:=[Evals.J10]" office:value-type="float" office:value="64759">
            <text:p>64759</text:p>
          </table:table-cell>
          <table:table-cell table:style-name="ce3" table:formula="of:=[Error.L10]" office:value-type="float" office:value="-12.9750814827988">
            <text:p>-12.98</text:p>
          </table:table-cell>
          <table:table-cell table:formula="of:=[Evals.L10]" office:value-type="float" office:value="71703">
            <text:p>71703</text:p>
          </table:table-cell>
          <table:table-cell/>
        </table:table-row>
        <table:table-row table:style-name="ro2">
          <table:table-cell table:formula="of:=[Error.A11]" office:value-type="string" office:string-value="ExtendedPowellSingular12" table:number-columns-spanned="4" table:number-rows-spanned="1">
            <text:p>ExtendedPowellSingular12</text:p>
          </table:table-cell>
          <table:covered-table-cell table:number-columns-repeated="3"/>
          <table:table-cell table:formula="of:=[Error.C11]" office:value-type="float" office:value="-3.57790352497539">
            <text:p>-3.58</text:p>
          </table:table-cell>
          <table:table-cell table:formula="of:=[Evals.C11]" office:value-type="float" office:value="1000024">
            <text:p>1000024</text:p>
          </table:table-cell>
          <table:table-cell table:formula="of:=[Error.D11]" office:value-type="float" office:value="-3.26079702049658">
            <text:p>-3.26</text:p>
          </table:table-cell>
          <table:table-cell table:formula="of:=[Evals.D11]" office:value-type="float" office:value="1000048">
            <text:p>1000048</text:p>
          </table:table-cell>
          <table:table-cell table:formula="of:=[Error.E11]" office:value-type="float" office:value="0">
            <text:p>0.00</text:p>
          </table:table-cell>
          <table:table-cell table:formula="of:=[Evals.E11]" office:value-type="float" office:value="8256">
            <text:p>8256</text:p>
          </table:table-cell>
          <table:table-cell table:style-name="ce4" table:formula="of:=[Error.F11]" office:value-type="float" office:value="-11.4523165465303">
            <text:p>-11.45</text:p>
          </table:table-cell>
          <table:table-cell table:formula="of:=[Evals.F11]" office:value-type="float" office:value="27279">
            <text:p>27279</text:p>
          </table:table-cell>
          <table:table-cell table:style-name="ce3" table:formula="of:=[Error.J11]" office:value-type="float" office:value="-4.62188369552498">
            <text:p>-4.62</text:p>
          </table:table-cell>
          <table:table-cell table:style-name="ce6" table:formula="of:=[Evals.J11]" office:value-type="float" office:value="1000024">
            <text:p>1000024</text:p>
          </table:table-cell>
          <table:table-cell table:style-name="ce3" table:formula="of:=[Error.L11]" office:value-type="float" office:value="-9.09979094001297">
            <text:p>-9.10</text:p>
          </table:table-cell>
          <table:table-cell table:formula="of:=[Evals.L11]" office:value-type="float" office:value="543961">
            <text:p>543961</text:p>
          </table:table-cell>
          <table:table-cell/>
        </table:table-row>
        <table:table-row table:style-name="ro2">
          <table:table-cell table:formula="of:=[Error.A12]" office:value-type="string" office:string-value="VariableDimensionF10" table:number-columns-spanned="4" table:number-rows-spanned="1">
            <text:p>VariableDimensionF10</text:p>
          </table:table-cell>
          <table:covered-table-cell table:number-columns-repeated="3"/>
          <table:table-cell table:formula="of:=[Error.C12]" office:value-type="float" office:value="-11.5923672467964">
            <text:p>-11.59</text:p>
          </table:table-cell>
          <table:table-cell table:formula="of:=[Evals.C12]" office:value-type="float" office:value="334075">
            <text:p>334075</text:p>
          </table:table-cell>
          <table:table-cell table:formula="of:=[Error.D12]" office:value-type="float" office:value="-11.761945582567">
            <text:p>-11.76</text:p>
          </table:table-cell>
          <table:table-cell table:formula="of:=[Evals.D12]" office:value-type="float" office:value="749456">
            <text:p>749456</text:p>
          </table:table-cell>
          <table:table-cell table:formula="of:=[Error.E12]" office:value-type="float" office:value="-11.6347258809923">
            <text:p>-11.63</text:p>
          </table:table-cell>
          <table:table-cell table:formula="of:=[Evals.E12]" office:value-type="float" office:value="8405">
            <text:p>8405</text:p>
          </table:table-cell>
          <table:table-cell table:formula="of:=[Error.F12]" office:value-type="float" office:value="-13.0723022145447">
            <text:p>-13.07</text:p>
          </table:table-cell>
          <table:table-cell table:formula="of:=[Evals.F12]" office:value-type="float" office:value="13357">
            <text:p>13357</text:p>
          </table:table-cell>
          <table:table-cell table:style-name="ce3" table:formula="of:=[Error.J12]" office:value-type="float" office:value="-13.3293687899592">
            <text:p>-13.33</text:p>
          </table:table-cell>
          <table:table-cell table:style-name="ce6" table:formula="of:=[Evals.J12]" office:value-type="float" office:value="5741">
            <text:p>5741</text:p>
          </table:table-cell>
          <table:table-cell table:formula="of:=[Error.L12]" office:value-type="float" office:value="-13.402025510584">
            <text:p>-13.40</text:p>
          </table:table-cell>
          <table:table-cell table:formula="of:=[Evals.L12]" office:value-type="float" office:value="8140">
            <text:p>8140</text:p>
          </table:table-cell>
          <table:table-cell/>
        </table:table-row>
        <table:table-row table:style-name="ro2">
          <table:table-cell table:formula="of:=[Error.A13]" office:value-type="string" office:string-value="LinearFFullRank10" table:number-columns-spanned="4" table:number-rows-spanned="1">
            <text:p>LinearFFullRank10</text:p>
          </table:table-cell>
          <table:covered-table-cell table:number-columns-repeated="3"/>
          <table:table-cell table:formula="of:=[Error.C13]" office:value-type="float" office:value="-13.3849174465498">
            <text:p>-13.38</text:p>
          </table:table-cell>
          <table:table-cell table:formula="of:=[Evals.C13]" office:value-type="float" office:value="7997">
            <text:p>7997</text:p>
          </table:table-cell>
          <table:table-cell table:formula="of:=[Error.D13]" office:value-type="float" office:value="-13.8953117514037">
            <text:p>-13.90</text:p>
          </table:table-cell>
          <table:table-cell table:formula="of:=[Evals.D13]" office:value-type="float" office:value="1921">
            <text:p>1921</text:p>
          </table:table-cell>
          <table:table-cell table:formula="of:=[Error.E13]" office:value-type="float" office:value="-12.8130721128058">
            <text:p>-12.81</text:p>
          </table:table-cell>
          <table:table-cell table:style-name="ce6" table:formula="of:=[Evals.E13]" office:value-type="float" office:value="4199">
            <text:p>4199</text:p>
          </table:table-cell>
          <table:table-cell table:formula="of:=[Error.F13]" office:value-type="float" office:value="-13.4125754411361">
            <text:p>-13.41</text:p>
          </table:table-cell>
          <table:table-cell table:formula="of:=[Evals.F13]" office:value-type="float" office:value="7230">
            <text:p>7230</text:p>
          </table:table-cell>
          <table:table-cell table:style-name="ce4" table:formula="of:=[Error.J13]" office:value-type="float" office:value="-15.653559774527">
            <text:p>-15.65</text:p>
          </table:table-cell>
          <table:table-cell table:style-name="ce7" table:formula="of:=[Evals.J13]" office:value-type="float" office:value="397">
            <text:p>397</text:p>
          </table:table-cell>
          <table:table-cell table:formula="of:=[Error.L13]" office:value-type="float" office:value="-15.653559774527">
            <text:p>-15.65</text:p>
          </table:table-cell>
          <table:table-cell table:formula="of:=[Evals.L13]" office:value-type="float" office:value="3019">
            <text:p>3019</text:p>
          </table:table-cell>
          <table:table-cell/>
        </table:table-row>
        <table:table-row table:style-name="ro2">
          <table:table-cell table:formula="of:=[Error.A14]" office:value-type="string" office:string-value="ExtendedRosenbrock30" table:number-columns-spanned="4" table:number-rows-spanned="1">
            <text:p>ExtendedRosenbrock30</text:p>
          </table:table-cell>
          <table:covered-table-cell table:number-columns-repeated="3"/>
          <table:table-cell table:formula="of:=[Error.C14]" office:value-type="float" office:value="-0.542505948903056">
            <text:p>-0.54</text:p>
          </table:table-cell>
          <table:table-cell table:formula="of:=[Evals.C14]" office:value-type="float" office:value="1000060">
            <text:p>1000060</text:p>
          </table:table-cell>
          <table:table-cell table:formula="of:=[Error.D14]" office:value-type="float" office:value="-0.628825547021685">
            <text:p>-0.63</text:p>
          </table:table-cell>
          <table:table-cell table:formula="of:=[Evals.D14]" office:value-type="float" office:value="1000067">
            <text:p>1000067</text:p>
          </table:table-cell>
          <table:table-cell table:formula="of:=[Error.E14]" office:value-type="float" office:value="-0.579619919010489">
            <text:p>-0.58</text:p>
          </table:table-cell>
          <table:table-cell table:formula="of:=[Evals.E14]" office:value-type="float" office:value="35433">
            <text:p>35433</text:p>
          </table:table-cell>
          <table:table-cell table:formula="of:=[Error.F14]" office:value-type="float" office:value="-7.37907590857429">
            <text:p>-7.38</text:p>
          </table:table-cell>
          <table:table-cell table:formula="of:=[Evals.F14]" office:value-type="float" office:value="463063">
            <text:p>463063</text:p>
          </table:table-cell>
          <table:table-cell table:style-name="ce3" table:formula="of:=[Error.J14]" office:value-type="float" office:value="-7.51885902448806">
            <text:p>-7.52</text:p>
          </table:table-cell>
          <table:table-cell table:style-name="ce6" table:formula="of:=[Evals.J14]" office:value-type="float" office:value="134706">
            <text:p>134706</text:p>
          </table:table-cell>
          <table:table-cell table:formula="of:=[Error.L14]" office:value-type="float" office:value="-10.9601906722947">
            <text:p>-10.96</text:p>
          </table:table-cell>
          <table:table-cell table:formula="of:=[Evals.L14]" office:value-type="float" office:value="259814">
            <text:p>259814</text:p>
          </table:table-cell>
          <table:table-cell/>
        </table:table-row>
        <table:table-row table:style-name="ro2">
          <table:table-cell table:formula="of:=[Error.A15]" office:value-type="string" office:string-value="ExtendedPowellSingular32" table:number-columns-spanned="4" table:number-rows-spanned="1">
            <text:p>ExtendedPowellSingular32</text:p>
          </table:table-cell>
          <table:covered-table-cell table:number-columns-repeated="3"/>
          <table:table-cell table:formula="of:=[Error.C15]" office:value-type="float" office:value="-2.5246896313382">
            <text:p>-2.52</text:p>
          </table:table-cell>
          <table:table-cell table:formula="of:=[Evals.C15]" office:value-type="float" office:value="1000064">
            <text:p>1000064</text:p>
          </table:table-cell>
          <table:table-cell table:formula="of:=[Error.D15]" office:value-type="float" office:value="-2.57822847927254">
            <text:p>-2.58</text:p>
          </table:table-cell>
          <table:table-cell table:formula="of:=[Evals.D15]" office:value-type="float" office:value="1000096">
            <text:p>1000096</text:p>
          </table:table-cell>
          <table:table-cell table:formula="of:=[Error.E15]" office:value-type="float" office:value="0">
            <text:p>0.00</text:p>
          </table:table-cell>
          <table:table-cell table:style-name="ce6" table:formula="of:=[Evals.E15]" office:value-type="float" office:value="159722">
            <text:p>159722</text:p>
          </table:table-cell>
          <table:table-cell table:formula="of:=[Error.F15]" office:value-type="float" office:value="-5.37157320600549">
            <text:p>-5.37</text:p>
          </table:table-cell>
          <table:table-cell table:formula="of:=[Evals.F15]" office:value-type="float" office:value="618889">
            <text:p>618889</text:p>
          </table:table-cell>
          <table:table-cell table:style-name="ce3" table:formula="of:=[Error.J15]" office:value-type="float" office:value="-4.61399717705811">
            <text:p>-4.61</text:p>
          </table:table-cell>
          <table:table-cell table:style-name="ce6" table:formula="of:=[Evals.J15]" office:value-type="float" office:value="1000075">
            <text:p>1000075</text:p>
          </table:table-cell>
          <table:table-cell table:formula="of:=[Error.L15]" office:value-type="float" office:value="-7.19422775033765">
            <text:p>-7.19</text:p>
          </table:table-cell>
          <table:table-cell table:formula="of:=[Evals.L15]" office:value-type="float" office:value="685426">
            <text:p>685426</text:p>
          </table:table-cell>
          <table:table-cell table:style-name="ce9"/>
        </table:table-row>
        <table:table-row table:style-name="ro2">
          <table:table-cell table:formula="of:=[Error.A16]" office:value-type="string" office:string-value="VariableDimensionF30" table:number-columns-spanned="4" table:number-rows-spanned="1">
            <text:p>VariableDimensionF30</text:p>
          </table:table-cell>
          <table:covered-table-cell table:number-columns-repeated="3"/>
          <table:table-cell table:formula="of:=[Error.C16]" office:value-type="float" office:value="0">
            <text:p>0.00</text:p>
          </table:table-cell>
          <table:table-cell table:formula="of:=[Evals.C16]" office:value-type="float" office:value="1000060">
            <text:p>1000060</text:p>
          </table:table-cell>
          <table:table-cell table:formula="of:=[Error.D16]" office:value-type="float" office:value="0">
            <text:p>0.00</text:p>
          </table:table-cell>
          <table:table-cell table:formula="of:=[Evals.D16]" office:value-type="float" office:value="1000088">
            <text:p>1000088</text:p>
          </table:table-cell>
          <table:table-cell table:formula="of:=[Error.E16]" office:value-type="float" office:value="0">
            <text:p>0.00</text:p>
          </table:table-cell>
          <table:table-cell table:formula="of:=[Evals.E16]" office:value-type="float" office:value="39674">
            <text:p>39674</text:p>
          </table:table-cell>
          <table:table-cell table:formula="of:=[Error.F16]" office:value-type="float" office:value="-6.48028504173669">
            <text:p>-6.48</text:p>
          </table:table-cell>
          <table:table-cell table:formula="of:=[Evals.F16]" office:value-type="float" office:value="627111">
            <text:p>627111</text:p>
          </table:table-cell>
          <table:table-cell table:style-name="ce3" table:formula="of:=[Error.J16]" office:value-type="float" office:value="-11.5746248573191">
            <text:p>-11.57</text:p>
          </table:table-cell>
          <table:table-cell table:style-name="ce6" table:formula="of:=[Evals.J16]" office:value-type="float" office:value="33397">
            <text:p>33397</text:p>
          </table:table-cell>
          <table:table-cell table:formula="of:=[Error.L16]" office:value-type="float" office:value="-12.2136506439846">
            <text:p>-12.21</text:p>
          </table:table-cell>
          <table:table-cell table:formula="of:=[Evals.L16]" office:value-type="float" office:value="86511">
            <text:p>86511</text:p>
          </table:table-cell>
          <table:table-cell/>
        </table:table-row>
        <table:table-row table:style-name="ro2">
          <table:table-cell table:formula="of:=[Error.A17]" office:value-type="string" office:string-value="LinearFFullRank30" table:number-columns-spanned="4" table:number-rows-spanned="1">
            <text:p>LinearFFullRank30</text:p>
          </table:table-cell>
          <table:covered-table-cell table:number-columns-repeated="3"/>
          <table:table-cell table:formula="of:=[Error.C17]" office:value-type="float" office:value="-13.0560699179511">
            <text:p>-13.06</text:p>
          </table:table-cell>
          <table:table-cell table:formula="of:=[Evals.C17]" office:value-type="float" office:value="48841">
            <text:p>48841</text:p>
          </table:table-cell>
          <table:table-cell table:formula="of:=[Error.D17]" office:value-type="float" office:value="-14.0845967421578">
            <text:p>-14.08</text:p>
          </table:table-cell>
          <table:table-cell table:style-name="ce7" table:formula="of:=[Evals.D17]" office:value-type="float" office:value="6151">
            <text:p>6151</text:p>
          </table:table-cell>
          <table:table-cell table:formula="of:=[Error.E17]" office:value-type="float" office:value="0">
            <text:p>0.00</text:p>
          </table:table-cell>
          <table:table-cell table:style-name="ce6" table:formula="of:=[Evals.E17]" office:value-type="float" office:value="49749">
            <text:p>49749</text:p>
          </table:table-cell>
          <table:table-cell table:formula="of:=[Error.F17]" office:value-type="float" office:value="-11.3038854063513">
            <text:p>-11.30</text:p>
          </table:table-cell>
          <table:table-cell table:formula="of:=[Evals.F17]" office:value-type="float" office:value="374158">
            <text:p>374158</text:p>
          </table:table-cell>
          <table:table-cell table:style-name="ce4" table:formula="of:=[Error.J17]" office:value-type="float" office:value="-15.653559774527">
            <text:p>-15.65</text:p>
          </table:table-cell>
          <table:table-cell table:style-name="ce7" table:formula="of:=[Evals.J17]" office:value-type="float" office:value="601">
            <text:p>601</text:p>
          </table:table-cell>
          <table:table-cell table:formula="of:=[Error.L17]" office:value-type="float" office:value="-15.653559774527">
            <text:p>-15.65</text:p>
          </table:table-cell>
          <table:table-cell table:formula="of:=[Evals.L17]" office:value-type="float" office:value="10209">
            <text:p>10209</text:p>
          </table:table-cell>
          <table:table-cell/>
        </table:table-row>
        <table:table-row table:style-name="ro2">
          <table:table-cell table:formula="of:=[Error.A18]" office:value-type="string" office:string-value="ExtendedRosenbrock100" table:number-columns-spanned="4" table:number-rows-spanned="1">
            <text:p>ExtendedRosenbrock100</text:p>
          </table:table-cell>
          <table:covered-table-cell table:number-columns-repeated="3"/>
          <table:table-cell table:formula="of:=[Error.C18]" office:value-type="float" office:value="0">
            <text:p>0.00</text:p>
          </table:table-cell>
          <table:table-cell table:formula="of:=[Evals.C18]" office:value-type="float" office:value="1000200">
            <text:p>1000200</text:p>
          </table:table-cell>
          <table:table-cell table:formula="of:=[Error.D18]" office:value-type="float" office:value="-0.114097776421323">
            <text:p>-0.11</text:p>
          </table:table-cell>
          <table:table-cell table:formula="of:=[Evals.D18]" office:value-type="float" office:value="1000204">
            <text:p>1000204</text:p>
          </table:table-cell>
          <table:table-cell table:formula="of:=[Error.E18]" office:value-type="float" office:value="-0.175800276859011">
            <text:p>-0.18</text:p>
          </table:table-cell>
          <table:table-cell table:style-name="ce6" table:formula="of:=[Evals.E18]" office:value-type="float" office:value="1000200">
            <text:p>1000200</text:p>
          </table:table-cell>
          <table:table-cell table:formula="of:=[Error.F18]" office:value-type="float" office:value="-3.48939425305748">
            <text:p>-3.49</text:p>
          </table:table-cell>
          <table:table-cell table:formula="of:=[Evals.F18]" office:value-type="float" office:value="1000203">
            <text:p>1000203</text:p>
          </table:table-cell>
          <table:table-cell table:style-name="ce3" table:formula="of:=[Error.J18]" office:value-type="float" office:value="-7.2650747008949">
            <text:p>-7.27</text:p>
          </table:table-cell>
          <table:table-cell table:style-name="ce7" table:formula="of:=[Evals.J18]" office:value-type="float" office:value="80115">
            <text:p>80115</text:p>
          </table:table-cell>
          <table:table-cell table:formula="of:=[Error.L18]" office:value-type="float" office:value="-8.01528617801857">
            <text:p>-8.02</text:p>
          </table:table-cell>
          <table:table-cell table:formula="of:=[Evals.L18]" office:value-type="float" office:value="562807">
            <text:p>562807</text:p>
          </table:table-cell>
          <table:table-cell/>
        </table:table-row>
        <table:table-row table:style-name="ro2">
          <table:table-cell table:formula="of:=[Error.A19]" office:value-type="string" office:string-value="ExtendedPowellSingular100" table:number-columns-spanned="4" table:number-rows-spanned="1">
            <text:p>ExtendedPowellSingular100</text:p>
          </table:table-cell>
          <table:covered-table-cell table:number-columns-repeated="3"/>
          <table:table-cell table:formula="of:=[Error.C19]" office:value-type="float" office:value="-1.30424571362152">
            <text:p>-1.30</text:p>
          </table:table-cell>
          <table:table-cell table:formula="of:=[Evals.C19]" office:value-type="float" office:value="1000200">
            <text:p>1000200</text:p>
          </table:table-cell>
          <table:table-cell table:formula="of:=[Error.D19]" office:value-type="float" office:value="-1.77550471334194">
            <text:p>-1.78</text:p>
          </table:table-cell>
          <table:table-cell table:formula="of:=[Evals.D19]" office:value-type="float" office:value="1000222">
            <text:p>1000222</text:p>
          </table:table-cell>
          <table:table-cell table:formula="of:=[Error.E19]" office:value-type="float" office:value="0">
            <text:p>0.00</text:p>
          </table:table-cell>
          <table:table-cell table:style-name="ce6" table:formula="of:=[Evals.E19]" office:value-type="float" office:value="1000200">
            <text:p>1000200</text:p>
          </table:table-cell>
          <table:table-cell table:formula="of:=[Error.F19]" office:value-type="float" office:value="-4.37265318016472">
            <text:p>-4.37</text:p>
          </table:table-cell>
          <table:table-cell table:formula="of:=[Evals.F19]" office:value-type="float" office:value="1000201">
            <text:p>1000201</text:p>
          </table:table-cell>
          <table:table-cell table:style-name="ce3" table:formula="of:=[Error.J19]" office:value-type="float" office:value="-4.853030673328">
            <text:p>-4.85</text:p>
          </table:table-cell>
          <table:table-cell table:style-name="ce6" table:formula="of:=[Evals.J19]" office:value-type="float" office:value="1000105">
            <text:p>1000105</text:p>
          </table:table-cell>
          <table:table-cell table:formula="of:=[Error.L19]" office:value-type="float" office:value="-5.41273941725386">
            <text:p>-5.41</text:p>
          </table:table-cell>
          <table:table-cell table:style-name="ce7" table:formula="of:=[Evals.L19]" office:value-type="float" office:value="1000052">
            <text:p>1000052</text:p>
          </table:table-cell>
          <table:table-cell/>
        </table:table-row>
        <table:table-row table:style-name="ro2">
          <table:table-cell table:formula="of:=[Error.A20]" office:value-type="string" office:string-value="VariableDimensionF100" table:number-columns-spanned="4" table:number-rows-spanned="1">
            <text:p>VariableDimensionF100</text:p>
          </table:table-cell>
          <table:covered-table-cell table:number-columns-repeated="3"/>
          <table:table-cell table:formula="of:=[Error.C20]" office:value-type="float" office:value="0">
            <text:p>0.00</text:p>
          </table:table-cell>
          <table:table-cell table:formula="of:=[Evals.C20]" office:value-type="float" office:value="1000200">
            <text:p>1000200</text:p>
          </table:table-cell>
          <table:table-cell table:formula="of:=[Error.D20]" office:value-type="float" office:value="0">
            <text:p>0.00</text:p>
          </table:table-cell>
          <table:table-cell table:formula="of:=[Evals.D20]" office:value-type="float" office:value="1000246">
            <text:p>1000246</text:p>
          </table:table-cell>
          <table:table-cell table:formula="of:=[Error.E20]" office:value-type="float" office:value="0">
            <text:p>0.00</text:p>
          </table:table-cell>
          <table:table-cell table:style-name="ce6" table:formula="of:=[Evals.E20]" office:value-type="float" office:value="334728">
            <text:p>334728</text:p>
          </table:table-cell>
          <table:table-cell table:formula="of:=[Error.F20]" office:value-type="float" office:value="-1.41236226148395">
            <text:p>-1.41</text:p>
          </table:table-cell>
          <table:table-cell table:formula="of:=[Evals.F20]" office:value-type="float" office:value="1000200">
            <text:p>1000200</text:p>
          </table:table-cell>
          <table:table-cell table:style-name="ce3" table:formula="of:=[Error.J20]" office:value-type="float" office:value="-8.93117931248183">
            <text:p>-8.93</text:p>
          </table:table-cell>
          <table:table-cell table:style-name="ce7" table:formula="of:=[Evals.J20]" office:value-type="float" office:value="154946">
            <text:p>154946</text:p>
          </table:table-cell>
          <table:table-cell table:formula="of:=[Error.L20]" office:value-type="float" office:value="-9.51659456096336">
            <text:p>-9.52</text:p>
          </table:table-cell>
          <table:table-cell table:formula="of:=[Evals.L20]" office:value-type="float" office:value="617026">
            <text:p>617026</text:p>
          </table:table-cell>
          <table:table-cell/>
        </table:table-row>
        <table:table-row table:style-name="ro2">
          <table:table-cell table:formula="of:=[Error.A21]" office:value-type="string" office:string-value="LinearFFullRank100" table:number-columns-spanned="4" table:number-rows-spanned="1">
            <text:p>LinearFFullRank100</text:p>
          </table:table-cell>
          <table:covered-table-cell table:number-columns-repeated="3"/>
          <table:table-cell table:style-name="ce4" table:formula="of:=[Error.C21]" office:value-type="float" office:value="-15.653559774527">
            <text:p>-15.65</text:p>
          </table:table-cell>
          <table:table-cell table:formula="of:=[Evals.C21]" office:value-type="float" office:value="34153">
            <text:p>34153</text:p>
          </table:table-cell>
          <table:table-cell table:formula="of:=[Error.D21]" office:value-type="float" office:value="-13.4620659261449">
            <text:p>-13.46</text:p>
          </table:table-cell>
          <table:table-cell table:formula="of:=[Evals.D21]" office:value-type="float" office:value="21101">
            <text:p>21101</text:p>
          </table:table-cell>
          <table:table-cell table:formula="of:=[Error.E21]" office:value-type="float" office:value="0">
            <text:p>0.00</text:p>
          </table:table-cell>
          <table:table-cell table:style-name="ce6" table:formula="of:=[Evals.E21]" office:value-type="float" office:value="1000200">
            <text:p>1000200</text:p>
          </table:table-cell>
          <table:table-cell table:formula="of:=[Error.F21]" office:value-type="float" office:value="-9.98168560041987">
            <text:p>-9.98</text:p>
          </table:table-cell>
          <table:table-cell table:formula="of:=[Evals.F21]" office:value-type="float" office:value="700649">
            <text:p>700649</text:p>
          </table:table-cell>
          <table:table-cell table:style-name="ce4" table:formula="of:=[Error.J21]" office:value-type="float" office:value="-15.653559774527">
            <text:p>-15.65</text:p>
          </table:table-cell>
          <table:table-cell table:style-name="ce7" table:formula="of:=[Evals.J21]" office:value-type="float" office:value="1306">
            <text:p>1306</text:p>
          </table:table-cell>
          <table:table-cell table:formula="of:=[Error.L21]" office:value-type="float" office:value="-15.653559774527">
            <text:p>-15.65</text:p>
          </table:table-cell>
          <table:table-cell table:formula="of:=[Evals.L21]" office:value-type="float" office:value="34638">
            <text:p>34638</text:p>
          </table:table-cell>
          <table:table-cell/>
        </table:table-row>
        <table:table-row table:style-name="ro2">
          <table:table-cell office:value-type="string" table:number-columns-spanned="4" table:number-rows-spanned="1">
            <text:p>Average Ranks</text:p>
          </table:table-cell>
          <table:covered-table-cell table:number-columns-repeated="3"/>
          <table:table-cell table:style-name="ce5" table:formula="of:=[Error.C64]" office:value-type="float" office:value="6.55">
            <text:p>6.6</text:p>
          </table:table-cell>
          <table:table-cell table:style-name="ce5" table:formula="of:=[Evals.C64]" office:value-type="float" office:value="6.95">
            <text:p>7.0</text:p>
          </table:table-cell>
          <table:table-cell table:style-name="ce5" table:formula="of:=[Error.D64]" office:value-type="float" office:value="6.7">
            <text:p>6.7</text:p>
          </table:table-cell>
          <table:table-cell table:style-name="ce5" table:formula="of:=[Evals.D64]" office:value-type="float" office:value="7.6">
            <text:p>7.6</text:p>
          </table:table-cell>
          <table:table-cell table:style-name="ce5" table:formula="of:=[Error.E64]" office:value-type="float" office:value="7.2">
            <text:p>7.2</text:p>
          </table:table-cell>
          <table:table-cell table:style-name="ce8" table:formula="of:=[Evals.E64]" office:value-type="float" office:value="3.5">
            <text:p>3.5</text:p>
          </table:table-cell>
          <table:table-cell table:style-name="ce5" table:formula="of:=[Error.F64]" office:value-type="float" office:value="4.8">
            <text:p>4.8</text:p>
          </table:table-cell>
          <table:table-cell table:style-name="ce5" table:formula="of:=[Evals.F64]" office:value-type="float" office:value="5.5">
            <text:p>5.5</text:p>
          </table:table-cell>
          <table:table-cell table:style-name="ce5" table:formula="of:=[Error.J64]" office:value-type="float" office:value="3.7">
            <text:p>3.7</text:p>
          </table:table-cell>
          <table:table-cell table:style-name="ce5" table:formula="of:=[Evals.J64]" office:value-type="float" office:value="5.4">
            <text:p>5.4</text:p>
          </table:table-cell>
          <table:table-cell table:style-name="ce8" table:formula="of:=[Error.L64]" office:value-type="float" office:value="1.85">
            <text:p>1.9</text:p>
          </table:table-cell>
          <table:table-cell table:style-name="ce5" table:formula="of:=[Evals.L64]" office:value-type="float" office:value="5.7">
            <text:p>5.7</text:p>
          </table:table-cell>
          <table:table-cell/>
        </table:table-row>
        <table:table-row table:style-name="ro2"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spanned="2" table:number-rows-spanned="1"/>
          <table:covered-table-cell table:style-name="Default"/>
          <table:table-cell table:style-name="ce2" table:number-columns-spanned="2" table:number-rows-spanned="1"/>
          <table:covered-table-cell table:style-name="ce2"/>
          <table:table-cell table:style-name="Default" table:number-columns-spanned="2" table:number-rows-spanned="1"/>
          <table:covered-table-cell table:style-name="Default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2" table:number-rows-repeated="4">
          <table:table-cell table:style-name="Default" table:number-columns-repeated="6"/>
          <table:table-cell table:style-name="ce2"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style-name="Default" table:number-columns-spanned="2" table:number-rows-spanned="1"/>
          <table:covered-table-cell table:style-name="Default"/>
          <table:table-cell table:style-name="Default" table:number-columns-repeated="4"/>
          <table:table-cell table:style-name="ce2"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spanned="2" table:number-rows-spanned="1"/>
          <table:covered-table-cell table:style-name="Default"/>
          <table:table-cell table:style-name="Default" table:number-columns-spanned="2" table:number-rows-spanned="1"/>
          <table:covered-table-cell table:style-name="Default"/>
          <table:table-cell table:style-name="ce2"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2" table:number-rows-repeated="8">
          <table:table-cell table:style-name="Default" table:number-columns-repeated="8"/>
          <table:table-cell table:style-name="ce2"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style-name="Default" table:number-columns-spanned="2" table:number-rows-spanned="1"/>
          <table:covered-table-cell table:style-name="Default"/>
          <table:table-cell table:style-name="Default" table:number-columns-repeated="6"/>
          <table:table-cell table:style-name="ce2"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7">06/07/2020</text:date>, <text:time>10:3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7T10:30:18.91</dc:date>
    <meta:generator>OpenOffice/4.1.2$Win32 OpenOffice.org_project/412m3$Build-9782</meta:generator>
    <meta:editing-duration>P1DT8H37S</meta:editing-duration>
    <meta:editing-cycles>48</meta:editing-cycles>
    <meta:document-statistic meta:table-count="6" meta:cell-count="4047" meta:object-count="0"/>
  </office:meta>
</office:document-meta>
</file>